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1201in" fo:padding-top="0.0597in" fo:padding-bottom="0.0597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9"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20"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22.A3"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122.A4" style:family="table-cell">
      <style:table-cell-properties fo:background-color="#f1f1f1" fo:padding="0.0396in" fo:border="0.0007in solid #000000">
        <style:background-image/>
      </style:table-cell-properties>
    </style:style>
    <style:style style:name="Table122.A5" style:family="table-cell">
      <style:table-cell-properties fo:background-color="transparent" fo:padding-left="0.1in" fo:padding-right="0.1in" fo:padding-top="0.0403in" fo:padding-bottom="0.0403in" fo:border-left="0.0007in solid #000000" fo:border-right="none" fo:border-top="none" fo:border-bottom="0.0007in solid #000000">
        <style:background-image/>
      </style:table-cell-properties>
    </style:style>
    <style:style style:name="Table122.B5" style:family="table-cell">
      <style:table-cell-properties style:vertical-align="middle" fo:background-color="transparent" fo:padding-left="0.1in" fo:padding-right="0.1in" fo:padding-top="0.0403in" fo:padding-bottom="0.0403in" fo:border-left="0.0007in solid #000000" fo:border-right="0.0007in solid #000000" fo:border-top="none" fo:border-bottom="0.0007in solid #000000">
        <style:background-image/>
      </style:table-cell-properties>
    </style:style>
    <style:style style:name="Table122.A8"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122.A9"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9"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A10"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122.A11"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0813in" fo:margin-left="0.2868in" fo:margin-right="0.391in" table:align="margins" style:shadow="#cccccc 0.0201in 0.0201in"/>
    </style:style>
    <style:style style:name="Table120.A" style:family="table-column">
      <style:table-column-properties style:column-width="7.0813in" style:rel-column-width="65535*"/>
    </style:style>
    <style:style style:name="Table120.A1" style:family="table-cell">
      <style:table-cell-properties fo:background-color="transparent" fo:padding-left="0.1403in" fo:padding-right="0.1201in" fo:padding-top="0.0597in" fo:padding-bottom="0.0597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5" style:family="table">
      <style:table-properties style:width="7.4792in" fo:margin-left="0.1597in" fo:margin-right="0.1403in" table:align="margins"/>
    </style:style>
    <style:style style:name="Table75.A" style:family="table-column">
      <style:table-column-properties style:column-width="7.4792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2368in" fo:margin-left="0.2826in" fo:margin-right="0.2597in" table:align="margins" fo:background-color="transparent">
        <style:background-image/>
      </style:table-properties>
    </style:style>
    <style:style style:name="Table74.A" style:family="table-column">
      <style:table-column-properties style:column-width="7.2368in" style:rel-column-width="65535*"/>
    </style:style>
    <style:style style:name="Table74.1" style:family="table-row">
      <style:table-row-properties fo:background-color="#f0f0f0">
        <style:background-image/>
      </style:table-row-properties>
    </style:style>
    <style:style style:name="Table74.A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6" style:family="table">
      <style:table-properties style:width="7.4799in" fo:margin-left="0.1576in" fo:margin-right="0.1417in" table:align="margins"/>
    </style:style>
    <style:style style:name="Table76.A" style:family="table-column">
      <style:table-column-properties style:column-width="7.4799in" style:rel-column-width="65535*"/>
    </style:style>
    <style:style style:name="Table7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7.7549in" fo:margin-left="0.0097in" fo:margin-right="-0.009in" table:align="margins" fo:background-color="transparent" style:shadow="#cccccc 0.0236in 0.0236in">
        <style:background-image/>
      </style:table-properties>
    </style:style>
    <style:style style:name="Table18.A" style:family="table-column">
      <style:table-column-properties style:column-width="1.9611in" style:rel-column-width="16573*"/>
    </style:style>
    <style:style style:name="Table18.B" style:family="table-column">
      <style:table-column-properties style:column-width="0.6951in" style:rel-column-width="5877*"/>
    </style:style>
    <style:style style:name="Table18.C" style:family="table-column">
      <style:table-column-properties style:column-width="5.0986in" style:rel-column-width="43085*"/>
    </style:style>
    <style:style style:name="Table18.1" style:family="table-row">
      <style:table-row-properties fo:background-color="#e6e6e6">
        <style:background-image/>
      </style:table-row-properties>
    </style:style>
    <style:style style:name="Table1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ffffcc">
        <style:background-image/>
      </style:table-row-properties>
    </style:style>
    <style:style style:name="Table1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549in" fo:margin-left="0.0097in" fo:margin-right="-0.009in" table:align="margins" fo:background-color="transparent" style:shadow="#cccccc 0.0236in 0.0236in">
        <style:background-image/>
      </style:table-properties>
    </style:style>
    <style:style style:name="Table96.A" style:family="table-column">
      <style:table-column-properties style:column-width="1.9611in" style:rel-column-width="16573*"/>
    </style:style>
    <style:style style:name="Table96.B" style:family="table-column">
      <style:table-column-properties style:column-width="0.6951in" style:rel-column-width="5877*"/>
    </style:style>
    <style:style style:name="Table96.C" style:family="table-column">
      <style:table-column-properties style:column-width="5.0986in" style:rel-column-width="43085*"/>
    </style:style>
    <style:style style:name="Table96.1" style:family="table-row">
      <style:table-row-properties fo:background-color="#e6e6e6">
        <style:background-image/>
      </style:table-row-properties>
    </style:style>
    <style:style style:name="Table9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6.C1" style:family="table-cell">
      <style:table-cell-properties fo:background-color="transparent" fo:padding-left="0.0785in" fo:padding-right="0.0785in" fo:padding-top="0.0396in" fo:padding-bottom="0.0396in" fo:border="0.0007in solid #000000">
        <style:background-image/>
      </style:table-cell-properties>
    </style:style>
    <style:style style:name="Table96.2" style:family="table-row">
      <style:table-row-properties fo:background-color="#ffffcc">
        <style:background-image/>
      </style:table-row-properties>
    </style:style>
    <style:style style:name="Table9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4799in" fo:margin-left="0.1576in" fo:margin-right="0.1417in" table:align="margins"/>
    </style:style>
    <style:style style:name="Table77.A" style:family="table-column">
      <style:table-column-properties style:column-width="7.4799in" style:rel-column-width="65535*"/>
    </style:style>
    <style:style style:name="Table7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4" style:family="table">
      <style:table-properties style:width="6.6257in" fo:margin-left="0.5354in" fo:margin-right="0.5979in" table:align="margins" style:shadow="#cccccc 0.0201in 0.0201in"/>
    </style:style>
    <style:style style:name="Table114.A" style:family="table-column">
      <style:table-column-properties style:column-width="6.6257in" style:rel-column-width="65535*"/>
    </style:style>
    <style:style style:name="Table114.A1" style:family="table-cell">
      <style:table-cell-properties fo:background-color="transparent" fo:padding-left="0.1403in" fo:padding-right="0.1201in" fo:padding-top="0.0597in" fo:padding-bottom="0.0597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0" style:family="table">
      <style:table-properties style:width="6.2785in" fo:margin-left="0.7174in" fo:margin-right="0.7632in" table:align="margins" style:shadow="#cccccc 0.0201in 0.0201in"/>
    </style:style>
    <style:style style:name="Table30.A" style:family="table-column">
      <style:table-column-properties style:column-width="6.2785in" style:rel-column-width="65535*"/>
    </style:style>
    <style:style style:name="Table30.A1" style:family="table-cell">
      <style:table-cell-properties fo:background-color="transparent" fo:padding-left="0.1403in" fo:padding-right="0.1403in" fo:padding-top="0.0597in" fo:padding-bottom="0.0597in" fo:border="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6111in" fo:margin-left="0.0854in" fo:margin-right="0.0826in" table:align="margins" fo:background-color="transparent">
        <style:background-image/>
      </style:table-properties>
    </style:style>
    <style:style style:name="Table53.A" style:family="table-column">
      <style:table-column-properties style:column-width="1.7986in" style:rel-column-width="15486*"/>
    </style:style>
    <style:style style:name="Table53.B" style:family="table-column">
      <style:table-column-properties style:column-width="0.8424in" style:rel-column-width="7253*"/>
    </style:style>
    <style:style style:name="Table53.C" style:family="table-column">
      <style:table-column-properties style:column-width="0.8771in" style:rel-column-width="7552*"/>
    </style:style>
    <style:style style:name="Table53.D" style:family="table-column">
      <style:table-column-properties style:column-width="4.0931in" style:rel-column-width="35244*"/>
    </style:style>
    <style:style style:name="Table53.1" style:family="table-row">
      <style:table-row-properties fo:background-color="#e6e6e6">
        <style:background-image/>
      </style:table-row-properties>
    </style:style>
    <style:style style:name="Table53.A1" style:family="table-cell">
      <style:table-cell-properties style:vertical-align="middle"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style:vertical-align="middle"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2688in" fo:margin-left="0.6833in" fo:margin-right="0.8271in" table:align="margins" fo:background-color="transparent">
        <style:background-image/>
      </style:table-properties>
    </style:style>
    <style:style style:name="Table112.A" style:family="table-column">
      <style:table-column-properties style:column-width="0.8792in" style:rel-column-width="9191*"/>
    </style:style>
    <style:style style:name="Table112.B" style:family="table-column">
      <style:table-column-properties style:column-width="0.6299in" style:rel-column-width="6584*"/>
    </style:style>
    <style:style style:name="Table112.C" style:family="table-column">
      <style:table-column-properties style:column-width="4.7597in" style:rel-column-width="49760*"/>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1201in" fo:padding-top="0.0597in" fo:padding-bottom="0.0597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7.4799in" fo:margin-left="0.1576in" fo:margin-right="0.1417in" table:align="margins"/>
    </style:style>
    <style:style style:name="Table82.A" style:family="table-column">
      <style:table-column-properties style:column-width="7.4799in" style:rel-column-width="65535*"/>
    </style:style>
    <style:style style:name="Table8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text-properties style:font-name="Arial" fo:font-size="10pt" style:font-size-asian="10.5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text-properties fo:font-style="normal" style:font-style-asian="normal" style:font-style-complex="normal"/>
    </style:style>
    <style:style style:name="P33" style:family="paragraph" style:parent-style-name="Table_20_Contents">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text-properties style:font-name="Times New Roman" fo:font-size="24pt" style:font-size-asian="24pt" style:font-size-complex="24pt"/>
    </style:style>
    <style:style style:name="P36" style:family="paragraph" style:parent-style-name="Text_20_body">
      <style:paragraph-properties fo:text-align="center" style:justify-single-word="false"/>
      <style:text-properties style:font-name="Times New Roman" fo:font-size="36pt" style:font-size-asian="36pt" style:font-size-complex="36pt"/>
    </style:style>
    <style:style style:name="P37" style:family="paragraph" style:parent-style-name="Text_20_body">
      <style:text-properties style:font-name="Times New Roman" fo:font-style="italic" style:font-style-asian="italic" style:font-style-complex="italic"/>
    </style:style>
    <style:style style:name="P38" style:family="paragraph" style:parent-style-name="Text_20_body">
      <style:text-properties style:font-name="Times New Roman" fo:font-style="italic" fo:font-weight="normal" style:font-size-asian="10pt" style:font-style-asian="italic" style:font-weight-asian="normal" style:font-size-complex="10pt" style:font-style-complex="italic" style:font-weight-complex="normal"/>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text-properties style:font-name="Arial2" fo:font-size="10pt" style:font-size-asian="10pt" style:font-size-complex="10pt"/>
    </style:style>
    <style:style style:name="P58" style:family="paragraph" style:parent-style-name="Text_20_body">
      <style:text-properties style:font-name="Arial2" fo:font-weight="normal" style:font-weight-asian="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0" style:family="paragraph" style:parent-style-name="Text_20_body">
      <style:text-properties style:font-name="Arial2" fo:font-style="normal" style:font-style-asian="normal" style:font-style-complex="normal"/>
    </style:style>
    <style:style style:name="P61" style:family="paragraph" style:parent-style-name="Text_20_body">
      <style:text-properties style:font-name="Arial2" fo:font-style="normal" fo:font-weight="normal" style:font-style-asian="normal" style:font-weight-asian="normal" style:font-style-complex="normal" style:font-weight-complex="normal"/>
    </style:style>
    <style:style style:name="P62"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4" style:family="paragraph" style:parent-style-name="Text_20_body">
      <style:text-properties fo:font-style="italic" style:font-style-asian="italic" style:font-style-complex="italic"/>
    </style:style>
    <style:style style:name="P65" style:family="paragraph" style:parent-style-name="Text_20_body">
      <style:paragraph-properties fo:text-align="center" style:justify-single-word="false"/>
      <style:text-properties fo:font-style="italic" style:font-style-asian="italic" style:font-style-complex="italic"/>
    </style:style>
    <style:style style:name="P66" style:family="paragraph" style:parent-style-name="Text_20_body">
      <style:text-properties style:font-name="Courier New" fo:font-style="normal" fo:font-weight="bold" style:font-style-asian="normal" style:font-weight-asian="bold" style:font-style-complex="normal" style:font-weight-complex="bold"/>
    </style:style>
    <style:style style:name="P67"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8"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text-properties style:font-name="Verdana2" fo:font-size="16pt" style:font-size-asian="16pt" style:font-size-complex="16pt"/>
    </style:style>
    <style:style style:name="P70" style:family="paragraph" style:parent-style-name="Text_20_body">
      <style:text-properties fo:language="en" fo:country="US"/>
    </style:style>
    <style:style style:name="P71" style:family="paragraph" style:parent-style-name="Text_20_body">
      <style:text-properties fo:font-variant="normal" fo:text-transform="none" fo:color="#000000" fo:letter-spacing="normal"/>
    </style:style>
    <style:style style:name="P72" style:family="paragraph" style:parent-style-name="Text_20_body">
      <style:paragraph-properties fo:margin-top="0in" fo:margin-bottom="0in"/>
    </style:style>
    <style:style style:name="P73" style:family="paragraph" style:parent-style-name="Text_20_body">
      <style:paragraph-properties fo:margin-top="0in" fo:margin-bottom="0in" fo:text-align="start" style:justify-single-word="false"/>
    </style:style>
    <style:style style:name="P74" style:family="paragraph" style:parent-style-name="Text_20_body">
      <style:paragraph-properties fo:margin-top="0in" fo:margin-bottom="0in" fo:text-align="start" style:justify-single-word="false">
        <style:tab-stops>
          <style:tab-stop style:position="0.3299in"/>
        </style:tab-stops>
      </style:paragraph-properties>
    </style:style>
    <style:style style:name="P75"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6" style:family="paragraph" style:parent-style-name="Text_20_body">
      <style:paragraph-properties fo:margin-top="0in" fo:margin-bottom="0in" fo:text-align="start" style:justify-single-word="false">
        <style:tab-stops>
          <style:tab-stop style:position="2.2083in"/>
        </style:tab-stops>
      </style:paragraph-properties>
    </style:style>
    <style:style style:name="P77" style:family="paragraph" style:parent-style-name="Text_20_body">
      <style:paragraph-properties fo:margin-top="0in" fo:margin-bottom="0in">
        <style:tab-stops>
          <style:tab-stop style:position="4.5654in"/>
        </style:tab-stops>
      </style:paragraph-properties>
    </style:style>
    <style:style style:name="P78" style:family="paragraph" style:parent-style-name="Text_20_body">
      <style:paragraph-properties fo:margin-top="0in" fo:margin-bottom="0in">
        <style:tab-stops>
          <style:tab-stop style:position="4.5654in"/>
        </style:tab-stops>
      </style:paragraph-properties>
      <style:text-properties style:font-name="Arial2" fo:font-size="10pt" style:font-name-asian="HJLJEC+TimesNewRomanPSMT" style:font-size-asian="10pt" style:font-name-complex="HJLJEC+TimesNewRomanPSMT" style:font-size-complex="10pt"/>
    </style:style>
    <style:style style:name="P79" style:family="paragraph" style:parent-style-name="Text_20_body">
      <style:paragraph-properties fo:margin-top="0in" fo:margin-bottom="0in" fo:text-align="start" style:justify-single-word="false"/>
      <style:text-properties style:font-name="Arial2" fo:font-size="10pt" style:font-size-asian="10pt" style:font-size-complex="10pt"/>
    </style:style>
    <style:style style:name="P80"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81"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2" style:family="paragraph" style:parent-style-name="Text_20_body">
      <style:paragraph-properties fo:margin-top="0in" fo:margin-bottom="0in">
        <style:tab-stops>
          <style:tab-stop style:position="0.4937in"/>
          <style:tab-stop style:position="1.0071in"/>
          <style:tab-stop style:position="2.0929in"/>
          <style:tab-stop style:position="5.0374in"/>
        </style:tab-stops>
      </style:paragraph-properties>
    </style:style>
    <style:style style:name="P83" style:family="paragraph" style:parent-style-name="Standard">
      <style:paragraph-properties fo:margin-top="0in" fo:margin-bottom="0in" fo:text-align="start" style:justify-single-word="false">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4" style:family="paragraph" style:parent-style-name="Table_20_Contents">
      <style:paragraph-properties fo:margin-top="0in" fo:margin-bottom="0.0075in"/>
      <style:text-properties style:font-name="Arial2" fo:font-size="10pt" style:font-size-asian="10pt" style:font-size-complex="10pt"/>
    </style:style>
    <style:style style:name="P85" style:family="paragraph" style:parent-style-name="Standard">
      <style:text-properties style:font-name="Arial2" fo:font-size="10pt" style:font-size-asian="10pt" style:font-size-complex="10pt"/>
    </style:style>
    <style:style style:name="P86" style:family="paragraph" style:parent-style-name="Standard">
      <style:paragraph-properties>
        <style:tab-stops>
          <style:tab-stop style:position="2.3398in"/>
        </style:tab-stops>
      </style:paragraph-properties>
      <style:text-properties style:font-name="Arial2" fo:font-size="10pt" style:font-size-asian="10pt" style:font-size-complex="10pt"/>
    </style:style>
    <style:style style:name="P87"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8"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9"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0" style:family="paragraph" style:parent-style-name="Standard">
      <style:text-properties style:font-name="Arial2" fo:font-size="10pt" fo:font-weight="normal" style:font-size-asian="10pt" style:font-weight-asian="normal" style:font-size-complex="10pt" style:font-weight-complex="normal"/>
    </style:style>
    <style:style style:name="P91" style:family="paragraph" style:parent-style-name="Standard">
      <style:text-properties style:font-name="Arial2" fo:font-style="normal" fo:font-weight="normal" style:font-style-asian="normal" style:font-weight-asian="normal" style:font-style-complex="normal" style:font-weight-complex="normal"/>
    </style:style>
    <style:style style:name="P92" style:family="paragraph" style:parent-style-name="Standard">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93" style:family="paragraph" style:parent-style-name="Standard">
      <style:text-properties style:font-name="Arial2" fo:font-style="normal" style:font-style-asian="normal" style:font-style-complex="normal"/>
    </style:style>
    <style:style style:name="P94" style:family="paragraph" style:parent-style-name="Standard">
      <style:text-properties style:font-name="Arial2" fo:font-weight="normal" style:font-weight-asian="normal" style:font-weight-complex="normal"/>
    </style:style>
    <style:style style:name="P95" style:family="paragraph" style:parent-style-name="Standard">
      <style:text-properties style:font-name="Arial2" fo:font-style="italic" fo:font-weight="normal" style:font-style-asian="italic" style:font-weight-asian="normal" style:font-style-complex="italic" style:font-weight-complex="normal"/>
    </style:style>
    <style:style style:name="P96"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7" style:family="paragraph" style:parent-style-name="Standard">
      <style:text-properties fo:font-style="italic" fo:font-weight="normal" style:font-style-asian="italic" style:font-weight-asian="normal" style:font-style-complex="italic" style:font-weight-complex="normal"/>
    </style:style>
    <style:style style:name="P98" style:family="paragraph" style:parent-style-name="Standard">
      <style:text-properties fo:font-style="italic" style:font-style-asian="italic" style:font-style-complex="italic"/>
    </style:style>
    <style:style style:name="P99" style:family="paragraph" style:parent-style-name="Standard">
      <style:paragraph-properties fo:text-align="center" style:justify-single-word="false"/>
      <style:text-properties fo:font-style="italic" style:font-style-asian="italic" style:font-style-complex="italic"/>
    </style:style>
    <style:style style:name="P100" style:family="paragraph" style:parent-style-name="Standard">
      <style:text-properties style:font-name="Courier New" fo:font-weight="bold" style:font-size-asian="10pt" style:font-weight-asian="bold" style:font-size-complex="10pt" style:font-weight-complex="bold"/>
    </style:style>
    <style:style style:name="P101" style:family="paragraph" style:parent-style-name="Standard">
      <style:text-properties style:font-name="Courier New" fo:font-weight="bold" style:font-weight-asian="bold" style:font-weight-complex="bold"/>
    </style:style>
    <style:style style:name="P102"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3"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4" style:family="paragraph" style:parent-style-name="Standard">
      <style:paragraph-properties fo:text-align="center" style:justify-single-word="false"/>
    </style:style>
    <style:style style:name="P105" style:family="paragraph" style:parent-style-name="Standard">
      <style:paragraph-properties>
        <style:tab-stops>
          <style:tab-stop style:position="0.3299in"/>
        </style:tab-stops>
      </style:paragraph-properties>
    </style:style>
    <style:style style:name="P106" style:family="paragraph" style:parent-style-name="Standard">
      <style:text-properties fo:font-weight="normal" style:font-weight-asian="normal" style:font-weight-complex="normal"/>
    </style:style>
    <style:style style:name="P107"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8" style:family="paragraph" style:parent-style-name="Standard">
      <style:paragraph-properties fo:text-align="center" style:justify-single-word="false"/>
      <style:text-properties style:font-name="Verdana2"/>
    </style:style>
    <style:style style:name="P109"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0" style:family="paragraph" style:parent-style-name="Text_20_body">
      <style:paragraph-properties fo:break-before="page"/>
    </style:style>
    <style:style style:name="P111"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2" style:family="paragraph" style:parent-style-name="Text_20_body">
      <style:paragraph-properties fo:break-before="page">
        <style:tab-stops>
          <style:tab-stop style:position="0.3299in"/>
        </style:tab-stops>
      </style:paragraph-properties>
    </style:style>
    <style:style style:name="P113" style:family="paragraph" style:parent-style-name="Text_20_body">
      <style:paragraph-properties fo:break-before="page">
        <style:tab-stops>
          <style:tab-stop style:position="2.1575in"/>
        </style:tab-stops>
      </style:paragraph-properties>
    </style:style>
    <style:style style:name="P114" style:family="paragraph" style:parent-style-name="Standard">
      <style:paragraph-properties fo:break-before="page"/>
    </style:style>
    <style:style style:name="P115" style:family="paragraph" style:parent-style-name="Standard">
      <style:paragraph-properties fo:break-before="page"/>
      <style:text-properties style:font-name="Arial2" fo:font-size="10pt" fo:font-weight="normal" style:font-size-asian="10pt" style:font-weight-asian="normal" style:font-size-complex="10pt" style:font-weight-complex="normal"/>
    </style:style>
    <style:style style:name="P116" style:family="paragraph" style:parent-style-name="Contents_20_Heading">
      <style:paragraph-properties fo:break-before="page"/>
    </style:style>
    <style:style style:name="P117" style:family="paragraph" style:parent-style-name="Text_20_body">
      <style:paragraph-properties fo:margin-left="0.4437in" fo:margin-right="0in" fo:margin-top="0.0783in" fo:margin-bottom="0.0783in" fo:text-indent="0in" style:auto-text-indent="false"/>
    </style:style>
    <style:style style:name="P118" style:family="paragraph" style:parent-style-name="Text_20_body">
      <style:paragraph-properties fo:margin-left="0.4437in" fo:margin-right="0in" fo:text-indent="0in" style:auto-text-indent="false"/>
    </style:style>
    <style:style style:name="P119"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20"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2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2"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text-properties fo:font-weight="normal" style:font-weight-asian="normal" style:font-weight-complex="normal"/>
    </style:style>
    <style:style style:name="P123"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4" style:family="paragraph" style:parent-style-name="Text_20_body">
      <style:paragraph-properties fo:margin-left="0in" fo:margin-right="0in" fo:margin-top="0in" fo:margin-bottom="0.0402in" fo:text-indent="0in" style:auto-text-indent="false">
        <style:tab-stops>
          <style:tab-stop style:position="0.3299in"/>
        </style:tab-stops>
      </style:paragraph-properties>
    </style:style>
    <style:style style:name="P125" style:family="paragraph" style:parent-style-name="Text_20_body">
      <style:paragraph-properties fo:margin-left="0in" fo:margin-right="0in" fo:margin-top="0in" fo:margin-bottom="0.0799in" fo:text-indent="0in" style:auto-text-indent="false">
        <style:tab-stops>
          <style:tab-stop style:position="0.4937in"/>
          <style:tab-stop style:position="1.0071in"/>
          <style:tab-stop style:position="2.0835in"/>
        </style:tab-stops>
      </style:paragraph-properties>
    </style:style>
    <style:style style:name="P126" style:family="paragraph" style:parent-style-name="Text_20_body">
      <style:paragraph-properties fo:margin-left="0in" fo:margin-right="0in" fo:margin-top="0in" fo:margin-bottom="0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27" style:family="paragraph" style:parent-style-name="Text_20_body">
      <style:paragraph-properties fo:margin-left="0in" fo:margin-right="0in" fo:margin-top="0in" fo:margin-bottom="0in" fo:text-align="start" style:justify-single-word="false" fo:text-indent="0in" style:auto-text-indent="false" fo:background-color="transparent">
        <style:background-image/>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30" style:family="paragraph" style:parent-style-name="Text_20_body">
      <style:paragraph-properties fo:margin-top="0.0783in" fo:margin-bottom="0.0783in"/>
    </style:style>
    <style:style style:name="P131" style:family="paragraph" style:parent-style-name="Standard">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4" style:family="paragraph" style:parent-style-name="Text_20_body">
      <style:paragraph-properties fo:margin-left="0.1654in" fo:margin-right="0.2335in" fo:margin-top="0in" fo:margin-bottom="0.0598in" fo:text-indent="0in" style:auto-text-indent="false"/>
    </style:style>
    <style:style style:name="P135" style:family="paragraph" style:parent-style-name="Text_20_body">
      <style:paragraph-properties fo:margin-left="0.1654in" fo:margin-right="0.2335in" fo:margin-top="0in" fo:margin-bottom="0.1201in" fo:text-indent="0in" style:auto-text-indent="false"/>
    </style:style>
    <style:style style:name="P136" style:family="paragraph" style:parent-style-name="Standard">
      <style:paragraph-properties fo:margin-top="0in" fo:margin-bottom="0.1575in"/>
    </style:style>
    <style:style style:name="P137"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8" style:family="paragraph" style:parent-style-name="Text_20_body">
      <style:paragraph-properties fo:margin-top="0in" fo:margin-bottom="0.1575in"/>
    </style:style>
    <style:style style:name="P139"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0" style:family="paragraph" style:parent-style-name="Text_20_body">
      <style:paragraph-properties fo:margin-left="0.0563in" fo:margin-right="0.0016in" fo:margin-top="0.0799in" fo:margin-bottom="0.0402in" fo:text-indent="0in" style:auto-text-indent="false"/>
    </style:style>
    <style:style style:name="P141" style:family="paragraph" style:parent-style-name="Text_20_body">
      <style:paragraph-properties fo:margin-left="0.0563in" fo:margin-right="0.0016in" fo:margin-top="0.0402in" fo:margin-bottom="0.0598in" fo:text-indent="0in" style:auto-text-indent="false"/>
    </style:style>
    <style:style style:name="P142" style:family="paragraph" style:parent-style-name="Text_20_body">
      <style:paragraph-properties fo:margin-left="0.0563in" fo:margin-right="0.0016in" fo:margin-top="0.0402in" fo:margin-bottom="0.0402in" fo:text-indent="0in" style:auto-text-indent="false"/>
    </style:style>
    <style:style style:name="P143" style:family="paragraph" style:parent-style-name="Text_20_body">
      <style:paragraph-properties fo:margin-left="0.0563in" fo:margin-right="0.0016in" fo:margin-top="0.0402in" fo:margin-bottom="0.0799in" fo:text-indent="0in" style:auto-text-indent="false"/>
    </style:style>
    <style:style style:name="P144"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5"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6"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7" style:family="paragraph" style:parent-style-name="Table_20_Contents">
      <style:paragraph-properties fo:margin-top="0.0598in" fo:margin-bottom="0in"/>
    </style:style>
    <style:style style:name="P148"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49" style:family="paragraph" style:parent-style-name="Text_20_body">
      <style:paragraph-properties fo:margin-left="0.0028in" fo:margin-right="-0.0028in" fo:margin-top="0in" fo:margin-bottom="0in" fo:text-align="start" style:justify-single-word="false" fo:text-indent="0in" style:auto-text-indent="false">
        <style:tab-stops>
          <style:tab-stop style:position="2.1228in"/>
        </style:tab-stops>
      </style:paragraph-properties>
    </style:style>
    <style:style style:name="P150"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1"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2" style:family="paragraph" style:parent-style-name="Contents_20_3">
      <style:paragraph-properties>
        <style:tab-stops>
          <style:tab-stop style:position="6.939in" style:type="right" style:leader-style="dotted" style:leader-text="."/>
        </style:tab-stops>
      </style:paragraph-properties>
    </style:style>
    <style:style style:name="P153"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4" style:family="paragraph" style:parent-style-name="Text_20_body">
      <style:paragraph-properties fo:margin-top="0.1201in" fo:margin-bottom="0.1201in" fo:text-align="start" style:justify-single-word="false">
        <style:tab-stops>
          <style:tab-stop style:position="2.2083in"/>
        </style:tab-stops>
      </style:paragraph-properties>
    </style:style>
    <style:style style:name="P155" style:family="paragraph" style:parent-style-name="Text_20_body">
      <style:paragraph-properties fo:margin-top="0.1201in" fo:margin-bottom="0.1201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156" style:family="paragraph" style:parent-style-name="Standard">
      <style:paragraph-properties fo:margin-top="0.1201in" fo:margin-bottom="0.1201in"/>
      <style:text-properties style:font-name="Times New Roman" fo:font-style="italic" style:font-style-asian="italic" style:font-style-complex="italic"/>
    </style:style>
    <style:style style:name="P157" style:family="paragraph" style:parent-style-name="Text_20_body">
      <style:paragraph-properties fo:margin-top="0in" fo:margin-bottom="0.1201in"/>
    </style:style>
    <style:style style:name="P158" style:family="paragraph" style:parent-style-name="Text_20_body">
      <style:paragraph-properties fo:margin-top="0in" fo:margin-bottom="0.0598in"/>
    </style:style>
    <style:style style:name="P159" style:family="paragraph" style:parent-style-name="Text_20_body">
      <style:paragraph-properties fo:margin-left="0.1654in" fo:margin-right="0.0453in" fo:margin-top="0in" fo:margin-bottom="0.0598in" fo:text-indent="0in" style:auto-text-indent="false">
        <style:tab-stops>
          <style:tab-stop style:position="0.3299in"/>
        </style:tab-stops>
      </style:paragraph-properties>
    </style:style>
    <style:style style:name="P160" style:family="paragraph" style:parent-style-name="Text_20_body">
      <style:paragraph-properties fo:margin-top="0in" fo:margin-bottom="0.1402in"/>
    </style:style>
    <style:style style:name="P161" style:family="paragraph" style:parent-style-name="Standard" style:list-style-name="L2"/>
    <style:style style:name="P162" style:family="paragraph" style:parent-style-name="Standard" style:list-style-name="L3"/>
    <style:style style:name="P163" style:family="paragraph" style:parent-style-name="Standard" style:list-style-name="L5">
      <style:paragraph-properties fo:margin-top="0in" fo:margin-bottom="0.0783in"/>
    </style:style>
    <style:style style:name="P164" style:family="paragraph" style:parent-style-name="Heading_20_1">
      <style:paragraph-properties fo:break-before="page"/>
    </style:style>
    <style:style style:name="P165" style:family="paragraph" style:parent-style-name="Heading_20_1">
      <style:paragraph-properties fo:break-before="page"/>
      <style:text-properties fo:font-style="normal" style:font-style-asian="normal" style:font-style-complex="normal"/>
    </style:style>
    <style:style style:name="P166" style:family="paragraph" style:parent-style-name="Text_20_body" style:list-style-name="L1"/>
    <style:style style:name="P167" style:family="paragraph" style:parent-style-name="Text_20_body" style:list-style-name="L2"/>
    <style:style style:name="P168" style:family="paragraph" style:parent-style-name="Text_20_body" style:list-style-name="L2">
      <style:paragraph-properties>
        <style:tab-stops>
          <style:tab-stop style:position="4.5654in"/>
        </style:tab-stops>
      </style:paragraph-properties>
    </style:style>
    <style:style style:name="P169" style:family="paragraph" style:parent-style-name="Text_20_body" style:list-style-name="L2">
      <style:paragraph-properties>
        <style:tab-stops>
          <style:tab-stop style:position="4.4626in"/>
        </style:tab-stops>
      </style:paragraph-properties>
    </style:style>
    <style:style style:name="P170" style:family="paragraph" style:parent-style-name="Text_20_body" style:list-style-name="L2">
      <style:paragraph-properties>
        <style:tab-stops>
          <style:tab-stop style:position="2.5217in"/>
        </style:tab-stops>
      </style:paragraph-properties>
    </style:style>
    <style:style style:name="P171" style:family="paragraph" style:parent-style-name="Text_20_body" style:list-style-name="L4"/>
    <style:style style:name="P172" style:family="paragraph" style:parent-style-name="Text_20_body" style:list-style-name="L6"/>
    <style:style style:name="P173" style:family="paragraph" style:parent-style-name="Text_20_body" style:list-style-name="L7"/>
    <style:style style:name="P174"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75"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76"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77" style:family="paragraph" style:parent-style-name="Text_20_body" style:list-style-name="L2">
      <style:paragraph-properties fo:margin-top="0in" fo:margin-bottom="0.0783in">
        <style:tab-stops>
          <style:tab-stop style:position="4.5654in"/>
        </style:tab-stops>
      </style:paragraph-properties>
    </style:style>
    <style:style style:name="P178" style:family="paragraph" style:parent-style-name="Text_20_body" style:list-style-name="L2">
      <style:paragraph-properties fo:margin-top="0in" fo:margin-bottom="0.1575in">
        <style:tab-stops>
          <style:tab-stop style:position="4.5366in"/>
        </style:tab-stops>
      </style:paragraph-properties>
    </style:style>
    <style:style style:name="P179" style:family="paragraph" style:parent-style-name="Text_20_body" style:list-style-name="L2">
      <style:paragraph-properties fo:margin-top="0.1575in" fo:margin-bottom="0.0783in"/>
    </style:style>
    <style:style style:name="P180" style:family="paragraph" style:parent-style-name="Text_20_body" style:list-style-name="L2">
      <style:paragraph-properties fo:margin-top="0in" fo:margin-bottom="0.0799in">
        <style:tab-stops>
          <style:tab-stop style:position="1.0811in"/>
          <style:tab-stop style:position="3.9728in"/>
        </style:tab-stops>
      </style:paragraph-properties>
    </style:style>
    <style:style style:name="P181" style:family="paragraph" style:parent-style-name="Text_20_body" style:list-style-name="L2">
      <style:paragraph-properties fo:margin-top="0in" fo:margin-bottom="0.0799in">
        <style:tab-stops>
          <style:tab-stop style:position="1.0417in"/>
          <style:tab-stop style:position="3.9728in"/>
        </style:tab-stops>
      </style:paragraph-properties>
    </style:style>
    <style:style style:name="P182" style:family="paragraph" style:parent-style-name="Text_20_body" style:list-style-name="L2">
      <style:paragraph-properties fo:margin-top="0in" fo:margin-bottom="0.1598in">
        <style:tab-stops>
          <style:tab-stop style:position="1.0417in"/>
          <style:tab-stop style:position="3.9728in"/>
        </style:tab-stops>
      </style:paragraph-properties>
    </style:style>
    <style:style style:name="P183"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text-properties style:font-name="Arial2" fo:font-size="10pt" fo:font-weight="normal" style:font-size-asian="10pt" style:font-weight-asian="normal" style:font-size-complex="10pt" style:font-weight-complex="normal"/>
    </style:style>
    <style:style style:name="P184"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5" style:family="paragraph" style:parent-style-name="Heading_20_2">
      <style:text-properties style:font-name="Arial2" fo:font-size="10pt" style:font-size-asian="10pt" style:font-size-complex="10pt"/>
    </style:style>
    <style:style style:name="P186" style:family="paragraph" style:parent-style-name="Heading_20_2">
      <style:text-properties fo:font-style="normal" fo:font-weight="normal" style:font-style-asian="normal" style:font-weight-asian="normal" style:font-style-complex="normal" style:font-weight-complex="normal"/>
    </style:style>
    <style:style style:name="P187" style:family="paragraph" style:parent-style-name="Heading_20_2">
      <style:paragraph-properties fo:break-before="page"/>
    </style:style>
    <style:style style:name="P188" style:family="paragraph" style:parent-style-name="Appendix">
      <style:paragraph-properties fo:break-before="page"/>
    </style:style>
    <style:style style:name="P189" style:family="paragraph" style:parent-style-name="Appendix">
      <style:paragraph-properties fo:margin-left="0in" fo:margin-right="0in" fo:text-indent="0in" style:auto-text-indent="false" fo:break-before="page"/>
    </style:style>
    <style:style style:name="P190" style:family="paragraph" style:parent-style-name="Heading_20_3">
      <style:paragraph-properties fo:break-before="page"/>
    </style:style>
    <style:style style:name="P191" style:family="paragraph">
      <style:paragraph-properties fo:text-align="center"/>
    </style:style>
    <style:style style:name="P192"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93"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font-name="Arial2"/>
    </style:style>
    <style:style style:name="T8" style:family="text">
      <style:text-properties style:use-window-font-color="true" style:font-name="Arial2" fo:font-size="10pt" style:font-size-asian="10pt" style:font-size-complex="10pt"/>
    </style:style>
    <style:style style:name="T9" style:family="text">
      <style:text-properties style:use-window-font-color="true" style:font-name="Arial2" fo:font-size="10pt" style:font-size-asian="10pt" style:font-name-complex="Arial2" style:font-size-complex="10pt"/>
    </style:style>
    <style:style style:name="T10" style:family="text">
      <style:text-properties style:use-window-font-color="true" style:font-name="Arial2" fo:font-size="10pt" style:text-underline-style="none" style:font-size-asian="10pt" style:font-name-complex="Arial2" style:font-size-complex="10pt"/>
    </style:style>
    <style:style style:name="T11" style:family="text">
      <style:text-properties style:use-window-font-color="true" style:font-name="Arial2" fo:font-weight="bold"/>
    </style:style>
    <style:style style:name="T12" style:family="text">
      <style:text-properties style:use-window-font-color="true" style:font-name="Arial2" fo:font-weight="bold" style:font-weight-asian="bold" style:font-weight-complex="bold"/>
    </style:style>
    <style:style style:name="T13" style:family="text">
      <style:text-properties style:use-window-font-color="true" style:font-name="Arial2" fo:font-weight="bold" style:font-weight-asian="normal" style:font-weight-complex="normal"/>
    </style:style>
    <style:style style:name="T14" style:family="text">
      <style:text-properties style:use-window-font-color="true" style:font-name="Arial2" fo:font-weight="normal" style:font-weight-asian="normal" style:font-weight-complex="normal"/>
    </style:style>
    <style:style style:name="T15"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16" style:family="text">
      <style:text-properties style:use-window-font-color="true" style:font-name="Arial2" fo:font-style="normal" fo:font-weight="normal" style:font-style-asian="normal" style:font-weight-asian="normal" style:font-style-complex="normal" style:font-weight-complex="normal"/>
    </style:style>
    <style:style style:name="T17" style:family="text">
      <style:text-properties style:use-window-font-color="true" style:font-name="Arial2" fo:font-style="normal" style:font-style-asian="normal" style:font-style-complex="normal"/>
    </style:style>
    <style:style style:name="T18" style:family="text">
      <style:text-properties style:use-window-font-color="true" style:font-name="Arial2" fo:font-style="italic" fo:font-weight="normal" style:font-style-asian="italic" style:font-weight-asian="normal" style:font-style-complex="italic" style:font-weight-complex="normal"/>
    </style:style>
    <style:style style:name="T19" style:family="text">
      <style:text-properties style:use-window-font-color="true" style:font-name-complex="Arial2"/>
    </style:style>
    <style:style style:name="T20" style:family="text">
      <style:text-properties style:use-window-font-color="true" style:font-name="Courier New" fo:font-weight="bold" style:font-weight-asian="bold" style:font-weight-complex="bold"/>
    </style:style>
    <style:style style:name="T21"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2"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4"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5" style:family="text">
      <style:text-properties style:use-window-font-color="true" style:font-name="Courier New" fo:font-size="10pt" fo:font-style="normal" fo:font-weight="bold" style:font-size-asian="10pt" style:font-style-asian="normal" style:font-weight-asian="bold" style:font-name-complex="Arial2" style:font-size-complex="10pt" style:font-style-complex="normal" style:font-weight-complex="bold"/>
    </style:style>
    <style:style style:name="T26"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27"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28" style:family="text">
      <style:text-properties style:use-window-font-color="true" style:font-name="Courier New" fo:font-size="10pt" style:text-underline-style="none" fo:font-weight="bold" style:font-size-asian="10.5pt" style:font-weight-asian="bold" style:font-weight-complex="bold"/>
    </style:style>
    <style:style style:name="T29" style:family="text">
      <style:text-properties style:use-window-font-color="true"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1" style:family="text">
      <style:text-properties style:use-window-font-color="true" style:font-name="Courier New" fo:font-style="normal" fo:font-weight="bold" style:font-style-asian="normal" style:font-weight-asian="bold" style:font-style-complex="normal" style:font-weight-complex="bold"/>
    </style:style>
    <style:style style:name="T32" style:family="text">
      <style:text-properties style:use-window-font-color="true" style:text-position="-33% 70%" fo:font-style="normal" style:font-size-asian="12pt" style:font-style-asian="normal" style:font-size-complex="13.8000001907349pt" style:font-style-complex="normal"/>
    </style:style>
    <style:style style:name="T33" style:family="text">
      <style:text-properties style:use-window-font-color="true" style:text-position="-33% 70%" fo:font-size="7pt" fo:font-style="normal" style:font-size-asian="7pt" style:font-style-asian="normal" style:font-size-complex="7pt" style:font-style-complex="normal"/>
    </style:style>
    <style:style style:name="T34" style:family="text">
      <style:text-properties style:use-window-font-color="true" style:text-position="-33% 70%" fo:font-size="5pt" fo:font-style="normal" style:font-size-asian="5pt" style:font-style-asian="normal" style:font-size-complex="5pt" style:font-style-complex="normal"/>
    </style:style>
    <style:style style:name="T35" style:family="text">
      <style:text-properties style:use-window-font-color="true" style:text-position="-33% 70%" fo:font-size="5pt" fo:language="en" fo:country="US" fo:font-style="normal" style:font-size-asian="5pt" style:font-style-asian="normal" style:font-size-complex="5pt" style:font-style-complex="normal"/>
    </style:style>
    <style:style style:name="T36" style:family="text">
      <style:text-properties style:use-window-font-color="true" style:text-position="-33% 70%" fo:language="en" fo:country="US" fo:font-style="normal" style:font-size-asian="12pt" style:font-style-asian="normal" style:font-size-complex="13.8000001907349pt" style:font-style-complex="normal"/>
    </style:style>
    <style:style style:name="T37" style:family="text">
      <style:text-properties style:use-window-font-color="true" style:font-name-complex="Monospace"/>
    </style:style>
    <style:style style:name="T38" style:family="text">
      <style:text-properties fo:font-weight="bold"/>
    </style:style>
    <style:style style:name="T39" style:family="text">
      <style:text-properties fo:font-weight="bold" style:font-weight-asian="bold" style:font-weight-complex="bold"/>
    </style:style>
    <style:style style:name="T40" style:family="text">
      <style:text-properties fo:font-weight="bold" style:font-name-asian="Arial2" style:font-weight-asian="bold" style:font-name-complex="Arial2" style:font-weight-complex="bold"/>
    </style:style>
    <style:style style:name="T41" style:family="text">
      <style:text-properties fo:font-weight="bold" style:font-weight-asian="normal" style:font-weight-complex="normal"/>
    </style:style>
    <style:style style:name="T42" style:family="text">
      <style:text-properties style:font-name="Arial2"/>
    </style:style>
    <style:style style:name="T43" style:family="text">
      <style:text-properties style:font-name="Arial2" fo:font-size="10pt" style:font-size-asian="10pt" style:font-size-complex="10pt"/>
    </style:style>
    <style:style style:name="T44" style:family="text">
      <style:text-properties style:font-name="Arial2" fo:font-size="10pt" fo:font-style="italic" style:font-size-asian="10pt" style:font-style-asian="italic" style:font-size-complex="10pt" style:font-style-complex="italic"/>
    </style:style>
    <style:style style:name="T45"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46"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style:font-name="Arial2" fo:font-size="10pt" fo:font-style="normal" style:font-size-asian="10pt" style:font-style-asian="normal" style:font-size-complex="10pt" style:font-style-complex="normal"/>
    </style:style>
    <style:style style:name="T48"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49"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50" style:family="text">
      <style:text-properties style:font-name="Arial2" fo:font-size="10pt" fo:font-style="normal" fo:font-weight="bold" style:font-size-asian="10pt" style:font-style-asian="normal" style:font-size-complex="10pt" style:font-style-complex="normal"/>
    </style:style>
    <style:style style:name="T51" style:family="text">
      <style:text-properties style:font-name="Arial2" fo:font-size="10pt" fo:font-style="normal" fo:font-weight="bold" style:font-size-asian="10pt" style:font-weight-asian="normal" style:font-size-complex="10pt" style:font-weight-complex="normal"/>
    </style:style>
    <style:style style:name="T52" style:family="text">
      <style:text-properties style:font-name="Arial2" fo:font-size="10pt" fo:font-weight="normal" style:font-size-asian="10pt" style:font-weight-asian="normal" style:font-size-complex="10pt" style:font-weight-complex="normal"/>
    </style:style>
    <style:style style:name="T53" style:family="text">
      <style:text-properties style:font-name="Arial2" fo:font-size="10pt" fo:font-weight="normal" style:font-size-asian="10pt" style:font-weight-asian="bold" style:font-size-complex="10pt" style:font-weight-complex="bold"/>
    </style:style>
    <style:style style:name="T54" style:family="text">
      <style:text-properties style:font-name="Arial2" fo:font-size="10pt" fo:font-weight="normal" style:font-name-asian="Arial2" style:font-size-asian="10pt" style:font-weight-asian="normal" style:font-name-complex="Arial2" style:font-size-complex="10pt" style:font-weight-complex="normal"/>
    </style:style>
    <style:style style:name="T55"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56" style:family="text">
      <style:text-properties style:font-name="Arial2" fo:font-size="10pt" fo:font-weight="bold" style:font-size-asian="10pt" style:font-weight-asian="bold" style:font-size-complex="10pt" style:font-weight-complex="bold"/>
    </style:style>
    <style:style style:name="T57" style:family="text">
      <style:text-properties style:font-name="Arial2" fo:font-size="10pt" fo:font-weight="bold" style:font-size-asian="10pt" style:font-weight-asian="normal" style:font-size-complex="10pt" style:font-weight-complex="normal"/>
    </style:style>
    <style:style style:name="T58" style:family="text">
      <style:text-properties style:font-name="Arial2" fo:font-size="10pt" style:font-name-asian="HJLJEC+TimesNewRomanPSMT" style:font-size-asian="10pt" style:font-name-complex="HJLJEC+TimesNewRomanPSMT" style:font-size-complex="10pt"/>
    </style:style>
    <style:style style:name="T59" style:family="text">
      <style:text-properties style:font-name="Arial2" fo:font-size="10pt" fo:language="en" fo:country="US" fo:font-style="italic" fo:font-weight="normal" style:font-size-asian="10pt" style:font-style-asian="italic" style:font-weight-asian="normal" style:font-size-complex="10pt" style:font-style-complex="italic" style:font-weight-complex="normal"/>
    </style:style>
    <style:style style:name="T60" style:family="text">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T61" style:family="text">
      <style:text-properties style:font-name="Arial2" fo:font-style="normal" style:font-style-asian="normal" style:font-style-complex="normal"/>
    </style:style>
    <style:style style:name="T62" style:family="text">
      <style:text-properties style:font-name="Arial2" fo:font-style="normal" fo:font-weight="normal" style:font-style-asian="normal" style:font-weight-asian="normal" style:font-style-complex="normal" style:font-weight-complex="normal"/>
    </style:style>
    <style:style style:name="T63" style:family="text">
      <style:text-properties style:font-name="Arial2" fo:font-style="normal" fo:font-weight="bold" style:font-style-asian="normal" style:font-weight-asian="normal" style:font-style-complex="normal" style:font-weight-complex="normal"/>
    </style:style>
    <style:style style:name="T64" style:family="text">
      <style:text-properties style:font-name="Arial2" fo:font-style="normal" fo:font-weight="bold" style:font-style-asian="normal" style:font-style-complex="normal"/>
    </style:style>
    <style:style style:name="T65" style:family="text">
      <style:text-properties style:font-name="Arial2" fo:font-style="normal" fo:font-weight="bold" style:font-style-asian="normal" style:font-weight-asian="bold" style:font-style-complex="normal" style:font-weight-complex="bold"/>
    </style:style>
    <style:style style:name="T66" style:family="text">
      <style:text-properties style:font-name="Arial2" fo:font-style="italic" style:font-style-asian="italic" style:font-style-complex="italic"/>
    </style:style>
    <style:style style:name="T67" style:family="text">
      <style:text-properties style:font-name="Arial2" fo:font-style="italic" style:font-style-asian="italic" style:font-weight-asian="normal" style:font-style-complex="italic" style:font-weight-complex="normal"/>
    </style:style>
    <style:style style:name="T68" style:family="text">
      <style:text-properties style:font-name="Arial2" fo:font-style="italic" fo:font-weight="normal" style:font-style-asian="italic" style:font-weight-asian="normal" style:font-style-complex="italic" style:font-weight-complex="normal"/>
    </style:style>
    <style:style style:name="T69" style:family="text">
      <style:text-properties style:font-name="Arial2" fo:font-style="italic" fo:font-weight="normal" style:font-name-asian="TimesNewRomanPS-ItalicMT" style:font-size-asian="10pt" style:font-style-asian="italic" style:font-weight-asian="normal" style:font-name-complex="TimesNewRomanPS-ItalicMT" style:font-size-complex="10pt" style:font-style-complex="italic" style:font-weight-complex="normal"/>
    </style:style>
    <style:style style:name="T70" style:family="text">
      <style:text-properties style:font-name="Arial2" fo:font-weight="normal" style:font-weight-asian="normal" style:font-weight-complex="normal"/>
    </style:style>
    <style:style style:name="T71" style:family="text">
      <style:text-properties style:font-name="Arial2" fo:font-weight="normal" style:font-name-asian="TimesNewRomanPS-ItalicMT" style:font-size-asian="10pt" style:font-weight-asian="normal" style:font-name-complex="TimesNewRomanPS-ItalicMT" style:font-size-complex="10pt" style:font-weight-complex="normal"/>
    </style:style>
    <style:style style:name="T72" style:family="text">
      <style:text-properties style:font-name="Arial2" fo:font-size="4pt" style:font-size-asian="4pt" style:font-size-complex="4pt"/>
    </style:style>
    <style:style style:name="T73" style:family="text">
      <style:text-properties style:font-name="Arial2" fo:font-weight="bold" style:font-weight-asian="normal" style:font-weight-complex="normal"/>
    </style:style>
    <style:style style:name="T74" style:family="text">
      <style:text-properties style:font-name="Arial2" fo:font-size="7pt" fo:font-weight="normal" style:font-size-asian="7pt" style:font-weight-asian="normal" style:font-size-complex="7pt" style:font-weight-complex="normal"/>
    </style:style>
    <style:style style:name="T75"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76" style:family="text">
      <style:text-properties style:font-name="Arial2" fo:language="en" fo:country="US" fo:font-weight="normal" style:font-weight-asian="normal" style:font-weight-complex="normal"/>
    </style:style>
    <style:style style:name="T77" style:family="text">
      <style:text-properties style:font-name-asian="Arial2" style:font-name-complex="Arial2"/>
    </style:style>
    <style:style style:name="T78" style:family="text">
      <style:text-properties fo:font-size="4pt" style:font-size-asian="4pt" style:font-size-complex="4pt"/>
    </style:style>
    <style:style style:name="T79" style:family="text">
      <style:text-properties fo:font-size="4pt" style:font-name-asian="Arial2" style:font-size-asian="4pt" style:font-name-complex="Arial2" style:font-size-complex="4pt"/>
    </style:style>
    <style:style style:name="T80" style:family="text">
      <style:text-properties fo:font-size="4pt" fo:font-weight="normal" style:font-name-asian="Arial2" style:font-size-asian="4pt" style:font-weight-asian="normal" style:font-name-complex="Arial2" style:font-size-complex="4pt" style:font-weight-complex="normal"/>
    </style:style>
    <style:style style:name="T81" style:family="text">
      <style:text-properties fo:font-style="normal" style:font-style-asian="normal" style:font-style-complex="normal"/>
    </style:style>
    <style:style style:name="T82" style:family="text">
      <style:text-properties fo:font-style="normal" fo:font-weight="bold"/>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bold" style:font-style-asian="normal" style:font-style-complex="normal"/>
    </style:style>
    <style:style style:name="T85" style:family="text">
      <style:text-properties fo:font-style="normal" fo:font-weight="bold" style:font-style-asian="normal" style:font-weight-asian="normal" style:font-style-complex="normal" style:font-weight-complex="normal"/>
    </style:style>
    <style:style style:name="T86" style:family="text">
      <style:text-properties fo:font-style="normal" fo:font-weight="bold" style:font-weight-asian="normal" style:font-weight-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style:font-style-asian="normal" style:font-weight-asian="bold" style:font-style-complex="normal" style:font-weight-complex="bold"/>
    </style:style>
    <style:style style:name="T89" style:family="text">
      <style:text-properties fo:font-style="normal" fo:font-weight="normal" style:font-weight-asian="normal" style:font-weight-complex="normal"/>
    </style:style>
    <style:style style:name="T90" style:family="text">
      <style:text-properties fo:font-weight="normal" style:font-weight-asian="normal" style:font-weight-complex="normal"/>
    </style:style>
    <style:style style:name="T91" style:family="text">
      <style:text-properties fo:font-weight="normal" style:font-name-asian="Arial2" style:font-weight-asian="normal" style:font-name-complex="Arial2" style:font-weight-complex="normal"/>
    </style:style>
    <style:style style:name="T92" style:family="text">
      <style:text-properties fo:font-weight="normal" style:font-weight-asian="bold" style:font-weight-complex="bold"/>
    </style:style>
    <style:style style:name="T93" style:family="text">
      <style:text-properties style:font-name="Courier New" fo:font-weight="bold" style:font-weight-asian="bold" style:font-weight-complex="bold"/>
    </style:style>
    <style:style style:name="T94" style:family="text">
      <style:text-properties style:font-name="Courier New" fo:font-weight="bold" style:font-name-asian="Courier New" style:font-weight-asian="bold" style:font-name-complex="Courier New" style:font-weight-complex="bold"/>
    </style:style>
    <style:style style:name="T95" style:family="text">
      <style:text-properties style:font-name="Courier New" fo:font-weight="bold" style:font-size-asian="10pt" style:font-weight-asian="bold" style:font-size-complex="10pt" style:font-weight-complex="bold"/>
    </style:style>
    <style:style style:name="T96" style:family="text">
      <style:text-properties style:font-name="Courier New" fo:font-weight="bold" style:font-size-asian="10pt" style:font-weight-asian="bold" style:font-name-complex="Arial2" style:font-size-complex="10pt" style:font-weight-complex="bold"/>
    </style:style>
    <style:style style:name="T97" style:family="text">
      <style:text-properties style:font-name="Courier New" fo:font-weight="bold" style:font-name-asian="TimesNewRomanPS-ItalicMT" style:font-size-asian="10pt" style:font-weight-asian="bold" style:font-name-complex="TimesNewRomanPS-ItalicMT" style:font-size-complex="10pt" style:font-weight-complex="bold"/>
    </style:style>
    <style:style style:name="T98"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99" style:family="text">
      <style:text-properties style:font-name="Courier New" fo:font-size="10pt" fo:font-style="normal" fo:font-weight="bold" style:font-size-asian="10pt" style:font-weight-asian="bold" style:font-size-complex="10pt" style:font-weight-complex="bold"/>
    </style:style>
    <style:style style:name="T10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1" style:family="text">
      <style:text-properties style:font-name="Courier New" fo:font-size="10pt" fo:font-weight="bold" style:font-size-asian="10pt" style:font-weight-asian="bold" style:font-size-complex="10pt" style:font-weight-complex="bold"/>
    </style:style>
    <style:style style:name="T102" style:family="text">
      <style:text-properties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103" style:family="text">
      <style:text-properties style:font-name="Courier New" fo:font-size="10pt" fo:language="en" fo:country="US" fo:font-weight="bold" style:font-size-asian="10pt" style:font-weight-asian="bold" style:font-size-complex="10pt" style:font-weight-complex="bold"/>
    </style:style>
    <style:style style:name="T104" style:family="text">
      <style:text-properties style:font-name="Courier New" fo:font-style="normal" fo:font-weight="bold" style:font-style-asian="normal" style:font-weight-asian="bold" style:font-style-complex="normal" style:font-weight-complex="bold"/>
    </style:style>
    <style:style style:name="T105"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06" style:family="text">
      <style:text-properties style:font-name="Courier New" fo:font-style="normal" style:font-style-asian="normal" style:font-style-complex="normal"/>
    </style:style>
    <style:style style:name="T107" style:family="text">
      <style:text-properties style:font-name="Courier New" fo:language="en" fo:country="US" fo:font-weight="bold" style:font-weight-asian="bold" style:font-weight-complex="bold"/>
    </style:style>
    <style:style style:name="T108" style:family="text">
      <style:text-properties style:font-name="Courier New" fo:language="en" fo:country="US" fo:font-style="normal" fo:font-weight="bold" style:font-size-asian="10pt" style:font-style-asian="normal" style:font-weight-asian="bold" style:font-size-complex="10pt" style:font-style-complex="normal" style:font-weight-complex="bold"/>
    </style:style>
    <style:style style:name="T109" style:family="text">
      <style:text-properties fo:color="#5c8526" style:font-name="Arial2" fo:font-weight="normal" style:font-size-asian="10pt" style:font-weight-asian="normal" style:font-size-complex="10pt" style:font-weight-complex="normal"/>
    </style:style>
    <style:style style:name="T110"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1"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2" style:family="text">
      <style:text-properties fo:color="#5c8526" style:font-name="Arial2"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3" style:family="text">
      <style:text-properties fo:font-variant="normal" fo:text-transform="none"/>
    </style:style>
    <style:style style:name="T114" style:family="text">
      <style:text-properties fo:font-variant="normal" fo:text-transform="none" style:font-name="Arial2" fo:font-size="10pt" fo:font-weight="normal" style:font-size-asian="10pt" style:font-weight-asian="normal" style:font-size-complex="10pt" style:font-weight-complex="normal"/>
    </style:style>
    <style:style style:name="T115" style:family="text">
      <style:text-properties fo:font-variant="normal" fo:text-transform="none" style:use-window-font-color="true" fo:letter-spacing="normal" fo:font-style="normal" fo:font-weight="normal" style:font-weight-asian="normal" style:font-name-complex="Arial2" style:font-weight-complex="normal"/>
    </style:style>
    <style:style style:name="T116" style:family="text">
      <style:text-properties fo:font-variant="normal" fo:text-transform="none" style:use-window-font-color="true" style:font-name="Arial2" fo:font-size="10pt" fo:letter-spacing="normal" style:font-size-asian="10pt" style:font-name-complex="Arial2" style:font-size-complex="10pt"/>
    </style:style>
    <style:style style:name="T117" style:family="text">
      <style:text-properties fo:font-variant="normal" fo:text-transform="none" style:use-window-font-color="true" style:font-name="Arial2" fo:font-size="10pt" fo:letter-spacing="normal" fo:font-style="normal" style:text-underline-style="none" fo:font-weight="normal" style:font-size-asian="10pt" style:font-name-complex="Arial2" style:font-size-complex="10pt"/>
    </style:style>
    <style:style style:name="T118" style:family="text">
      <style:text-properties fo:font-variant="normal" fo:text-transform="none" fo:color="#000000" fo:letter-spacing="normal"/>
    </style:style>
    <style:style style:name="T119" style:family="text">
      <style:text-properties fo:font-variant="normal" fo:text-transform="none" fo:color="#000000" fo:letter-spacing="normal" style:font-name-complex="Arial2"/>
    </style:style>
    <style:style style:name="T120" style:family="text">
      <style:text-properties fo:font-variant="normal" fo:text-transform="none" fo:color="#000000" fo:letter-spacing="normal" fo:font-style="normal" fo:font-weight="normal"/>
    </style:style>
    <style:style style:name="T121" style:family="text">
      <style:text-properties fo:font-variant="normal" fo:text-transform="none" fo:color="#000000" fo:letter-spacing="normal" fo:font-style="normal" fo:font-weight="normal" style:font-name-complex="Arial2"/>
    </style:style>
    <style:style style:name="T122" style:family="text">
      <style:text-properties fo:font-variant="normal" fo:text-transform="none" fo:color="#000000" style:font-name="Arial2" fo:font-size="10pt" fo:letter-spacing="normal" style:text-underline-style="none" style:font-size-asian="10pt" style:font-name-complex="Arial2" style:font-size-complex="10pt"/>
    </style:style>
    <style:style style:name="T123" style:family="text">
      <style:text-properties fo:font-variant="normal" fo:text-transform="none" fo:color="#000000" style:font-name="Arial2" fo:font-size="10pt" fo:letter-spacing="normal" fo:font-style="normal" style:text-underline-style="none" fo:font-weight="normal" style:font-size-asian="10pt" style:font-name-complex="Arial2" style:font-size-complex="10pt"/>
    </style:style>
    <style:style style:name="T124" style:family="text">
      <style:text-properties fo:font-variant="normal" fo:text-transform="none" fo:color="#000000" style:font-name="Arial2" fo:font-size="10pt" fo:letter-spacing="normal" fo:font-style="normal" fo:font-weight="normal" style:font-size-asian="10pt" style:font-name-complex="Arial2" style:font-size-complex="10pt"/>
    </style:style>
    <style:style style:name="T125" style:family="text">
      <style:text-properties fo:font-variant="normal" fo:text-transform="none" fo:color="#000000" style:font-name="Arial2" fo:font-size="10pt" fo:letter-spacing="normal" style:font-size-asian="10pt" style:font-name-complex="Arial2" style:font-size-complex="10pt"/>
    </style:style>
    <style:style style:name="T126" style:family="text">
      <style:text-properties fo:font-variant="normal" fo:text-transform="none" fo:color="#000000" style:font-name="Arial2" fo:font-size="10.5pt" fo:letter-spacing="normal" style:font-size-asian="10.5pt" style:font-name-complex="Arial2" style:font-size-complex="10.5pt"/>
    </style:style>
    <style:style style:name="T127" style:family="text">
      <style:text-properties fo:font-variant="normal" fo:text-transform="none" fo:color="#000000" style:font-name="Arial2" fo:font-size="10.5pt" fo:letter-spacing="normal" fo:font-style="normal" fo:font-weight="normal" style:font-size-asian="10.5pt" style:font-name-complex="Arial2" style:font-size-complex="10.5pt"/>
    </style:style>
    <style:style style:name="T128" style:family="text">
      <style:text-properties fo:font-variant="normal" fo:text-transform="none" fo:color="#000000" style:font-name="Arial2" fo:letter-spacing="normal" style:font-name-complex="Arial2"/>
    </style:style>
    <style:style style:name="T129" style:family="text">
      <style:text-properties fo:font-variant="normal" fo:text-transform="none" fo:color="#000000" style:font-name="Arial2" fo:letter-spacing="normal" fo:font-style="normal" fo:font-weight="normal" style:font-name-complex="Arial2"/>
    </style:style>
    <style:style style:name="T130" style:family="text">
      <style:text-properties fo:font-variant="normal" fo:text-transform="none" fo:color="#000000" style:font-name="Times New Roman" fo:letter-spacing="normal" fo:font-style="normal" fo:font-weight="normal" style:font-style-asian="italic" style:font-name-complex="Arial2" style:font-style-complex="italic"/>
    </style:style>
    <style:style style:name="T131" style:family="text">
      <style:text-properties fo:font-variant="normal" fo:text-transform="none" fo:color="#000000" style:font-name="Times New Roman" fo:letter-spacing="normal" fo:font-style="italic" fo:font-weight="normal" style:font-style-asian="italic" style:font-name-complex="Arial2" style:font-style-complex="italic"/>
    </style:style>
    <style:style style:name="T132" style:family="text">
      <style:text-properties fo:font-variant="normal" fo:text-transform="none" fo:color="#606060" fo:letter-spacing="normal" fo:font-style="normal" fo:font-weight="normal" style:font-name-complex="Arial2"/>
    </style:style>
    <style:style style:name="T133" style:family="text">
      <style:text-properties fo:font-variant="normal" fo:text-transform="none" fo:color="#606060" style:font-name="Arial2" fo:font-size="10pt" fo:letter-spacing="normal" fo:font-style="normal" fo:font-weight="normal" style:font-size-asian="10pt" style:font-name-complex="Arial2" style:font-size-complex="10pt"/>
    </style:style>
    <style:style style:name="T134" style:family="text">
      <style:text-properties fo:font-variant="normal" fo:text-transform="none" fo:color="#606060" style:font-name="Arial2" fo:font-size="10.5pt" fo:letter-spacing="normal" fo:font-style="normal" fo:font-weight="normal" style:font-size-asian="10.5pt" style:font-name-complex="Arial2" style:font-size-complex="10.5pt"/>
    </style:style>
    <style:style style:name="T135" style:family="text">
      <style:text-properties fo:font-variant="normal" fo:text-transform="none" fo:color="#606060" style:font-name="Arial2" fo:letter-spacing="normal" fo:font-style="normal" fo:font-weight="normal" style:font-name-complex="Arial2"/>
    </style:style>
    <style:style style:name="T136" style:family="text">
      <style:text-properties fo:font-variant="normal" fo:text-transform="none" fo:color="#c00000" fo:letter-spacing="normal" fo:font-style="normal" fo:font-weight="normal"/>
    </style:style>
    <style:style style:name="T137" style:family="text">
      <style:text-properties fo:font-variant="normal" fo:text-transform="none" fo:color="#c00000" fo:letter-spacing="normal" fo:font-style="normal" fo:font-weight="normal" style:font-name-complex="Arial2"/>
    </style:style>
    <style:style style:name="T138" style:family="text">
      <style:text-properties fo:font-variant="normal" fo:text-transform="none" fo:color="#c00000" style:font-name="Arial2" fo:font-size="10pt" fo:letter-spacing="normal" fo:font-style="normal" style:text-underline-style="none" fo:font-weight="normal" style:font-size-asian="10pt" style:font-name-complex="Arial2" style:font-size-complex="10pt"/>
    </style:style>
    <style:style style:name="T139" style:family="text">
      <style:text-properties fo:font-variant="normal" fo:text-transform="none" fo:color="#c00000" style:font-name="Arial2" fo:font-size="10pt" fo:letter-spacing="normal" fo:font-style="normal" fo:font-weight="normal" style:font-size-asian="10pt" style:font-name-complex="Arial2" style:font-size-complex="10pt"/>
    </style:style>
    <style:style style:name="T140" style:family="text">
      <style:text-properties fo:font-variant="normal" fo:text-transform="none" fo:color="#c00000" style:font-name="Arial2" fo:font-size="10.5pt" fo:letter-spacing="normal" fo:font-style="normal" fo:font-weight="normal" style:font-size-asian="10.5pt" style:font-name-complex="Arial2" style:font-size-complex="10.5pt"/>
    </style:style>
    <style:style style:name="T141" style:family="text">
      <style:text-properties fo:font-variant="normal" fo:text-transform="none" fo:color="#c00000" style:font-name="Arial2" fo:letter-spacing="normal" fo:font-style="normal" fo:font-weight="normal" style:font-name-complex="Arial2"/>
    </style:style>
    <style:style style:name="T142" style:family="text">
      <style:text-properties fo:font-variant="normal" fo:text-transform="none" fo:color="#0000c0" fo:letter-spacing="normal" fo:font-style="normal" fo:font-weight="normal"/>
    </style:style>
    <style:style style:name="T143" style:family="text">
      <style:text-properties fo:font-variant="normal" fo:text-transform="none" fo:color="#0000c0" fo:letter-spacing="normal" fo:font-style="normal" fo:font-weight="normal" style:font-name-complex="Arial2"/>
    </style:style>
    <style:style style:name="T144" style:family="text">
      <style:text-properties fo:font-variant="normal" fo:text-transform="none" fo:color="#0000c0" style:font-name="Arial2" fo:letter-spacing="normal" fo:font-style="normal" fo:font-weight="normal" style:font-size-asian="10pt" style:font-name-complex="Arial2" style:font-size-complex="10pt"/>
    </style:style>
    <style:style style:name="T145" style:family="text">
      <style:text-properties fo:font-variant="normal" fo:text-transform="none" fo:color="#0000c0" style:font-name="Arial2" fo:letter-spacing="normal" fo:font-style="normal" fo:font-weight="normal" style:font-name-complex="Arial2"/>
    </style:style>
    <style:style style:name="T146" style:family="text">
      <style:text-properties fo:font-variant="normal" fo:text-transform="none" fo:color="#0000c0" style:font-name="Arial2" fo:font-size="10pt" fo:letter-spacing="normal" fo:font-style="normal" style:text-underline-style="none" fo:font-weight="normal" style:font-size-asian="10pt" style:font-name-complex="Arial2" style:font-size-complex="10pt"/>
    </style:style>
    <style:style style:name="T147" style:family="text">
      <style:text-properties fo:font-variant="normal" fo:text-transform="none" fo:color="#0000c0" style:font-name="Arial2" fo:font-size="10pt" fo:letter-spacing="normal" fo:font-style="normal" fo:font-weight="normal" style:font-size-asian="10pt" style:font-name-complex="Arial2" style:font-size-complex="10pt"/>
    </style:style>
    <style:style style:name="T148" style:family="text">
      <style:text-properties fo:font-variant="normal" fo:text-transform="none" fo:color="#0000c0" style:font-name="Arial2" fo:font-size="10.5pt" fo:letter-spacing="normal" fo:font-style="normal" fo:font-weight="normal" style:font-size-asian="10.5pt" style:font-name-complex="Arial2" style:font-size-complex="10.5pt"/>
    </style:style>
    <style:style style:name="T149" style:family="text">
      <style:text-properties fo:font-variant="normal" fo:text-transform="none" fo:color="#008000" fo:letter-spacing="normal" fo:font-style="normal" fo:font-weight="normal" style:font-name-complex="Arial2"/>
    </style:style>
    <style:style style:name="T150" style:family="text">
      <style:text-properties fo:font-variant="normal" fo:text-transform="none" fo:color="#008000" style:font-name="Arial2" fo:font-size="10.5pt" fo:letter-spacing="normal" fo:font-style="normal" fo:font-weight="normal" style:font-size-asian="10.5pt" style:font-name-complex="Arial2" style:font-size-complex="10.5pt"/>
    </style:style>
    <style:style style:name="T151" style:family="text">
      <style:text-properties fo:font-variant="normal" fo:text-transform="none" fo:color="#008000" style:font-name="Arial2" fo:letter-spacing="normal" fo:font-style="normal" fo:font-weight="normal" style:font-name-complex="Arial2"/>
    </style:style>
    <style:style style:name="T152" style:family="text">
      <style:text-properties fo:font-variant="normal" fo:text-transform="none" fo:color="#008000" style:font-name="Arial2" fo:font-size="10pt" fo:letter-spacing="normal" fo:font-style="normal" fo:font-weight="normal" style:font-size-asian="10pt" style:font-name-complex="Arial2" style:font-size-complex="10pt"/>
    </style:style>
    <style:style style:name="T153"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54" style:family="text">
      <style:text-properties fo:color="#000000" style:font-name-complex="Arial2"/>
    </style:style>
    <style:style style:name="T155" style:family="text">
      <style:text-properties fo:color="#000000" style:font-name="Arial2" fo:font-size="10pt" style:font-size-asian="10pt" style:font-name-complex="Arial2" style:font-size-complex="10pt"/>
    </style:style>
    <style:style style:name="T15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57" style:family="text">
      <style:text-properties fo:color="#000000" style:font-name="Arial2" fo:font-size="10.5pt" style:font-size-asian="10.5pt" style:font-name-complex="Arial2" style:font-size-complex="10.5pt"/>
    </style:style>
    <style:style style:name="T158" style:family="text">
      <style:text-properties fo:color="#000000" style:font-name="Arial2" style:font-name-complex="Arial2"/>
    </style:style>
    <style:style style:name="T15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60" style:family="text">
      <style:text-properties fo:color="#000000" style:font-name="Times New Roman" fo:font-size="10pt" fo:font-style="italic" style:font-size-asian="10pt" style:font-style-asian="italic" style:font-name-complex="Arial2" style:font-size-complex="10pt" style:font-style-complex="italic"/>
    </style:style>
    <style:style style:name="T161"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62" style:family="text">
      <style:text-properties style:font-name="Verdana" fo:font-size="10pt" style:font-size-asian="12.0500001907349pt" style:font-size-complex="13.8000001907349pt"/>
    </style:style>
    <style:style style:name="T163" style:family="text">
      <style:text-properties style:font-name="Verdana" fo:font-size="10pt" fo:font-style="normal" style:font-size-asian="12.0500001907349pt" style:font-style-asian="normal" style:font-size-complex="13.8000001907349pt" style:font-style-complex="normal"/>
    </style:style>
    <style:style style:name="T164" style:family="text">
      <style:text-properties style:font-name="Arial" fo:font-weight="bold" style:font-weight-asian="bold" style:font-weight-complex="bold"/>
    </style:style>
    <style:style style:name="T165" style:family="text">
      <style:text-properties style:font-name="Arial" fo:font-size="10pt" style:font-size-asian="10.5pt"/>
    </style:style>
    <style:style style:name="T166" style:family="text">
      <style:text-properties style:font-name="Arial" fo:font-size="10pt" fo:font-style="normal" fo:font-weight="normal" style:font-size-asian="10.5pt" style:font-weight-asian="normal" style:font-size-complex="10pt" style:font-weight-complex="normal"/>
    </style:style>
    <style:style style:name="T167"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68"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69" style:family="text">
      <style:text-properties style:font-name="Arial3" fo:font-style="italic" style:font-name-asian="Arial3" style:font-style-asian="italic" style:font-name-complex="Arial3" style:font-style-complex="italic"/>
    </style:style>
    <style:style style:name="T170" style:family="text">
      <style:text-properties style:text-position="-33% 58%" fo:font-size="5pt" fo:font-style="normal" style:font-size-asian="5pt" style:font-style-asian="normal" style:font-size-complex="5pt" style:font-style-complex="normal"/>
    </style:style>
    <style:style style:name="T171" style:family="text">
      <style:text-properties fo:language="en" fo:country="US"/>
    </style:style>
    <style:style style:name="T172" style:family="text">
      <style:text-properties fo:language="en" fo:country="US" fo:font-style="normal" style:font-style-asian="normal" style:font-style-complex="normal"/>
    </style:style>
    <style:style style:name="T173" style:family="text">
      <style:text-properties fo:language="en" fo:country="US" fo:font-weight="bold" style:font-weight-asian="bold" style:font-weight-complex="bold"/>
    </style:style>
    <style:style style:name="T174" style:family="text">
      <style:text-properties fo:language="en" fo:country="US" fo:font-weight="normal" style:font-weight-asian="normal" style:font-weight-complex="normal"/>
    </style:style>
    <style:style style:name="T175" style:family="text">
      <style:text-properties fo:language="en" fo:country="US" fo:font-style="italic" style:font-style-asian="italic" style:font-style-complex="italic"/>
    </style:style>
    <style:style style:name="T176" style:family="text">
      <style:text-properties style:font-name="Times New Roman" fo:font-style="italic" style:font-style-asian="italic" style:font-style-complex="italic"/>
    </style:style>
    <style:style style:name="T177" style:family="text">
      <style:text-properties style:font-name="Times New Roman" fo:font-style="italic" fo:font-weight="bold" style:font-size-asian="10pt" style:font-style-asian="italic" style:font-weight-asian="bold" style:font-size-complex="10pt" style:font-style-complex="italic" style:font-weight-complex="bold"/>
    </style:style>
    <style:style style:name="T178" style:family="text">
      <style:text-properties style:font-name="Times New Roman" fo:font-style="italic" fo:font-weight="normal" style:font-size-asian="10pt" style:font-style-asian="italic" style:font-weight-asian="normal" style:font-size-complex="10pt" style:font-style-complex="italic" style:font-weight-complex="normal"/>
    </style:style>
    <style:style style:name="T179" style:family="text">
      <style:text-properties style:font-name="Times New Roman" fo:font-weight="bold" style:font-size-asian="10pt" style:font-weight-asian="bold" style:font-size-complex="10pt" style:font-weight-complex="bold"/>
    </style:style>
    <style:style style:name="T180" style:family="text">
      <style:text-properties style:font-name="Times New Roman" fo:font-style="normal" fo:font-weight="bold" style:font-style-asian="normal" style:font-weight-asian="bold" style:font-style-complex="normal" style:font-weight-complex="bold"/>
    </style:style>
    <style:style style:name="T181" style:family="text">
      <style:text-properties style:font-size-asian="10pt" style:font-size-complex="10pt"/>
    </style:style>
    <style:style style:name="T182" style:family="text">
      <style:text-properties style:text-position="-39% 70%" style:font-name="Arial2" fo:font-style="normal" fo:font-weight="normal" style:font-size-asian="10pt" style:font-style-asian="normal" style:font-weight-asian="normal" style:font-size-complex="10pt" style:font-style-complex="normal" style:font-weight-complex="normal"/>
    </style:style>
    <style:style style:name="T183" style:family="text"/>
    <style:style style:name="T184" style:family="text">
      <style:text-properties style:font-name="Tahoma" fo:font-size="28pt" fo:letter-spacing="0.0157in" fo:font-weight="normal" style:letter-kerning="false" style:font-size-asian="28pt" style:font-weight-asian="normal" style:font-size-complex="28pt" style:font-weight-complex="normal"/>
    </style:style>
    <style:style style:name="T185" style:family="text">
      <style:text-properties style:font-name="Arial2" fo:font-size="10pt" fo:font-style="italic" style:font-name-complex="Arial2" style:font-size-complex="10pt" style:font-style-complex="italic"/>
    </style:style>
    <style:style style:name="T186"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92" svg:width="1.5213in" svg:height="0.4343in" draw:transform="rotate (-0.523598775599386) translate (6.46736111111111in -0.102083333333333in)" draw:corner-radius="0.0783in"><text:p text:style-name="P191"><text:span text:style-name="T184">DRAFT</text:span></text:p></draw:rect><draw:rect text:anchor-type="paragraph" draw:z-index="0" draw:style-name="gr1" draw:text-style-name="P191" svg:width="8.4996in" svg:height="11.0039in" svg:x="-0.7429in" svg:y="0.698in"><text:p/></draw:rect></text:p>
      <text:p text:style-name="Contents_20_Heading"/>
      <text:p text:style-name="Contents_20_Heading"/>
      <text:p text:style-name="P36">SKS (Secure Key Store)</text:p>
      <text:p text:style-name="P36">API and Architecture</text:p>
      <text:p text:style-name="P34"/>
      <text:p text:style-name="P34"/>
      <text:p text:style-name="P34"/>
      <text:p text:style-name="P34"/>
      <text:p text:style-name="P34"/>
      <text:p text:style-name="P34"/>
      <text:p text:style-name="P34"/>
      <text:p text:style-name="P34"/>
      <text:p text:style-name="P34"/>
      <text:p text:style-name="P34"/>
      <text:p text:style-name="P87"/>
      <text:p text:style-name="P87"/>
      <text:p text:style-name="P87"/>
      <text:p text:style-name="P87"/>
      <text:p text:style-name="P87"/>
      <text:p text:style-name="P87"/>
      <text:p text:style-name="P87"/>
      <text:p text:style-name="P87"/>
      <text:p text:style-name="P87"/>
      <text:p text:style-name="P87"/>
      <text:p text:style-name="P87"/>
      <text:p text:style-name="P87"><draw:frame text:anchor-type="paragraph" draw:z-index="5" draw:style-name="gr3" draw:text-style-name="P193" svg:width="6.3539in" svg:height="0.4122in" svg:x="0.6791in" svg:y="-0.0071in"><draw:text-box><text:p><text:span text:style-name="T185">Disclaimer</text:span><text:span text:style-name="T186">: This is a system in development. <text:s/>That is, the specification may change without notice.</text:span></text:p></draw:text-box></draw:frame></text:p>
      <text:p text:style-name="P35"/>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6">Table of Contents</text:p>
          </text:index-title>
          <text:h text:style-name="P150" text:outline-level="1"><text:a xlink:type="simple" xlink:href="#__RefHeading__15221_972012461" text:style-name="Internet_20_link" text:visited-style-name="Internet_20_link">1 <text:s/><text:tab/>Introduction<text:tab/>4</text:a></text:h>
          <text:h text:style-name="P150" text:outline-level="1"><text:a xlink:type="simple" xlink:href="#__RefHeading__249846_2109382754" text:style-name="Internet_20_link" text:visited-style-name="Internet_20_link">2 <text:s/><text:tab/>Core Functionality<text:tab/>4</text:a></text:h>
          <text:p text:style-name="P151"><text:a xlink:type="simple" xlink:href="#__RefHeading__15223_972012461" text:style-name="Internet_20_link" text:visited-style-name="Internet_20_link">2.1<text:tab/>Architecture<text:tab/>4</text:a></text:p>
          <text:p text:style-name="P151"><text:a xlink:type="simple" xlink:href="#__RefHeading__15225_972012461" text:style-name="Internet_20_link" text:visited-style-name="Internet_20_link">2.2<text:tab/>Provisioning API<text:tab/>4</text:a></text:p>
          <text:p text:style-name="P151"><text:a xlink:type="simple" xlink:href="#__RefHeading__15229_972012461" text:style-name="Internet_20_link" text:visited-style-name="Internet_20_link">2.3<text:tab/>User API<text:tab/>5</text:a></text:p>
          <text:p text:style-name="P151"><text:a xlink:type="simple" xlink:href="#__RefHeading__15231_972012461" text:style-name="Internet_20_link" text:visited-style-name="Internet_20_link">2.4<text:tab/>Security Model<text:tab/>5</text:a></text:p>
          <text:p text:style-name="P151"><text:a xlink:type="simple" xlink:href="#__RefHeading__15233_972012461" text:style-name="Internet_20_link" text:visited-style-name="Internet_20_link">2.5<text:tab/>Transaction Based Operation<text:tab/>5</text:a></text:p>
          <text:p text:style-name="P151"><text:a xlink:type="simple" xlink:href="#__RefHeading__32884_823033893" text:style-name="Internet_20_link" text:visited-style-name="Internet_20_link">2.6<text:tab/>Privacy Enabled Provisioning<text:tab/>6</text:a></text:p>
          <text:p text:style-name="P151"><text:a xlink:type="simple" xlink:href="#__RefHeading__16753_976989119" text:style-name="Internet_20_link" text:visited-style-name="Internet_20_link">2.7<text:tab/>Device ID<text:tab/>6</text:a></text:p>
          <text:p text:style-name="P151"><text:a xlink:type="simple" xlink:href="#__RefHeading__177013_2109382754" text:style-name="Internet_20_link" text:visited-style-name="Internet_20_link">2.8<text:tab/>Backward Compatibility<text:tab/>6</text:a></text:p>
          <text:h text:style-name="P150" text:outline-level="1"><text:a xlink:type="simple" xlink:href="#__RefHeading__15235_972012461" text:style-name="Internet_20_link" text:visited-style-name="Internet_20_link">3 <text:s/><text:tab/>Objects<text:tab/>7</text:a></text:h>
          <text:p text:style-name="P151"><text:a xlink:type="simple" xlink:href="#__RefHeading__15237_972012461" text:style-name="Internet_20_link" text:visited-style-name="Internet_20_link">3.1<text:tab/>Key Entries<text:tab/>7</text:a></text:p>
          <text:p text:style-name="P151"><text:a xlink:type="simple" xlink:href="#__RefHeading__15239_972012461" text:style-name="Internet_20_link" text:visited-style-name="Internet_20_link">3.2<text:tab/>PIN and PUK Objects<text:tab/>8</text:a></text:p>
          <text:p text:style-name="P151"><text:a xlink:type="simple" xlink:href="#__RefHeading__15241_972012461" text:style-name="Internet_20_link" text:visited-style-name="Internet_20_link">3.3<text:tab/>Provisioning Objects<text:tab/>8</text:a></text:p>
          <text:h text:style-name="P150" text:outline-level="1"><text:a xlink:type="simple" xlink:href="#__RefHeading__15243_972012461" text:style-name="Internet_20_link" text:visited-style-name="Internet_20_link">4 <text:s/><text:tab/>Algorithm Support<text:tab/>9</text:a></text:h>
          <text:p text:style-name="P151"><text:a xlink:type="simple" xlink:href="#__RefHeading__117184_1298926316" text:style-name="Internet_20_link" text:visited-style-name="Internet_20_link">4.1<text:tab/>Mandatory Algorithms<text:tab/>9</text:a></text:p>
          <text:p text:style-name="P151"><text:a xlink:type="simple" xlink:href="#__RefHeading__117186_1298926316" text:style-name="Internet_20_link" text:visited-style-name="Internet_20_link">4.2<text:tab/>Special Algorithms<text:tab/>10</text:a></text:p>
          <text:p text:style-name="P151"><text:a xlink:type="simple" xlink:href="#__RefHeading__117188_1298926316" text:style-name="Internet_20_link" text:visited-style-name="Internet_20_link">4.3<text:tab/>Optional Algorithms<text:tab/>10</text:a></text:p>
          <text:h text:style-name="P150" text:outline-level="1"><text:a xlink:type="simple" xlink:href="#__RefHeading__15245_972012461" text:style-name="Internet_20_link" text:visited-style-name="Internet_20_link">5 <text:s/><text:tab/>Protection Attributes<text:tab/>11</text:a></text:h>
          <text:p text:style-name="P151"><text:a xlink:type="simple" xlink:href="#__RefHeading__15247_972012461" text:style-name="Internet_20_link" text:visited-style-name="Internet_20_link">5.1<text:tab/>Export Protection<text:tab/>11</text:a></text:p>
          <text:p text:style-name="P151"><text:a xlink:type="simple" xlink:href="#__RefHeading__15249_972012461" text:style-name="Internet_20_link" text:visited-style-name="Internet_20_link">5.2<text:tab/>Delete Protection<text:tab/>11</text:a></text:p>
          <text:p text:style-name="P151"><text:a xlink:type="simple" xlink:href="#__RefHeading__513763_1828343271" text:style-name="Internet_20_link" text:visited-style-name="Internet_20_link">5.3<text:tab/>Biometric Protection<text:tab/>11</text:a></text:p>
          <text:p text:style-name="P151"><text:a xlink:type="simple" xlink:href="#__RefHeading__15251_972012461" text:style-name="Internet_20_link" text:visited-style-name="Internet_20_link">5.4<text:tab/>PIN Input Methods<text:tab/>12</text:a></text:p>
          <text:p text:style-name="P151"><text:a xlink:type="simple" xlink:href="#__RefHeading__15253_972012461" text:style-name="Internet_20_link" text:visited-style-name="Internet_20_link">5.5<text:tab/>PIN Patterns<text:tab/>12</text:a></text:p>
          <text:p text:style-name="P151"><text:a xlink:type="simple" xlink:href="#__RefHeading__15255_972012461" text:style-name="Internet_20_link" text:visited-style-name="Internet_20_link">5.6<text:tab/>PIN and PUK Formats<text:tab/>12</text:a></text:p>
          <text:p text:style-name="P151"><text:a xlink:type="simple" xlink:href="#__RefHeading__15257_972012461" text:style-name="Internet_20_link" text:visited-style-name="Internet_20_link">5.7<text:tab/>PIN Grouping<text:tab/>13</text:a></text:p>
          <text:p text:style-name="P151"><text:a xlink:type="simple" xlink:href="#__RefHeading__15259_972012461" text:style-name="Internet_20_link" text:visited-style-name="Internet_20_link">5.8<text:tab/>Application Usage<text:tab/>13</text:a></text:p>
          <text:h text:style-name="P150" text:outline-level="1"><text:a xlink:type="simple" xlink:href="#__RefHeading__797652_2146041088" text:style-name="Internet_20_link" text:visited-style-name="Internet_20_link">6 <text:s/><text:tab/>Session Security Mechanisms<text:tab/>14</text:a></text:h>
          <text:p text:style-name="P151"><text:a xlink:type="simple" xlink:href="#__RefHeading__15339_972012461" text:style-name="Internet_20_link" text:visited-style-name="Internet_20_link">6.1<text:tab/>Encrypted Data<text:tab/>14</text:a></text:p>
          <text:p text:style-name="P151"><text:a xlink:type="simple" xlink:href="#__RefHeading__15341_972012461" text:style-name="Internet_20_link" text:visited-style-name="Internet_20_link">6.2<text:tab/>MAC Operations<text:tab/>14</text:a></text:p>
          <text:p text:style-name="P151"><text:a xlink:type="simple" xlink:href="#__RefHeading__15343_972012461" text:style-name="Internet_20_link" text:visited-style-name="Internet_20_link">6.3<text:tab/>Attestations<text:tab/>14</text:a></text:p>
          <text:p text:style-name="P151"><text:a xlink:type="simple" xlink:href="#__RefHeading__15345_972012461" text:style-name="Internet_20_link" text:visited-style-name="Internet_20_link">6.4<text:tab/>Target Key Reference<text:tab/>14</text:a></text:p>
          <text:h text:style-name="P150" text:outline-level="1"><text:a xlink:type="simple" xlink:href="#__RefHeading__135131_2109382754" text:style-name="Internet_20_link" text:visited-style-name="Internet_20_link">7 <text:s/><text:tab/>Detailed Operation<text:tab/>15</text:a></text:h>
          <text:p text:style-name="P151"><text:a xlink:type="simple" xlink:href="#__RefHeading__15263_972012461" text:style-name="Internet_20_link" text:visited-style-name="Internet_20_link">7.1<text:tab/>Data Types<text:tab/>15</text:a></text:p>
          <text:p text:style-name="P151"><text:a xlink:type="simple" xlink:href="#__RefHeading__15267_972012461" text:style-name="Internet_20_link" text:visited-style-name="Internet_20_link">7.2<text:tab/>Return Values<text:tab/>16</text:a></text:p>
          <text:p text:style-name="P151"><text:a xlink:type="simple" xlink:href="#__RefHeading__15269_972012461" text:style-name="Internet_20_link" text:visited-style-name="Internet_20_link">7.3<text:tab/>Error Codes<text:tab/>16</text:a></text:p>
          <text:p text:style-name="P151"><text:a xlink:type="simple" xlink:href="#__RefHeading__135133_2109382754" text:style-name="Internet_20_link" text:visited-style-name="Internet_20_link">7.4<text:tab/>Method List<text:tab/>16</text:a></text:p>
          <text:p text:style-name="P152"><text:a xlink:type="simple" xlink:href="#__RefHeading__15271_972012461" text:style-name="Internet_20_link" text:visited-style-name="Internet_20_link">getDeviceInfo [1]<text:tab/>17</text:a></text:p>
          <text:p text:style-name="P152"><text:a xlink:type="simple" xlink:href="#__RefHeading__15273_972012461" text:style-name="Internet_20_link" text:visited-style-name="Internet_20_link">createProvisioningSession [2]<text:tab/>19</text:a></text:p>
          <text:p text:style-name="P152"><text:a xlink:type="simple" xlink:href="#__RefHeading__15275_972012461" text:style-name="Internet_20_link" text:visited-style-name="Internet_20_link">closeProvisioningSession [3]<text:tab/>25</text:a></text:p>
          <text:p text:style-name="P152"><text:soft-page-break/><text:a xlink:type="simple" xlink:href="#__RefHeading__15277_972012461" text:style-name="Internet_20_link" text:visited-style-name="Internet_20_link">enumerateProvisioningSessions [4]<text:tab/>26</text:a></text:p>
          <text:p text:style-name="P152"><text:a xlink:type="simple" xlink:href="#__RefHeading__15279_972012461" text:style-name="Internet_20_link" text:visited-style-name="Internet_20_link">abortProvisioningSession [5]<text:tab/>27</text:a></text:p>
          <text:p text:style-name="P152"><text:a xlink:type="simple" xlink:href="#__RefHeading__15281_972012461" text:style-name="Internet_20_link" text:visited-style-name="Internet_20_link">signProvisioningSessionData [6]<text:tab/>28</text:a></text:p>
          <text:p text:style-name="P152"><text:a xlink:type="simple" xlink:href="#__RefHeading__16586_1418814329" text:style-name="Internet_20_link" text:visited-style-name="Internet_20_link">updateKeyManagementKey [7]<text:tab/>29</text:a></text:p>
          <text:p text:style-name="P152"><text:a xlink:type="simple" xlink:href="#__RefHeading__15283_972012461" text:style-name="Internet_20_link" text:visited-style-name="Internet_20_link">createPUKPolicy [8]<text:tab/>30</text:a></text:p>
          <text:p text:style-name="P152"><text:a xlink:type="simple" xlink:href="#__RefHeading__15285_972012461" text:style-name="Internet_20_link" text:visited-style-name="Internet_20_link">createPINPolicy [9]<text:tab/>31</text:a></text:p>
          <text:p text:style-name="P152"><text:a xlink:type="simple" xlink:href="#__RefHeading__15287_972012461" text:style-name="Internet_20_link" text:visited-style-name="Internet_20_link">createKeyEntry [10]<text:tab/>32</text:a></text:p>
          <text:p text:style-name="P152"><text:a xlink:type="simple" xlink:href="#__RefHeading__15289_972012461" text:style-name="Internet_20_link" text:visited-style-name="Internet_20_link">getKeyHandle [11]<text:tab/>36</text:a></text:p>
          <text:p text:style-name="P152"><text:a xlink:type="simple" xlink:href="#__RefHeading__15291_972012461" text:style-name="Internet_20_link" text:visited-style-name="Internet_20_link">setCertificatePath [12]<text:tab/>37</text:a></text:p>
          <text:p text:style-name="P152"><text:a xlink:type="simple" xlink:href="#__RefHeading__15293_972012461" text:style-name="Internet_20_link" text:visited-style-name="Internet_20_link">importSymmetricKey [13]<text:tab/>39</text:a></text:p>
          <text:p text:style-name="P152"><text:a xlink:type="simple" xlink:href="#__RefHeading__721490_1828343271" text:style-name="Internet_20_link" text:visited-style-name="Internet_20_link">importPrivateKey [14]<text:tab/>41</text:a></text:p>
          <text:p text:style-name="P152"><text:a xlink:type="simple" xlink:href="#__RefHeading__15295_972012461" text:style-name="Internet_20_link" text:visited-style-name="Internet_20_link">addExtension [15]<text:tab/>42</text:a></text:p>
          <text:p text:style-name="P152"><text:a xlink:type="simple" xlink:href="#__RefHeading__15299_972012461" text:style-name="Internet_20_link" text:visited-style-name="Internet_20_link">postDeleteKey [50]<text:tab/>45</text:a></text:p>
          <text:p text:style-name="P152"><text:a xlink:type="simple" xlink:href="#__RefHeading__15301_972012461" text:style-name="Internet_20_link" text:visited-style-name="Internet_20_link">postUnlockKey [51]<text:tab/>47</text:a></text:p>
          <text:p text:style-name="P152"><text:a xlink:type="simple" xlink:href="#__RefHeading__15303_972012461" text:style-name="Internet_20_link" text:visited-style-name="Internet_20_link">postUpdateKey [52]<text:tab/>48</text:a></text:p>
          <text:p text:style-name="P152"><text:a xlink:type="simple" xlink:href="#__RefHeading__15305_972012461" text:style-name="Internet_20_link" text:visited-style-name="Internet_20_link">postCloneKeyProtection [53]<text:tab/>49</text:a></text:p>
          <text:p text:style-name="P152"><text:a xlink:type="simple" xlink:href="#__RefHeading__15307_972012461" text:style-name="Internet_20_link" text:visited-style-name="Internet_20_link">enumerateKeys [70]<text:tab/>50</text:a></text:p>
          <text:p text:style-name="P152"><text:a xlink:type="simple" xlink:href="#__RefHeading__15309_972012461" text:style-name="Internet_20_link" text:visited-style-name="Internet_20_link">getKeyAttributes [71]<text:tab/>51</text:a></text:p>
          <text:p text:style-name="P152"><text:a xlink:type="simple" xlink:href="#__RefHeading__15311_972012461" text:style-name="Internet_20_link" text:visited-style-name="Internet_20_link">getKeyProtectionInfo [72]<text:tab/>52</text:a></text:p>
          <text:p text:style-name="P152"><text:a xlink:type="simple" xlink:href="#__RefHeading__15313_972012461" text:style-name="Internet_20_link" text:visited-style-name="Internet_20_link">getExtension [73]<text:tab/>54</text:a></text:p>
          <text:p text:style-name="P152"><text:a xlink:type="simple" xlink:href="#__RefHeading__15315_972012461" text:style-name="Internet_20_link" text:visited-style-name="Internet_20_link">setProperty [74]<text:tab/>55</text:a></text:p>
          <text:p text:style-name="P152"><text:a xlink:type="simple" xlink:href="#__RefHeading__15317_972012461" text:style-name="Internet_20_link" text:visited-style-name="Internet_20_link">deleteKey [80]<text:tab/>56</text:a></text:p>
          <text:p text:style-name="P152"><text:a xlink:type="simple" xlink:href="#__RefHeading__15319_972012461" text:style-name="Internet_20_link" text:visited-style-name="Internet_20_link">exportKey [81]<text:tab/>57</text:a></text:p>
          <text:p text:style-name="P152"><text:a xlink:type="simple" xlink:href="#__RefHeading__15321_972012461" text:style-name="Internet_20_link" text:visited-style-name="Internet_20_link">unlockKey [82]<text:tab/>58</text:a></text:p>
          <text:p text:style-name="P152"><text:a xlink:type="simple" xlink:href="#__RefHeading__15323_972012461" text:style-name="Internet_20_link" text:visited-style-name="Internet_20_link">changePIN [83]<text:tab/>59</text:a></text:p>
          <text:p text:style-name="P152"><text:a xlink:type="simple" xlink:href="#__RefHeading__15325_972012461" text:style-name="Internet_20_link" text:visited-style-name="Internet_20_link">setPIN [84]<text:tab/>60</text:a></text:p>
          <text:p text:style-name="P152"><text:a xlink:type="simple" xlink:href="#__RefHeading__685210_1828343271" text:style-name="Internet_20_link" text:visited-style-name="Internet_20_link">updateFirmware [90]<text:tab/>61</text:a></text:p>
          <text:p text:style-name="P152"><text:a xlink:type="simple" xlink:href="#__RefHeading__15327_972012461" text:style-name="Internet_20_link" text:visited-style-name="Internet_20_link">signHashedData [100]<text:tab/>62</text:a></text:p>
          <text:p text:style-name="P152"><text:a xlink:type="simple" xlink:href="#__RefHeading__15329_972012461" text:style-name="Internet_20_link" text:visited-style-name="Internet_20_link">asymmetricKeyDecrypt [101]<text:tab/>63</text:a></text:p>
          <text:p text:style-name="P152"><text:a xlink:type="simple" xlink:href="#__RefHeading__15331_972012461" text:style-name="Internet_20_link" text:visited-style-name="Internet_20_link">keyAgreement [102]<text:tab/>64</text:a></text:p>
          <text:p text:style-name="P152"><text:a xlink:type="simple" xlink:href="#__RefHeading__15333_972012461" text:style-name="Internet_20_link" text:visited-style-name="Internet_20_link">performHMAC [103]<text:tab/>65</text:a></text:p>
          <text:p text:style-name="P152"><text:a xlink:type="simple" xlink:href="#__RefHeading__15335_972012461" text:style-name="Internet_20_link" text:visited-style-name="Internet_20_link">symmetricKeyEncrypt [104]<text:tab/>66</text:a></text:p>
          <text:p text:style-name="P153"><text:a xlink:type="simple" xlink:href="#__RefHeading__207023_2146041088" text:style-name="Internet_20_link" text:visited-style-name="Internet_20_link">Appendix A. <text:tab/>KeyGen2 Proxy<text:tab/>67</text:a></text:p>
          <text:p text:style-name="P153"><text:a xlink:type="simple" xlink:href="#__RefHeading__15347_972012461" text:style-name="Internet_20_link" text:visited-style-name="Internet_20_link">Appendix B. <text:tab/>Sample Session<text:tab/>68</text:a></text:p>
          <text:p text:style-name="P153"><text:a xlink:type="simple" xlink:href="#__RefHeading__15349_972012461" text:style-name="Internet_20_link" text:visited-style-name="Internet_20_link">Appendix C. <text:tab/>Reference Implementation<text:tab/>68</text:a></text:p>
          <text:p text:style-name="P153"><text:a xlink:type="simple" xlink:href="#__RefHeading__15351_972012461" text:style-name="Internet_20_link" text:visited-style-name="Internet_20_link">Appendix D. <text:tab/>Remote Key Lookup<text:tab/>69</text:a></text:p>
          <text:p text:style-name="P153"><text:a xlink:type="simple" xlink:href="#__RefHeading__15353_972012461" text:style-name="Internet_20_link" text:visited-style-name="Internet_20_link">Appendix E. <text:tab/>Security Considerations<text:tab/>70</text:a></text:p>
          <text:p text:style-name="P153"><text:a xlink:type="simple" xlink:href="#__RefHeading__15355_972012461" text:style-name="Internet_20_link" text:visited-style-name="Internet_20_link">Appendix F. <text:tab/>Intellectual Property Rights<text:tab/>70</text:a></text:p>
          <text:p text:style-name="P153"><text:a xlink:type="simple" xlink:href="#__RefHeading__15357_972012461" text:style-name="Internet_20_link" text:visited-style-name="Internet_20_link">Appendix G. <text:tab/>References<text:tab/>71</text:a></text:p>
          <text:p text:style-name="P153"><text:a xlink:type="simple" xlink:href="#__RefHeading__15359_972012461" text:style-name="Internet_20_link" text:visited-style-name="Internet_20_link">Appendix H. <text:tab/>Acknowledgments<text:tab/>73</text:a></text:p>
          <text:p text:style-name="P153"><text:a xlink:type="simple" xlink:href="#__RefHeading__15361_972012461" text:style-name="Internet_20_link" text:visited-style-name="Internet_20_link">Appendix I. <text:tab/>Author<text:tab/>73</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69">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81">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87"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38">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JSON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81">Many smart card schemes depend on roles like SO (Security Officer) which squarely matches scenarios where users are associated with a </text:span><text:span text:style-name="T2">multitude of independent service providers</text:span><text:span text:style-name="T81">. <text:s/>By building on an E2ES (End To End Security) model, the </text:span><text:span text:style-name="T2">technical</text:span><text:span text:style-name="T81"> part of the SO role, exclusively becomes an affair between the SKS and the </text:span><text:span text:style-name="T2">remote</text:span><text:span text:style-name="T81"> issuers, </text:span><text:span text:style-name="T2">where each issuer is confined to their own virtual cards and SO policies</text:span><text:span text:style-name="T81">.</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7">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87" text:outline-level="2"><text:bookmark text:name="__RefHeading__32884_823033893"/><text:reference-mark-start text:name="pep"/>Privacy Enabled Provisioning<text:bookmark-end text:name="__RefHeading__32884_823033893"/><text:reference-mark-end text:name="pep"/></text:h>
      <text:p text:style-name="P67">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7">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7">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7">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7">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7">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67">Due to the fact that the “Standard” mode potentially affects the user's privacy, it is </text:span><text:span text:style-name="T168">recommended</text:span><text:span text:style-name="T167"> that such requests are equipped with an appropriate user alert notice in the GUI</text:span></text:p>
          </table:table-cell>
        </table:table-row>
      </table:table>
      <text:p text:style-name="Text_20_body"/>
      <text:p text:style-name="P136"/>
      <text:h text:style-name="Heading_20_2" text:outline-level="2"><text:bookmark text:name="__RefHeading__16753_976989119"/><text:reference-mark-start text:name="device.id"/>Device ID<text:bookmark-end text:name="__RefHeading__16753_976989119"/><text:reference-mark-end text:name="device.id"/></text:h>
      <text:p text:style-name="P67">Since the exposed identity of the SKS container is dependent on the mode as described in the previous section, the affected provisioning methods refer to a “Device ID” which is the literal string <text:span text:style-name="T93">"Anonymous"</text:span> or the <text:span text:style-name="CrossRef"><text:reference-ref text:reference-format="text" text:ref-name="X.509">X.509</text:reference-ref></text:span><text:span text:style-name="CrossRef"> </text:span>DER format of the<text:line-break/><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7"/>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5">“On the Internet anybody can be an operator of something”<text:line-break/></text:p>
      <text:p text:style-name="P45">Note: unlike 7816-compatible smart cards, an SKS exposes no visible file system, only objects.</text:p>
      <text:p text:style-name="P68">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4"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2">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2">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Symmetric Key</text:p>
          </table:table-cell>
          <table:table-cell table:style-name="Table110.B2" office:value-type="string">
            <text:p text:style-name="Table_20_Contents"><text:span text:style-name="T2">Optional</text:span><text:span text:style-name="T81"> symmetric key defined by calling </text:span><text:span text:style-name="CrossRef"><text:span text:style-name="T81"><text:reference-ref text:reference-format="text" text:ref-name="setpiggybacked">importSymmetricKey</text:reference-ref></text:span></text:span></text:p>
          </table:table-cell>
        </table:table-row>
        <table:table-row table:style-name="Table110.2">
          <table:table-cell table:style-name="Table110.A2" office:value-type="string">
            <text:p text:style-name="P32">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3">Extension Objects</text:p>
          </table:table-cell>
          <table:table-cell table:style-name="Table110.B2" office:value-type="string">
            <text:p text:style-name="Table_20_Contents"><text:span text:style-name="T3">Optional</text:span><text:span text:style-name="T87"> extension objects defined by calling </text:span><text:span text:style-name="CrossRef"><text:span text:style-name="T81"><text:reference-ref text:reference-format="text" text:ref-name="addextensiondata">addExtension</text:reference-ref></text:span></text:span></text:p>
          </table:table-cell>
        </table:table-row>
        <table:table-row table:style-name="Table110.2">
          <table:table-cell table:style-name="Table110.A2" office:value-type="string">
            <text:p text:style-name="P33">PIN Error Count</text:p>
          </table:table-cell>
          <table:table-cell table:style-name="Table110.B2" office:value-type="string">
            <text:p text:style-name="Table_20_Contents"><text:span text:style-name="T2">Optional</text:span> counter for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2">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81">Note that key management operations always involve an entire key entry; </text:span><text:span text:style-name="T2">individual elements cannot be managed</text:span><text:span text:style-name="T81">.</text:span></text:p>
      <text:h text:style-name="P187"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43">For the creation of protection objects, see </text:span><text:span text:style-name="CrossRef"><text:reference-ref text:reference-format="text" text:ref-name="createPUKPolicy">createPUKPolicy</text:reference-ref></text:span><text:span text:style-name="CrossRef"><text:span text:style-name="T7">, </text:span></text:span><text:span text:style-name="CrossRef"><text:reference-ref text:reference-format="text" text:ref-name="createPINPolicy">createPINPolicy</text:reference-ref></text:span><text:span text:style-name="CrossRef"><text:span text:style-name="T7"> and </text:span></text:span><text:span text:style-name="CrossRef"><text:reference-ref text:reference-format="text" text:ref-name="createKeyPair">createKeyEntry</text:reference-ref></text:span><text:span text:style-name="CrossRef"><text:span text:style-name="T7">.</text:span></text:span></text:p>
      <text:p text:style-name="Text_20_body"><text:span text:style-name="CrossRef"><text:span text:style-name="T14">For an example how </text:span></text:span><text:span text:style-name="CrossRef"><text:reference-ref text:reference-format="text" text:ref-name="keygen2">KeyGen2</text:reference-ref></text:span><text:span text:style-name="CrossRef"><text:span text:style-name="T14"> deals with this structure, see </text:span></text:span><text:span text:style-name="CrossRef"><text:reference-ref text:reference-format="text" text:ref-name="keyinitreq">KeyCreationRequest</text:reference-ref></text:span><text:span text:style-name="CrossRef"><text:span text:style-name="T14">.</text:span></text:span></text:p>
      <text:p text:style-name="Text_20_body"><text:span text:style-name="CrossRef"><text:span text:style-name="T14">Note that the set of keys bound to a particular PIN policy object “owns” the PIN policy object which means that when the </text:span></text:span><text:span text:style-name="CrossRef"><text:span text:style-name="T18">last</text:span></text:span><text:span text:style-name="CrossRef"><text:span text:style-name="T14"> key of such a set has been deleted, the PIN policy object itself </text:span></text:span><text:span text:style-name="CrossRef"><text:span text:style-name="T13">must</text:span></text:span><text:span text:style-name="CrossRef"><text:span text:style-name="T14"> be </text:span></text:span><text:span text:style-name="CrossRef"><text:span text:style-name="T18">automatically</text:span></text:span><text:span text:style-name="CrossRef"><text:span text:style-name="T14"> deleted (by </text:span></text:span><text:span text:style-name="CrossRef"><text:reference-ref text:reference-format="text" text:ref-name="pp.delkey">postDeleteKey</text:reference-ref></text:span><text:span text:style-name="CrossRef"><text:span text:style-name="T14"> and </text:span></text:span><text:span text:style-name="CrossRef"><text:reference-ref text:reference-format="text" text:ref-name="deletekey">deleteKey</text:reference-ref></text:span><text:span text:style-name="CrossRef"><text:span text:style-name="T14">). <text:s/>The very same principle is also valid for PUK policy objects. <text:s/>Due to this there are no specific PIN or PUK delete methods.</text:span></text:span></text:p>
      <text:p text:style-name="Text_20_body">An <text:span text:style-name="T2">embedded</text:span> SKS <text:span text:style-name="T38">may</text:span> also support a device (<text:span text:style-name="T2">system-wide</text:span>) PIN and PUK. <text:s/>See <text:span text:style-name="CrossRef"><text:reference-ref text:reference-format="text" text:ref-name="getDeviceData">getDeviceInfo</text:reference-ref></text:span>. <text:s/><text:span text:style-name="T68">Usage and management of device PINs and PUKs is out of scope for the SKS API</text:span><text:span text:style-name="T62">.</text:span></text:p>
      <text:p text:style-name="P61"/>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38">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Text_20_body"><text:span text:style-name="T62">If a </text:span><text:span text:style-name="CrossRef"><text:span text:style-name="T62"><text:reference-ref text:reference-format="text" text:ref-name="key.mgr.key">KeyManagementKey</text:reference-ref></text:span></text:span><text:span text:style-name="T62"> is deployed during provisioning object creation (establishing a </text:span><text:span text:style-name="CrossRef"><text:span text:style-name="T62"><text:reference-ref text:reference-format="text" text:ref-name="DSDP">VSD</text:reference-ref></text:span></text:span><text:span text:style-name="T62">), </text:span><text:span text:style-name="T68">post-provisioning operations</text:span><text:span text:style-name="T62"> can also be performed. <text:s/>See</text:span><text:span text:style-name="CrossRef"><text:span text:style-name="T16"> </text:span></text:span><text:span text:style-name="CrossRef"><text:span text:style-name="T62"><text:reference-ref text:reference-format="text" text:ref-name="pp.delkey">postDeleteKey</text:reference-ref></text:span></text:span><text:span text:style-name="CrossRef"><text:span text:style-name="T16">, </text:span></text:span><text:span text:style-name="CrossRef"><text:span text:style-name="T62"><text:reference-ref text:reference-format="text" text:ref-name="pp.unlockkey">postUnlockKey</text:reference-ref></text:span></text:span><text:span text:style-name="CrossRef"><text:span text:style-name="T16">, </text:span></text:span><text:span text:style-name="CrossRef"><text:span text:style-name="T62"><text:reference-ref text:reference-format="text" text:ref-name="pp.uodate">postUpdateKey</text:reference-ref></text:span></text:span><text:span text:style-name="CrossRef"><text:span text:style-name="T16">, and </text:span></text:span><text:span text:style-name="CrossRef"><text:span text:style-name="T62"><text:reference-ref text:reference-format="text" text:ref-name="pp_clonekeyprot">postCloneKeyProtection</text:reference-ref></text:span></text:span><text:span text:style-name="CrossRef"><text:span text:style-name="T16">. <text:s/>Also see </text:span></text:span><text:span text:style-name="CrossRef"><text:span text:style-name="T62"><text:reference-ref text:reference-format="text" text:ref-name="update.kmk">updateKeyManagementKey</text:reference-ref></text:span></text:span>.</text:p>
      <text:h text:style-name="P164"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38">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52">See </text:span><text:span text:style-name="CrossRef"><text:span text:style-name="T53"><text:reference-ref text:reference-format="text" text:ref-name="xml.encrypt">XML Encryption</text:reference-ref></text:span></text:span>. <text:s/>Note that IV <text:span text:style-name="T39">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5">http://xmlns.webpki.org/sks/algorithm#aes.cbc.pkcs5</text:p>
          </table:table-cell>
          <table:table-cell table:style-name="Table34.B4" table:number-rows-spanned="2" table:number-columns-spanned="2" office:value-type="string">
            <text:p text:style-name="Standard"><text:span text:style-name="T43">See </text:span><text:span text:style-name="CrossRef"><text:span text:style-name="T43"><text:reference-ref text:reference-format="text" text:ref-name="fips.197">FIPS 197</text:reference-ref></text:span></text:span>. <text:s text:c="2"/><text:span text:style-name="T43">Support for 128, 192, and 256-bit keys</text:span></text:p>
          </table:table-cell>
          <table:covered-table-cell/>
        </table:table-row>
        <table:table-row table:style-name="Table34.2">
          <table:table-cell table:style-name="Table34.A4" office:value-type="string">
            <text:p text:style-name="P25">http://xmlns.webpki.org/sks/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0">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xmlns.webpki.org/sks/algorithm#rsa.pkcs1_5</text:p>
          </table:table-cell>
          <table:table-cell table:style-name="Table34.A4" table:number-rows-spanned="3" office:value-type="string">
            <text:p text:style-name="Table_20_Contents"><text:span text:style-name="T43">See </text:span><text:span text:style-name="CrossRef"><text:span text:style-name="T162"><text:reference-ref text:reference-format="text" text:ref-name="RFC3447">RFC 3447</text:reference-ref></text:span></text:span></text:p>
            <text:p text:style-name="P147"><text:span text:style-name="CrossRef"><text:span text:style-name="T8">MGF1: hash function = mgf1 function. <text:s/>No explicit argument</text:span></text:span></text:p>
          </table:table-cell>
          <table:table-cell table:style-name="Table34.B4" table:number-rows-spanned="4" office:value-type="string">
            <text:p text:style-name="P31">Decryption mode only</text:p>
          </table:table-cell>
        </table:table-row>
        <table:table-row table:style-name="Table34.2">
          <table:table-cell table:style-name="Table34.A4" office:value-type="string">
            <text:p text:style-name="P20">http://xmlns.webpki.org/sks/algorithm#rsa.oaep.sha1.mgf1p</text:p>
          </table:table-cell>
          <table:covered-table-cell/>
          <table:covered-table-cell/>
        </table:table-row>
        <table:table-row table:style-name="Table34.2">
          <table:table-cell table:style-name="Table34.A4" office:value-type="string">
            <text:p text:style-name="P20">http://xmlns.webpki.org/sks/algorithm#rsa.oaep.sha256.mgf1p</text:p>
          </table:table-cell>
          <table:covered-table-cell/>
          <table:covered-table-cell/>
        </table:table-row>
        <table:table-row table:style-name="Table34.2">
          <table:table-cell table:style-name="Table34.A4" office:value-type="string">
            <text:p text:style-name="P96"><text:span text:style-name="T37">http://xmlns.webpki.org/sks/algorithm#rsa</text:span>.raw</text:p>
          </table:table-cell>
          <table:table-cell table:style-name="Table34.A4" office:value-type="string">
            <text:p text:style-name="P2">Non-padded RSA operation</text:p>
          </table:table-cell>
          <table:covered-table-cell/>
        </table:table-row>
        <table:table-row table:style-name="Table34.2">
          <table:table-cell table:style-name="Table34.A19" table:number-columns-spanned="3" office:value-type="string">
            <text:p text:style-name="P20"/>
          </table:table-cell>
          <table:covered-table-cell/>
          <table:covered-table-cell/>
        </table:table-row>
        <table:table-row table:style-name="Table34.2">
          <table:table-cell table:style-name="Table34.A20"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6">http://xmlns.webpki.org/sks/algorithm#ecdh.raw</text:p>
          </table:table-cell>
          <table:table-cell table:style-name="Table34.B4" table:number-columns-spanned="2" office:value-type="string">
            <text:p text:style-name="P77">See <text:span text:style-name="CrossRef"><text:reference-ref text:reference-format="text" text:ref-name="sp800-56a">SP800-56A</text:reference-ref></text:span> <text:span text:style-name="T58">ECC CDH primitive (Section 5.7.1.2)</text:span></text:p>
          </table:table-cell>
          <table:covered-table-cell/>
        </table:table-row>
        <table:table-row table:style-name="Table34.2">
          <table:table-cell table:style-name="Table34.A19"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0">http://www.w3.org/2001/04/xmldsig-more#rsa-sha256</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96">http://xmlns.webpki.org/sks/algorithm#rsa.pkcs1.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6">http://xmlns.webpki.org/sks/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34.2">
          <table:table-cell table:style-name="Table34.A4" office:value-type="string">
            <text:p text:style-name="P96">http://xmlns.webpki.org/sks/algorithm#rsa1024</text:p>
          </table:table-cell>
          <table:table-cell table:style-name="Table34.A4" office:value-type="string">
            <text:p text:style-name="Standard">RSA 1024-bit key</text:p>
          </table:table-cell>
          <table:table-cell table:style-name="Table34.B4" table:number-rows-spanned="2" office:value-type="string">
            <text:p text:style-name="P104"><text:span text:style-name="T2">Implicit exponent:</text:span> 65537</text:p>
          </table:table-cell>
        </table:table-row>
        <table:table-row table:style-name="Table34.2">
          <table:table-cell table:style-name="Table34.A4" office:value-type="string">
            <text:p text:style-name="P96">http://xmlns.webpki.org/sks/algorithm#rsa2048</text:p>
          </table:table-cell>
          <table:table-cell table:style-name="Table34.A4" office:value-type="string">
            <text:p text:style-name="Standard">RSA 2048-bit key</text:p>
          </table:table-cell>
          <table:covered-table-cell/>
        </table:table-row>
        <table:table-row table:style-name="Table34.2">
          <table:table-cell table:style-name="Table34.A4" office:value-type="string">
            <text:p text:style-name="P96">http://xmlns.webpki.org/sks/algorithm#ec.nist.p256</text:p>
          </table:table-cell>
          <table:table-cell table:style-name="Table34.A4" office:value-type="string">
            <text:p text:style-name="Standard">EC NIST<text:span text:style-name="T43"> </text:span>“P-256”</text:p>
          </table:table-cell>
          <table:table-cell table:style-name="Table34.B4" office:value-type="string">
            <text:p text:style-name="P104">See <text:span text:style-name="CrossRef"><text:reference-ref text:reference-format="text" text:ref-name="fips.186-3">FIPS 186-4</text:reference-ref></text:span></text:p>
          </table:table-cell>
        </table:table-row>
        <table:table-row table:style-name="Table34.2">
          <table:table-cell table:style-name="Table34.A4" office:value-type="string">
            <text:p text:style-name="P96">http://xmlns.webpki.org/sks/algorithm#ec.brainpool.p256r1</text:p>
          </table:table-cell>
          <table:table-cell table:style-name="Table34.A4" office:value-type="string">
            <text:p text:style-name="Standard">EC Brainpool “P256r1”</text:p>
          </table:table-cell>
          <table:table-cell table:style-name="Table34.B4" office:value-type="string">
            <text:p text:style-name="P104">See <text:span text:style-name="CrossRef"><text:reference-ref text:reference-format="text" text:ref-name="rfc5639">RFC 5639</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text:span text:style-name="T2">not</text:span> supported by this specification.</text:p>
      <text:h text:style-name="P187"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6">http://xmlns.webpki.org/sks/algorithm#session.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6">http://xmlns.webpki.org/sks/algorithm#key.1</text:p>
          </table:table-cell>
          <table:table-cell table:style-name="Table111.B2" office:value-type="string">
            <text:p text:style-name="P2">See<text:span text:style-name="CrossRef"><text:span text:style-name="T7">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5">http://xmlns.webpki.org/sks/algorithm#none</text:p>
          </table:table-cell>
          <table:table-cell table:style-name="Table111.B2" office:value-type="string">
            <text:p text:style-name="Table_20_Contents"><text:span text:style-name="T81">See </text:span><text:span text:style-name="CrossRef"><text:span text:style-name="T81"><text:reference-ref text:reference-format="text" text:ref-name="createKeyPair">createKeyEntry</text:reference-ref></text:span></text:span><text:span text:style-name="T81"> and </text:span><text:span text:style-name="CrossRef"><text:span text:style-name="T81"><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Symmetric Key Encryption</text:p>
          </table:table-cell>
          <table:covered-table-cell/>
          <table:covered-table-cell/>
        </table:table-row>
        <table:table-row table:style-name="Table122.2">
          <table:table-cell table:style-name="Table122.A2" office:value-type="string">
            <text:p text:style-name="P25">TBD</text:p>
          </table:table-cell>
          <table:table-cell table:style-name="Table122.B2" table:number-columns-spanned="2" office:value-type="string">
            <text:p text:style-name="P85">TBD</text:p>
          </table: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2">
          <table:table-cell table:style-name="Table122.A4" table:number-columns-spanned="3" office:value-type="string">
            <text:p text:style-name="P13">HMAC Operations</text:p>
          </table:table-cell>
          <table:covered-table-cell/>
          <table:covered-table-cell/>
        </table:table-row>
        <table:table-row table:style-name="Table122.2">
          <table:table-cell table:style-name="Table122.A5" office:value-type="string">
            <text:p text:style-name="Standard">http://www.w3.org/2001/04/xmldsig-more#hmac-sha384</text:p>
          </table:table-cell>
          <table:table-cell table:style-name="Table122.B5" table:number-rows-spanned="2" table:number-columns-spanned="2" office:value-type="string">
            <text:p text:style-name="Standard">See <text:span text:style-name="CrossRef"><text:reference-ref text:reference-format="text" text:ref-name="xml.dsg">XML Signature</text:reference-ref></text:span></text:p>
          </table:table-cell>
          <table:covered-table-cell/>
        </table:table-row>
        <table:table-row table:style-name="Table122.2">
          <table:table-cell table:style-name="Table122.A5" office:value-type="string">
            <text:p text:style-name="P20">http://www.w3.org/2001/04/xmldsig-more#hmac-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Encryption</text:p>
          </table:table-cell>
          <table:covered-table-cell/>
          <table:covered-table-cell/>
        </table:table-row>
        <table:table-row table:style-name="Table122.2">
          <table:table-cell table:style-name="Table122.A9" office:value-type="string">
            <text:p text:style-name="P20">TBD</text:p>
          </table:table-cell>
          <table:table-cell table:style-name="Table122.A9" office:value-type="string">
            <text:p text:style-name="P2">TBD</text:p>
          </table:table-cell>
          <table:table-cell table:style-name="Table122.C9" office:value-type="string">
            <text:p text:style-name="P31">Decryption mode only</text:p>
          </table:table-cell>
        </table:table-row>
        <table:table-row table:style-name="Table122.2">
          <table:table-cell table:style-name="Table122.A10" table:number-columns-spanned="3" office:value-type="string">
            <text:p text:style-name="P20"/>
          </table:table-cell>
          <table:covered-table-cell/>
          <table:covered-table-cell/>
        </table:table-row>
        <table:table-row table:style-name="Table122.2">
          <table:table-cell table:style-name="Table122.A11" table:number-columns-spanned="3" office:value-type="string">
            <text:p text:style-name="P13">Diffie-Hellman Key Agreement</text:p>
          </table:table-cell>
          <table:covered-table-cell/>
          <table:covered-table-cell/>
        </table:table-row>
        <table:table-row table:style-name="Table122.2">
          <table:table-cell table:style-name="Table122.A9" office:value-type="string">
            <text:p text:style-name="P96">TBD</text:p>
          </table:table-cell>
          <table:table-cell table:style-name="Table122.C9" table:number-columns-spanned="2" office:value-type="string">
            <text:p text:style-name="P78">TBD</text:p>
          </table:table-cell>
          <table:covered-table-cell/>
        </table:table-row>
        <table:table-row table:style-name="Table122.2">
          <table:table-cell table:style-name="Table122.A10" table:number-columns-spanned="3" office:value-type="string">
            <text:p text:style-name="P26"/>
          </table:table-cell>
          <table:covered-table-cell/>
          <table:covered-table-cell/>
        </table:table-row>
        <table:table-row table:style-name="Table122.1">
          <table:table-cell table:style-name="Table122.A8" table:number-columns-spanned="3" office:value-type="string">
            <text:p text:style-name="P13">Asymmetric Key Signatures</text:p>
          </table:table-cell>
          <table:covered-table-cell/>
          <table:covered-table-cell/>
        </table:table-row>
        <table:table-row table:style-name="Table122.2">
          <table:table-cell table:style-name="Table122.A9" office:value-type="string">
            <text:p text:style-name="P20">http://www.w3.org/2001/04/xmldsig-more#rsa-sha384</text:p>
          </table:table-cell>
          <table:table-cell table:style-name="Table122.A9" table:number-rows-spanned="5" office:value-type="string">
            <text:p text:style-name="P2">See <text:span text:style-name="CrossRef"><text:reference-ref text:reference-format="text" text:ref-name="xml.dsg">XML Signature</text:reference-ref></text:span></text:p>
          </table:table-cell>
          <table:table-cell table:style-name="Table122.C9" table:number-rows-spanned="5" office:value-type="string">
            <text:p text:style-name="P11">Signing mode only</text:p>
          </table:table-cell>
        </table:table-row>
        <table:table-row table:style-name="Table122.2">
          <table:table-cell table:style-name="Table122.A9" office:value-type="string">
            <text:p text:style-name="P20">http://www.w3.org/2001/04/xmldsig-more#rsa-sha512</text:p>
          </table:table-cell>
          <table:covered-table-cell/>
          <table:covered-table-cell/>
        </table:table-row>
        <table:table-row table:style-name="Table122.2">
          <table:table-cell table:style-name="Table122.A9" office:value-type="string">
            <text:p text:style-name="P20">http://www.w3.org/2001/04/xmldsig-more#ecdsa-sha1</text:p>
          </table:table-cell>
          <table:covered-table-cell/>
          <table:covered-table-cell/>
        </table:table-row>
        <table:table-row table:style-name="Table122.2">
          <table:table-cell table:style-name="Table122.A9" office:value-type="string">
            <text:p text:style-name="P20">http://www.w3.org/2001/04/xmldsig-more#ecdsa-sha384</text:p>
          </table:table-cell>
          <table:covered-table-cell/>
          <table:covered-table-cell/>
        </table:table-row>
        <table:table-row table:style-name="Table122.2">
          <table:table-cell table:style-name="Table122.A9" office:value-type="string">
            <text:p text:style-name="P20">http://www.w3.org/2001/04/xmldsig-more#ecdsa-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Generation</text:p>
          </table:table-cell>
          <table:covered-table-cell/>
          <table:covered-table-cell/>
        </table:table-row>
        <table:table-row table:style-name="Table122.2">
          <table:table-cell table:style-name="Table122.A9" office:value-type="string">
            <text:p text:style-name="P96">http://xmlns.webpki.org/sks/algorithm#rsa3072</text:p>
          </table:table-cell>
          <table:table-cell table:style-name="Table122.A9" office:value-type="string">
            <text:p text:style-name="Standard">RSA 3072-bit key</text:p>
          </table:table-cell>
          <table:table-cell table:style-name="Table122.C9" table:number-rows-spanned="2" office:value-type="string">
            <text:p text:style-name="P104"><text:span text:style-name="T2">Implicit exponent:</text:span> 65537</text:p>
          </table:table-cell>
        </table:table-row>
        <table:table-row table:style-name="Table122.2">
          <table:table-cell table:style-name="Table122.A9" office:value-type="string">
            <text:p text:style-name="P96">http://xmlns.webpki.org/sks/algorithm#rsa4096</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6">http://xmlns.webpki.org/sks/algorithm#rsa1024.exp</text:p>
          </table:table-cell>
          <table:table-cell table:style-name="Table122.A9" office:value-type="string">
            <text:p text:style-name="Standard">RSA 1024-bit key</text:p>
          </table:table-cell>
          <table:table-cell table:style-name="Table122.C9" table:number-rows-spanned="4" office:value-type="string">
            <text:p text:style-name="P99">Variable exponent</text:p>
            <text:p text:style-name="P99"/>
            <text:p text:style-name="P11"><text:span text:style-name="T81">See </text:span><text:span text:style-name="CrossRef"><text:span text:style-name="T81"><text:reference-ref text:reference-format="text" text:ref-name="key.param">KeyParameters</text:reference-ref></text:span></text:span></text:p>
          </table:table-cell>
        </table:table-row>
        <table:table-row table:style-name="Table122.2">
          <table:table-cell table:style-name="Table122.A9" office:value-type="string">
            <text:p text:style-name="P96">http://xmlns.webpki.org/sks/algorithm#rsa2048.exp</text:p>
          </table:table-cell>
          <table:table-cell table:style-name="Table122.A9" office:value-type="string">
            <text:p text:style-name="Standard">RSA 2048-bit key</text:p>
          </table:table-cell>
          <table:covered-table-cell/>
        </table:table-row>
        <table:table-row table:style-name="Table122.2">
          <table:table-cell table:style-name="Table122.A9" office:value-type="string">
            <text:p text:style-name="P96">http://xmlns.webpki.org/sks/algorithm#rsa3072.exp</text:p>
          </table:table-cell>
          <table:table-cell table:style-name="Table122.A9" office:value-type="string">
            <text:p text:style-name="Standard">RSA 3072-bit key</text:p>
          </table:table-cell>
          <table:covered-table-cell/>
        </table:table-row>
        <table:table-row table:style-name="Table122.2">
          <table:table-cell table:style-name="Table122.A9" office:value-type="string">
            <text:p text:style-name="P96">http://xmlns.webpki.org/sks/algorithm#rsa4096.exp</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6">http://xmlns.webpki.org/sks/algorithm#ec.nist.p192</text:p>
          </table:table-cell>
          <table:table-cell table:style-name="Table122.A9" office:value-type="string">
            <text:p text:style-name="Standard"><text:span text:style-name="T43">EC NIST </text:span>“P-192” </text:p>
          </table:table-cell>
          <table:table-cell table:style-name="Table122.C9" table:number-rows-spanned="3" office:value-type="string">
            <text:p text:style-name="P104">See <text:span text:style-name="CrossRef"><text:reference-ref text:reference-format="text" text:ref-name="fips.186-3">FIPS 186-4</text:reference-ref></text:span></text:p>
          </table:table-cell>
        </table:table-row>
        <table:table-row table:style-name="Table122.2">
          <table:table-cell table:style-name="Table122.A9" office:value-type="string">
            <text:p text:style-name="P96">http://xmlns.webpki.org/sks/algorithm#ec.nist.p384</text:p>
          </table:table-cell>
          <table:table-cell table:style-name="Table122.A9" office:value-type="string">
            <text:p text:style-name="Standard"><text:span text:style-name="T43">EC NIST </text:span>“P-384” </text:p>
          </table:table-cell>
          <table:covered-table-cell/>
        </table:table-row>
        <table:table-row table:style-name="Table122.2">
          <table:table-cell table:style-name="Table122.A9" office:value-type="string">
            <text:p text:style-name="P96">http://xmlns.webpki.org/sks/algorithm#ec.nist.p521</text:p>
          </table:table-cell>
          <table:table-cell table:style-name="Table122.A9" office:value-type="string">
            <text:p text:style-name="Standard"><text:span text:style-name="T43">EC NIST </text:span>“P-521” </text:p>
          </table:table-cell>
          <table:covered-table-cell/>
        </table:table-row>
      </table:table>
      <text:p text:style-name="Standard"/>
      <text:h text:style-name="P165"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81"><text:reference-ref text:reference-format="text" text:ref-name="key.mgr.key">KeyManagementKey</text:reference-ref></text:span></text:span>, <text:span text:style-name="CrossRef"><text:span text:style-name="T81"><text:reference-ref text:reference-format="text" text:ref-name="dev.pin.prot">DevicePINProtection</text:reference-ref></text:span></text:span>, and <text:span text:style-name="CrossRef"><text:span text:style-name="T81"><text:reference-ref text:reference-format="text" text:ref-name="enablepincaching">EnablePINCaching</text:reference-ref></text:span></text:span>.</text:p>
      <text:p text:style-name="Text_20_body">During provisioning of <text:span text:style-name="T2">user-defined PINs</text:span>, the provisioning middleware <text:span text:style-name="T38">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38">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39">may</text:span> also be constrained with respect to algorithm usage. <text:s/>See <text:span text:style-name="CrossRef"><text:span text:style-name="T81"><text:reference-ref text:reference-format="text" text:ref-name="endorsedalg">EndorsedAlgorithm</text:reference-ref></text:span></text:span><text:span text:style-name="CrossRef"><text:span text:style-name="T81">s</text:span></text:span>.</text:p>
      <text:p text:style-name="P60"/>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90">The following table illustrates the use of the </text:span><text:span text:style-name="CrossRef"><text:reference-ref text:reference-format="text" text:ref-name="exportpolicy">ExportProtection</text:reference-ref></text:span><text:span text:style-name="T90">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38">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38">must not</text:span> be deleted</text:p>
          </table:table-cell>
        </table:table-row>
      </table:table>
      <text:p text:style-name="P42"/>
      <text:p text:style-name="P50"><text:span text:style-name="T70">Also see </text:span><text:span text:style-name="CrossRef"><text:reference-ref text:reference-format="text" text:ref-name="deletekey">deleteKey</text:reference-ref></text:span><text:span text:style-name="T70">.</text:span></text:p>
      <text:p text:style-name="P94"/>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7">An SKS </text:span></text:span><text:span text:style-name="CrossRef"><text:span text:style-name="T11">may</text:span></text:span><text:span text:style-name="CrossRef"><text:span text:style-name="T7">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7">.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7">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85" text:outline-level="2" text:is-list-header="true"/>
      <text:p text:style-name="P57">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59"><text:span text:style-name="T5">The biometric protection option is only intended to be applied to </text:span><text:span text:style-name="CrossRef"><text:span text:style-name="T162"><text:reference-ref text:reference-format="text" text:ref-name="user.api">User API</text:reference-ref></text:span></text:span><text:span text:style-name="T5"> methods like </text:span><text:span text:style-name="CrossRef"><text:span text:style-name="T162"><text:reference-ref text:reference-format="text" text:ref-name="signdata">signHashedData</text:reference-ref></text:span></text:span><text:span text:style-name="T5">.</text:span></text:p>
      <text:p text:style-name="P50"/>
      <text:h text:style-name="P187"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38">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any</text:p>
          </table:table-cell>
          <table:table-cell table:style-name="Table23.A2" office:value-type="string">
            <text:p text:style-name="P8">0x00</text:p>
          </table:table-cell>
          <table:table-cell table:style-name="Table23.C2" office:value-type="string">
            <text:p text:style-name="P7">No restrictions</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38">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38">should</text:span> only be used through a trusted GUI that does the actual PIN request and API invocation</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38">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82">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82">must</text:span> be <text:span text:style-name="T22">alphanumeric</text:span> or <text:span text:style-name="T22">string</text:span> and contain a mix of <text:span text:style-name="T2">letters</text:span> and <text:span text:style-name="T2">digits</text:span>. <text:s/>The <text:span text:style-name="T22">string</text:span> format also requires <text:span text:style-name="T2">lowercase</text:span> letters and <text:span text:style-name="T2">non-alphanumeric</text:span> characters.<text:line-break/><text:span text:style-name="T42">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43"> </text:span><text:span text:style-name="CrossRef"><text:reference-ref text:reference-format="text" text:ref-name="pinpukformat">PIN and PUK Formats</text:reference-ref></text:span>).</text:p>
      <text:p text:style-name="P42">An alternative for organizations having strict requirements on PIN patterns, it is letting users define PINs during enrollment in a web application and then deploy issuer-set PIN codes during provisioning. <text:s/>See <text:span text:style-name="CrossRef"><text:reference-ref text:reference-format="text" text:ref-name="pinvalue">PINValue</text:reference-ref></text:span>.</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38">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text:span text:style-name="CrossRef"> encode</text:span>d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7">Note that format specifiers only deal with how PINs and PUKs are treated in GUIs; internally and in the SKS API, key protection data <text:span text:style-name="T82">must</text:span> always be handled as <text:span text:style-name="T2">decoded</text:span> strings of bytes. <text:s/>A conforming SKS <text:span text:style-name="T38">must</text:span> perform syntax validation during <text:span text:style-name="CrossRef"><text:reference-ref text:reference-format="text" text:ref-name="createKeyPair">createKeyEntry</text:reference-ref></text:span> on <text:span text:style-name="T22">numeric</text:span> and <text:span text:style-name="T22">alphanumeric</text:span> PIN data.<text:span text:style-name="T81"> <text:s/></text:span><text:span text:style-name="T70">Length of the clear-text binary value </text:span><text:span text:style-name="T73">must not</text:span><text:span text:style-name="T70"> exceed 128 bytes. <text:s/></text:span>See <text:span text:style-name="T22">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P187"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0">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2">shared</text:span> PIN groping attribute <text:span text:style-name="T38">must</text:span> be treated as having a single virtual PIN error counter, while <text:span text:style-name="T22">signature+standard</text:span> implies two separate error counters. <text:s/>“Synchronized” means that a PIN <text:span text:style-name="T2">value</text:span> or <text:span text:style-name="T2">status</text:span> change <text:span text:style-name="T38">must</text:span> propagate to all keys sharing the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81">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82">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82">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86">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83">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0">However, an equally important target for </text:span><text:span text:style-name="CrossRef"><text:reference-ref text:reference-format="text" text:ref-name="keyusage.attr">AppUsage</text:reference-ref></text:span><text:span text:style-name="T90"> is that in conjunction with </text:span><text:span text:style-name="CrossRef"><text:span text:style-name="T92"><text:reference-ref text:reference-format="text" text:ref-name="pingrouping">PIN Grouping</text:reference-ref></text:span></text:span><text:span text:style-name="T90"> provide the means for aiding users in PIN input GUIs in the case an issuer requires separate PINs for different keys and applications.</text:span></text:p>
      <text:p text:style-name="Standard"><text:span text:style-name="T90">The following matrix shows the </text:span><text:span text:style-name="T39">recommended</text:span><text:span text:style-name="T90"> interpretation of PIN GUI “hints”:</text:span></text:p>
      <text:p text:style-name="P106"/>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4"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61">ee </text:span><text:span text:style-name="CrossRef"><text:span text:style-name="T81"><text:reference-ref text:reference-format="text" text:ref-name="sess.key.op">SessionKeyLimit</text:reference-ref></text:span></text:span><text:span text:style-name="T61"> and </text:span><text:span text:style-name="CrossRef"><text:span text:style-name="T81"><text:reference-ref text:reference-format="text" text:ref-name="sign.prov.sess.data">signProvisioningSessionData</text:reference-ref></text:span></text:span><text:span text:style-name="T61">.</text:span></text:p>
      <text:p text:style-name="Text_20_body"><text:span text:style-name="T61">Note that all elements featured in the following definitions </text:span><text:span text:style-name="T64">must</text:span><text:span text:style-name="T61"> be supplied “as is” </text:span><text:span text:style-name="T66">without</text:span><text:span text:style-name="T61"> length indicators.</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93"><text:tab/>EncryptionKey</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 <text:span text:style-name="T93">"EncryptionKey"</text:span>)</text:p>
      <text:p text:style-name="Text_20_body"><text:span text:style-name="T93">EncryptionKey</text:span> <text:span text:style-name="T38">must</text:span> only be used with the <text:span text:style-name="CrossRef"><text:reference-ref text:reference-format="text" text:ref-name="AES256-CBC">AES256-CBC</text:reference-ref></text:span> algorithm. <text:s/>Note that the IV (Initialization Vector) <text:span text:style-name="T38">must</text:span> be <text:span text:style-name="T2">prepended</text:span> to the encrypted data as in <text:span text:style-name="CrossRef"><text:span text:style-name="T81"><text:reference-ref text:reference-format="text" text:ref-name="xml.encrypt">XML Encryption</text:reference-ref></text:span></text:span><text:span text:style-name="T61"> as well as </text:span><text:span text:style-name="T66">freshly generated for each encryption</text:span><text:span text:style-name="T61">.</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93"><text:tab/>MAC</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text:span text:style-name="T42"> || </text:span><text:span text:style-name="T66">MethodName</text:span><text:span text:style-name="T42"> || </text:span><text:span text:style-name="CrossRef"><text:reference-ref text:reference-format="text" text:ref-name="mac.seq.cnt">MACSequenceCounter</text:reference-ref></text:span><text:span text:style-name="T42">, </text:span><text:span text:style-name="T66">Data</text:span><text:span text:style-name="T42">)</text:span></text:p>
      <text:p text:style-name="Text_20_body"><text:span text:style-name="T66">MethodName</text:span><text:span text:style-name="T42"> is the string literal of the target method like </text:span><text:span text:style-name="T93">"closeProvisioningSession"</text:span><text:span text:style-name="T42">, while </text:span><text:span text:style-name="T66">Data</text:span><text:span text:style-name="T61"> represents the arguments as specified for the actual method. <text:s/>Note that </text:span><text:span text:style-name="T66">individual elements</text:span><text:span text:style-name="T61"> featured in </text:span><text:span text:style-name="T66">Data</text:span><text:span text:style-name="T61"> </text:span><text:span text:style-name="T64">must</text:span><text:span text:style-name="T61"> use the representation described in </text:span><text:span text:style-name="CrossRef"><text:span text:style-name="T81"><text:reference-ref text:reference-format="text" text:ref-name="datatypes">Data Types</text:reference-ref></text:span></text:span><text:span text:style-name="T61">, that is, </text:span><text:span text:style-name="T66">include</text:span><text:span text:style-name="T61"> applicable length-indicators.</text:span></text:p>
      <text:p text:style-name="Text_20_body"><text:span text:style-name="T61">After each MAC operation, </text:span><text:span text:style-name="CrossRef"><text:span text:style-name="T81"><text:reference-ref text:reference-format="text" text:ref-name="mac.seq.cnt">MACSequenceCounter</text:reference-ref></text:span></text:span><text:span text:style-name="T61"> </text:span><text:span text:style-name="T64">must</text:span><text:span text:style-name="T61"> be incremented by one. <text:s/>Due the use of a sequence counter, the provisioning system </text:span><text:span text:style-name="T64">must</text:span><text:span text:style-name="T61"> honor the order of objects as defined by the issuer.</text:span></text:p>
      <text:p text:style-name="P60"/>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93">"DeviceAttestation"</text:span>.</text:p>
      <text:p text:style-name="Text_20_body"/>
      <text:h text:style-name="P186"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46">the </text:span><text:span text:style-name="CrossRef"><text:span text:style-name="T81"><text:reference-ref text:reference-format="text" text:ref-name="key.mgr.key">KeyManagementKey</text:reference-ref></text:span></text:span><text:span text:style-name="T46"> associated with the “owning” provisioning object of the target key (see </text:span><text:span text:style-name="CrossRef"><text:span text:style-name="T81"><text:reference-ref text:reference-format="text" text:ref-name="provisioning.objects">Provisioning Objects</text:reference-ref></text:span></text:span><text:span text:style-name="T46">) according to the following:</text:span></text:p>
      <text:p text:style-name="P81"><text:span text:style-name="T98"><text:tab/>Authorization</text:span><text:span text:style-name="T70"> = </text:span><text:span text:style-name="T2">Sign</text:span> (<text:span text:style-name="CrossRef"><text:span text:style-name="T81"><text:reference-ref text:reference-format="text" text:ref-name="key.mgr.key">KeyManagementKey</text:reference-ref></text:span></text:span><text:span text:style-name="CrossRef"><text:span text:style-name="T34"> </text:span></text:span><text:span text:style-name="CrossRef"><text:span text:style-name="T32">target</text:span></text:span><text:span text:style-name="CrossRef"><text:span text:style-name="T34"> </text:span></text:span>,<text:line-break/><text:tab/><text:tab/><text:tab/><text:span text:style-name="T93">"</text:span><text:span text:style-name="T98">TargetKeyReference"</text:span><text:span text:style-name="T45"> || </text:span><text:span text:style-name="CrossRef"><text:span text:style-name="T81"><text:reference-ref text:reference-format="text" text:ref-name="HMAC_SHA256">HMAC-SHA256</text:reference-ref></text:span></text:span> (<text:span text:style-name="CrossRef"><text:span text:style-name="T81"><text:reference-ref text:reference-format="text" text:ref-name="sess.key">SessionKey</text:reference-ref></text:span></text:span><text:span text:style-name="CrossRef"><text:span text:style-name="T170"> </text:span></text:span><text:span text:style-name="CrossRef"><text:span text:style-name="T32">current</text:span></text:span><text:span text:style-name="T66"> || </text:span><text:span text:style-name="CrossRef"><text:span text:style-name="T81"><text:reference-ref text:reference-format="text" text:ref-name="device.id">Device ID</text:reference-ref></text:span></text:span>, </text:p>
      <text:p text:style-name="P82"><text:span text:style-name="CrossRef"><text:span text:style-name="T81"><text:tab/><text:tab/><text:tab/><text:tab/></text:span></text:span><text:span text:style-name="CrossRef"><text:span text:style-name="T81"><text:reference-ref text:reference-format="text" text:ref-name="eecert">End-Entity Certificate</text:reference-ref></text:span></text:span><text:span text:style-name="CrossRef"><text:span text:style-name="T33"> </text:span></text:span><text:span text:style-name="CrossRef"><text:span text:style-name="T32">target</text:span></text:span><text:span text:style-name="CrossRef"><text:span text:style-name="T34"> </text:span></text:span>))</text:p>
      <text:p text:style-name="Text_20_body">Notes:</text:p>
      <text:list xml:id="list28580451" text:style-name="L1">
        <text:list-item>
          <text:p text:style-name="P166"><text:span text:style-name="T45">Sign</text:span><text:span text:style-name="T46"> </text:span><text:span text:style-name="T48">must</text:span><text:span text:style-name="T46"> use an </text:span><text:span text:style-name="CrossRef"><text:span text:style-name="T81"><text:reference-ref text:reference-format="text" text:ref-name="pkcs1">PKCS #1</text:reference-ref></text:span></text:span><text:span text:style-name="T46"> RSASSA signature for RSA keys and </text:span><text:span text:style-name="CrossRef"><text:span text:style-name="T81"><text:reference-ref text:reference-format="text" text:ref-name="ECDSA">ECDSA</text:reference-ref></text:span></text:span><text:span text:style-name="T46"> for EC keys with the </text:span><text:span text:style-name="T45">private key</text:span><text:span text:style-name="T46"> associated with </text:span><text:span text:style-name="T98">KeyManagementKey</text:span><text:span text:style-name="T46">, and utilizing </text:span><text:span text:style-name="CrossRef"><text:span text:style-name="T81"><text:reference-ref text:reference-format="text" text:ref-name="SHA256">SHA256</text:reference-ref></text:span></text:span><text:span text:style-name="T46"> as hash function</text:span></text:p>
        </text:list-item>
        <text:list-item>
          <text:p text:style-name="P166">An SKS <text:span text:style-name="T48">must</text:span><text:span text:style-name="T46"> verify that the signature validates with respect to the </text:span><text:span text:style-name="T45">public key</text:span><text:span text:style-name="T46"> (</text:span><text:span text:style-name="T98">KeyManagementKey</text:span><text:span text:style-name="T46">) as well as checking that </text:span><text:span text:style-name="CrossRef"><text:span text:style-name="T81"><text:reference-ref text:reference-format="text" text:ref-name="eecert">End-Entity Certificate</text:reference-ref></text:span></text:span><text:span text:style-name="T46"> matches </text:span><text:span text:style-name="T98">TargetKeyHandle</text:span></text:p>
        </text:list-item>
        <text:list-item>
          <text:p text:style-name="P166"><text:span text:style-name="T46">If a </text:span><text:span text:style-name="CrossRef"><text:span text:style-name="T81"><text:reference-ref text:reference-format="text" text:ref-name="key.mgr.key">KeyManagementKey</text:reference-ref></text:span></text:span><text:span text:style-name="T46"> is not present in the target key's provisioning object, the key is considered “not updatable” and the provisioning session </text:span><text:span text:style-name="T48">must</text:span><text:span text:style-name="T46"> be aborted</text:span></text:p>
        </text:list-item>
        <text:list-item>
          <text:p text:style-name="P166"><text:span text:style-name="T46">The provisioning session </text:span><text:span text:style-name="T48">must</text:span><text:span text:style-name="T46"> be aborted if the </text:span><text:span text:style-name="CrossRef"><text:span text:style-name="T81"><text:reference-ref text:reference-format="text" text:ref-name="privacy.enabled">PrivacyEnabled</text:reference-ref></text:span></text:span><text:span text:style-name="T46"> flag differs between the original and the updating session.</text:span></text:p>
        </text:list-item>
      </text:list>
      <text:h text:style-name="P164"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39">must</text:span> be stored in big-endian fashion whenever they are <text:span text:style-name="T2">serialized</text:span> like in <text:span text:style-name="CrossRef"><text:reference-ref text:reference-format="text" text:ref-name="MACOperations">MAC Operations</text:reference-ref></text:span>. <text:s/>Also s<text:span text:style-name="T90">ee </text:span><text:span text:style-name="CrossRef"><text:reference-ref text:reference-format="text" text:ref-name="method.list">Method List</text:reference-ref></text:span><text:span text:style-name="T90">.</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78">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72">Special form of byte[<text:span text:style-name="T78"> </text:span>] which <text:span text:style-name="T82">must</text:span> contain an 1-32 byte string with a character set<text:span text:style-name="T81"> restricted to printable ASCII (0x21 - 0x7E)</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CrossRef"><text:reference-ref text:reference-format="text" text:ref-name="URI">URI</text:reference-ref></text:span> which <text:span text:style-name="T39">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Standard"><text:span text:style-name="CrossRef"><text:reference-ref text:reference-format="text" text:ref-name="utf8">UTF-8</text:reference-ref></text:span> encoded string with arbitrary content</text:p>
          </table:table-cell>
        </table:table-row>
      </table:table>
      <text:p text:style-name="Text_20_body"/>
      <text:p text:style-name="Text_20_body">If an array is followed by a number in brackets (byte[32]) it means that the array <text:span text:style-name="T38">must</text:span> be exactly of that length.</text:p>
      <text:p text:style-name="Text_20_body">Variables and literals that represent textual data <text:span text:style-name="T38">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43">byte[</text:span><text:span text:style-name="T72"> </text:span><text:span text:style-name="T43">].</text:span></text:p>
      <text:p text:style-name="Text_20_body"><text:span text:style-name="T43">Note that length indicators are only applicable to </text:span><text:span text:style-name="T44">array objects</text:span><text:span text:style-name="T43"> when included in </text:span><text:span text:style-name="CrossRef"><text:reference-ref text:reference-format="text" text:ref-name="MACOperations">MAC Operations</text:reference-ref></text:span><text:span text:style-name="T43">, and when they are </text:span><text:span text:style-name="T44">serialized</text:span><text:span text:style-name="T43">.</text:span></text:p>
      <text:h text:style-name="P187"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return status is &lt;&gt; 0 there is an error and any expected succeeding values <text:span text:style-name="T38">must not</text:span> be read as they are not supposed to be available. <text:s/>Instead there <text:span text:style-name="T39">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String</text:p>
          </table:table-cell>
          <table:table-cell table:style-name="Table6.C2" office:value-type="string">
            <text:p text:style-name="P2">A human-readable error-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7">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7">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9">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19">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19">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7"/>
      <text:h text:style-name="Heading_20_2" text:outline-level="2"><text:bookmark text:name="__RefHeading__135133_2109382754"/><text:reference-mark-start text:name="method.list"/>Method List<text:bookmark-end text:name="__RefHeading__135133_2109382754"/><text:reference-mark-end text:name="method.list"/></text:h>
      <text:p text:style-name="P138"><text:span text:style-name="T90">This section provides a list of the SKS methods. <text:s/>The number in square brackets denotes the </text:span><text:span text:style-name="T3">decimal value</text:span><text:span text:style-name="T90"> used to identify the method in a call. <text:s/>Method calls are formatted as strings of bytes where the first byte holds the method ID and the succeeding bytes the applicable argument data. <text:s/></text:span><text:span text:style-name="CrossRef"><text:span text:style-name="T92"><text:reference-ref text:reference-format="text" text:ref-name="user.api">User API</text:reference-ref></text:span></text:span><text:span text:style-name="T90"> methods have method IDs <text:s/></text:span>≥ 100.<text:line-break/></text:p>
      <table:table table:name="Table120" table:style-name="Table120">
        <table:table-column table:style-name="Table120.A"/>
        <table:table-row>
          <table:table-cell table:style-name="Table120.A1" office:value-type="string">
            <text:p text:style-name="P126"><text:span text:style-name="T167">Note: The described API is adapted for an SKS using low-level byte-streams for communication. <text:s/>However, the SKS design is equally applicable to API schemes using high-level objects and exceptions. <text:s/>The only thing that </text:span><text:span text:style-name="T38">must</text:span><text:span text:style-name="T167"> remain intact are the cryptographic operations including how objects are represented in MACs.</text:span></text:p>
          </table:table-cell>
        </table:table-row>
      </table:table>
      <text:p text:style-name="Text_20_body"/>
      <text:p text:style-name="P137"/>
      <text:p text:style-name="P139">Note that a <text:span text:style-name="T101">KeyHandle</text:span> in this specification always refers to a <text:span text:style-name="T2">key entry</text:span>. <text:s/>See <text:span text:style-name="CrossRef"><text:span text:style-name="T162"><text:reference-ref text:reference-format="text" text:ref-name="key.entries">Key Entries</text:reference-ref></text:span></text:span>.</text:p>
      <text:h text:style-name="P190"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9">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6">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6"><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6">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short</text:p>
          </table:table-cell>
          <table:table-cell table:style-name="Table49.C2" office:value-type="string">
            <text:p text:style-name="P2">Non-zero value holding the number of <text:span text:style-name="T93">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77">⁮[</text:span><text:span text:style-name="T79"> </text:span><text:span text:style-name="T77">]</text:span></text:p>
          </table:table-cell>
          <table:table-cell table:style-name="Table49.C2" office:value-type="string">
            <text:p text:style-name="P84"><text:span text:style-name="T90">DER encoded </text:span><text:span text:style-name="CrossRef"><text:reference-ref text:reference-format="text" text:ref-name="X.509">X.509</text:reference-ref></text:span><text:span text:style-name="T90"> certificate object</text:span> <text:span text:style-name="T2">repeated</text:span> as defined by <text:span text:style-name="T93">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1">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46"> </text:span><text:span text:style-name="T44">repeated </text:span><text:span text:style-name="T47">as defined by</text:span><text:span text:style-name="T81"> </text:span><text:span text:style-name="T98">Supported</text:span><text:span text:style-name="T101">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1">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43">Maximum size of </text:span><text:span text:style-name="CrossRef"><text:span text:style-name="T43"><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04">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52">The </text:span><text:span text:style-name="T101">X509Certificate</text:span><text:span text:style-name="T52"> objects </text:span><text:span text:style-name="T57">must</text:span><text:span text:style-name="T52"> form an </text:span><text:span text:style-name="T45">ordered</text:span><text:span text:style-name="T46"> and </text:span><text:span text:style-name="T45">contiguous </text:span><text:span text:style-name="T46">certificate </text:span><text:span text:style-name="T52">path so that the </text:span><text:span text:style-name="T45">first</text:span><text:span text:style-name="T52"> object contains the actual SKS </text:span><text:span text:style-name="CrossRef"><text:reference-ref text:reference-format="text" text:ref-name="devcert">Device Certificate</text:reference-ref></text:span><text:span text:style-name="T52">. <text:s/>The</text:span><text:span text:style-name="T114"> path </text:span><text:span text:style-name="T52">does though not have to be complete (include all upper-level CAs).</text:span></text:p>
      <text:p text:style-name="Text_20_body">A compliant SKS <text:span text:style-name="T38">must</text:span> support <text:span text:style-name="CrossRef"><text:span text:style-name="T43"><text:reference-ref text:reference-format="text" text:ref-name="extensiondata">ExtensionData</text:reference-ref></text:span></text:span> objects with a size of at least 65536 bytes.</text:p>
      <text:p text:style-name="Text_20_body">A compliant SKS <text:span text:style-name="T38">must</text:span> support a <text:reference-mark-start text:name="cryptodatasize"/><text:span text:style-name="T101">CryptoDataSize</text:span><text:reference-mark-end text:name="cryptodatasize"/> of at least 16384 bytes.</text:p>
      <text:p text:style-name="P42"/>
      <text:p text:style-name="P107"/>
      <text:p text:style-name="P42"/>
      <text:p text:style-name="P42"/>
      <text:p text:style-name="P109">Continued on the next page...</text:p>
      <text:p text:style-name="P110"><text:reference-mark-start text:name="dev.type"/><text:span text:style-name="T105">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0">0‑1</text:p>
          </table:table-cell>
          <table:table-cell table:style-name="Table119.A2" office:value-type="string">
            <text:p text:style-name="P30">0x00</text:p>
          </table:table-cell>
          <table:table-cell table:style-name="Table119.C2" office:value-type="string">
            <text:p text:style-name="P18">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0">0x01</text:p>
          </table:table-cell>
          <table:table-cell table:style-name="Table119.A2" office:value-type="string">
            <text:p text:style-name="P18">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0">0x02</text:p>
          </table:table-cell>
          <table:table-cell table:style-name="Table119.A2" office:value-type="string">
            <text:p text:style-name="P18">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0">0x03</text:p>
          </table:table-cell>
          <table:table-cell table:style-name="Table119.A2" office:value-type="string">
            <text:p text:style-name="P18">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0">2‑3</text:p>
          </table:table-cell>
          <table:table-cell table:style-name="Table119.A2" office:value-type="string">
            <text:p text:style-name="P30">0x00</text:p>
          </table:table-cell>
          <table:table-cell table:style-name="Table119.A2" office:value-type="string">
            <text:p text:style-name="P18">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0">0x04</text:p>
          </table:table-cell>
          <table:table-cell table:style-name="Table119.A2" office:value-type="string">
            <text:p text:style-name="P18">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0">0x08</text:p>
          </table:table-cell>
          <table:table-cell table:style-name="Table119.A2" office:value-type="string">
            <text:p text:style-name="P18">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0">0x0C</text:p>
          </table:table-cell>
          <table:table-cell table:style-name="Table119.A2" office:value-type="string">
            <text:p text:style-name="P18">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0">4‑7</text:p>
          </table:table-cell>
          <table:table-cell table:style-name="Table119.A2" office:value-type="string">
            <text:p text:style-name="P30">-</text:p>
          </table:table-cell>
          <table:table-cell table:style-name="Table119.A2" office:value-type="string">
            <text:p text:style-name="P29">-</text:p>
          </table:table-cell>
          <table:table-cell table:style-name="Table119.D2" office:value-type="string">
            <text:p text:style-name="P30">-</text:p>
          </table:table-cell>
        </table:table-row>
      </table:table>
      <text:p text:style-name="P101"/>
      <text:h text:style-name="P190"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SessionKey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81"><text:reference-ref text:reference-format="text" text:ref-name="pep">Privacy Enabled Provisioning</text:reference-ref></text:span></text:span>) mode <text:span text:style-name="T39">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38">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78"> </text:span>]</text:p>
          </table:table-cell>
          <table:table-cell table:style-name="Table1.C2" office:value-type="string">
            <text:p text:style-name="P27"><text:span text:style-name="T43">Server-created ephemeral ECDH key</text:span>. <text:s/>See <text:span text:style-name="CrossRef"><text:span text:style-name="T81"><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81"><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78"> </text:span>]</text:p>
          </table:table-cell>
          <table:table-cell table:style-name="Table1.C2" office:value-type="string">
            <text:p text:style-name="P2">Key management key or zero length array. <text:s/>See <text:span text:style-name="CrossRef"><text:span text:style-name="T81"><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81"><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81"><text:reference-ref text:reference-format="text" text:ref-name="sess.life.time">SessionLifeTime</text:reference-ref></text:span></text:span></text:p>
          </table:table-cell>
        </table:table-row>
        <table:table-row table:style-name="Table1.2">
          <table:table-cell table:style-name="Table1.A2" office:value-type="string">
            <text:p text:style-name="P102">SessionKeyLimit</text:p>
          </table:table-cell>
          <table:table-cell table:style-name="Table1.A2" office:value-type="string">
            <text:p text:style-name="P3">short</text:p>
          </table:table-cell>
          <table:table-cell table:style-name="Table1.C2" office:value-type="string">
            <text:p text:style-name="P2">Upper limit of<text:span text:style-name="T42"> </text:span><text:span text:style-name="T93">SessionKey</text:span><text:span text:style-name="T42"> operations. <text:s/></text:span><text:span text:style-name="CrossRef"><text:span text:style-name="T8">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82">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78"> </text:span>]</text:p>
          </table:table-cell>
          <table:table-cell table:style-name="Table3.C2" office:value-type="string">
            <text:p text:style-name="P9">SKS-created ephemeral ECDH key. <text:s/>See<text:span text:style-name="T81"> </text:span><text:span text:style-name="CrossRef"><text:span text:style-name="T81"><text:reference-ref text:reference-format="text" text:ref-name="client.pub.key">ClientEphemeralKey</text:reference-ref></text:span></text:span></text:p>
          </table:table-cell>
        </table:table-row>
        <table:table-row table:style-name="Table3.2">
          <table:table-cell table:style-name="Table3.A2" office:value-type="string">
            <text:p text:style-name="P16"><text:reference-mark-start text:name="sess.att"/>SessionAttestation<text:reference-mark-end text:name="sess.att"/></text:p>
          </table:table-cell>
          <table:table-cell table:style-name="Table3.A2" office:value-type="string">
            <text:p text:style-name="P3">byte[<text:span text:style-name="T78">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04">createProvisioningSession</text:span><text:span text:style-name="T81"> establishes a </text:span><text:span text:style-name="T2">persistent session key</text:span><text:span text:style-name="T81"> that is only known by the issuer and the SKS for usage in subsequent provisioning steps. <text:s/>In addition, the SKS is </text:span><text:span text:style-name="T2">optionally</text:span><text:span text:style-name="T81"> authenticated by the issuer.</text:span></text:p>
      <text:p text:style-name="P42"/>
      <text:p text:style-name="P107"/>
      <text:p text:style-name="P42"/>
      <text:p text:style-name="P42"/>
      <text:p text:style-name="P97">Continued on the next page...</text:p>
      <text:p text:style-name="P97"/>
      <text:p text:style-name="P114">Shown below is the mandatory to support<text:span text:style-name="T156">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sks/algorithm#session.1</text:p>
          </table:table-cell>
        </table:table-row>
        <table:table-row table:style-name="Table47.2">
          <table:table-cell table:style-name="Table47.A2" office:value-type="string">
            <text:list xml:id="list28599749" text:style-name="L2">
              <text:list-item>
                <text:p text:style-name="P174">Generate a for this SKS <text:span text:style-name="T2">unique</text:span> <text:span text:style-name="T93">ClientSessionID</text:span></text:p>
              </text:list-item>
              <text:list-item>
                <text:p text:style-name="P168">Output <text:span text:style-name="T93">ClientSessionID</text:span></text:p>
              </text:list-item>
              <text:list-item>
                <text:p text:style-name="P168">Generate an <text:span text:style-name="T2">ephemeral</text:span> ECDH key-pair <text:span text:style-name="T93">EKP</text:span> using <text:span text:style-name="T2">the same named curve</text:span> as <text:span text:style-name="T93">ServerEphemeralKey</text:span></text:p>
              </text:list-item>
              <text:list-item>
                <text:p text:style-name="P167">Output <text:span text:style-name="T101">ClientEphemeralKey</text:span> = <text:span text:style-name="T105">EKP.PublicKey</text:span></text:p>
              </text:list-item>
              <text:list-item>
                <text:p text:style-name="P168">Apply the <text:span text:style-name="CrossRef"><text:reference-ref text:reference-format="text" text:ref-name="sp800-56a">SP800-56A</text:reference-ref></text:span> ECC CDH primitive on <text:span text:style-name="T93">EKP.PrivateKey</text:span> and <text:span text:style-name="T93">ServerEphemeralKey</text:span> creating a shared secret <text:span text:style-name="T93">Z</text:span></text:p>
              </text:list-item>
              <text:list-item>
                <text:p text:style-name="P169">Define internal variable: byte[32] <text:reference-mark-start text:name="sess.key"/><text:span text:style-name="T93">SessionKey</text:span><text:reference-mark-end text:name="sess.key"/></text:p>
              </text:list-item>
              <text:list-item>
                <text:p text:style-name="P170">Set <text:span text:style-name="T93">SessionKey</text:span> = <text:span text:style-name="CrossRef"><text:span text:style-name="T81"><text:reference-ref text:reference-format="text" text:ref-name="HMAC_SHA256">HMAC-SHA256</text:reference-ref></text:span></text:span> (<text:span text:style-name="T93">Z</text:span>, <text:span text:style-name="T93">ClientSessionID</text:span> || <text:tab/> <text:span text:style-name="T109">// KDF (Key Derivation Function)</text:span><text:line-break/><text:tab/><text:span text:style-name="T93">ServerSessionID</text:span> ||<text:line-break/> <text:tab/><text:span text:style-name="T93">IssuerURI</text:span> ||<text:line-break/><text:tab/><text:span text:style-name="CrossRef"><text:span text:style-name="T81"><text:reference-ref text:reference-format="text" text:ref-name="device.id">Device ID</text:reference-ref></text:span></text:span><text:span text:style-name="T70">)</text:span><text:tab/></text:p>
              </text:list-item>
              <text:list-item>
                <text:p text:style-name="P170"><text:span text:style-name="T70">Output</text:span><text:span text:style-name="T74"> </text:span><text:span text:style-name="T101">SessionAttestation</text:span><text:span text:style-name="T74"> </text:span><text:s/>= <text:span text:style-name="CrossRef"><text:span text:style-name="T81"><text:reference-ref text:reference-format="text" text:ref-name="sign">Sign</text:reference-ref></text:span></text:span><text:span text:style-name="T83"> </text:span><text:span text:style-name="T70">(</text:span><text:span text:style-name="CrossRef"><text:span text:style-name="T81"><text:reference-ref text:reference-format="text" text:ref-name="prov.sess.attest.key">AttestationKey</text:reference-ref></text:span></text:span><text:span text:style-name="T70">,</text:span> <text:s text:c="4"/><text:tab/><text:span text:style-name="T109">// See remarks</text:span><text:line-break/><text:tab/><text:span text:style-name="T93">ClientSessionID</text:span> ||<text:line-break/><text:tab/><text:span text:style-name="T93">ServerSessionID</text:span> ||<text:line-break/><text:tab/><text:span text:style-name="T93">IssuerURI</text:span> ||<text:line-break/><text:tab/><text:span text:style-name="CrossRef"><text:span text:style-name="T81"><text:reference-ref text:reference-format="text" text:ref-name="device.id">Device ID</text:reference-ref></text:span></text:span><text:span text:style-name="CrossRef"><text:span text:style-name="T17"> ||</text:span></text:span><text:span text:style-name="CrossRef"><text:span text:style-name="T81"><text:line-break/><text:tab/></text:span></text:span><text:span text:style-name="T98">SessionKeyAlgorithm</text:span> ||<text:line-break/><text:tab/><text:span text:style-name="T93">PrivacyEnabled</text:span> ||<text:span text:style-name="T98"><text:line-break/><text:tab/></text:span><text:span text:style-name="T93">ServerEphemeralKey</text:span> ||<text:line-break/><text:tab/><text:span text:style-name="T93">EKP.PublicKey</text:span> ||<text:line-break/><text:tab/><text:span text:style-name="T93">KeyManagementKey</text:span> ||<text:line-break/><text:tab/><text:span text:style-name="T93">ClientTime</text:span> ||<text:line-break/><text:tab/><text:span text:style-name="T93">SessionLifeTime</text:span> ||<text:line-break/><text:tab/><text:span text:style-name="T93">SessionKeyLimit</text:span>)</text:p>
              </text:list-item>
              <text:list-item>
                <text:p text:style-name="P177">Define internal variable: short <text:reference-mark-start text:name="mac.seq.cnt"/><text:span text:style-name="T93">MACSequenceCounter</text:span><text:reference-mark-end text:name="mac.seq.cnt"/> and set it to <text:span text:style-name="T2">zero</text:span></text:p>
              </text:list-item>
              <text:list-item>
                <text:p text:style-name="P177"><text:span text:style-name="T42">Store </text:span><text:span text:style-name="T93">SessionKey</text:span><text:span text:style-name="T42">, </text:span><text:span text:style-name="T93">Algorithm</text:span><text:span text:style-name="T42">, </text:span><text:span text:style-name="T93">PrivacyEnabled</text:span><text:span text:style-name="T42">, </text:span><text:span text:style-name="T93">MACSequenceCounter</text:span><text:span text:style-name="T42">, </text:span><text:span text:style-name="T93">ClientSessionID</text:span><text:span text:style-name="T42">, </text:span><text:span text:style-name="T93">ServerSessionID</text:span><text:span text:style-name="T42">, </text:span><text:span text:style-name="T93">IssuerURI</text:span><text:span text:style-name="T42">, </text:span><text:span text:style-name="T93">KeyManagementKey</text:span><text:span text:style-name="T42">, </text:span><text:span text:style-name="T101">ClientTime</text:span><text:span text:style-name="T42">, </text:span><text:span text:style-name="T93">SessionLifeTime</text:span><text:span text:style-name="T42"> and </text:span><text:span text:style-name="T93">SessionKeyLimit</text:span><text:span text:style-name="T42"> in the </text:span><text:span text:style-name="CrossRef"><text:reference-ref text:reference-format="text" text:ref-name="cred.db">Credential Database</text:reference-ref></text:span><text:span text:style-name="CrossRef"> </text:span><text:span text:style-name="T42">and return a handle to the database entry in </text:span><text:span text:style-name="T93">ProvisioningHandle</text:span></text:p>
              </text:list-item>
              <text:list-item>
                <text:p text:style-name="P178">Output <text:span text:style-name="T93">ProvisioningHandle</text:span></text:p>
              </text:list-item>
            </text:list>
            <text:p text:style-name="P148"><text:span text:style-name="T62">Note that individual elements featured in the </text:span><text:span text:style-name="T68">arguments</text:span><text:span text:style-name="T62"> (e.g. </text:span><text:span text:style-name="T104">ClientSessionID</text:span><text:span text:style-name="T62">) of the </text:span><text:span text:style-name="CrossRef"><text:span text:style-name="T81"><text:reference-ref text:reference-format="text" text:ref-name="sign">Sign</text:reference-ref></text:span></text:span><text:span text:style-name="T62"> and HMAC operations </text:span><text:span text:style-name="T65">must</text:span><text:span text:style-name="T62"> be represented as described in </text:span><text:span text:style-name="CrossRef"><text:span text:style-name="T81"><text:reference-ref text:reference-format="text" text:ref-name="datatypes">Data Types</text:reference-ref></text:span></text:span><text:span text:style-name="T65">.</text:span></text:p>
          </table:table-cell>
        </table:table-row>
      </table:table>
      <text:p text:style-name="P44"/>
      <text:p text:style-name="Text_20_body"><text:span text:style-name="T81">Creation of a session key is an </text:span><text:span text:style-name="T2">atomic</text:span><text:span text:style-name="T81"> operation.</text:span></text:p>
      <text:p text:style-name="P105"/>
      <text:p text:style-name="P42"/>
      <text:p text:style-name="P42"/>
      <text:p text:style-name="P42"/>
      <text:p text:style-name="P49">Continued on the next page...</text:p>
      <text:p text:style-name="P111">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38">should</text:span> only constrain the number of simultaneous sessions due to lack of storage.</text:p>
      <text:p text:style-name="P44">A provisioning session <text:span text:style-name="T38">should not</text:span> be terminated due to power down of an SKS.</text:p>
      <text:p text:style-name="Text_20_body"><text:span text:style-name="CrossRef"><text:span text:style-name="T81"><text:reference-ref text:reference-format="text" text:ref-name="sess.key.alg">SessionKeyAlgorithm</text:reference-ref></text:span></text:span><text:span text:style-name="T81"> defines the creation of </text:span><text:span text:style-name="T105">SessionKey</text:span><text:span text:style-name="T81"> but also the integrity, confidentiality, and attestation mechanisms used during the provisioning session. <text:s/>See </text:span><text:span text:style-name="CrossRef"><text:span text:style-name="T81"><text:reference-ref text:reference-format="text" text:ref-name="sess.security.mech">Session Security Mechanisms</text:reference-ref></text:span></text:span><text:span text:style-name="T81">.</text:span></text:p>
      <text:p text:style-name="Text_20_body"><text:span text:style-name="T47">Using </text:span><text:span text:style-name="CrossRef"><text:span text:style-name="T81"><text:reference-ref text:reference-format="text" text:ref-name="keygen2">KeyGen2</text:reference-ref></text:span></text:span><text:span text:style-name="T47"> </text:span><text:reference-mark-start text:name="issueruri"/><text:span text:style-name="T98">IssuerURI</text:span><text:reference-mark-end text:name="issueruri"/><text:span text:style-name="T47"> is the URL which </text:span><text:span text:style-name="T44">invoked</text:span><text:span text:style-name="T47"> </text:span><text:span text:style-name="CrossRef"><text:span text:style-name="T81"><text:reference-ref text:reference-format="text" text:ref-name="prov.sess.req">ProvisioningInitializationRequest</text:reference-ref></text:span></text:span><text:span text:style-name="T47">.</text:span></text:p>
      <text:p text:style-name="Text_20_body"><text:reference-mark-start text:name="iisuer.puk.key"/><text:span text:style-name="T105">ServerEphemeralKey</text:span><text:reference-mark-end text:name="iisuer.puk.key"/><text:span text:style-name="T81"> and </text:span><text:reference-mark-start text:name="client.pub.key"/><text:span text:style-name="T104">ClientEphemeralKey</text:span><text:reference-mark-end text:name="client.pub.key"/><text:span text:style-name="T81"> </text:span><text:span text:style-name="T50">must</text:span><text:span text:style-name="T47"> be in </text:span><text:span text:style-name="CrossRef"><text:span text:style-name="T81"><text:reference-ref text:reference-format="text" text:ref-name="X.509">X.509</text:reference-ref></text:span></text:span><text:span text:style-name="T47"> DER format and </text:span><text:span text:style-name="T50">must</text:span><text:span text:style-name="T47"> match the elliptic curve</text:span><text:span text:style-name="T47"> capabilities given by </text:span><text:span text:style-name="CrossRef"><text:span text:style-name="T81"><text:reference-ref text:reference-format="text" text:ref-name="getDeviceData">getDeviceInfo</text:reference-ref></text:span></text:span>.</text:p>
      <text:p text:style-name="Text_20_body"><text:span text:style-name="T87">In the </text:span><text:span text:style-name="CrossRef"><text:span text:style-name="T81"><text:reference-ref text:reference-format="text" text:ref-name="e2es">E2ES</text:reference-ref></text:span></text:span><text:span text:style-name="T87"> mode the </text:span><text:reference-mark-start text:name="sign"/><text:span text:style-name="T3">Sign</text:span><text:reference-mark-end text:name="sign"/><text:span text:style-name="T81"> function's </text:span><text:reference-mark-start text:name="prov.sess.attest.key"/><text:span text:style-name="T104">AttestationKey</text:span><text:reference-mark-end text:name="prov.sess.attest.key"/><text:span text:style-name="T81"> is the </text:span><text:span text:style-name="CrossRef"><text:span text:style-name="T81"><text:reference-ref text:reference-format="text" text:ref-name="apk">Attestation Private Key</text:reference-ref></text:span></text:span><text:span text:style-name="T81"> (see </text:span><text:span text:style-name="CrossRef"><text:span text:style-name="T81"><text:reference-ref text:reference-format="text" text:ref-name="architecture">Architecture</text:reference-ref></text:span></text:span><text:span text:style-name="T81">) and </text:span><text:span text:style-name="T84">must</text:span><text:span text:style-name="T81"> use </text:span><text:span text:style-name="CrossRef"><text:span text:style-name="T81"><text:reference-ref text:reference-format="text" text:ref-name="pkcs1">PKCS #1</text:reference-ref></text:span></text:span><text:span text:style-name="T81"> RSASSA signatures for RSA keys and </text:span><text:span text:style-name="CrossRef"><text:span text:style-name="T81"><text:reference-ref text:reference-format="text" text:ref-name="ECDSA">ECDSA</text:reference-ref></text:span></text:span><text:span text:style-name="T81"> for EC keys with </text:span><text:span text:style-name="CrossRef"><text:span text:style-name="T81"><text:reference-ref text:reference-format="text" text:ref-name="SHA256">SHA256</text:reference-ref></text:span></text:span><text:span text:style-name="T81"> as the hash function. <text:s/>The distinction between RSA and ECDSA keys is performed through the </text:span><text:span text:style-name="CrossRef"><text:span text:style-name="T81"><text:reference-ref text:reference-format="text" text:ref-name="devcert">Device Certificate</text:reference-ref></text:span></text:span> (see <text:span text:style-name="CrossRef"><text:span text:style-name="T81"><text:reference-ref text:reference-format="text" text:ref-name="getDeviceData">getDeviceInfo</text:reference-ref></text:span></text:span>)<text:span text:style-name="CrossRef"><text:span text:style-name="T81"> </text:span></text:span><text:span text:style-name="T81">which in </text:span><text:span text:style-name="CrossRef"><text:span text:style-name="T81"><text:reference-ref text:reference-format="text" text:ref-name="keygen2">KeyGen2</text:reference-ref></text:span></text:span><text:span text:style-name="T81"> is supplied as well as a part of the response to the issuer.</text:span></text:p>
      <text:p text:style-name="Text_20_body"><text:span text:style-name="T81">In the </text:span><text:span text:style-name="CrossRef"><text:span text:style-name="T81"><text:reference-ref text:reference-format="text" text:ref-name="pep">Privacy Enabled Provisioning</text:reference-ref></text:span></text:span><text:span text:style-name="T81"> mode the </text:span><text:span text:style-name="T2">Sign</text:span><text:span text:style-name="T81"> function </text:span><text:span text:style-name="T83">must</text:span><text:span text:style-name="T81"> use </text:span><text:span text:style-name="CrossRef"><text:span text:style-name="T81"><text:reference-ref text:reference-format="text" text:ref-name="HMAC_SHA256">HMAC-SHA256</text:reference-ref></text:span></text:span><text:span text:style-name="T81"> with </text:span><text:span text:style-name="T104">SessionKey</text:span><text:span text:style-name="T81"> as the </text:span><text:span text:style-name="T104">AttestationKey</text:span><text:span text:style-name="T81">.</text:span></text:p>
      <text:p text:style-name="Text_20_body"><text:span text:style-name="T104">ProvisioningHandle</text:span><text:span text:style-name="T81"> </text:span><text:span text:style-name="T84">must</text:span><text:span text:style-name="T81"> be </text:span><text:span text:style-name="T2">static</text:span><text:span text:style-name="T81">, </text:span><text:span text:style-name="T2">unique</text:span><text:span text:style-name="T81"> and never be reused.</text:span></text:p>
      <text:p text:style-name="Text_20_body"><text:span text:style-name="T81">The </text:span><text:span text:style-name="CrossRef"><text:span text:style-name="T31">ClientTime</text:span></text:span><text:span text:style-name="T81"> attribute is g</text:span><text:span text:style-name="T46">athered by the local provisioning middleware and is typically derived from the operating system clock. <text:s/></text:span><text:span text:style-name="T81">When </text:span><text:reference-mark-start text:name="client.time"/><text:span text:style-name="T104">ClientTime</text:span><text:reference-mark-end text:name="client.time"/><text:span text:style-name="T81"> is transferred through a protocol such as </text:span><text:span text:style-name="CrossRef"><text:span text:style-name="T81"><text:reference-ref text:reference-format="text" text:ref-name="keygen2">KeyGen2</text:reference-ref></text:span></text:span><text:span text:style-name="T81"> it </text:span><text:span text:style-name="T84">must</text:span><text:span text:style-name="T81"> always as a </text:span><text:span text:style-name="T2">minimum</text:span><text:span text:style-name="T81"> have seconds resolution otherwise serious interoperability issues will occur. <text:s/>Possible milliseconds </text:span><text:span text:style-name="T84">must</text:span><text:span text:style-name="T81"> though be </text:span><text:span text:style-name="T2">truncated</text:span><text:span text:style-name="T81"> during the HMAC calculation. <text:s/></text:span><text:span text:style-name="T104">ClientTime</text:span><text:span text:style-name="T81"> </text:span><text:span text:style-name="T83">should</text:span><text:span text:style-name="T81"> be interpreted as a </text:span><text:span text:style-name="T2">32-bit unsigned integer</text:span><text:span text:style-name="T81"> to cope with the Y2038 problem.</text:span></text:p>
      <text:p text:style-name="Text_20_body"><text:span text:style-name="T81">It is </text:span><text:span text:style-name="T83">recommended</text:span><text:span text:style-name="T81"> setting </text:span><text:reference-mark-start text:name="sess.life.time"/><text:span text:style-name="T104">SessionLifeTime</text:span><text:reference-mark-end text:name="sess.life.time"/><text:span text:style-name="T81"> as low as possible to enable efficient automatic “cleanup” of possible aborted provisioning sessions.</text:span></text:p>
      <text:p text:style-name="Text_20_body"><text:span text:style-name="T81">The </text:span><text:reference-mark-start text:name="sess.key.op"/><text:span text:style-name="T98">SessionKeyLimit</text:span><text:reference-mark-end text:name="sess.key.op"/><text:span text:style-name="T81"> attribute </text:span><text:span text:style-name="T84">must</text:span><text:span text:style-name="T81"> be large enough to handle all </text:span><text:span text:style-name="T105">SessionKey</text:span><text:span text:style-name="T81"> related operations required during the rest of the provisioning session, otherwise the session </text:span><text:span text:style-name="T84">must</text:span><text:span text:style-name="T81"> be terminated. <text:s/></text:span><text:span text:style-name="T47"><text:s/>See </text:span><text:span text:style-name="CrossRef"><text:span text:style-name="T81"><text:reference-ref text:reference-format="text" text:ref-name="sess.security.mech">Session Security Mechanisms</text:reference-ref></text:span></text:span><text:span text:style-name="T81">. <text:s/>Note that methods like </text:span><text:span text:style-name="CrossRef"><text:span text:style-name="T81"><text:reference-ref text:reference-format="text" text:ref-name="setpiggybacked">importSymmetricKey</text:reference-ref></text:span></text:span><text:span text:style-name="T81"> and </text:span><text:span text:style-name="CrossRef"><text:span text:style-name="T81"><text:reference-ref text:reference-format="text" text:ref-name="pp.delkey">postDeleteKey</text:reference-ref></text:span></text:span><text:span text:style-name="T81"> actually use </text:span><text:span text:style-name="T2">two</text:span><text:span text:style-name="T81"> </text:span><text:span text:style-name="T105">SessionKey</text:span><text:span text:style-name="T81"> operations</text:span>.</text:p>
      <text:p text:style-name="Text_20_body"><text:span text:style-name="T81">A </text:span><text:reference-mark-start text:name="key.mgr.key"/><text:span text:style-name="T104">KeyManagementKey</text:span><text:reference-mark-end text:name="key.mgr.key"/><text:span text:style-name="T81"> </text:span><text:span text:style-name="T83">must</text:span><text:span text:style-name="T81"> be supplied if provisioned objects should be </text:span><text:span text:style-name="T2">updatable in a future session</text:span><text:span text:style-name="T81"> (see </text:span><text:span text:style-name="CrossRef"><text:span text:style-name="T81"><text:reference-ref text:reference-format="text" text:ref-name="pp.delkey">postDeleteKey</text:reference-ref></text:span></text:span><text:span text:style-name="CrossRef"><text:span text:style-name="T16">, </text:span></text:span><text:span text:style-name="CrossRef"><text:span text:style-name="T81"><text:reference-ref text:reference-format="text" text:ref-name="pp.unlockkey">postUnlockKey</text:reference-ref></text:span></text:span><text:span text:style-name="CrossRef"><text:span text:style-name="T16">, </text:span></text:span><text:span text:style-name="CrossRef"><text:span text:style-name="T81"><text:reference-ref text:reference-format="text" text:ref-name="pp.uodate">postUpdateKey</text:reference-ref></text:span></text:span><text:span text:style-name="CrossRef"><text:span text:style-name="T16">, and </text:span></text:span><text:span text:style-name="CrossRef"><text:span text:style-name="T81"><text:reference-ref text:reference-format="text" text:ref-name="pp_clonekeyprot">postCloneKeyProtection</text:reference-ref></text:span></text:span><text:span text:style-name="T81">), else this item </text:span><text:span text:style-name="T83">must</text:span><text:span text:style-name="T81"> be a zero-length array.</text:span></text:p>
      <text:p text:style-name="Text_20_body"><text:span text:style-name="T81">A</text:span><text:span text:style-name="T87"> </text:span><text:span text:style-name="T104">KeyManagementKey</text:span><text:span text:style-name="T81"> </text:span><text:span text:style-name="T84">must</text:span><text:span text:style-name="T81"> either be an RSA or an </text:span><text:span text:style-name="CrossRef"><text:span text:style-name="T81"><text:reference-ref text:reference-format="text" text:ref-name="ECDSA">ECDSA</text:reference-ref></text:span></text:span><text:span text:style-name="T81"> public key</text:span><text:span text:style-name="T47"> in </text:span><text:span text:style-name="CrossRef"><text:span text:style-name="T81"><text:reference-ref text:reference-format="text" text:ref-name="X.509">X.509</text:reference-ref></text:span></text:span><text:span text:style-name="T47"> DER format, </text:span><text:span text:style-name="T81">compatible with the SKS </text:span><text:span text:style-name="CrossRef"><text:span text:style-name="T81"><text:reference-ref text:reference-format="text" text:ref-name="algo.support">Algorithm Support</text:reference-ref></text:span></text:span><text:span text:style-name="T81">.</text:span></text:p>
      <text:p text:style-name="Standard"/>
      <text:p text:style-name="Standard"><text:line-break/></text:p>
      <text:p text:style-name="Standard"/>
      <text:p text:style-name="Standard"/>
      <text:p text:style-name="P97">Continued on the next page...</text:p>
      <text:p text:style-name="P98"/>
      <text:p text:style-name="P114"><text:span text:style-name="T90">When using </text:span><text:span text:style-name="CrossRef"><text:reference-ref text:reference-format="text" text:ref-name="keygen2">KeyGen2</text:reference-ref></text:span><text:span text:style-name="T90"> the </text:span><text:span text:style-name="T3">input</text:span><text:span text:style-name="T90"> to </text:span><text:span text:style-name="T104">createProvisioningSession</text:span><text:span text:style-name="T90"> is expressed as shown (in the </text:span><text:span text:style-name="CrossRef"><text:reference-ref text:reference-format="text" text:ref-name="e2es">E2ES</text:reference-ref></text:span><text:span text:style-name="T90"> mode) below:<text:line-break/></text:span></text:p>
      <table:table table:name="Table73" table:style-name="Table73">
        <table:table-column table:style-name="Table73.A"/>
        <table:table-row>
          <table:table-cell table:style-name="Table73.A1" office:value-type="string">
            <text:p text:style-name="P149"><text:span text:style-name="T121">{</text:span><text:span text:style-name="T19"><text:line-break/></text:span><text:span text:style-name="T119">    </text:span><text:span text:style-name="T121">"</text:span><text:span text:style-name="T132">@context</text:span><text:span text:style-name="T121">": "</text:span><text:span text:style-name="T144">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prov.sess.req"/><text:span text:style-name="T143">ProvisioningInitializationRequest</text:span><text:reference-mark-end text:name="prov.sess.req"/><text:span text:style-name="T121">",</text:span><text:span text:style-name="T19"><text:line-break/></text:span><text:span text:style-name="T119">    </text:span><text:span text:style-name="T121">"</text:span><text:span text:style-name="T137">ServerSessionID</text:span><text:span text:style-name="T121">": "</text:span><text:span text:style-name="T143">14153858604BE5OTXkwbax23nsIxS3gh</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provsess</text:span><text:span text:style-name="T121">",</text:span><text:span text:style-name="T19"><text:line-break/></text:span><text:span text:style-name="T119">    </text:span><text:span text:style-name="T121">"</text:span><text:span text:style-name="T137">ServerTime</text:span><text:span text:style-name="T121">": "</text:span><text:span text:style-name="T143">2013-12-20T12:00:17+02:00</text:span><text:span text:style-name="T121">",</text:span><text:span text:style-name="T19"><text:line-break/></text:span><text:span text:style-name="T119">    </text:span><text:span text:style-name="T121">"</text:span><text:span text:style-name="T137">SessionKeyAlgorithm</text:span><text:span text:style-name="T121">": "</text:span><text:span text:style-name="T143">http://xmlns.webpki.org/sks/algorithm#session.1</text:span><text:span text:style-name="T121">",</text:span><text:span text:style-name="T19"><text:line-break/></text:span><text:span text:style-name="T119">    </text:span><text:span text:style-name="T121">"</text:span><text:span text:style-name="T137">SessionKeyLimit</text:span><text:span text:style-name="T121">": </text:span><text:span text:style-name="T149">50</text:span><text:span text:style-name="T121">,</text:span><text:span text:style-name="T19"><text:line-break/></text:span><text:span text:style-name="T119">    </text:span><text:span text:style-name="T121">"</text:span><text:span text:style-name="T137">SessionLifeTime</text:span><text:span text:style-name="T121">": </text:span><text:span text:style-name="T149">10000</text:span><text:span text:style-name="T121">,</text:span><text:span text:style-name="T19"><text:line-break/></text:span><text:span text:style-name="T119">    </text:span><text:span text:style-name="T121">"</text:span><text:span text:style-name="T137">ServerEphemeral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EC</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9"><text:line-break/></text:span><text:span text:style-name="T119">                            </text:span><text:span text:style-name="T121">"</text:span><text:span text:style-name="T137">X</text:span><text:span text:style-name="T121">": "</text:span><text:span text:style-name="T143">lNxNvAUEE8t7DSQBft93LVSXxKCiVjhbWWfyg023FCk"</text:span><text:span text:style-name="T121">,</text:span><text:span text:style-name="T19"><text:line-break/></text:span><text:span text:style-name="T119">                            </text:span><text:span text:style-name="T121">"</text:span><text:span text:style-name="T137">Y</text:span><text:span text:style-name="T121">": "</text:span><text:span text:style-name="T143">LmTlQxXB3LgZrNLmhOfMaCnDizczC_RfQ6Kx8iNwfFA"</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Management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jvct15zkH0lw2OwFCn</text:span><text:span text:style-name="T115"> … </text:span><text:span text:style-name="T143">vPFX7K1GqLdnumNHNrY1YQ"</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object is <text:span text:style-name="T2">optional</text:span>. <text:s/>Also see <text:span text:style-name="CrossRef"><text:reference-ref text:reference-format="text" text:ref-name="update.kmk">updateKeyManagementKey</text:reference-ref></text:span><text:span text:style-name="T90">.</text:span></text:p>
      <text:p text:style-name="Text_20_body"><text:span text:style-name="T104">ServerTime</text:span> is simply a reference and possible “sanity control” for the client.</text:p>
      <text:p text:style-name="Text_20_body"><text:span text:style-name="T104">SubmitURL</text:span> holds the web-address where the <text:span text:style-name="CrossRef"><text:reference-ref text:reference-format="text" text:ref-name="prov.sess.resp">ProvisioningInitializationResponse</text:reference-ref></text:span> is to be POSTed. </text:p>
      <text:p text:style-name="P51"/>
      <text:p text:style-name="Text_20_body"/>
      <text:p text:style-name="P42"/>
      <text:p text:style-name="P107"/>
      <text:p text:style-name="P63">Continued on the next page...</text:p>
      <text:p text:style-name="P114"><text:span text:style-name="T90">When using </text:span><text:span text:style-name="CrossRef"><text:reference-ref text:reference-format="text" text:ref-name="keygen2">KeyGen2</text:reference-ref></text:span><text:span text:style-name="T90"> the </text:span><text:span text:style-name="T3">output</text:span><text:span text:style-name="T90"> from </text:span><text:span text:style-name="T104">createProvisioningSession</text:span><text:span text:style-name="T90"> is translated as shown in the example below:<text:line-break/></text:span></text:p>
      <table:table table:name="Table75" table:style-name="Table75">
        <table:table-column table:style-name="Table75.A"/>
        <table:table-row>
          <table:table-cell table:style-name="Table75.A1" office:value-type="string">
            <text:p text:style-name="P149"><text:span text:style-name="T123">{</text:span><text:span text:style-name="T10"><text:line-break/></text:span><text:span text:style-name="T122">    </text:span><text:span text:style-name="T123">"</text:span><text:span text:style-name="T132">@context</text:span><text:span text:style-name="T123">": "</text:span><text:span text:style-name="T146">http://xmlns.webpki.org/keygen2/1.0</text:span><text:span text:style-name="T117">"</text:span><text:span text:style-name="T123">,</text:span><text:span text:style-name="T10"><text:line-break/></text:span><text:span text:style-name="T122">    </text:span><text:span text:style-name="T123">"</text:span><text:span text:style-name="T132">@qualifier</text:span><text:span text:style-name="T123">": "</text:span><text:reference-mark-start text:name="prov.sess.resp"/><text:span text:style-name="T146">ProvisioningInitializationResponse</text:span><text:reference-mark-end text:name="prov.sess.resp"/><text:span text:style-name="T123">",</text:span><text:span text:style-name="T10"><text:line-break/></text:span><text:span text:style-name="T122">    </text:span><text:span text:style-name="T123">"</text:span><text:span text:style-name="T138">ServerSessionID</text:span><text:span text:style-name="T123">": "</text:span><text:span text:style-name="T146">14153858604BE5OTXkwbax23nsIxS3gh</text:span><text:span text:style-name="T123">",</text:span><text:span text:style-name="T10"><text:line-break/></text:span><text:span text:style-name="T122">    </text:span><text:span text:style-name="T123">"</text:span><text:span text:style-name="T138">ClientSessionID</text:span><text:span text:style-name="T123">": "</text:span><text:span text:style-name="T146">QqTlcUH_Md7_i2dP4S5VKYmmYsbUbzGL</text:span><text:span text:style-name="T123">",</text:span><text:span text:style-name="T10"><text:line-break/></text:span><text:span text:style-name="T122">    </text:span><text:span text:style-name="T123">"</text:span><text:span text:style-name="T138">ServerTime</text:span><text:span text:style-name="T123">": "</text:span><text:span text:style-name="T146">2013-12-20T12:00:17+02:00</text:span><text:span text:style-name="T123">",</text:span><text:span text:style-name="T10"><text:line-break/></text:span><text:span text:style-name="T122">    </text:span><text:span text:style-name="T123">"</text:span><text:span text:style-name="T138">ClientTime</text:span><text:span text:style-name="T123">": "</text:span><text:span text:style-name="T146">2013-12-20T12:00:19+02:00</text:span><text:span text:style-name="T123">",</text:span><text:span text:style-name="T10"><text:line-break/></text:span><text:span text:style-name="T123">    "</text:span><text:span text:style-name="T138">SessionAttestation</text:span><text:span text:style-name="T123">": "</text:span><text:span text:style-name="T146">Tgzvnr_k266LMXinVm</text:span><text:span text:style-name="T117"> … </text:span><text:span text:style-name="T146">7pkJnYipIf9xjOuUJD6OYs"</text:span><text:span text:style-name="T123">,<text:line-break/></text:span><text:span text:style-name="T122">    </text:span><text:span text:style-name="T123">"</text:span><text:span text:style-name="T138">ClientEphemeralKey</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PublicKey</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EC</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NamedCurve</text:span><text:span text:style-name="T123">": "</text:span><text:span text:style-name="T146">http://xmlns.webpki.org/sks/algorithm#ec.nist.p256</text:span><text:span text:style-name="T123">",</text:span><text:span text:style-name="T10"><text:line-break/></text:span><text:span text:style-name="T122">                            </text:span><text:span text:style-name="T123">"</text:span><text:span text:style-name="T138">X</text:span><text:span text:style-name="T123">": "</text:span><text:span text:style-name="T146">lNxNvAUEE8t7DSQBft93LVSXxKCiVjhbWWfyg023FCk"</text:span><text:span text:style-name="T123">,</text:span><text:span text:style-name="T10"><text:line-break/></text:span><text:span text:style-name="T122">                            </text:span><text:span text:style-name="T123">"</text:span><text:span text:style-name="T138">Y</text:span><text:span text:style-name="T123">": "</text:span><text:span text:style-name="T146">LmTlQxXB3LgZrNLmhOfMaCnDizczC_RfQ6Kx8iNwfFA"</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DeviceCertificate</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X509CertificatePath</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46">MIIClzCCAX-gAwIBAgI … uk9W/uNIHdoyQn19w"</text:span><text:span text:style-name="T123">,</text:span><text:span text:style-name="T10"><text:line-break/></text:span><text:span text:style-name="T122">                    </text:span><text:span text:style-name="T123">"</text:span><text:span text:style-name="T146">MIIDZjCCAk6gAwIBAgI … xOmZyH10xvpsnmokg"</text:span><text:span text:style-name="T123">,</text:span><text:span text:style-name="T10"><text:line-break/></text:span><text:span text:style-name="T122">                    </text:span><text:span text:style-name="T123">"</text:span><text:span text:style-name="T146">MIIDZjCCAk6gAwIBAgI … ObXiOInYgeKdK-Dw"</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3">    "</text:span><text:reference-mark-start text:name="server.cert.fp"/><text:span text:style-name="T138">ServerCertificateFingerPrint</text:span><text:reference-mark-end text:name="server.cert.fp"/><text:span text:style-name="T123">": "</text:span><text:span text:style-name="T146">HwKCofkqkTFXRmyyb_CnWhAcTbQF7w8rl1OqCwyM4TM"</text:span><text:span text:style-name="T123">,<text:line-break/></text:span><text:span text:style-name="T122">    </text:span><text:span text:style-name="T123">"</text:span><text:span text:style-name="T138">Signature</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Algorithm</text:span><text:span text:style-name="T123">": "</text:span><text:span text:style-name="T146">http://www.w3.org/2001/04/xmldsig-more#hmac-sha256</text:span><text:span text:style-name="T123">",</text:span><text:span text:style-name="T10"><text:line-break/></text:span><text:span text:style-name="T122">            </text:span><text:span text:style-name="T123">"</text:span><text:span text:style-name="T138">KeyInfo</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KeyID</text:span><text:span text:style-name="T123">": "</text:span><text:span text:style-name="T146">derived-session-key</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SignatureValue</text:span><text:span text:style-name="T123">": "</text:span><text:span text:style-name="T146">wMC28Biv-QuYSMCB27AUz8hqwyHoqT6Iob0Wk0nuRFk"</text:span><text:span text:style-name="T10"><text:line-break/></text:span><text:span text:style-name="T122">        </text:span><text:span text:style-name="T123">}</text:span><text:span text:style-name="T10"><text:line-break/></text:span><text:span text:style-name="T123">}</text:span><text:span text:style-name="T10"> </text:span></text:p>
          </table:table-cell>
        </table:table-row>
      </table:table>
      <text:p text:style-name="Text_20_body"/>
      <text:p text:style-name="Text_20_body">Notes:</text:p>
      <text:p text:style-name="Text_20_body"><text:span text:style-name="T90">In the </text:span><text:span text:style-name="CrossRef"><text:span text:style-name="T81"><text:reference-ref text:reference-format="text" text:ref-name="e2es">E2ES</text:reference-ref></text:span></text:span><text:span text:style-name="T90"> mode the </text:span><text:span text:style-name="T27">DeviceCertificate</text:span><text:span text:style-name="T90"> path </text:span><text:span text:style-name="T39">must</text:span><text:span text:style-name="T90"> be available for verification of the </text:span><text:span text:style-name="T27">SessionAttestation</text:span><text:span text:style-name="T90"> signature as well as for identification of the SKS container. <text:s/>The </text:span><text:span text:style-name="T27">DeviceCertificate</text:span> holds the path exhibited by <text:span text:style-name="CrossRef"><text:reference-ref text:reference-format="text" text:ref-name="getDeviceData">getDeviceInfo</text:reference-ref></text:span>.</text:p>
      <text:p text:style-name="Text_20_body"><text:span text:style-name="T81">In the </text:span><text:span text:style-name="CrossRef"><text:span text:style-name="T81"><text:reference-ref text:reference-format="text" text:ref-name="pep">Privacy Enabled Provisioning</text:reference-ref></text:span></text:span><text:span text:style-name="T81"> mode the </text:span><text:span text:style-name="T25">DeviceCertificate</text:span><text:span text:style-name="T81"> </text:span><text:span text:style-name="T83">must not</text:span><text:span text:style-name="T87"> be emitted.</text:span></text:p>
      <text:p text:style-name="Text_20_body"><text:span text:style-name="T96">ServerTime</text:span><text:span text:style-name="T90"> </text:span><text:span text:style-name="T39">must</text:span><text:span text:style-name="T90"> contain a verbatim copy of the same attribute received in the </text:span><text:span text:style-name="CrossRef"><text:span text:style-name="T81"><text:reference-ref text:reference-format="text" text:ref-name="prov.sess.req">ProvisioningInitializationRequest</text:reference-ref></text:span></text:span><text:span text:style-name="T90">.</text:span></text:p>
      <text:p text:style-name="Text_20_body"><text:span text:style-name="T96">ServerCertificateFingerPrint</text:span><text:span text:style-name="T90"> which constitutes of a </text:span><text:span text:style-name="CrossRef"><text:span text:style-name="T81"><text:reference-ref text:reference-format="text" text:ref-name="SHA256">SHA256</text:reference-ref></text:span></text:span><text:span text:style-name="T90"> over the server's certificate </text:span><text:span text:style-name="T39">must</text:span><text:span text:style-name="T90"> be created for </text:span><text:span text:style-name="CrossRef"><text:reference-ref text:reference-format="text" text:ref-name="keygen2">KeyGen2</text:reference-ref></text:span><text:span text:style-name="T90"> protocol invocations using HTTPS. <text:s/>Also see </text:span><text:span text:style-name="CrossRef"><text:reference-ref text:reference-format="text" text:ref-name="sec.cons">Security Considerations</text:reference-ref></text:span><text:span text:style-name="T90">.</text:span></text:p>
      <text:p text:style-name="Text_20_body"><text:span text:style-name="T90">To also bind </text:span><text:span text:style-name="T3">external</text:span><text:span text:style-name="T90"> (non-SKS) parameters to the response, the entire response </text:span><text:span text:style-name="T39">must</text:span><text:span text:style-name="T90"> be signed by the use of an </text:span><text:span text:style-name="T3">enveloped</text:span><text:span text:style-name="T90"> </text:span><text:span text:style-name="T27">Signature</text:span><text:span text:style-name="T90"> object based on the </text:span><text:span text:style-name="CrossRef"><text:reference-ref text:reference-format="text" text:ref-name="JCS">JCS</text:reference-ref></text:span><text:span text:style-name="T90"> (JSON Cleartext Signature) scheme. <text:s/>The signature operation utilizes a derived version of </text:span><text:span text:style-name="T96">SessionKey</text:span><text:span text:style-name="T90"> indirectly provided through the </text:span><text:span text:style-name="CrossRef"><text:reference-ref text:reference-format="text" text:ref-name="sign.prov.sess.data">signProvisioningSessionData</text:reference-ref></text:span><text:span text:style-name="T90"> method.</text:span></text:p>
      <text:p text:style-name="P51"/>
      <text:p text:style-name="P63">Continued on the next page...</text:p>
      <text:p text:style-name="P114">On the server side the following steps <text:span text:style-name="T38">should</text:span> be performed:</text:p>
      <text:p text:style-name="Standard"/>
      <table:table table:name="Table74" table:style-name="Table74">
        <table:table-column table:style-name="Table74.A"/>
        <table:table-row table:style-name="Table74.1">
          <table:table-cell table:style-name="Table74.A1" office:value-type="string">
            <text:p text:style-name="P24">Server Response Validation</text:p>
          </table:table-cell>
        </table:table-row>
        <table:table-row table:style-name="Table74.2">
          <table:table-cell table:style-name="Table74.A2" office:value-type="string">
            <text:list xml:id="list28597134" text:continue-numbering="true" text:style-name="L2">
              <text:list-item>
                <text:p text:style-name="P179">Decide if the received <text:span text:style-name="T27">DeviceCertificate</text:span><text:span text:style-name="CrossRef"> </text:span>featured in the <text:span text:style-name="CrossRef"><text:span text:style-name="T81"><text:reference-ref text:reference-format="text" text:ref-name="prov.sess.resp">ProvisioningInitializationResponse</text:reference-ref></text:span></text:span> message is to be accepted/trusted</text:p>
              </text:list-item>
              <text:list-item>
                <text:p text:style-name="P177">Run the the same <text:span text:style-name="CrossRef"><text:reference-ref text:reference-format="text" text:ref-name="sp800-56a">SP800-56A</text:reference-ref></text:span> procedure and KDF as for the SKS but now using <text:span text:style-name="T93">ClientEphemeralKey</text:span> and the saved private key of <text:span text:style-name="T93">ServerEphemeralKey</text:span> to obtain <text:span text:style-name="T93">SessionKey</text:span></text:p>
              </text:list-item>
              <text:list-item>
                <text:p text:style-name="P180"><text:span text:style-name="T81">Perform a </text:span><text:span text:style-name="T2">Verify</text:span><text:span text:style-name="T81"> </text:span><text:span text:style-name="T70">(</text:span><text:span text:style-name="CrossRef"><text:reference-ref text:reference-format="text" text:ref-name="devcert">Device Certificate</text:reference-ref></text:span><text:span text:style-name="T104">.PublicKey</text:span><text:span text:style-name="T70">,<text:tab/></text:span><text:span text:style-name="T111">// Received</text:span><text:span text:style-name="T70"><text:line-break/><text:tab/></text:span><text:span text:style-name="CrossRef"><text:span text:style-name="T81"><text:reference-ref text:reference-format="text" text:ref-name="sess.att">SessionAttestation</text:reference-ref></text:span></text:span><text:span text:style-name="T52">,<text:tab/></text:span><text:span text:style-name="T111">// Received (holds a signature)</text:span><text:line-break/><text:tab/><text:span text:style-name="T93">ClientSessionID</text:span> ||<text:tab/><text:span text:style-name="T111">// Received</text:span><text:line-break/><text:tab/><text:span text:style-name="T93">ServerSessionID</text:span> ||<text:tab/><text:span text:style-name="T110">// Saved</text:span><text:line-break/><text:tab/><text:span text:style-name="T93">IssuerURI</text:span> ||<text:tab/><text:span text:style-name="T110">// Saved</text:span><text:line-break/><text:tab/><text:span text:style-name="CrossRef"><text:span text:style-name="T81"><text:reference-ref text:reference-format="text" text:ref-name="device.id">Device ID</text:reference-ref></text:span></text:span><text:span text:style-name="CrossRef"><text:span text:style-name="T17"> ||<text:tab/></text:span></text:span><text:span text:style-name="CrossRef"><text:span text:style-name="T112">// Saved</text:span></text:span><text:span text:style-name="CrossRef"><text:span text:style-name="T17"><text:line-break/><text:tab/></text:span></text:span><text:span text:style-name="CrossRef"><text:span text:style-name="T81"><text:reference-ref text:reference-format="text" text:ref-name="sess.key.alg">SessionKeyAlgorithm</text:reference-ref></text:span></text:span> ||<text:tab/><text:span text:style-name="T110">// Saved<text:line-break/><text:tab/></text:span><text:span text:style-name="T21">PrivacyEnabled</text:span><text:span text:style-name="T15"> ||<text:tab/></text:span><text:span text:style-name="T110">// Saved</text:span><text:line-break/><text:tab/><text:span text:style-name="T93">ServerEphemeralKey</text:span> ||<text:tab/><text:span text:style-name="T110">// Saved</text:span><text:line-break/><text:tab/><text:span text:style-name="T93">ClientEphemeralKey</text:span> ||<text:tab/><text:span text:style-name="T110">// Received</text:span><text:line-break/><text:tab/><text:span text:style-name="T93">KeyManagementKey</text:span> ||<text:tab/><text:span text:style-name="T110">// Saved</text:span><text:line-break/><text:tab/><text:span text:style-name="T93">ClientTime</text:span> ||<text:tab/><text:span text:style-name="T110">// Received</text:span><text:line-break/><text:tab/><text:span text:style-name="T93">SessionLifeTime</text:span> ||<text:tab/><text:span text:style-name="T110">// Saved</text:span><text:line-break/><text:tab/><text:span text:style-name="T93">SessionKeyLimit</text:span>))<text:tab/><text:span text:style-name="T110">// Saved</text:span></text:p>
              </text:list-item>
              <text:list-item>
                <text:p text:style-name="P181"><text:span text:style-name="T71">Verify that the received enveloped </text:span><text:span text:style-name="T97">Signature</text:span><text:span text:style-name="T71"> match which in turn also verifies that the </text:span><text:span text:style-name="T97">SessionKey</text:span><text:span text:style-name="T71"> is correctly calculated</text:span></text:p>
              </text:list-item>
              <text:list-item>
                <text:p text:style-name="P182"><text:span text:style-name="T71">Verify the the </text:span><text:span text:style-name="T69">optional</text:span><text:span text:style-name="T71"> </text:span><text:span text:style-name="T97">ServerCertificateFingerPrint</text:span><text:span text:style-name="T71"> match the server's certificate</text:span></text:p>
              </text:list-item>
            </text:list>
          </table:table-cell>
        </table:table-row>
      </table:table>
      <text:p text:style-name="Text_20_body"/>
      <text:p text:style-name="P42">If all tests above succeed the issuer server may continue with the actual provisioning process.</text:p>
      <text:p text:style-name="P50"><text:span text:style-name="T90">Note that in the </text:span><text:span text:style-name="CrossRef"><text:span text:style-name="T88"><text:reference-ref text:reference-format="text" text:ref-name="pep">Privacy Enabled Provisioning</text:reference-ref></text:span></text:span><text:span text:style-name="T90"> mode the </text:span><text:span text:style-name="T27">DeviceCertificate</text:span><text:span text:style-name="T90"> does not apply, and the asymmetric key </text:span><text:span text:style-name="T3">Verify</text:span><text:span text:style-name="T87"> operation is r</text:span><text:span text:style-name="T90">eplaced by a comparison between </text:span><text:span text:style-name="CrossRef"><text:span text:style-name="T81"><text:reference-ref text:reference-format="text" text:ref-name="sess.att">SessionAttestation</text:reference-ref></text:span></text:span><text:span text:style-name="T90"> and the output from the </text:span><text:span text:style-name="CrossRef"><text:span text:style-name="T88"><text:reference-ref text:reference-format="text" text:ref-name="HMAC_SHA256">HMAC-SHA256</text:reference-ref></text:span></text:span><text:span text:style-name="T90">.</text:span></text:p>
      <text:h text:style-name="P190"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Challenge</text:p>
          </table:table-cell>
          <table:table-cell table:style-name="Table10.A2" office:value-type="string">
            <text:p text:style-name="P3">byte[<text:span text:style-name="T78">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77">⁮[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CloseAttestation</text:p>
          </table:table-cell>
          <table:table-cell table:style-name="Table11.A2" office:value-type="string">
            <text:p text:style-name="P3">byte[32]</text:p>
          </table:table-cell>
          <table:table-cell table:style-name="Table11.C2" office:value-type="string">
            <text:p text:style-name="P2"><text:span text:style-name="T90">Session terminate success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93">closeProvisioningSession</text:span> terminates a provisioning session and returns a proof of successful operation to the issuer. <text:s/>However, success status <text:span text:style-name="T38">must</text:span> only be returned if <text:span text:style-name="T2">all</text:span> of the following conditions are valid:</text:p>
      <text:list xml:id="list28589214" text:continue-numbering="true" text:style-name="L2">
        <text:list-item>
          <text:p text:style-name="P175">There is an open provisioning session associated with <text:span text:style-name="T93">ProvisioningHandle</text:span></text:p>
        </text:list-item>
        <text:list-item>
          <text:p text:style-name="P167">The <text:span text:style-name="T98">MAC</text:span><text:span text:style-name="T46"> computes correctly using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67"><text:span text:style-name="T46"><text:s text:c="8"/></text:span><text:span text:style-name="T45">Data = </text:span><text:span text:style-name="CrossRef"><text:span text:style-name="T81"><text:reference-ref text:reference-format="text" text:ref-name="client.sess.id">ClientSessionID</text:reference-ref></text:span></text:span><text:span text:style-name="T42"> || </text:span><text:span text:style-name="CrossRef"><text:span text:style-name="T81"><text:reference-ref text:reference-format="text" text:ref-name="srv.sess.id">ServerSessionID</text:reference-ref></text:span></text:span> || <text:span text:style-name="CrossRef"><text:span text:style-name="T81"><text:reference-ref text:reference-format="text" text:ref-name="issueruri">IssuerURI</text:reference-ref></text:span></text:span> || <text:span text:style-name="T101">Challenge</text:span></text:p>
        </text:list-item>
        <text:list-item>
          <text:p text:style-name="P176">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67"><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67">There are no unreferenced PIN or PUK policy objects. <text:s/>See<text:span text:style-name="T42">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67">The post provisioning operations succeed during the final <text:span text:style-name="T2">commit</text:span>. <text:s/>See <text:span text:style-name="CrossRef"><text:reference-ref text:reference-format="text" text:ref-name="atomic.op">Transaction Based Operation</text:reference-ref></text:span></text:p>
          <text:p text:style-name="P161"/>
        </text:list-item>
      </text:list>
      <text:p text:style-name="Text_20_body"><text:span text:style-name="T61">If verification is successful, </text:span><text:span text:style-name="T104">closeProvisioningSession</text:span><text:span text:style-name="T61"> </text:span><text:span text:style-name="T64">must</text:span><text:span text:style-name="T61"> also </text:span><text:span text:style-name="T66">reassign provisioning session ownership</text:span><text:span text:style-name="T61"> to the current (closing) session for </text:span><text:span text:style-name="T66">all</text:span><text:span text:style-name="T61"> objects belonging to sessions that have been subject to a post provisioning operation. <text:s/>The original session objects </text:span><text:span text:style-name="T64">must</text:span><text:span text:style-name="T61"> subsequently be deleted since they have no mission anymore. <text:s/>Also see</text:span><text:span text:style-name="T62"> </text:span><text:span text:style-name="CrossRef"><text:span text:style-name="T81"><text:reference-ref text:reference-format="text" text:ref-name="provisioning.objects">Provisioning Objects</text:reference-ref></text:span></text:span><text:span text:style-name="T62">.</text:span></text:p>
      <text:p text:style-name="P60">If verification fails, <text:span text:style-name="T2">all</text:span> objects created in the session <text:span text:style-name="T38">must</text:span> be deleted and post provisioning operations <text:span text:style-name="T38">must</text:span> be rolled back.</text:p>
      <text:p text:style-name="P60">When a provisioning session has been successfully closed by this method, it remains stored until all associated keys have been deleted.</text:p>
      <text:p text:style-name="P51"/>
      <text:p text:style-name="Text_20_body"/>
      <text:p text:style-name="P42"/>
      <text:p text:style-name="P107"/>
      <text:p text:style-name="P95">Continued on the next page...</text:p>
      <text:p text:style-name="P95"/>
      <text:p text:style-name="P114"><text:span text:style-name="T61">Using </text:span><text:span text:style-name="CrossRef"><text:span text:style-name="T81"><text:reference-ref text:reference-format="text" text:ref-name="keygen2">KeyGen2</text:reference-ref></text:span></text:span><text:span text:style-name="T61"> </text:span><text:span text:style-name="T104">closeProvisioningSession</text:span><text:span text:style-name="T61"> is invoked as the </text:span><text:span text:style-name="T66">last step</text:span><text:span text:style-name="T61"> of </text:span><text:span text:style-name="CrossRef"><text:span text:style-name="T81"><text:reference-ref text:reference-format="text" text:ref-name="cred.depl.req">ProvisioningFinalizationRequest</text:reference-ref></text:span></text:span><text:span text:style-name="T61"> processing, where two outermost-level properties hold the associated </text:span><text:span text:style-name="T105">MAC</text:span><text:span text:style-name="T61"> and </text:span><text:span text:style-name="T98">Challenge</text:span><text:span text:style-name="T61"> attributes:</text:span></text:p>
      <text:p text:style-name="P93"/>
      <table:table table:name="Table76" table:style-name="Table76">
        <table:table-column table:style-name="Table76.A"/>
        <table:table-row>
          <table:table-cell table:style-name="Table76.A1" office:value-type="string">
            <text:p text:style-name="P76"><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quest</text:span><text:span text:style-name="T124">",</text:span><text:span text:style-name="T155"><text:line-break/></text:span><text:span text:style-name="T125">    </text:span><text:span text:style-name="T124">"</text:span><text:span text:style-name="T139">ServerSessionID</text:span><text:span text:style-name="T124">": "</text:span><text:span text:style-name="T147">1417fa0e508YzrfxGeX-w2ByTAKDSy8v</text:span><text:span text:style-name="T124">",</text:span><text:span text:style-name="T155"><text:line-break/></text:span><text:span text:style-name="T125">    </text:span><text:span text:style-name="T124">"</text:span><text:span text:style-name="T139">ClientSessionID</text:span><text:span text:style-name="T124">": "</text:span><text:span text:style-name="T147">fXQrec8rlgUz5XxQkSZKimbiPbb7eM3f</text:span><text:span text:style-name="T124">",</text:span><text:span text:style-name="T155"><text:line-break/></text:span><text:span text:style-name="T125">    </text:span><text:span text:style-name="T124">"</text:span><text:span text:style-name="T139">SubmitURL</text:span><text:span text:style-name="T124">": "</text:span><text:a xlink:type="simple" xlink:href="http://issuer.example.com/finalize"><text:span text:style-name="T147">https://issuer.example.com/finalize</text:span></text:a><text:span text:style-name="T124">",</text:span></text:p>
            <text:p text:style-name="P154"><text:span text:style-name="T155"><text:s text:c="12"/></text:span><text:span text:style-name="T160">Other Message Payload</text:span></text:p>
            <text:p text:style-name="P76"><text:span text:style-name="T125">    </text:span><text:span text:style-name="T124">"</text:span><text:span text:style-name="T139">Challenge</text:span><text:span text:style-name="T124">": "</text:span><text:span text:style-name="T147">NajebxXBmgs1oNj81KzrQBNiAMts-I90kCMJ41QdZhI"</text:span><text:span text:style-name="T124">,</text:span><text:span text:style-name="T155"><text:line-break/></text:span><text:span text:style-name="T125">    </text:span><text:span text:style-name="T124">"</text:span><text:span text:style-name="T139">MAC</text:span><text:span text:style-name="T124">": "</text:span><text:span text:style-name="T147">DVhtwgO7fnasR-gouyiReoFGDH2w4Sj6RWZ9SlWJeDQ"</text:span><text:span text:style-name="T155"><text:line-break/></text:span><text:span text:style-name="T124">}</text:span><text:span text:style-name="T155"> </text:span></text:p>
          </table:table-cell>
        </table:table-row>
      </table:table>
      <text:p text:style-name="P92"/>
      <text:p text:style-name="P50"><text:span text:style-name="T62">The </text:span><text:span text:style-name="T98">CloseAttestation</text:span><text:span text:style-name="T62"> object is created by attesting (see </text:span><text:span text:style-name="CrossRef"><text:span text:style-name="T81"><text:reference-ref text:reference-format="text" text:ref-name="sess.att">SessionAttestation</text:reference-ref></text:span></text:span><text:span text:style-name="T62">) the following </text:span><text:span text:style-name="T68">Data</text:span><text:span text:style-name="T62">:</text:span></text:p>
      <text:p text:style-name="Text_20_body"><text:span text:style-name="T62"><text:tab/> </text:span><text:span text:style-name="T68">Data</text:span><text:span text:style-name="T62"> = </text:span><text:span text:style-name="T98">Challenge</text:span><text:span text:style-name="T45"> </text:span><text:span text:style-name="T46">|| </text:span><text:span text:style-name="T98">ProvisioningHandle.</text:span><text:span text:style-name="CrossRef"><text:span text:style-name="T81"><text:reference-ref text:reference-format="text" text:ref-name="sess.key.alg">SessionKeyAlgorithm</text:reference-ref></text:span></text:span></text:p>
      <text:p text:style-name="Text_20_body"><text:span text:style-name="T43">Also see </text:span><text:span text:style-name="CrossRef"><text:reference-ref text:reference-format="text" text:ref-name="sess.key.op">SessionKeyLimit</text:reference-ref></text:span><text:span text:style-name="T43">.</text:span></text:p>
      <text:p text:style-name="P88"/>
      <text:p text:style-name="Standard"><text:span text:style-name="T43">A </text:span><text:span text:style-name="T44">successful</text:span><text:span text:style-name="T43"> </text:span><text:span text:style-name="CrossRef"><text:reference-ref text:reference-format="text" text:ref-name="keygen2">KeyGen2</text:reference-ref></text:span><text:span text:style-name="T43"> response would only contain the following:</text:span></text:p>
      <text:p text:style-name="P85"/>
      <table:table table:name="Table104" table:style-name="Table104">
        <table:table-column table:style-name="Table104.A"/>
        <table:table-row>
          <table:table-cell table:style-name="Table104.A1" office:value-type="string">
            <text:p text:style-name="P76"><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sponse</text:span><text:span text:style-name="T124">",</text:span><text:span text:style-name="T155"><text:line-break/></text:span><text:span text:style-name="T125">    </text:span><text:span text:style-name="T124">"</text:span><text:span text:style-name="T139">ServerSessionID</text:span><text:span text:style-name="T124">": "</text:span><text:span text:style-name="T147">1417fa0e508YzrfxGeX-w2ByTAKDSy8v</text:span><text:span text:style-name="T124">",</text:span><text:span text:style-name="T155"><text:line-break/></text:span><text:span text:style-name="T125">    </text:span><text:span text:style-name="T124">"</text:span><text:span text:style-name="T139">ClientSessionID</text:span><text:span text:style-name="T124">": "</text:span><text:span text:style-name="T147">fXQrec8rlgUz5XxQkSZKimbiPbb7eM3f</text:span><text:span text:style-name="T124">",</text:span><text:span text:style-name="T155"><text:line-break/></text:span><text:span text:style-name="T125">    </text:span><text:span text:style-name="T124">"</text:span><text:span text:style-name="T139">CloseAttestation</text:span><text:span text:style-name="T124">": "</text:span><text:span text:style-name="T147">acpN8bVJwKZJadIaOsZ-b-7Ky2WRoItP9pFXFD3NrIo"</text:span><text:span text:style-name="T155"><text:line-break/></text:span><text:span text:style-name="T124">}</text:span><text:span text:style-name="T155"> </text:span></text:p>
          </table:table-cell>
        </table:table-row>
      </table:table>
      <text:h text:style-name="P190"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68">The following elements </text:span><text:span text:style-name="T67">must not</text:span><text:span text:style-name="T68"> be present if the returned</text:span><text:span text:style-name="T70"> </text:span>ProvisioningHandle<text:span text:style-name="T62"> = 0</text:span></text:p>
          </table:table-cell>
          <table:covered-table-cell/>
          <table:covered-table-cell/>
        </table:table-row>
        <table:table-row table:style-name="Table39.2">
          <table:table-cell table:style-name="Table39.A2" office:value-type="string">
            <text:p text:style-name="P16">SessionKey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43">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78">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50"/>
      <text:p text:style-name="P50"><text:span text:style-name="T104">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04">enumerateProvisioningSessions</text:span> is also useful for debugging and for “cleaning-up” after failed provisioning sessions.</text:p>
      <text:p text:style-name="P50">The input <text:span text:style-name="T101">ProvisioningHandle</text:span><text:span text:style-name="T52"> </text:span><text:span text:style-name="T56">must</text:span><text:span text:style-name="T52"> initially be set to 0 to start an enumeration round.</text:span></text:p>
      <text:p text:style-name="P50"><text:span text:style-name="T52">Succeeding calls </text:span><text:span text:style-name="T56">must</text:span><text:span text:style-name="T52"> use the output </text:span><text:span text:style-name="T101">ProvisioningHandle</text:span><text:span text:style-name="T52"> as input to the next call.</text:span></text:p>
      <text:p text:style-name="P50"><text:span text:style-name="T52">When </text:span><text:span text:style-name="T98">enumerateProvisioningSessions</text:span><text:span text:style-name="T46"> returns with a </text:span><text:span text:style-name="T98">ProvisioningHandle</text:span><text:span text:style-name="T46"> = 0 there are no more provisioning objects to read.</text:span></text:p>
      <text:h text:style-name="P190"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39">must</text:span> be removed from the SKS, otherwise an error <text:span text:style-name="T39">must</text:span> be returned.</text:p>
      <text:h text:style-name="P190"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78">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6"/>
      <text:p text:style-name="Text_20_body"><text:span text:style-name="T104">signProvisioningSessionData</text:span> signs <text:span text:style-name="T2">arbitrary data</text:span> that is supplied <text:span text:style-name="T2">by the provisioning middleware.</text:span></text:p>
      <text:p text:style-name="Text_20_body">The purpose of <text:span text:style-name="T104">signProvisioningSessionData</text:span> is adding data integrity to provisioning messages from clients to issuers.</text:p>
      <text:p text:style-name="Text_20_body">The signature scheme is as follows:</text:p>
      <text:p text:style-name="Text_20_body"><text:span text:style-name="T93"><text:tab/>Signature</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 || <text:span text:style-name="T106">"</text:span><text:span text:style-name="T104">ExternalSignature"</text:span><text:span text:style-name="T42">, </text:span><text:span text:style-name="T98">Data</text:span><text:span text:style-name="T42">)</text:span></text:p>
      <text:p text:style-name="Text_20_body">Note that <text:span text:style-name="T98">Data</text:span> element <text:span text:style-name="T39">must</text:span> be used “as is” in the HMAC operation, <text:span text:style-name="T2">excluding</text:span> length information, while the derived key <text:span text:style-name="T39">must</text:span> use the representation described in <text:span text:style-name="CrossRef"><text:reference-ref text:reference-format="text" text:ref-name="datatypes">Data Types</text:reference-ref></text:span>.</text:p>
      <text:p text:style-name="Text_20_body">A <text:span text:style-name="T2">relying party </text:span><text:span text:style-name="T38">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8">Also see </text:span></text:span><text:span text:style-name="CrossRef"><text:reference-ref text:reference-format="text" text:ref-name="sess.key.op">SessionKeyLimit</text:reference-ref></text:span> and <text:span text:style-name="CrossRef"><text:reference-ref text:reference-format="text" text:ref-name="prov.sess.resp">ProvisioningInitializationResponse</text:reference-ref></text:span>.</text:p>
      <text:h text:style-name="P190" text:outline-level="3"><text:bookmark text:name="__RefHeading__16586_1418814329"/><text:reference-mark-start text:name="update.kmk"/>updateKeyManagementKey<text:reference-mark-end text:name="update.kmk"/> [7]<text:bookmark-end text:name="__RefHeading__16586_1418814329"/></text:h>
      <text:p text:style-name="Text_20_body">Input</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3">Name</text:p>
          </table:table-cell>
          <table:table-cell table:style-name="Table18.A1" office:value-type="string">
            <text:p text:style-name="P13">Type</text:p>
          </table:table-cell>
          <table:table-cell table:style-name="Table18.C1" office:value-type="string">
            <text:p text:style-name="P13">Description</text:p>
          </table:table-cell>
        </table:table-row>
        <table:table-row table:style-name="Table18.2">
          <table:table-cell table:style-name="Table18.A2" office:value-type="string">
            <text:p text:style-name="P16">ProvisioningHandle</text:p>
          </table:table-cell>
          <table:table-cell table:style-name="Table18.A2" office:value-type="string">
            <text:p text:style-name="P3">int</text:p>
          </table:table-cell>
          <table:table-cell table:style-name="Table18.C2" office:value-type="string">
            <text:p text:style-name="P2">Local handle to an existing (<text:span text:style-name="T2">closed</text:span><text:span text:style-name="T81">) provisioning session object holding a <text:s/></text:span><text:span text:style-name="CrossRef"><text:span text:style-name="T163"><text:reference-ref text:reference-format="text" text:ref-name="key.mgr.key">KeyManagementKey</text:reference-ref></text:span></text:span><text:span text:style-name="T81"> that needs to be updated to support post-operations using a new </text:span><text:span text:style-name="CrossRef"><text:span text:style-name="T163"><text:reference-ref text:reference-format="text" text:ref-name="key.mgr.key">KeyManagementKey</text:reference-ref></text:span></text:span><text:span text:style-name="T81">. <text:s/>See</text:span> <text:span text:style-name="CrossRef"><text:span text:style-name="T81"><text:reference-ref text:reference-format="text" text:ref-name="provisioning.objects">Provisioning Objects</text:reference-ref></text:span></text:span></text:p>
          </table:table-cell>
        </table:table-row>
        <table:table-row table:style-name="Table18.2">
          <table:table-cell table:style-name="Table18.A2" office:value-type="string">
            <text:p text:style-name="P16">KeyManagementKey</text:p>
          </table:table-cell>
          <table:table-cell table:style-name="Table18.A2" office:value-type="string">
            <text:p text:style-name="P3">byte<text:span text:style-name="T77">⁮[</text:span><text:span text:style-name="T79"> </text:span><text:span text:style-name="T77">]</text:span></text:p>
          </table:table-cell>
          <table:table-cell table:style-name="Table18.C2" office:value-type="string">
            <text:p text:style-name="Standard">The <text:span text:style-name="T2">new</text:span> <text:span text:style-name="CrossRef"><text:span text:style-name="T163"><text:reference-ref text:reference-format="text" text:ref-name="key.mgr.key">KeyManagementKey</text:reference-ref></text:span></text:span>‪‫‬‭‪‏‪‏‎</text:p>
          </table:table-cell>
        </table:table-row>
        <table:table-row table:style-name="Table18.2">
          <table:table-cell table:style-name="Table18.A2" office:value-type="string">
            <text:p text:style-name="P16">Authorization</text:p>
          </table:table-cell>
          <table:table-cell table:style-name="Table18.A2" office:value-type="string">
            <text:p text:style-name="P3">byte<text:span text:style-name="T77">⁮[</text:span><text:span text:style-name="T79"> </text:span><text:span text:style-name="T77">]</text:span></text:p>
          </table:table-cell>
          <table:table-cell table:style-name="Table18.C2" office:value-type="string">
            <text:p text:style-name="P2">Authorization signature performed by the <text:span text:style-name="T2">old</text:span> <text:span text:style-name="CrossRef"><text:span text:style-name="T81"><text:reference-ref text:reference-format="text" text:ref-name="key.mgr.key">KeyManagementKey</text:reference-ref></text:span></text:span></text:p>
          </table:table-cell>
        </table:table-row>
      </table:table>
      <text:p text:style-name="Text_20_body"/>
      <text:p text:style-name="Text_20_body">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3">Name</text:p>
          </table:table-cell>
          <table:table-cell table:style-name="Table96.A1" office:value-type="string">
            <text:p text:style-name="P13">Type</text:p>
          </table:table-cell>
          <table:table-cell table:style-name="Table96.C1" office:value-type="string">
            <text:p text:style-name="P13">Description</text:p>
          </table:table-cell>
        </table:table-row>
        <table:table-row table:style-name="Table96.2">
          <table:table-cell table:style-name="Table96.A2" office:value-type="string">
            <text:p text:style-name="P16">Status</text:p>
          </table:table-cell>
          <table:table-cell table:style-name="Table96.A2" office:value-type="string">
            <text:p text:style-name="P3">byte</text:p>
          </table:table-cell>
          <table:table-cell table:style-name="Table96.C2" office:value-type="string">
            <text:p text:style-name="P2">See <text:span text:style-name="CrossRef"><text:reference-ref text:reference-format="text" text:ref-name="ReturnValues">Return Values</text:reference-ref></text:span></text:p>
          </table:table-cell>
        </table:table-row>
      </table:table>
      <text:p text:style-name="P50"/>
      <text:p text:style-name="P70"><text:span text:style-name="T93">updateKeyManagementKey</text:span><text:span text:style-name="T90"> associates an existing provisioning session object with an updated </text:span><text:span text:style-name="T101">KeyManagementKey</text:span><text:span text:style-name="T90">. <text:s/>The update </text:span><text:span text:style-name="T39">must</text:span><text:span text:style-name="T90"> be cryptographically secured by the </text:span><text:span text:style-name="T101">Authorization</text:span><text:span text:style-name="T90"> signature which is created as follows:</text:span></text:p>
      <text:p text:style-name="P125"><text:span text:style-name="T102"><text:tab/>Authorization</text:span><text:span text:style-name="T76"> = </text:span><text:span text:style-name="T175">Sign</text:span><text:span text:style-name="T171"> (</text:span><text:span text:style-name="CrossRef"><text:span text:style-name="T29">KeyManagementKey</text:span></text:span><text:span text:style-name="CrossRef"><text:span text:style-name="T35"> </text:span></text:span><text:span text:style-name="CrossRef"><text:span text:style-name="T36">existing</text:span></text:span><text:span text:style-name="CrossRef"><text:span text:style-name="T35"> </text:span></text:span><text:span text:style-name="T171">,<text:line-break/><text:tab/><text:tab/><text:tab/></text:span><text:span text:style-name="T107">"RollOverAuthorization</text:span><text:span text:style-name="T102">"</text:span><text:span text:style-name="T59"> ||</text:span><text:span text:style-name="T60"> </text:span><text:span text:style-name="T102">KeyManagementKey</text:span><text:span text:style-name="CrossRef"><text:span text:style-name="T35"> </text:span></text:span><text:span text:style-name="CrossRef"><text:span text:style-name="T36">new</text:span></text:span><text:span text:style-name="CrossRef"><text:span text:style-name="T35"> </text:span></text:span><text:span text:style-name="T171">)</text:span></text:p>
      <text:p text:style-name="P124"><text:span text:style-name="T174">For details on allowed signature algorithms and data representation, see </text:span><text:span text:style-name="CrossRef"><text:span text:style-name="T172"><text:reference-ref text:reference-format="text" text:ref-name="targ.key.ref">Target Key Reference</text:reference-ref></text:span></text:span><text:span text:style-name="T174">.</text:span></text:p>
      <text:p text:style-name="P50"><text:span text:style-name="T174">The operation </text:span><text:span text:style-name="T173">must</text:span><text:span text:style-name="T174"> be aborted if the </text:span><text:span text:style-name="T103">Authorization</text:span><text:span text:style-name="T174"> signature does not verify or if the target provisioning object lacks a </text:span><text:span text:style-name="CrossRef"><text:span text:style-name="T29">KeyManagementKey</text:span></text:span><text:span text:style-name="T174">.</text:span></text:p>
      <text:p text:style-name="P50"><text:span text:style-name="T174">Also see </text:span><text:span text:style-name="CrossRef"><text:span text:style-name="T172"><text:reference-ref text:reference-format="text" text:ref-name="enum.prov.sess">enumerateProvisioningSessions</text:reference-ref></text:span></text:span><text:span text:style-name="T174">.</text:span></text:p>
      <text:p text:style-name="P51"/>
      <text:p text:style-name="Text_20_body"/>
      <text:p text:style-name="P42"/>
      <text:p text:style-name="P107"/>
      <text:p text:style-name="P63">Continued on the next page...</text:p>
      <text:p text:style-name="P112">The following request shows how <text:span text:style-name="T108">updateKeyManagementKey</text:span> is integrated in <text:span text:style-name="CrossRef"><text:reference-ref text:reference-format="text" text:ref-name="keygen2">KeyGen2</text:reference-ref></text:span>:<text:line-break/></text:p>
      <table:table table:name="Table77" table:style-name="Table77">
        <table:table-column table:style-name="Table77.A"/>
        <table:table-row>
          <table:table-cell table:style-name="Table77.A1" office:value-type="string">
            <text:p text:style-name="P75"><text:span text:style-name="T124">{</text:span><text:span text:style-name="T157"><text:line-break/></text:span><text:span text:style-name="T126">    </text:span><text:span text:style-name="T127">"</text:span><text:span text:style-name="T134">@context</text:span><text:span text:style-name="T127">": "</text:span><text:span text:style-name="T148">http://xmlns.webpki.org/keygen2/1.0</text:span><text:span text:style-name="T127">",</text:span><text:span text:style-name="T157"><text:line-break/></text:span><text:span text:style-name="T126">    </text:span><text:span text:style-name="T127">"</text:span><text:span text:style-name="T134">@qualifier</text:span><text:span text:style-name="T127">": "</text:span><text:span text:style-name="T148">ProvisioningInitializationRequest</text:span><text:span text:style-name="T127">",</text:span><text:span text:style-name="T157"><text:line-break/></text:span><text:span text:style-name="T126">    </text:span><text:span text:style-name="T127">"</text:span><text:span text:style-name="T140">ServerSessionID</text:span><text:span text:style-name="T127">": "</text:span><text:span text:style-name="T148">14182a80df8_4YcBFZmNkVUnAw9losHa</text:span><text:span text:style-name="T127">",</text:span><text:span text:style-name="T157"><text:line-break/></text:span><text:span text:style-name="T126">    </text:span><text:span text:style-name="T127">"</text:span><text:span text:style-name="T140">SubmitURL</text:span><text:span text:style-name="T127">": "</text:span><text:span text:style-name="T148">https://issuer.example.com/provsess</text:span><text:span text:style-name="T127">",</text:span><text:span text:style-name="T157"><text:line-break/></text:span><text:span text:style-name="T126">    </text:span><text:span text:style-name="T127">"</text:span><text:span text:style-name="T140">ServerTime</text:span><text:span text:style-name="T127">": "</text:span><text:span text:style-name="T148">2013-12-20T10:49:13+02:00</text:span><text:span text:style-name="T127">",</text:span><text:span text:style-name="T157"><text:line-break/></text:span><text:span text:style-name="T126">    </text:span><text:span text:style-name="T127">"</text:span><text:span text:style-name="T140">SessionKeyAlgorithm</text:span><text:span text:style-name="T127">": "</text:span><text:span text:style-name="T148">http://xmlns.webpki.org/sks/algorithm#session.1</text:span><text:span text:style-name="T127">",</text:span><text:span text:style-name="T157"><text:line-break/></text:span><text:span text:style-name="T126">    </text:span><text:span text:style-name="T127">"</text:span><text:span text:style-name="T140">SessionKeyLimit</text:span><text:span text:style-name="T127">": </text:span><text:span text:style-name="T150">50</text:span><text:span text:style-name="T127">,</text:span><text:span text:style-name="T157"><text:line-break/></text:span><text:span text:style-name="T126">    </text:span><text:span text:style-name="T127">"</text:span><text:span text:style-name="T140">SessionLifeTime</text:span><text:span text:style-name="T127">": </text:span><text:span text:style-name="T150">10000</text:span><text:span text:style-name="T127">,</text:span><text:span text:style-name="T157"><text:line-break/></text:span><text:span text:style-name="T126">    </text:span><text:span text:style-name="T127">"</text:span><text:span text:style-name="T140">ServerEphemeral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EC</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NamedCurve</text:span><text:span text:style-name="T127">": "</text:span><text:span text:style-name="T148">http://xmlns.webpki.org/sks/algorithm#ec.nist.p256</text:span><text:span text:style-name="T127">",</text:span><text:span text:style-name="T157"><text:line-break/></text:span><text:span text:style-name="T126">                            </text:span><text:span text:style-name="T127">"</text:span><text:span text:style-name="T140">X</text:span><text:span text:style-name="T127">": "</text:span><text:span text:style-name="T148">chrt0S6C3eLbKzbV4R8n1-kKNKHogqbAi4FH3fsDiaQ"</text:span><text:span text:style-name="T127">,</text:span><text:span text:style-name="T157"><text:line-break/></text:span><text:span text:style-name="T126">                            </text:span><text:span text:style-name="T127">"</text:span><text:span text:style-name="T140">Y</text:span><text:span text:style-name="T127">": "</text:span><text:span text:style-name="T148">WcW6PlkSj3-1GYNu--cdIljTjYtjuhIGEOk6/vv1kTc"</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40">KeyManagement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EC</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NamedCurve</text:span><text:span text:style-name="T127">": "</text:span><text:span text:style-name="T148">http://xmlns.webpki.org/sks/algorithm#ec.nist.p256</text:span><text:span text:style-name="T127">",</text:span><text:span text:style-name="T157"><text:line-break/></text:span><text:span text:style-name="T126">                            </text:span><text:span text:style-name="T127">"</text:span><text:span text:style-name="T140">X</text:span><text:span text:style-name="T127">": "</text:span><text:span text:style-name="T148">lNxNvAUEE8t7DSQBft93LVSXxKCiVjhbWWfyg023FCk"</text:span><text:span text:style-name="T127">,</text:span><text:span text:style-name="T157"><text:line-break/></text:span><text:span text:style-name="T126">                            </text:span><text:span text:style-name="T127">"</text:span><text:span text:style-name="T140">Y</text:span><text:span text:style-name="T127">": "</text:span><text:span text:style-name="T148">LmTlQxXB3LgZrNLmhOfMaCnDizczC_RfQ6Kx8iNwfFA"</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40">UpdatableKeyManagementKeys</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RSA</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Modulus</text:span><text:span text:style-name="T127">": "</text:span><text:span text:style-name="T148">kCNcOpatALB21jHrPIv1BgXlUJ . . . pqNo75jsAZIucG9w"</text:span><text:span text:style-name="T127">,</text:span><text:span text:style-name="T157"><text:line-break/></text:span><text:span text:style-name="T126">                                     </text:span><text:span text:style-name="T127">"</text:span><text:span text:style-name="T140">Exponent</text:span><text:span text:style-name="T127">": "</text:span><text:span text:style-name="T148">AQAB</text:span><text:span text:style-name="T127">"</text:span><text:span text:style-name="T157"><text:line-break/></text:span><text:span text:style-name="T125">                                 </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Authorization</text:span><text:span text:style-name="T124">": "</text:span><text:span text:style-name="T147">XjzIoz0muM8AMjFafySlR . . . 3sLm1Bfkm4XbbdbrvJw"</text:span><text:span text:style-name="T125"><text:line-break/>                 </text:span><text:span text:style-name="T124">}]</text:span><text:span text:style-name="T155"><text:line-break/></text:span><text:span text:style-name="T125">        </text:span><text:span text:style-name="T124">}</text:span><text:span text:style-name="T155"><text:line-break/></text:span><text:span text:style-name="T124">}</text:span><text:span text:style-name="T155"> </text:span></text:p>
          </table:table-cell>
        </table:table-row>
      </table:table>
      <text:p text:style-name="Text_20_body"/>
      <text:p text:style-name="P50"><text:span text:style-name="T108">UpdatableKeyManagementKeys</text:span> holds an array of old <text:span text:style-name="T108">KeyManagementKey</text:span>s which can be upgraded to the heading (<text:span text:style-name="T2">current</text:span>) <text:span text:style-name="T108">KeyManagementKey</text:span> if a matching key is found through calls to <text:span text:style-name="CrossRef"><text:reference-ref text:reference-format="text" text:ref-name="enum.prov.sess">enumerateProvisioningSessions</text:reference-ref></text:span>.</text:p>
      <text:p text:style-name="P50">The <text:span text:style-name="T108">UpdatableKeyManagementKeys</text:span> array can in turn (<text:span text:style-name="T2">recursively</text:span>) also hold an <text:span text:style-name="T108">UpdatableKeyManagementKeys</text:span> array making it possible to have any number of <text:span text:style-name="T108">KeyManagementKey</text:span> generations deployed. <text:s/>To make this feasible, updates <text:span text:style-name="T39">must</text:span> be performed in <text:span text:style-name="T2">steps</text:span>, starting at the oldest level (leaf <text:span text:style-name="T108">UpdatableKeyManagementKeys</text:span> array).</text:p>
      <text:p text:style-name="P50"><text:span text:style-name="T108">KeyManagementKey</text:span> updates <text:span text:style-name="T39">must</text:span> be done <text:span text:style-name="T2">before</text:span> calling <text:span text:style-name="CrossRef"><text:reference-ref text:reference-format="text" text:ref-name="createProvisioningSession">createProvisioningSession</text:reference-ref></text:span> since open sessions cannot be updated.</text:p>
      <text:h text:style-name="Heading_20_3" text:outline-level="3"><text:bookmark text:name="__RefHeading__15283_972012461"/><text:soft-page-break/><text:reference-mark-start text:name="createPUKPolicy"/>createPUKPolicy<text:reference-mark-end text:name="createPUKPolicy"/> [8]<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EncryptedPUK</text:p>
          </table:table-cell>
          <table:table-cell table:style-name="Table12.A2" office:value-type="string">
            <text:p text:style-name="P3">byte[<text:span text:style-name="T78">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77">⁮[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93">createPUKPolicy</text:span><text:span text:style-name="T90"> creates a PUK policy object </text:span><text:span text:style-name="T70">in the </text:span><text:span text:style-name="CrossRef"><text:reference-ref text:reference-format="text" text:ref-name="cred.db">Credential Database</text:reference-ref></text:span><text:span text:style-name="T70"> </text:span><text:span text:style-name="T90">to be referenced by subsequent calls to the </text:span><text:span text:style-name="CrossRef"><text:reference-ref text:reference-format="text" text:ref-name="createPINPolicy">createPINPolicy</text:reference-ref></text:span><text:span text:style-name="T90"> method.</text:span></text:p>
      <text:p text:style-name="P158">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7"><text:span text:style-name="T45"><text:tab/>Data </text:span><text:span text:style-name="T153">=</text:span><text:span text:style-name="T45"> </text:span><text:span text:style-name="T98">ID</text:span><text:span text:style-name="T45"> </text:span><text:span text:style-name="T46">|| </text:span><text:span text:style-name="T98">EncryptedPUK</text:span><text:span text:style-name="T46"> ||</text:span><text:span text:style-name="T45"> </text:span><text:span text:style-name="T98">Format</text:span><text:span text:style-name="T46"> ||</text:span><text:span text:style-name="T45"> </text:span><text:span text:style-name="T98">RetryLimit</text:span></text:p>
      <text:p text:style-name="P157"><text:span text:style-name="T46">Note that </text:span><text:span text:style-name="T98">EncryptedPUK</text:span><text:span text:style-name="T46"> is MACed in encrypted form and </text:span><text:span text:style-name="T45">then</text:span><text:span text:style-name="T46">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90" text:outline-level="3"><text:bookmark text:name="__RefHeading__15285_972012461"/><text:reference-mark-start text:name="createPINPolicy"/>createPINPolicy<text:reference-mark-end text:name="createPINPolicy"/> [9]<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81">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81">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77">⁮[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93">createPINPolicy</text:span><text:span text:style-name="T90"> creates a PIN policy object </text:span><text:span text:style-name="T70">in the </text:span><text:span text:style-name="CrossRef"><text:reference-ref text:reference-format="text" text:ref-name="cred.db">Credential Database</text:reference-ref></text:span><text:span text:style-name="T70"> </text:span><text:span text:style-name="T90">to be referenced by subsequent calls to the </text:span><text:span text:style-name="CrossRef"><text:reference-ref text:reference-format="text" text:ref-name="createKeyPair">createKeyEntry</text:reference-ref></text:span><text:span text:style-name="T90"> method.</text:span></text:p>
      <text:p text:style-name="P158">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7"><text:span text:style-name="T45"><text:tab/>Data </text:span><text:span text:style-name="T153">=</text:span><text:span text:style-name="T45"> </text:span><text:span text:style-name="T98">ID</text:span><text:span text:style-name="T45"> </text:span><text:span text:style-name="T46">|| </text:span><text:span text:style-name="T45">PUKReference</text:span><text:span text:style-name="T46"> || </text:span><text:span text:style-name="T98">UserDefined</text:span><text:span text:style-name="T46"> ||</text:span><text:span text:style-name="T45"> </text:span><text:span text:style-name="T98">UserModifiable</text:span><text:span text:style-name="T46"> ||</text:span><text:span text:style-name="T45"> </text:span><text:span text:style-name="T98">Format</text:span><text:span text:style-name="T46"> ||</text:span><text:span text:style-name="T45"> </text:span><text:span text:style-name="T98">RetryLimit</text:span><text:span text:style-name="T46"> ||</text:span><text:span text:style-name="T98"><text:line-break/></text:span><text:span text:style-name="T46"> <text:s text:c="24"/></text:span><text:span text:style-name="T98">Grouping</text:span><text:span text:style-name="T46"> ||</text:span><text:span text:style-name="T45"> </text:span><text:span text:style-name="T98">PatternRestrictions</text:span><text:span text:style-name="T46"> ||</text:span><text:span text:style-name="T45"> </text:span><text:span text:style-name="T98">MinLength</text:span><text:span text:style-name="T46"> ||</text:span><text:span text:style-name="T45"> </text:span><text:span text:style-name="T98">MaxLength</text:span><text:span text:style-name="T46"> ||</text:span><text:span text:style-name="T45"> </text:span><text:span text:style-name="T98">InputMethod</text:span><text:span text:style-name="T48"> <text:s/></text:span></text:p>
      <text:p text:style-name="P157"><text:span text:style-name="T45">PUKReference</text:span><text:span text:style-name="T46"> is set to </text:span><text:span text:style-name="T100">"</text:span><text:span text:style-name="T98">#N/A</text:span><text:span text:style-name="T98">"</text:span><text:span text:style-name="T46"> if </text:span><text:span text:style-name="T98">PUKPolicyHandle</text:span><text:span text:style-name="T46"> is zero, else it is set to the </text:span><text:span text:style-name="T98">ID</text:span><text:span text:style-name="T46"> of the referenced PUK policy object.</text:span></text:p>
      <text:p text:style-name="P50"><text:span text:style-name="T90">If </text:span><text:span text:style-name="T93">PUKPolicyHandle</text:span><text:span text:style-name="T90">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90" text:outline-level="3"><text:bookmark text:name="__RefHeading__15287_972012461"/><text:reference-mark-start text:name="createKeyPair"/>createKeyEntry<text:reference-mark-end text:name="createKeyPair"/> [10]<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KeyEntry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77">byte⁮[</text:span><text:span text:style-name="T79"> </text:span><text:span text:style-name="T77">]</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77">⁮[</text:span><text:span text:style-name="T79"> </text:span><text:span text:style-name="T77">]</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8">, </text:span></text:span><text:span text:style-name="CrossRef"><text:reference-ref text:reference-format="text" text:ref-name="pinpatternrestrictions">PIN Patterns</text:reference-ref></text:span><text:span text:style-name="CrossRef"><text:span text:style-name="T8">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38">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6">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6">KeyParameters</text:p>
          </table:table-cell>
          <table:table-cell table:style-name="Table16.A2" office:value-type="string">
            <text:p text:style-name="P3">byte<text:span text:style-name="T77">⁮[</text:span><text:span text:style-name="T79"> </text:span><text:span text:style-name="T77">]</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short</text:p>
          </table:table-cell>
          <table:table-cell table:style-name="Table16.C2" office:value-type="string">
            <text:p text:style-name="Standard">Value [0..255] holding the number of <text:span text:style-name="T93">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4"><text:span text:style-name="T90">Endorsed algorithm URI </text:span><text:span text:style-name="T3">repeated</text:span><text:span text:style-name="T90"> as defined by </text:span><text:span text:style-name="T93">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77">⁮[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77">⁮[</text:span><text:span text:style-name="T79"> </text:span><text:span text:style-name="T77">]</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KeyAttestation</text:p>
          </table:table-cell>
          <table:table-cell table:style-name="Table17.A2" office:value-type="string">
            <text:p text:style-name="P3">byte<text:span text:style-name="T77">⁮[32</text:span><text:span text:style-name="T77">]</text:span></text:p>
          </table:table-cell>
          <table:table-cell table:style-name="Table17.C2" office:value-type="string">
            <text:p text:style-name="P2">See <text:span text:style-name="CrossRef"><text:reference-ref text:reference-format="text" text:ref-name="key.attestation.data">KeyAttestation</text:reference-ref></text:span></text:p>
          </table:table-cell>
        </table:table-row>
      </table:table>
      <text:p text:style-name="P50"/>
      <text:p text:style-name="P50"><text:span text:style-name="T93">createKeyEntry</text:span><text:span text:style-name="T90"> generates an asymmetric key-pair according to the issuer's specification. <text:s/>In addition, </text:span><text:span text:style-name="T93">createKeyEntry</text:span><text:span text:style-name="T90"> creates a </text:span><text:span text:style-name="T3">key entry</text:span><text:span text:style-name="T90"> (see </text:span><text:span text:style-name="CrossRef"><text:reference-ref text:reference-format="text" text:ref-name="key.entries">Key Entries</text:reference-ref></text:span><text:span text:style-name="T70">) in the </text:span><text:span text:style-name="CrossRef"><text:reference-ref text:reference-format="text" text:ref-name="cred.db">Credential Database</text:reference-ref></text:span><text:span text:style-name="T90"> where the key-pair and its protection attributes are stored.</text:span></text:p>
      <text:p text:style-name="P41"/>
      <text:p text:style-name="P106"/>
      <text:p text:style-name="P106"/>
      <text:p text:style-name="P106"/>
      <text:p text:style-name="P106"/>
      <text:p text:style-name="P97">Continued on the next page...</text:p>
      <text:p text:style-name="P123"/>
      <text:p text:style-name="P114">The following operations match the mandatory to support key generation and attestation algorithm:</text:p>
      <text:p text:style-name="P106"/>
      <table:table table:name="Table113" table:style-name="Table113">
        <table:table-column table:style-name="Table113.A"/>
        <table:table-row table:style-name="Table113.1">
          <table:table-cell table:style-name="Table113.A1" office:value-type="string">
            <text:p text:style-name="P24">http://xmlns.webpki.org/sks/algorithm#key.1</text:p>
          </table:table-cell>
        </table:table-row>
        <table:table-row table:style-name="Table113.2">
          <table:table-cell table:style-name="Table113.A2" office:value-type="string">
            <text:p text:style-name="P131"/>
            <text:p text:style-name="P134">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35"><text:span text:style-name="T45"><text:tab/>Data </text:span><text:span text:style-name="T153">=</text:span><text:span text:style-name="T45"> </text:span><text:span text:style-name="T98">ID</text:span><text:span text:style-name="T45"> </text:span><text:span text:style-name="T46">||</text:span><text:span text:style-name="T45"> </text:span><text:span text:style-name="T98">KeyEntryAlgorithm</text:span><text:span text:style-name="T46"> || </text:span><text:span text:style-name="T98">ServerSeed</text:span><text:span text:style-name="T46"> ||<text:line-break/></text:span><text:span text:style-name="T98"> </text:span><text:span text:style-name="T46"><text:s text:c="12"/></text:span><text:span text:style-name="T75"><text:s/></text:span><text:span text:style-name="T46"><text:s text:c="10"/></text:span><text:span text:style-name="T45">PINPolicyReference</text:span><text:span text:style-name="T46"> || </text:span><text:span text:style-name="T45">PINValueReference</text:span><text:span text:style-name="T46"> ||<text:line-break/></text:span><text:span text:style-name="T98"> </text:span><text:span text:style-name="T46"><text:s text:c="12"/></text:span><text:span text:style-name="T75"><text:s/></text:span><text:span text:style-name="T46"><text:s text:c="10"/></text:span><text:span text:style-name="T98">DevicePINProtection</text:span><text:span text:style-name="T46"> || </text:span><text:span text:style-name="T98">EnablePINCaching</text:span><text:span text:style-name="T46"> ||<text:line-break/></text:span><text:span text:style-name="T98"> </text:span><text:span text:style-name="T46"><text:s text:c="12"/></text:span><text:span text:style-name="T75"><text:s/></text:span><text:span text:style-name="T46"><text:s text:c="10"/></text:span><text:span text:style-name="T98">BiometricProtection</text:span><text:span text:style-name="T46"> || </text:span><text:span text:style-name="T98">ExportProtection</text:span><text:span text:style-name="T46"> ||<text:line-break/> <text:s text:c="24"/></text:span><text:span text:style-name="T98">DeleteProtection</text:span><text:span text:style-name="T46"> ||</text:span><text:span text:style-name="T45"> </text:span><text:span text:style-name="T98">AppUsage</text:span><text:span text:style-name="T46"> || </text:span><text:span text:style-name="T98">FriendlyName</text:span><text:span text:style-name="T46"> ||<text:line-break/> <text:s text:c="24"/></text:span><text:span text:style-name="T98">KeyAlgorithm</text:span><text:span text:style-name="T46"> ||</text:span><text:span text:style-name="T45"> </text:span><text:span text:style-name="T98">KeyParameters</text:span><text:span text:style-name="T46"> [||</text:span><text:span text:style-name="T45"> </text:span><text:span text:style-name="T98">EndorsedAlgorithm...</text:span><text:span text:style-name="T46">]</text:span></text:p>
            <text:p text:style-name="P132"><text:span text:style-name="T45">PINPolicyReference</text:span><text:span text:style-name="T46"> is set <text:s/>to </text:span><text:span text:style-name="T100">""</text:span><text:span text:style-name="T46"> if </text:span><text:span text:style-name="T98">PINPolicyHandle</text:span><text:span text:style-name="T46"> is zero, else it is set to the </text:span><text:span text:style-name="T98">ID</text:span><text:span text:style-name="T46"> of the referenced<text:line-break/>PIN policy object.</text:span></text:p>
            <text:p text:style-name="P132"><text:span text:style-name="T45">PINValueReference</text:span><text:span text:style-name="T46"> is set to </text:span><text:span text:style-name="T100">""</text:span><text:span text:style-name="T46"> if </text:span><text:span text:style-name="T98">PINPolicyHandle</text:span><text:span text:style-name="T46"> is zero, or if the PIN is </text:span><text:span text:style-name="CrossRef"><text:span text:style-name="T81"><text:reference-ref text:reference-format="text" text:ref-name="pinuserdefined">UserDefined</text:reference-ref></text:span></text:span>, else it is set to the <text:span text:style-name="T2">encrypted</text:span> <text:span text:style-name="T105">PINValue</text:span>.</text:p>
            <text:p text:style-name="P131"/>
            <text:p text:style-name="P159"><text:reference-mark-start text:name="key.attestation.data"/><text:span text:style-name="T101">KeyAttestation</text:span><text:reference-mark-end text:name="key.attestation.data"/><text:span text:style-name="T87"> vouches for </text:span><text:span text:style-name="T90">that generated key-pairs actually reside in the SKS by attesting (s</text:span><text:span text:style-name="T52">ee </text:span><text:span text:style-name="CrossRef"><text:reference-ref text:reference-format="text" text:ref-name="SKSAttestations">Attestations</text:reference-ref></text:span><text:span text:style-name="T90">) keys according to the following </text:span><text:span text:style-name="T3">Data</text:span><text:span text:style-name="T90"> scheme:</text:span></text:p>
            <text:p text:style-name="P133"><text:span text:style-name="T45"><text:tab/>Data </text:span><text:span text:style-name="T153">=</text:span><text:span text:style-name="T45"> </text:span><text:span text:style-name="T98">ID</text:span><text:span text:style-name="T45"> </text:span><text:span text:style-name="T46">|| </text:span><text:span text:style-name="T98">PublicKey</text:span><text:line-break/></text:p>
          </table:table-cell>
        </table:table-row>
      </table:table>
      <text:p text:style-name="Standard"/>
      <text:p text:style-name="Standard"/>
      <text:p text:style-name="P54">Remarks</text:p>
      <text:p text:style-name="P50"><text:span text:style-name="T101">KeyHandle</text:span><text:span text:style-name="T87"> </text:span><text:span text:style-name="T85">must</text:span><text:span text:style-name="T87"> be </text:span><text:span text:style-name="T3">static</text:span><text:span text:style-name="T87">, </text:span><text:span text:style-name="T3">unique</text:span><text:span text:style-name="T87"> and </text:span><text:span text:style-name="T3">never be reused</text:span><text:span text:style-name="T87">. <text:s/>Note that a </text:span><text:span text:style-name="T98">KeyHandle</text:span><text:span text:style-name="T87"> returned by </text:span><text:span text:style-name="T105">createKeyEntry</text:span><text:span text:style-name="T87"> </text:span><text:span text:style-name="T83">must not</text:span><text:span text:style-name="T87"> be featured in </text:span><text:span text:style-name="CrossRef"><text:span text:style-name="T81"><text:reference-ref text:reference-format="text" text:ref-name="user.api">User API</text:reference-ref></text:span></text:span><text:span text:style-name="T87"> operations until the associated provisioning session has been closed (see </text:span><text:span text:style-name="CrossRef"><text:span text:style-name="T81"><text:reference-ref text:reference-format="text" text:ref-name="closeProvisioningSession">closeProvisioningSession</text:reference-ref></text:span></text:span><text:span text:style-name="T87">).</text:span></text:p>
      <text:p text:style-name="P50"><text:reference-mark-start text:name="object.ids"/><text:span text:style-name="T87">Object IDs</text:span><text:reference-mark-end text:name="object.ids"/><text:span text:style-name="T87"> for </text:span><text:span text:style-name="CrossRef"><text:span text:style-name="T81"><text:reference-ref text:reference-format="text" text:ref-name="createKeyPair">createKeyEntry</text:reference-ref></text:span></text:span><text:span text:style-name="T90">, </text:span><text:span text:style-name="CrossRef"><text:span text:style-name="T81"><text:reference-ref text:reference-format="text" text:ref-name="createPINPolicy">createPINPolicy</text:reference-ref></text:span></text:span><text:span text:style-name="T90"> and </text:span><text:span text:style-name="CrossRef"><text:span text:style-name="T81"><text:reference-ref text:reference-format="text" text:ref-name="createPUKPolicy">createPUKPolicy</text:reference-ref></text:span></text:span><text:span text:style-name="T90"> </text:span><text:span text:style-name="T3">share a common namespace</text:span><text:span text:style-name="T90"> but the namespace is entirely local to the </text:span><text:span text:style-name="T3">provisioning session</text:span><text:span text:style-name="T90">. <text:s/>Although only static identifiers are used in the examples, Object IDs </text:span><text:span text:style-name="T3">may be randomized</text:span><text:span text:style-name="T90"> to increase entropy of </text:span><text:span text:style-name="CrossRef"><text:reference-ref text:reference-format="text" text:ref-name="MACOperations">MAC Operations</text:reference-ref></text:span><text:span text:style-name="T90">.</text:span></text:p>
      <text:p text:style-name="P50"><text:reference-mark-start text:name="issuer.seed"/><text:span text:style-name="T95">ServerSeed</text:span><text:reference-mark-end text:name="issuer.seed"/> <text:span text:style-name="T39">must</text:span> be a 0-64 byte binary string holding a <text:span text:style-name="T2">random number seed</text:span>. <text:s/>How <text:span text:style-name="T95">ServerSeed</text:span> is applied to the random number generation process is <text:span text:style-name="T2">unspecified</text:span> with the exception that a zero-byte input string <text:span text:style-name="T38">must not</text:span> affect the SKS internal random number generation.</text:p>
      <text:p text:style-name="Text_20_body">For RSA keys with <text:span text:style-name="T2">variable</text:span> exponent <text:reference-mark-start text:name="key.param"/><text:span text:style-name="T105">KeyParameters</text:span><text:reference-mark-end text:name="key.param"/> <text:span text:style-name="T39">must</text:span> be 1-8 bytes holding a positive big-endian integer, else <text:span text:style-name="T105">KeyParameters</text:span> <text:span text:style-name="T39">must</text:span> be of zero length.</text:p>
      <text:p text:style-name="P50"><text:span text:style-name="T90">A non-zero </text:span><text:span text:style-name="T101">BiometricProtection</text:span><text:span text:style-name="T90"> value presumes that the target SKS supports </text:span><text:span text:style-name="CrossRef"><text:reference-ref text:reference-format="text" text:ref-name="biometricoption">Biometric Protection</text:reference-ref></text:span><text:span text:style-name="T90">,</text:span><text:span text:style-name="T87"> otherwise an </text:span><text:span text:style-name="T3">error</text:span><text:span text:style-name="T87"> </text:span><text:span text:style-name="T83">must be</text:span><text:span text:style-name="T87"> returned. </text:span><text:span text:style-name="T90"><text:s/>See </text:span><text:span text:style-name="CrossRef"><text:reference-ref text:reference-format="text" text:ref-name="getDeviceData">getDeviceInfo</text:reference-ref></text:span><text:span text:style-name="T90">.</text:span></text:p>
      <text:p text:style-name="Text_20_body"><text:span text:style-name="T98">EndorsedAlgorithm</text:span><text:span text:style-name="T46"> URIs </text:span><text:span text:style-name="T49">must</text:span><text:span text:style-name="T46"> be </text:span><text:span text:style-name="T45">sorted in ascending alphabetical order</text:span><text:span text:style-name="T46"> before calling </text:span><text:span text:style-name="T98">createKeyEntry</text:span><text:span text:style-name="T46">.</text:span></text:p>
      <text:p text:style-name="Text_20_body"><text:span text:style-name="T98">EndorsedAlgorithm</text:span><text:span text:style-name="T46"> URIs </text:span><text:span text:style-name="T49">must</text:span><text:span text:style-name="T46"> be checked for compatibility with </text:span><text:span text:style-name="CrossRef"><text:span text:style-name="T81"><text:reference-ref text:reference-format="text" text:ref-name="algo.support">Algorithm Support</text:reference-ref></text:span></text:span>.</text:p>
      <text:p text:style-name="Text_20_body"><text:span text:style-name="T98">EndorsedAlgorithm</text:span><text:span text:style-name="T46"> compliance </text:span><text:span text:style-name="T49">must</text:span><text:span text:style-name="T46"> be </text:span><text:span text:style-name="T45">enforced</text:span><text:span text:style-name="T46"> by the</text:span> <text:span text:style-name="CrossRef"><text:span text:style-name="T81"><text:reference-ref text:reference-format="text" text:ref-name="user.api">User API</text:reference-ref></text:span></text:span><text:span text:style-name="T46">.</text:span></text:p>
      <text:p text:style-name="Text_20_body"><text:span text:style-name="T98">EndorsedAlgorithm</text:span><text:span text:style-name="T46"> URIs </text:span><text:span text:style-name="T49">must not</text:span><text:span text:style-name="T46"> be checked against actual key material during </text:span><text:span text:style-name="T98">createKeyEntry</text:span>. <text:s/>This check <text:span text:style-name="T39">must</text:span> be <text:span text:style-name="T2">deferred</text:span> to <text:span text:style-name="CrossRef"><text:span text:style-name="T81"><text:reference-ref text:reference-format="text" text:ref-name="closeProvisioningSession">closeProvisioningSession</text:reference-ref></text:span></text:span><text:span text:style-name="T46">.</text:span></text:p>
      <text:p text:style-name="Text_20_body"><text:span text:style-name="T46">If no </text:span><text:span text:style-name="T98">EndorsedAlgorithm</text:span><text:span text:style-name="T46"> URIs are specified, </text:span><text:span text:style-name="T45">the key is only constrained by the key material</text:span><text:span text:style-name="T46">.</text:span></text:p>
      <text:p text:style-name="P55"><text:span text:style-name="T81">With the special algorithm </text:span><text:span text:style-name="T104">http://xmlns.webpki.org/sks/algorithm#none</text:span><text:span text:style-name="T81"> (which is only permitted as a single </text:span><text:span text:style-name="T104">EndorsedAlgorithm</text:span><text:span text:style-name="T81"> item), keys </text:span><text:span text:style-name="T83">must</text:span><text:span text:style-name="T81"> be </text:span>disabled<text:span text:style-name="T81"> from executing cryptographic operations through the </text:span><text:span text:style-name="CrossRef"><text:span text:style-name="T81"><text:reference-ref text:reference-format="text" text:ref-name="user.api">User API</text:reference-ref></text:span></text:span><text:span text:style-name="T81">.</text:span></text:p>
      <text:p text:style-name="P50"><text:span text:style-name="T90">A set</text:span><text:span text:style-name="T46"> </text:span><text:span text:style-name="T98">DevicePINProtection</text:span><text:span text:style-name="T46"> </text:span><text:span text:style-name="T90">presumes that the target SKS supports a “device PUK/PIN”, </text:span><text:span text:style-name="T87">otherwise an </text:span><text:span text:style-name="T3">error</text:span><text:span text:style-name="T87"> </text:span><text:span text:style-name="T83">must be</text:span><text:span text:style-name="T87"> returned</text:span><text:span text:style-name="T90">. <text:s/>The characteristics of device PINs are out of scope for the SKS specification. <text:s/>See </text:span><text:span text:style-name="CrossRef"><text:reference-ref text:reference-format="text" text:ref-name="getDeviceData">getDeviceInfo</text:reference-ref></text:span><text:span text:style-name="T90">.</text:span></text:p>
      <text:p text:style-name="P50"><text:span text:style-name="T98">DevicePINProtection</text:span><text:span text:style-name="T46"> </text:span><text:span text:style-name="T48">must not</text:span><text:span text:style-name="T46"> be combined with local PIN policy objects</text:span><text:span text:style-name="T90">.</text:span></text:p>
      <text:p text:style-name="Text_20_body"><text:soft-page-break/><text:reference-mark-start text:name="enable.pin.caching"/><text:span text:style-name="T95">EnablePINCaching</text:span><text:reference-mark-end text:name="enable.pin.caching"/><text:span text:style-name="T90"> </text:span><text:span text:style-name="T39">must</text:span><text:span text:style-name="T90"> only be used with keys protected by local PIN policy objects having the </text:span><text:span text:style-name="CrossRef"><text:reference-ref text:reference-format="text" text:ref-name="input.method">InputMethod</text:reference-ref></text:span><text:span text:style-name="T90"> set to </text:span><text:span text:style-name="T95">"trusted-gui"</text:span><text:span text:style-name="T90">.</text:span></text:p>
      <text:p text:style-name="P50"><text:reference-mark-start text:name="pinvalue"/><text:span text:style-name="T101">PINValue</text:span><text:reference-mark-end text:name="pinvalue"/><text:span text:style-name="T52"> objects </text:span><text:span text:style-name="T57">must</text:span><text:span text:style-name="T52"> be set by the </text:span><text:span text:style-name="T45">caller</text:span><text:span text:style-name="T52"> as illustrated by the following pseudo code:</text:span></text:p>
      <text:p text:style-name="P128"><text:span text:style-name="T52">if (</text:span><text:span text:style-name="T101">PINPolicyHandle</text:span><text:span text:style-name="T52"> == 0) <text:s text:c="3"/>// No PIN or device PIN</text:span></text:p>
      <text:p text:style-name="P129"><text:s text:c="2"/>{</text:p>
      <text:p text:style-name="P128"><text:span text:style-name="T52"><text:s text:c="5"/></text:span><text:span text:style-name="T101">PINValue</text:span><text:span text:style-name="T52"> = </text:span><text:span text:style-name="T45">zero length array</text:span><text:span text:style-name="T46">;</text:span></text:p>
      <text:p text:style-name="P129"><text:s text:c="2"/>}</text:p>
      <text:p text:style-name="P128"><text:span text:style-name="T52">else if (</text:span><text:span text:style-name="T101">PINPolicyHandle.UsedDefined</text:span><text:span text:style-name="T52">) <text:s text:c="5"/>// see </text:span><text:span text:style-name="CrossRef"><text:reference-ref text:reference-format="text" text:ref-name="pinuserdefined">UserDefined</text:reference-ref></text:span></text:p>
      <text:p text:style-name="P129"><text:s text:c="2"/>{</text:p>
      <text:p text:style-name="P128"><text:span text:style-name="T52"><text:s text:c="5"/></text:span><text:span text:style-name="T101">PINValue</text:span><text:span text:style-name="T52"> = </text:span><text:span text:style-name="T45">user-defined clear text PIN value</text:span><text:span text:style-name="T46">; <text:s text:c="2"/>// taken from a local provisioning GUI</text:span></text:p>
      <text:p text:style-name="P129"><text:s text:c="2"/>}</text:p>
      <text:p text:style-name="P129">else</text:p>
      <text:p text:style-name="P129"><text:s text:c="2"/>{</text:p>
      <text:p text:style-name="P128"><text:span text:style-name="T52"><text:s text:c="5"/></text:span><text:span text:style-name="T101">PINValue</text:span><text:span text:style-name="T52"> = </text:span><text:span text:style-name="T45">encrypted issuer-set PIN value</text:span><text:span text:style-name="T46">; <text:s text:c="3"/>// see </text:span><text:span text:style-name="CrossRef"><text:span text:style-name="T81"><text:reference-ref text:reference-format="text" text:ref-name="EncryptedData">Encrypted Data</text:reference-ref></text:span></text:span></text:p>
      <text:p text:style-name="P129"><text:s text:c="2"/>}</text:p>
      <text:p text:style-name="P56"/>
      <text:p text:style-name="P56"/>
      <text:p text:style-name="P56"/>
      <text:p text:style-name="P50"><text:span text:style-name="T45"><text:line-break/></text:span><text:span text:style-name="T3">Continued on the next page...</text:span></text:p>
      <text:p text:style-name="P114">The following JSON obje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73"><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keyinitreq"/><text:span text:style-name="T144">KeyCreationRequest</text:span><text:reference-mark-end text:name="keyinitreq"/><text:span text:style-name="T121">",</text:span><text:span text:style-name="T19"><text:line-break/></text:span><text:span text:style-name="T119">    </text:span><text:span text:style-name="T121">"</text:span><text:span text:style-name="T137">ServerSessionID</text:span><text:span text:style-name="T121">": "</text:span><text:span text:style-name="T143">1417fa0bedb7rjEFGS-BL3RnJoDyh5UZ</text:span><text:span text:style-name="T121">",</text:span><text:span text:style-name="T19"><text:line-break/></text:span><text:span text:style-name="T119">    </text:span><text:span text:style-name="T121">"</text:span><text:span text:style-name="T137">ClientSessionID</text:span><text:span text:style-name="T121">": "</text:span><text:span text:style-name="T143">PpZRTVq2wa-TLvsFJE7GZPASEeEqk4Yz</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keyinit</text:span><text:span text:style-name="T121">",</text:span><text:span text:style-name="T19"><text:line-break/></text:span><text:span text:style-name="T119">    </text:span><text:span text:style-name="T121">"</text:span><text:span text:style-name="T137">KeyEntryAlgorithm</text:span><text:span text:style-name="T121">": "</text:span><text:span text:style-name="T143">http://xmlns.webpki.org/sks/algorithm#key.1</text:span><text:span text:style-name="T121">",</text:span><text:span text:style-name="T19"><text:line-break/></text:span><text:span text:style-name="T119">    </text:span><text:span text:style-name="T121">"</text:span><text:span text:style-name="T137">PUK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UK.1</text:span><text:span text:style-name="T121">",</text:span><text:span text:style-name="T19"><text:line-break/></text:span><text:span text:style-name="T119">             </text:span><text:span text:style-name="T121">"</text:span><text:span text:style-name="T137">RetryLimit</text:span><text:span text:style-name="T121">": </text:span><text:span text:style-name="T149">3</text:span><text:span text:style-name="T121">,</text:span><text:span text:style-name="T19"><text:line-break/></text:span><text:span text:style-name="T119">             </text:span><text:span text:style-name="T121">"</text:span><text:span text:style-name="T137">Format</text:span><text:span text:style-name="T121">": "</text:span><text:span text:style-name="T143">numeric</text:span><text:span text:style-name="T121">",</text:span><text:span text:style-name="T19"><text:line-break/></text:span><text:span text:style-name="T119">             </text:span><text:span text:style-name="T121">"</text:span><text:span text:style-name="T137">EncryptedPUK</text:span><text:span text:style-name="T121">": "</text:span><text:span text:style-name="T143">xkELvWmx-nHdemfJItY-KmcArGNTsusM7jATLHKHC5U"</text:span><text:span text:style-name="T121">,</text:span><text:span text:style-name="T19"><text:line-break/></text:span><text:span text:style-name="T119">             </text:span><text:span text:style-name="T121">"</text:span><text:span text:style-name="T137">MAC</text:span><text:span text:style-name="T121">": "</text:span><text:span text:style-name="T143">oNTuaVBPqgOGJE7xs1tNtICuzviE2wskcoW1kiuZIKg"</text:span><text:span text:style-name="T121">,</text:span><text:span text:style-name="T19"><text:line-break/></text:span><text:span text:style-name="T119">             </text:span><text:span text:style-name="T121">"</text:span><text:span text:style-name="T137">PIN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IN.1</text:span><text:span text:style-name="T121">",</text:span><text:span text:style-name="T19"><text:line-break/></text:span><text:span text:style-name="T119">                      </text:span><text:span text:style-name="T121">"</text:span><text:span text:style-name="T137">MinLength</text:span><text:span text:style-name="T121">": </text:span><text:span text:style-name="T149">6</text:span><text:span text:style-name="T121">,</text:span><text:span text:style-name="T19"><text:line-break/></text:span><text:span text:style-name="T125">                      </text:span><text:span text:style-name="T124">"</text:span><text:span text:style-name="T139">MaxLength</text:span><text:span text:style-name="T124">": </text:span><text:span text:style-name="T152">8</text:span><text:span text:style-name="T124">,</text:span><text:span text:style-name="T9"><text:line-break/></text:span><text:span text:style-name="T125">                      </text:span><text:span text:style-name="T124">"</text:span><text:span text:style-name="T139">RetryLimit</text:span><text:span text:style-name="T124">": </text:span><text:span text:style-name="T152">3</text:span><text:span text:style-name="T124">,</text:span></text:p>
            <text:p text:style-name="P73"><text:span text:style-name="T124"><text:s text:c="22"/>"</text:span><text:span text:style-name="T139">Grouping</text:span><text:span text:style-name="T124">": "</text:span><text:span text:style-name="T147">shared</text:span><text:span text:style-name="T124">", </text:span><text:span text:style-name="T9"><text:line-break/></text:span><text:span text:style-name="T125">                      </text:span><text:span text:style-name="T124">"</text:span><text:span text:style-name="T139">Format</text:span><text:span text:style-name="T124">": "</text:span><text:span text:style-name="T147">numeric</text:span><text:span text:style-name="T124">",</text:span><text:span text:style-name="T9"><text:line-break/></text:span><text:span text:style-name="T125">         <text:s text:c="9"/>    </text:span><text:span text:style-name="T124">"</text:span><text:span text:style-name="T139">PatternRestrictions</text:span><text:span text:style-name="T124">": ["</text:span><text:span text:style-name="T147">three-in-a-row</text:span><text:span text:style-name="T124">","</text:span><text:span text:style-name="T147">sequence</text:span><text:span text:style-name="T124">"],</text:span><text:span text:style-name="T116"><text:line-break/></text:span><text:span text:style-name="T125">                      </text:span><text:span text:style-name="T124">"</text:span><text:span text:style-name="T139">MAC</text:span><text:span text:style-name="T124">": "</text:span><text:span text:style-name="T147">Z3lMErjv6varAj5Ww31AAj8e_0QZjkYgFdtquDSf4G0"</text:span><text:span text:style-name="T124">,</text:span><text:span text:style-name="T9"><text:line-break/></text:span><text:span text:style-name="T125">                      </text:span><text:span text:style-name="T124">"</text:span><text:span text:style-name="T139">KeyEntrySpecifiers</text:span><text:span text:style-name="T124">": </text:span><text:span text:style-name="T9"><text:line-break/></text:span><text:span text:style-name="T125">   <text:s text:c="7"/>                </text:span><text:span text:style-name="T124">[{</text:span><text:span text:style-name="T116"><text:line-break/></text:span><text:span text:style-name="T125">           <text:s text:c="7"/>            </text:span><text:span text:style-name="T124">"</text:span><text:span text:style-name="T139">ID</text:span><text:span text:style-name="T124">": "</text:span><text:span text:style-name="T147">Key.1</text:span><text:span text:style-name="T124">",</text:span><text:span text:style-name="T116"><text:line-break/></text:span><text:span text:style-name="T125">        <text:s text:c="7"/>               </text:span><text:span text:style-name="T124">"</text:span><text:span text:style-name="T139">AppUsage</text:span><text:span text:style-name="T124">": "</text:span><text:span text:style-name="T147">authentication</text:span><text:span text:style-name="T124">",</text:span><text:span text:style-name="T116"><text:line-break/></text:span><text:span text:style-name="T125">       <text:s text:c="7"/>                </text:span><text:span text:style-name="T124">"</text:span><text:span text:style-name="T139">KeyAlgorithm</text:span><text:span text:style-name="T124">": "</text:span><text:span text:style-name="T147">http://xmlns.webpki.org/sks/algorithm#rsa2048</text:span><text:span text:style-name="T124">",</text:span><text:span text:style-name="T116"><text:line-break/></text:span><text:span text:style-name="T125">            <text:s text:c="7"/>           </text:span><text:span text:style-name="T124">"</text:span><text:span text:style-name="T139">MAC</text:span><text:span text:style-name="T124">": "</text:span><text:span text:style-name="T147">ksg1ZwSfGrUjWPWpbK6wrhOKRH7TlwMc_V9N51GhFCc"</text:span><text:span text:style-name="T116"><text:line-break/></text:span><text:span text:style-name="T125">       <text:s text:c="7"/>            </text:span><text:span text:style-name="T124">},</text:span><text:span text:style-name="T116"><text:line-break/></text:span><text:span text:style-name="T125">   <text:s text:c="7"/>                </text:span><text:span text:style-name="T124">{</text:span><text:span text:style-name="T116"><text:line-break/></text:span><text:span text:style-name="T125">              <text:s text:c="7"/>         </text:span><text:span text:style-name="T124">"</text:span><text:span text:style-name="T139">ID</text:span><text:span text:style-name="T124">": "</text:span><text:span text:style-name="T147">Key.2</text:span><text:span text:style-name="T124">",</text:span><text:span text:style-name="T116"><text:line-break/></text:span><text:span text:style-name="T125">        <text:s text:c="7"/>               </text:span><text:span text:style-name="T124">"</text:span><text:span text:style-name="T139">AppUsage</text:span><text:span text:style-name="T124">": "</text:span><text:span text:style-name="T147">signature</text:span><text:span text:style-name="T124">",</text:span><text:span text:style-name="T116"><text:line-break/></text:span><text:span text:style-name="T125">     <text:s text:c="7"/>                  </text:span><text:span text:style-name="T124">"</text:span><text:span text:style-name="T139">KeyAlgorithm</text:span><text:span text:style-name="T124">": "</text:span><text:span text:style-name="T147">http://xmlns.webpki.org/sks/algorithm#ec.nist.p256</text:span><text:span text:style-name="T124">",</text:span><text:span text:style-name="T116"><text:line-break/></text:span><text:span text:style-name="T125">    <text:s text:c="7"/>                   </text:span><text:span text:style-name="T124">"</text:span><text:span text:style-name="T139">MAC</text:span><text:span text:style-name="T124">": "</text:span><text:span text:style-name="T147">dC--5J1yQ1SnP4WyRQv4sZJG9gPlq29wO4E2nnX5sFk"</text:span><text:span text:style-name="T116"><text:line-break/></text:span><text:span text:style-name="T125">            <text:s text:c="7"/>       </text:span><text:span text:style-name="T124">}]</text:span></text:p>
            <text:p text:style-name="P79"><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
      <text:p text:style-name="P44">This sequence should be interpreted as a request for an EC key and an RSA key where both keys are protected by a single (shared) <text:span text:style-name="T2">user-defined</text:span> (within the specified policy limits) PIN. <text:s/>The PIN is in turn governed by an issuer-defined, <text:span text:style-name="T2">protocol-wise</text:span> <text:span text:style-name="T2">secret</text:span> PUK.</text:p>
      <text:p text:style-name="P44">Note that the actual linkage of PUK, PIN and key-specifiers is accomplished through <text:span text:style-name="T2">object embedding</text:span> in the protocol which the <text:span text:style-name="CrossRef"><text:reference-ref text:reference-format="text" text:ref-name="kg2.int">KeyGen2 Proxy</text:reference-ref></text:span> <text:span text:style-name="T39">must</text:span> be honoring.</text:p>
      <text:p text:style-name="P50"><text:span text:style-name="T90">In the sample </text:span><text:span text:style-name="CrossRef"><text:reference-ref text:reference-format="text" text:ref-name="keygen2">KeyGen2</text:reference-ref></text:span><text:span text:style-name="T90"> </text:span><text:span text:style-name="T3">default values</text:span><text:span text:style-name="T90"> have been utilized which is why there are few </text:span><text:span text:style-name="T3">visible</text:span><text:span text:style-name="T90"> key generation attributes.</text:span></text:p>
      <text:p text:style-name="P56"/>
      <text:p text:style-name="P56"/>
      <text:p text:style-name="P56"/>
      <text:p text:style-name="P42"><text:span text:style-name="T44"><text:line-break/></text:span><text:span text:style-name="T2">Continued on the next page...</text:span></text:p>
      <text:p text:style-name="P106"/>
      <text:p text:style-name="P114"><text:span text:style-name="T90">When using </text:span><text:span text:style-name="CrossRef"><text:reference-ref text:reference-format="text" text:ref-name="keygen2">KeyGen2</text:reference-ref></text:span><text:span text:style-name="T90"> the </text:span><text:span text:style-name="T3">output</text:span><text:span text:style-name="T90"> from </text:span><text:span text:style-name="T93">createKeyEntry</text:span><text:span text:style-name="T90"> is translated as shown below:<text:line-break/></text:span></text:p>
      <table:table table:name="Table32" table:style-name="Table32">
        <table:table-column table:style-name="Table32.A"/>
        <table:table-row>
          <table:table-cell table:style-name="Table32.A1" office:value-type="string">
            <text:p text:style-name="P79"><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span text:style-name="T143">KeyCreationResponse</text:span><text:span text:style-name="T121">",</text:span><text:span text:style-name="T19"><text:line-break/></text:span><text:span text:style-name="T119">    </text:span><text:span text:style-name="T121">"</text:span><text:span text:style-name="T137">ServerSessionID</text:span><text:span text:style-name="T121">": "</text:span><text:span text:style-name="T143">1417fa0bedb7rjEFGS-BL3RnJoDyh5UZ</text:span><text:span text:style-name="T121">",</text:span><text:span text:style-name="T19"><text:line-break/></text:span><text:span text:style-name="T119">    </text:span><text:span text:style-name="T121">"</text:span><text:span text:style-name="T137">ClientSessionID</text:span><text:span text:style-name="T121">": "</text:span><text:span text:style-name="T143">PpZRTVq2wa-TLvsFJE7GZPASEeEqk4Yz</text:span><text:span text:style-name="T121">",</text:span><text:span text:style-name="T19"><text:line-break/></text:span><text:span text:style-name="T119">    </text:span><text:span text:style-name="T121">"</text:span><text:span text:style-name="T137">GeneratedKey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soI7DCkNaGZtMP8QLMCu . . . TzTPWM6qFKWLzR45-3DWcPw"</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bYNI0YTCnVXvuNUM1lm_grDC9U2c63nRbqchnpaoUVg"</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2</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EC</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9"><text:line-break/></text:span><text:span text:style-name="T119">                             </text:span><text:span text:style-name="T121">"</text:span><text:span text:style-name="T137">X</text:span><text:span text:style-name="T121">": "</text:span><text:span text:style-name="T143">nGlEGIaJp0aSJzD3aNsqt1QC3CCSGDgPTVG_2pFLQ6w"</text:span><text:span text:style-name="T121">,</text:span><text:span text:style-name="T19"><text:line-break/></text:span><text:span text:style-name="T119">                             </text:span><text:span text:style-name="T121">"</text:span><text:span text:style-name="T137">Y</text:span><text:span text:style-name="T121">": "</text:span><text:span text:style-name="T143">XOa0-BbXVqqcvwBBOMvV1fs5BzbC9rLdBnXigWNy97o"</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TtScC3woIB_hGt3SmSvpggIB2Z33S87vSl94hCFFsSE"</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P42"/>
      <text:p text:style-name="P48">A conforming server <text:span text:style-name="T38">must</text:span> after receival of the response verify that the number and IDs of returned keys match the request. <text:s/>In addition, each returned key <text:span text:style-name="T38">must</text:span> be checked for correctness regarding attestation data and that the generated public key actually complies with that of the request.</text:p>
      <text:h text:style-name="P190" text:outline-level="3"><text:bookmark text:name="__RefHeading__15289_972012461"/><text:reference-mark-start text:name="enumerate.keys"/>getKeyHandle<text:reference-mark-end text:name="enumerate.keys"/> [11]<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93">getKeyHandle</text:span> returns a <text:span text:style-name="T101">KeyHandle</text:span> based on the provisioning session specific key ID.</text:p>
      <text:p text:style-name="P50">An invalid key <text:span text:style-name="T105">ID</text:span> <text:span text:style-name="T39">must</text:span> return an error and abort the provisioning session.</text:p>
      <text:h text:style-name="P190" text:outline-level="3"><text:bookmark text:name="__RefHeading__15291_972012461"/><text:reference-mark-start text:name="setCertificatePath"/>setCertificatePath<text:reference-mark-end text:name="setCertificatePath"/> [12]<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short</text:p>
          </table:table-cell>
          <table:table-cell table:style-name="Table20.C2" office:value-type="string">
            <text:p text:style-name="P2">Non-zero value holding the number of <text:span text:style-name="T93">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77">⁮[</text:span><text:span text:style-name="T79"> </text:span><text:span text:style-name="T77">]</text:span></text:p>
          </table:table-cell>
          <table:table-cell table:style-name="Table20.C2" office:value-type="string">
            <text:p text:style-name="P84"><text:span text:style-name="T90">DER encoded </text:span><text:span text:style-name="CrossRef"><text:reference-ref text:reference-format="text" text:ref-name="X.509">X.509</text:reference-ref></text:span><text:span text:style-name="T90"> certificate object</text:span> <text:span text:style-name="T2">repeated</text:span> as defined by <text:span text:style-name="T93">PathLength</text:span><text:span text:style-name="T40">‪‫‬‭‪‏‪‏</text:span><text:span text:style-name="T94">‎</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77">⁮[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setCertificatePath</text:span><text:span text:style-name="T90"> attaches an </text:span><text:span text:style-name="CrossRef"><text:reference-ref text:reference-format="text" text:ref-name="X.509">X.509</text:reference-ref></text:span><text:span text:style-name="T90"> certificate path to an already created key-pair. <text:s/>See </text:span><text:span text:style-name="CrossRef"><text:reference-ref text:reference-format="text" text:ref-name="createKeyPair">createKeyEntry</text:reference-ref></text:span><text:span text:style-name="T90">.</text:span></text:p>
      <text:p text:style-name="Text_20_body"><text:span text:style-name="T52">The </text:span><text:span text:style-name="T101">X509Certificate</text:span><text:span text:style-name="T52"> objects </text:span><text:span text:style-name="T57">must</text:span><text:span text:style-name="T52"> form an </text:span><text:span text:style-name="T45">ordered</text:span><text:span text:style-name="T46"> and </text:span><text:span text:style-name="T45">contiguous </text:span><text:span text:style-name="T46">certificate </text:span><text:span text:style-name="T52">path so that the </text:span><text:span text:style-name="T45">first</text:span><text:span text:style-name="T52"> object contains the<text:line-break/></text:span><text:span text:style-name="CrossRef"><text:span text:style-name="T81"><text:reference-ref text:reference-format="text" text:ref-name="eecert">End-Entity Certificate</text:reference-ref></text:span></text:span><text:span text:style-name="T52"> </text:span><text:span text:style-name="T45">usually</text:span><text:span text:style-name="T52"> holding the public key of the target key‑pair. <text:s/>The</text:span><text:span text:style-name="T114"> path </text:span><text:span text:style-name="T52">does though not have to be complete (include all upper-level CAs). <text:s/>Path validity </text:span><text:span text:style-name="T51">should</text:span><text:span text:style-name="T52"> be verified by the provisioning middleware before calling this method.</text:span></text:p>
      <text:p text:style-name="Text_20_body"><text:span text:style-name="T52">Individual </text:span><text:span text:style-name="T101">X509Certificate</text:span><text:span text:style-name="T52"> objects </text:span><text:span text:style-name="T56">must not</text:span><text:span text:style-name="T52"> exceed </text:span><text:span text:style-name="CrossRef"><text:reference-ref text:reference-format="text" text:ref-name="cryptodatasize">CryptoDataSize</text:reference-ref></text:span><text:span text:style-name="T52">.</text:span></text:p>
      <text:p text:style-name="Text_20_body"><text:span text:style-name="T52">Note that a</text:span><text:span text:style-name="T90">n SKS </text:span><text:span text:style-name="T41">must not</text:span><text:span text:style-name="T90"> not attempt to verify that the </text:span><text:span text:style-name="CrossRef"><text:span text:style-name="T81"><text:reference-ref text:reference-format="text" text:ref-name="eecert">End-Entity Certificate</text:reference-ref></text:span></text:span><text:span text:style-name="T90"> and </text:span><text:span text:style-name="T98">KeyHandle.</text:span><text:span text:style-name="CrossRef"><text:span text:style-name="T81"><text:reference-ref text:reference-format="text" text:ref-name="keyentry.publickey">PublicKey</text:reference-ref></text:span></text:span><text:span text:style-name="T90"> match because that would disable the </text:span><text:span text:style-name="CrossRef"><text:span text:style-name="T113"><text:reference-ref text:reference-format="text" text:ref-name="restorePrivateKey">importPrivateKey</text:reference-ref></text:span></text:span><text:span text:style-name="T90"> method. <text:s/>It is the </text:span><text:span text:style-name="T93">MAC</text:span><text:span text:style-name="T90"> operation that is facilitating a cryptographically verifiable binding between the certificate path and the designated key entry.</text:span></text:p>
      <text:p text:style-name="Text_20_body">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45"><text:tab/>Data </text:span><text:span text:style-name="T153">=</text:span><text:span text:style-name="T45"> </text:span><text:span text:style-name="T98">KeyHandle.</text:span><text:span text:style-name="CrossRef"><text:span text:style-name="T81"><text:reference-ref text:reference-format="text" text:ref-name="keyentry.publickey">PublicKey</text:reference-ref></text:span></text:span><text:span text:style-name="T46"> || </text:span><text:span text:style-name="T98">KeyHandle.</text:span><text:span text:style-name="CrossRef"><text:span text:style-name="T81"><text:reference-ref text:reference-format="text" text:ref-name="keyentry.id">ID</text:reference-ref></text:span></text:span><text:span text:style-name="T46"> || </text:span><text:span text:style-name="T98">X509Certificate...</text:span></text:p>
      <text:p text:style-name="Standard"/>
      <text:p text:style-name="P42">A compliant SKS <text:span text:style-name="T39">must</text:span> <text:span text:style-name="T39">not</text:span> accept multiple key entries being associated by the same <text:span text:style-name="CrossRef"><text:span text:style-name="T81"><text:reference-ref text:reference-format="text" text:ref-name="eecert">End-Entity Certificate</text:reference-ref></text:span></text:span> unless the conflicting key is subject to a <text:span text:style-name="CrossRef"><text:span text:style-name="T81"><text:reference-ref text:reference-format="text" text:ref-name="pp.uodate">postUpdateKey</text:reference-ref></text:span></text:span> or <text:span text:style-name="CrossRef"><text:span text:style-name="T81"><text:reference-ref text:reference-format="text" text:ref-name="pp.delkey">postDeleteKey</text:reference-ref></text:span></text:span> operation.</text:p>
      <text:p text:style-name="Text_20_body"><text:span text:style-name="T90">A compliant SKS </text:span><text:span text:style-name="T39">must</text:span><text:span text:style-name="T90"> verify that the public key of the </text:span><text:span text:style-name="CrossRef"><text:span text:style-name="T81"><text:reference-ref text:reference-format="text" text:ref-name="eecert">End-Entity Certificate</text:reference-ref></text:span></text:span><text:span text:style-name="T90"> matches the</text:span><text:span text:style-name="T46"> </text:span><text:span text:style-name="CrossRef"><text:span text:style-name="T81"><text:reference-ref text:reference-format="text" text:ref-name="keygeneration">Asymmetric Key Generation</text:reference-ref></text:span></text:span><text:span text:style-name="T90"> capabilities of the SKS.</text:span></text:p>
      <text:p text:style-name="P42"/>
      <text:p text:style-name="P42"/>
      <text:p text:style-name="P42"/>
      <text:p text:style-name="P42"/>
      <text:p text:style-name="P55">Continued on the next page...</text:p>
      <text:p text:style-name="P89"/>
      <text:p text:style-name="P114"><text:span text:style-name="T46">The following </text:span><text:span text:style-name="CrossRef"><text:span text:style-name="T81"><text:reference-ref text:reference-format="text" text:ref-name="keygen2">KeyGen2</text:reference-ref></text:span></text:span><text:span text:style-name="T46"> object shows its interaction with </text:span><text:span text:style-name="T98">setCertificatePath</text:span><text:span text:style-name="T46">:<text:line-break/></text:span></text:p>
      <table:table table:name="Table28" table:style-name="Table28">
        <table:table-column table:style-name="Table28.A"/>
        <table:table-row>
          <table:table-cell table:style-name="Table28.A1" office:value-type="string">
            <text:p text:style-name="Standard"><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reference-mark-start text:name="cred.depl.req"/><text:span text:style-name="T147">ProvisioningFinalizationRequest</text:span><text:reference-mark-end text:name="cred.depl.req"/><text:span text:style-name="T124">",</text:span><text:span text:style-name="T155"><text:line-break/></text:span><text:span text:style-name="T125">    </text:span><text:span text:style-name="T124">"</text:span><text:span text:style-name="T139">ServerSessionID</text:span><text:span text:style-name="T124">": "</text:span><text:span text:style-name="T147">1417fa0ad90cEhH32g3fqhY_6EbeenlK</text:span><text:span text:style-name="T124">",</text:span><text:span text:style-name="T155"><text:line-break/></text:span><text:span text:style-name="T125">    </text:span><text:span text:style-name="T124">"</text:span><text:span text:style-name="T139">ClientSessionID</text:span><text:span text:style-name="T124">": "</text:span><text:span text:style-name="T147">jPGg77Uqp_A59u7Yo4laSRBZMxmoeLay</text:span><text:span text:style-name="T124">",</text:span><text:span text:style-name="T155"><text:line-break/></text:span><text:span text:style-name="T125">    </text:span><text:span text:style-name="T124">"</text:span><text:span text:style-name="T139">SubmitURL</text:span><text:span text:style-name="T124">": "</text:span><text:span text:style-name="T147">https://issuer.example.com/finalize</text:span><text:span text:style-name="T124">",</text:span><text:span text:style-name="T155"><text:line-break/></text:span><text:span text:style-name="T125">    </text:span><text:span text:style-name="T124">"</text:span><text:span text:style-name="T139">IssuedCredential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ID</text:span><text:span text:style-name="T124">": "</text:span><text:span text:style-name="T147">Key.1</text:span><text:span text:style-name="T124">",</text:span><text:span text:style-name="T155"><text:line-break/></text:span><text:span text:style-name="T125">             </text:span><text:span text:style-name="T124">"</text:span><text:span text:style-name="T139">X509CertificatePath</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47">MIIDbDCCAlSgAwIBAgIGAUF_oLFEMA0GCS . . . LNTAajQcWBwAmvX5dvIzg"</text:span><text:span text:style-name="T124">,</text:span></text:p>
            <text:p text:style-name="Standard"><text:span text:style-name="T124">                     "</text:span><text:span text:style-name="T147">MIIDYTCCAkmgAwIBAgIGAUGCqAG . . . qqN3fG5GMaTCZNuJfRQJyU"</text:span><text:span text:style-name="T124"><text:line-break/></text:span><text:span text:style-name="T125">                 </text:span><text:span text:style-name="T124">],</text:span><text:span text:style-name="T155"><text:line-break/></text:span><text:span text:style-name="T125">             </text:span><text:span text:style-name="T124">"</text:span><text:span text:style-name="T139">MAC</text:span><text:span text:style-name="T124">": "</text:span><text:span text:style-name="T147">b3hr4Rc6pHo-MuJYGvvAzdV3knV6tVLphdzDUTEfa9w"</text:span><text:span text:style-name="T155"><text:line-break/></text:span><text:span text:style-name="T125">         </text:span><text:span text:style-name="T124">}],</text:span><text:span text:style-name="T155"><text:line-break/></text:span><text:span text:style-name="T125">    </text:span><text:span text:style-name="T124">"</text:span><text:span text:style-name="T139">Challenge</text:span><text:span text:style-name="T124">": "</text:span><text:span text:style-name="T147">DGfjSX3JaLVeWd2Q-PS7pKvKwIbOvlqZR0hlu2GSVIs"</text:span><text:span text:style-name="T124">,</text:span><text:span text:style-name="T155"><text:line-break/></text:span><text:span text:style-name="T125">    </text:span><text:span text:style-name="T124">"</text:span><text:span text:style-name="T139">MAC</text:span><text:span text:style-name="T124">": "</text:span><text:span text:style-name="T147">6RYr-Lech-bMdttEWJP_cyPNPt0Iw_YXVqx3UuCouNE"</text:span><text:span text:style-name="T155"><text:line-break/></text:span><text:span text:style-name="T124">}</text:span><text:span text:style-name="T155"> </text:span></text:p>
          </table:table-cell>
        </table:table-row>
      </table:table>
      <text:p text:style-name="Text_20_body"/>
      <text:p text:style-name="Standard">The <text:span text:style-name="T93">X509CertificatePath</text:span> array <text:span text:style-name="T39">must</text:span> hold a <text:span text:style-name="T2">sorted</text:span> certificate path.</text:p>
      <text:p text:style-name="Standard"/>
      <text:p text:style-name="Text_20_body"><text:span text:style-name="T70">The owning </text:span><text:span text:style-name="T93">ProvisioningHandle</text:span> and local <text:span text:style-name="T93">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using the <text:span text:style-name="T105">ClientSessionID</text:span>, <text:span text:style-name="T105">ServerSessionID</text:span> and <text:span text:style-name="T105">ID</text:span> attributes respectively.</text:p>
      <text:h text:style-name="P190" text:outline-level="3"><text:bookmark text:name="__RefHeading__15293_972012461"/><text:reference-mark-start text:name="setpiggybacked"/>importSymmetricKey<text:reference-mark-end text:name="setpiggybacked"/> [13]<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SymmetricKey</text:p>
          </table:table-cell>
          <table:table-cell table:style-name="Table26.A2" office:value-type="string">
            <text:p text:style-name="P3">byte<text:span text:style-name="T77">⁮[</text:span><text:span text:style-name="T79"> </text:span><text:span text:style-name="T77">]</text:span></text:p>
          </table:table-cell>
          <table:table-cell table:style-name="Table26.C2" office:value-type="string">
            <text:p text:style-name="P2">Symmetric key encrypted as described in<text:span text:style-name="T87"> </text:span><text:span text:style-name="CrossRef"><text:span text:style-name="T81"><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77">⁮[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importSymmetricKey</text:span><text:span text:style-name="T90"> imports and links a symmetric key to an already created key-pair and certificate.</text:span></text:p>
      <text:p text:style-name="P158"><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7"><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SymmetricKey</text:span></text:p>
      <text:p text:style-name="P44"><text:span text:style-name="T52">Note that </text:span><text:span text:style-name="T101">SymmetricKey</text:span><text:span text:style-name="T52"> objects </text:span><text:span text:style-name="T56">must be</text:span><text:span text:style-name="T52"> MACed in </text:span><text:span text:style-name="T45">encrypted form</text:span><text:span text:style-name="T52"> and </text:span><text:span text:style-name="T45">then</text:span><text:span text:style-name="T52"> decrypted by the SKS before storing.</text:span></text:p>
      <text:p text:style-name="P44"><text:span text:style-name="T52">Symmetric keys </text:span><text:span text:style-name="T56">must not</text:span><text:span text:style-name="T52"> exceed 128 bytes.</text:span></text:p>
      <text:p text:style-name="Text_20_body"><text:span text:style-name="T46">With the special </text:span><text:span text:style-name="CrossRef"><text:span text:style-name="T81"><text:reference-ref text:reference-format="text" text:ref-name="endorsedalg">EndorsedAlgorithm</text:reference-ref></text:span></text:span><text:span text:style-name="T46"> </text:span><text:span text:style-name="T98">http://xmlns.webpki.org/sks/algorithm#none</text:span><text:span text:style-name="T46"> arbitrary static shared secrets can be specified. <text:s/>When used together with </text:span><text:span text:style-name="CrossRef"><text:span text:style-name="T81"><text:reference-ref text:reference-format="text" text:ref-name="exportkey">exportKey</text:reference-ref></text:span></text:span><text:span text:style-name="T46">, a suitable PIN policy and a </text:span><text:span text:style-name="CrossRef"><text:span text:style-name="T81"><text:reference-ref text:reference-format="text" text:ref-name="propertybag">PropertyBags</text:reference-ref></text:span></text:span><text:span text:style-name="T46"> object holding site information, an SKS could then also serve as a </text:span><text:span text:style-name="T45">browser password store</text:span><text:span text:style-name="T46">.</text:span></text:p>
      <text:p text:style-name="Text_20_body"><text:span text:style-name="T46">After </text:span><text:span text:style-name="T98">importSymmetricKey</text:span><text:span text:style-name="T46"> has been called the key entry is marked as “symmetric”. <text:s/>That is, </text:span><text:span text:style-name="T45">the private key is disabled</text:span><text:span text:style-name="T46"> as well as all operations associated with it. <text:s/>See </text:span><text:span text:style-name="CrossRef"><text:span text:style-name="T81"><text:reference-ref text:reference-format="text" text:ref-name="get.key.attr">getKeyAttributes</text:reference-ref></text:span></text:span><text:span text:style-name="T46">.</text:span></text:p>
      <text:p text:style-name="Text_20_body"><text:span text:style-name="T43">The </text:span><text:span text:style-name="CrossRef"><text:span text:style-name="T81"><text:reference-ref text:reference-format="text" text:ref-name="priv.key.bck">KeyBackup</text:reference-ref></text:span></text:span><text:span text:style-name="T93">.IMPORTED</text:span> flag of the key <text:span text:style-name="T39">must</text:span> be set after execution of <text:span text:style-name="T93">importSymmetricKey</text:span>.</text:p>
      <text:p text:style-name="P52"/>
      <text:p text:style-name="P41"/>
      <text:p text:style-name="P42"/>
      <text:p text:style-name="P42"/>
      <text:p text:style-name="P55">Continued on the next page...</text:p>
      <text:p text:style-name="P90"/>
      <text:p text:style-name="P114"><text:span text:style-name="T52">The following </text:span><text:span text:style-name="CrossRef"><text:reference-ref text:reference-format="text" text:ref-name="keygen2">KeyGen2</text:reference-ref></text:span><text:span text:style-name="T52"> steps show how symmetric keys are provisioned. <text:s/>First the server issues a key-pair request:</text:span></text:p>
      <text:p text:style-name="P90"/>
      <table:table table:name="Table101" table:style-name="Table101">
        <table:table-column table:style-name="Table101.A"/>
        <table:table-row>
          <table:table-cell table:style-name="Table101.A1" office:value-type="string">
            <text:p text:style-name="P79"><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keyinitreq-sym"/><text:span text:style-name="T143">KeyCreationRequest</text:span><text:reference-mark-end text:name="keyinitreq-sym"/><text:span text:style-name="T121">",</text:span><text:span text:style-name="T19"><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9"><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keyinit</text:span><text:span text:style-name="T121">",</text:span><text:span text:style-name="T19"><text:line-break/></text:span><text:span text:style-name="T119">    </text:span><text:span text:style-name="T121">"</text:span><text:span text:style-name="T137">KeyEntryAlgorithm</text:span><text:span text:style-name="T121">": "</text:span><text:span text:style-name="T143">http://xmlns.webpki.org/sks/algorithm#key.1</text:span><text:span text:style-name="T121">",</text:span><text:span text:style-name="T19"><text:line-break/></text:span><text:span text:style-name="T119">    </text:span><text:span text:style-name="T121">"</text:span><text:span text:style-name="T137">PIN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IN.1</text:span><text:span text:style-name="T121">",</text:span><text:span text:style-name="T19"><text:line-break/></text:span><text:span text:style-name="T119">             </text:span><text:span text:style-name="T121">"</text:span><text:span text:style-name="T137">MinLength</text:span><text:span text:style-name="T121">": </text:span><text:span text:style-name="T149">4</text:span><text:span text:style-name="T121">,</text:span><text:span text:style-name="T19"><text:line-break/></text:span><text:span text:style-name="T119">             </text:span><text:span text:style-name="T121">"</text:span><text:span text:style-name="T137">MaxLength</text:span><text:span text:style-name="T121">": </text:span><text:span text:style-name="T149">8</text:span><text:span text:style-name="T121">,</text:span><text:span text:style-name="T19"><text:line-break/></text:span><text:span text:style-name="T119">             </text:span><text:span text:style-name="T121">"</text:span><text:span text:style-name="T137">RetryLimit</text:span><text:span text:style-name="T121">": </text:span><text:span text:style-name="T149">3</text:span><text:span text:style-name="T121">,</text:span><text:span text:style-name="T19"><text:line-break/></text:span><text:span text:style-name="T119">             </text:span><text:span text:style-name="T121">"</text:span><text:span text:style-name="T137">Format</text:span><text:span text:style-name="T121">": "</text:span><text:span text:style-name="T143">numeric</text:span><text:span text:style-name="T121">",</text:span><text:span text:style-name="T19"><text:line-break/></text:span><text:span text:style-name="T119">             </text:span><text:span text:style-name="T121">"</text:span><text:span text:style-name="T137">MAC</text:span><text:span text:style-name="T121">": "</text:span><text:span text:style-name="T143">OvfnCQy7y0v3C234ESYu3KE0iQ1We9JWAipQ-1J0A64"</text:span><text:span text:style-name="T121">,</text:span><text:span text:style-name="T19"><text:line-break/></text:span><text:span text:style-name="T119">             </text:span><text:span text:style-name="T121">"</text:span><text:span text:style-name="T137">KeyEntr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AppUsage</text:span><text:span text:style-name="T121">": "</text:span><text:span text:style-name="T143">authentication</text:span><text:span text:style-name="T121">",</text:span><text:span text:style-name="T19"><text:line-break/></text:span><text:span text:style-name="T119">                      </text:span><text:span text:style-name="T121">"</text:span><text:span text:style-name="T137">KeyAlgorithm</text:span><text:span text:style-name="T121">": "</text:span><text:span text:style-name="T143">http://xmlns.webpki.org/sks/algorithm#rsa2048</text:span><text:span text:style-name="T121">",</text:span><text:span text:style-name="T19"><text:line-break/></text:span><text:span text:style-name="T119">                      </text:span><text:span text:style-name="T121">"</text:span><text:span text:style-name="T137">EndorsedAlgorithms</text:span><text:span text:style-name="T121">": ["</text:span><text:span text:style-name="T143">http://www.w3.org/2000/09/xmldsig#hmac-sha1</text:span><text:span text:style-name="T121">"],</text:span><text:span text:style-name="T19"><text:line-break/></text:span><text:span text:style-name="T119">                      </text:span><text:span text:style-name="T121">"</text:span><text:span text:style-name="T137">MAC</text:span><text:span text:style-name="T121">": "</text:span><text:span text:style-name="T143">5s7dC3SX-jZxjPN7Gg3ssvfX-gOYjcsMEWUn8P3dU7g"</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text:line-break/>The request above is identical to requests for PKI except for the <text:span text:style-name="T2">optional</text:span> <text:span text:style-name="CrossRef"><text:span text:style-name="T81"><text:reference-ref text:reference-format="text" text:ref-name="endorsedalg">EndorsedAlgorithm</text:reference-ref></text:span></text:span> declaration which in the sample limit symmetric key operations to <text:span text:style-name="CrossRef"><text:span text:style-name="T81"><text:reference-ref text:reference-format="text" text:ref-name="hmac_sha1">HMAC-SHA1</text:reference-ref></text:span></text:span>.</text:p>
      <text:p text:style-name="Text_20_body"/>
      <text:p text:style-name="P90">After receiving the request the client generates a compatible key-pair and a response which is <text:span text:style-name="T2">identical</text:span> to that of PKI:</text:p>
      <text:p text:style-name="P90"/>
      <table:table table:name="Table102" table:style-name="Table102">
        <table:table-column table:style-name="Table102.A"/>
        <table:table-row>
          <table:table-cell table:style-name="Table102.A1" office:value-type="string">
            <text:p text:style-name="P79"><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span text:style-name="T143">KeyCreationResponse</text:span><text:span text:style-name="T121">",</text:span><text:span text:style-name="T19"><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9"><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9"><text:line-break/></text:span><text:span text:style-name="T119">    </text:span><text:span text:style-name="T121">"</text:span><text:span text:style-name="T137">GeneratedKey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u6peYjs2LQjo3EiaYK4XlvRdMxLMA7 . . . VCsOAgDVfo8vf3RNmWH53Fw"</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grWmZzeyah1OjlvT8KJ3-hOZHx599fnKH4RtbEysiKI"</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P90"/>
      <text:p text:style-name="P52"/>
      <text:p text:style-name="P41"/>
      <text:p text:style-name="P55">Continued on the next page...</text:p>
      <text:p text:style-name="P90"/>
      <text:p text:style-name="P115">The server then responds with a PKI-compliant certified public key including an encrypted “piggybacked” symmetric key:</text:p>
      <text:p text:style-name="P90"/>
      <table:table table:name="Table31" table:style-name="Table31">
        <table:table-column table:style-name="Table31.A"/>
        <table:table-row>
          <table:table-cell table:style-name="Table31.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54"><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FjCCAf6gAwIBAgIGAUF_oMFSMA0G . . . EJwsqSLO88IVL5jpwW036AVtW3BhILP_Q"</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go5cioJmIzyNROKfrA0jGZEmoq_6w15YeLdz8QYq8ns"</text:span><text:span text:style-name="T121">,</text:span><text:span text:style-name="T154"><text:line-break/></text:span><text:span text:style-name="T119">             </text:span><text:span text:style-name="T121">"</text:span><text:span text:style-name="T137">Import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SymmetricKey</text:span><text:span text:style-name="T121">": "</text:span><text:span text:style-name="T143">oh1J_luDY0jfQYVokvhRvSMw3nfOxiGAVu_x9qAg3RJtwt6uhLtNNmukVb4gqx6a</text:span><text:span text:style-name="T121">",</text:span><text:span text:style-name="T154"><text:line-break/></text:span><text:span text:style-name="T119">                     </text:span><text:span text:style-name="T121">"</text:span><text:span text:style-name="T137">MAC</text:span><text:span text:style-name="T121">": "</text:span><text:span text:style-name="T143">y0T2uVwaJrUQVPna9CtpgdNxzPdvjRYr_kdx8uaDyTc"</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R7sXoLU2vYoETzmeO6cTNiWJADILyUso-2dZhzhgDBM"</text:span><text:span text:style-name="T121">,</text:span><text:span text:style-name="T154"><text:line-break/></text:span><text:span text:style-name="T119">    </text:span><text:span text:style-name="T121">"</text:span><text:span text:style-name="T137">MAC</text:span><text:span text:style-name="T121">": "</text:span><text:span text:style-name="T143">Ks9BCNsBQ407Bv1wa4pAx7WqWXeyttbLEyzARZ7sOH4"</text:span><text:span text:style-name="T154"><text:line-break/></text:span><text:span text:style-name="T121">}</text:span><text:span text:style-name="T154"> </text:span></text:p>
          </table:table-cell>
        </table:table-row>
      </table:table>
      <text:p text:style-name="Text_20_body"/>
      <text:p text:style-name="P44"><text:span text:style-name="T52">For details on how to map keys and sessions, see </text:span><text:span text:style-name="CrossRef"><text:reference-ref text:reference-format="text" text:ref-name="setCertificatePath">setCertificatePath</text:reference-ref></text:span><text:span text:style-name="T52">.</text:span></text:p>
      <text:p text:style-name="Text_20_body"/>
      <table:table table:name="Table114" table:style-name="Table114">
        <table:table-column table:style-name="Table114.A"/>
        <table:table-row>
          <table:table-cell table:style-name="Table114.A1" office:value-type="string">
            <text:p text:style-name="Standard"><text:span text:style-name="T46">Note that the </text:span><text:span text:style-name="CrossRef"><text:span text:style-name="T81"><text:reference-ref text:reference-format="text" text:ref-name="X.509">X.509</text:reference-ref></text:span></text:span><text:span text:style-name="T46"> certificate serves as a universal key ID</text:span>. <text:s/>That is, <text:span text:style-name="T2">SKS/KeyGen2 treats asymmetric and symmetric keys close to identically for provisioning, management and user-selection operations</text:span></text:p>
          </table:table-cell>
        </table:table-row>
      </table:table>
      <text:p text:style-name="P52"/>
      <text:p text:style-name="P52"/>
      <text:h text:style-name="P190" text:outline-level="3"><text:bookmark text:name="__RefHeading__721490_1828343271"/><text:reference-mark-start text:name="restorePrivateKey"/>importPrivateKey<text:reference-mark-end text:name="restorePrivateKey"/> [14]<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PrivateKey</text:p>
          </table:table-cell>
          <table:table-cell table:style-name="Table64.A2" office:value-type="string">
            <text:p text:style-name="P3">byte<text:span text:style-name="T77">⁮[</text:span><text:span text:style-name="T79"> </text:span><text:span text:style-name="T77">]</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77">⁮[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importPrivateKey</text:span><text:span text:style-name="T90"> replaces a generated private key with a key supplied by the issuer.</text:span></text:p>
      <text:p text:style-name="Text_20_body"><text:span text:style-name="T46">The purpose of </text:span><text:span text:style-name="T98">importPrivateKey</text:span><text:span text:style-name="T46"> (preceded by </text:span><text:span text:style-name="CrossRef"><text:span text:style-name="T81"><text:reference-ref text:reference-format="text" text:ref-name="setCertificatePath">setCertificatePath</text:reference-ref></text:span></text:span><text:span text:style-name="T46">), is to install a certificate and private key that the issuer have generated or have a backup of.</text:span></text:p>
      <text:p text:style-name="P158"><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7"><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PrivateKey</text:span></text:p>
      <text:p text:style-name="P46"><text:span text:style-name="T52">Note that </text:span><text:span text:style-name="T101">PrivateKey</text:span><text:span text:style-name="T52"> objects </text:span><text:span text:style-name="T56">must</text:span><text:span text:style-name="T52"> be MACed in </text:span><text:span text:style-name="T45">encrypted form</text:span><text:span text:style-name="T52"> and </text:span><text:span text:style-name="T45">then</text:span><text:span text:style-name="T52"> decrypted by the SKS before storing.</text:span></text:p>
      <text:p text:style-name="Text_20_body"><text:span text:style-name="T90">A compliant SKS </text:span><text:span text:style-name="T39">must</text:span><text:span text:style-name="T90"> verify that the imported private key matches the</text:span><text:span text:style-name="T46"> </text:span><text:span text:style-name="CrossRef"><text:span text:style-name="T81"><text:reference-ref text:reference-format="text" text:ref-name="keygeneration">Asymmetric Key Generation</text:reference-ref></text:span></text:span><text:span text:style-name="T90"> capabilities of the SKS.</text:span></text:p>
      <text:p text:style-name="Text_20_body"><text:span text:style-name="T43">The </text:span><text:span text:style-name="CrossRef"><text:span text:style-name="T81"><text:reference-ref text:reference-format="text" text:ref-name="priv.key.bck">KeyBackup</text:reference-ref></text:span></text:span><text:span text:style-name="T93">.IMPORTED</text:span> flag of the key <text:span text:style-name="T39">must</text:span> be set after execution of <text:span text:style-name="T93">importPrivateKey</text:span>.</text:p>
      <text:p text:style-name="Text_20_body"/>
      <text:p text:style-name="Text_20_body"/>
      <table:table table:name="Table30" table:style-name="Table30">
        <table:table-column table:style-name="Table30.A"/>
        <table:table-row>
          <table:table-cell table:style-name="Table30.A1" office:value-type="string">
            <text:p text:style-name="Standard">If <text:span text:style-name="T93">importPrivateKey</text:span> is executed over a networked protocol such as <text:span text:style-name="CrossRef"><text:span text:style-name="T81"><text:reference-ref text:reference-format="text" text:ref-name="keygen2">KeyGen2</text:reference-ref></text:span></text:span> (rather than<text:line-break/>locally), it is <text:span text:style-name="T39">recommended</text:span> alerting the user unless the key is having <text:span text:style-name="CrossRef"><text:reference-ref text:reference-format="text" text:ref-name="keyusage.attr">AppUsage</text:reference-ref></text:span> = <text:span text:style-name="T26">encryption</text:span></text:p>
          </table:table-cell>
        </table:table-row>
      </table:table>
      <text:p text:style-name="P52"/>
      <text:p text:style-name="P52"/>
      <text:p text:style-name="P41"/>
      <text:p text:style-name="P42"/>
      <text:p text:style-name="P42"/>
      <text:p text:style-name="P55">Continued on the next page...</text:p>
      <text:p text:style-name="Standard"/>
      <text:p text:style-name="P113">The following <text:span text:style-name="CrossRef"><text:reference-ref text:reference-format="text" text:ref-name="keygen2">KeyGen2</text:reference-ref></text:span> object shows how a <text:span text:style-name="T105">PrivateKey</text:span> is “piggybacked” to a credential to be restored:<text:line-break/></text:p>
      <table:table table:name="Table66" table:style-name="Table66">
        <table:table-column table:style-name="Table66.A"/>
        <table:table-row>
          <table:table-cell table:style-name="Table66.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7fa0dcd8PY8_OIdKNfCrGh-PPdsXG</text:span><text:span text:style-name="T121">",</text:span><text:span text:style-name="T154"><text:line-break/></text:span><text:span text:style-name="T119">    </text:span><text:span text:style-name="T121">"</text:span><text:span text:style-name="T137">ClientSessionID</text:span><text:span text:style-name="T121">": "</text:span><text:span text:style-name="T143">m5BeY94pU9hqBOh_MgQI69lTlYD06eRg</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C5DCCAcygAwIBAgIGAUF_oN3/MA0G . . . T71wQ5pkQ67eZwqcfGjwmS9H0vVU</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vg5TluFnxqyyVILcEqwRdjA_y_eBOh-s1R3hkQ5_mE8"</text:span><text:span text:style-name="T121">,</text:span><text:span text:style-name="T154"><text:line-break/></text:span><text:span text:style-name="T119">             </text:span><text:span text:style-name="T121">"</text:span><text:span text:style-name="T137">Import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PrivateKey</text:span><text:span text:style-name="T121">": "</text:span><text:span text:style-name="T143">uyplo2qEvSzxjkkjtygEhM3e3o . . . cIfyK9jyvxhDpUuxKO1PRXR44maaU"</text:span><text:span text:style-name="T121">,</text:span><text:span text:style-name="T154"><text:line-break/></text:span><text:span text:style-name="T119">                     </text:span><text:span text:style-name="T121">"</text:span><text:span text:style-name="T137">MAC</text:span><text:span text:style-name="T121">": "</text:span><text:span text:style-name="T143">-iu-iigjqZAyQRvYA0oq3aN_r87SVzImD3HQwIB0_eI"</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nUEdz6aKN5e8ggLmlp631Lr1gizXe57kE0MM2H05XEE"</text:span><text:span text:style-name="T121">,</text:span><text:span text:style-name="T154"><text:line-break/></text:span><text:span text:style-name="T119">    </text:span><text:span text:style-name="T121">"</text:span><text:span text:style-name="T137">MAC</text:span><text:span text:style-name="T121">": "</text:span><text:span text:style-name="T143">l1KxKKns4-9GUnKp6pcTYdK6YxLFncHsSKY7D9cnb2U"</text:span><text:span text:style-name="T154"><text:line-break/></text:span><text:span text:style-name="T121">}</text:span><text:span text:style-name="T154"> </text:span></text:p>
          </table:table-cell>
        </table:table-row>
      </table:table>
      <text:p text:style-name="Text_20_body"/>
      <text:p text:style-name="Text_20_body"><text:span text:style-name="T46">For details on how to map keys and sessions, see </text:span><text:span text:style-name="CrossRef"><text:span text:style-name="T81"><text:reference-ref text:reference-format="text" text:ref-name="setCertificatePath">setCertificatePath</text:reference-ref></text:span></text:span><text:span text:style-name="T46">.</text:span></text:p>
      <text:p text:style-name="P52"/>
      <text:h text:style-name="P190" text:outline-level="3"><text:bookmark text:name="__RefHeading__15295_972012461"/><text:reference-mark-start text:name="addextensiondata"/>addExtension<text:reference-mark-end text:name="addextensiondata"/> [15]<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0">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77">⁮[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addExtension</text:span><text:span text:style-name="T90"> adds attribute (extension) data to an already created key-pair and certificate.</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Type</text:span><text:span text:style-name="T46"> || </text:span><text:span text:style-name="T98">SubType</text:span> || <text:span text:style-name="T101">Qualifier</text:span> || <text:span text:style-name="T101">ExtensionData</text:span></text:p>
      <text:p text:style-name="Standard"><text:span text:style-name="T101"><text:line-break/></text:span><text:span text:style-name="T52">The following table shows </text:span><text:span text:style-name="T101">SubType</text:span><text:span text:style-name="T52">, </text:span><text:span text:style-name="T101">Qualifier</text:span><text:span text:style-name="T52"> and </text:span><text:span text:style-name="T101">ExtensionData</text:span><text:span text:style-name="T52"> mapping using </text:span><text:span text:style-name="CrossRef"><text:reference-ref text:reference-format="text" text:ref-name="keygen2">KeyGen2</text:reference-ref></text:span>:<text:span text:style-name="T45"><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Property Name<text:line-break/>(Array of)</text:p>
          </table:table-cell>
          <table:table-cell table:style-name="Table53.A1" office:value-type="string">
            <text:p text:style-name="P14">SubType</text:p>
            <text:p text:style-name="P14">(Implicit)</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100">Extensions</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100">EncryptedExtensions</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100">PropertyBags</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s</text:reference-ref></text:span> canonicalization</text:p>
          </table:table-cell>
        </table:table-row>
        <table:table-row table:style-name="Table53.2">
          <table:table-cell table:style-name="Table53.A2" office:value-type="string">
            <text:p text:style-name="P100">Logotypes</text:p>
          </table:table-cell>
          <table:table-cell table:style-name="Table53.A2" office:value-type="string">
            <text:p text:style-name="P17">0x03</text:p>
          </table:table-cell>
          <table:table-cell table:style-name="Table53.A2" office:value-type="string">
            <text:p text:style-name="P100">MimeType</text:p>
          </table:table-cell>
          <table:table-cell table:style-name="Table53.D2" office:value-type="string">
            <text:p text:style-name="P4">Binary image data extracted from <text:span text:style-name="CrossRef"><text:reference-ref text:reference-format="text" text:ref-name="base64">Base64URL</text:reference-ref></text:span> encoded strings</text:p>
          </table:table-cell>
        </table:table-row>
      </table:table>
      <text:p text:style-name="P52"/>
      <text:p text:style-name="P54">Remarks</text:p>
      <text:p text:style-name="P51">N/A = zero-length string.</text:p>
      <text:p text:style-name="Text_20_body">Note the handling of the <text:span text:style-name="T95">EncryptedExtension</text:span>: <text:span text:style-name="T101">ExtensionData</text:span> which is encrypted as described in <text:span text:style-name="CrossRef"><text:reference-ref text:reference-format="text" text:ref-name="EncryptedData">Encrypted Data</text:reference-ref></text:span> <text:span text:style-name="T39">must</text:span> be MACed <text:span text:style-name="T46">in </text:span><text:span text:style-name="T45">encrypted form</text:span> and <text:span text:style-name="T2">then</text:span> <text:span text:style-name="T81">decrypted</text:span> by the SKS before storing.</text:p>
      <text:p text:style-name="Text_20_body">A compliant SKS <text:span text:style-name="T39">must not</text:span> allow a given key to be associated with multiple extensions of the same <text:span text:style-name="T101">Type</text:span>. <text:s/><text:span text:style-name="T2">If multiple objects of the same type are needed, you must define a container type holding these</text:span>.</text:p>
      <text:p text:style-name="Text_20_body"><text:span text:style-name="T101">Type</text:span> URIs <text:span text:style-name="T2">do not have to be recognized by the SKS</text:span>, since they are intended for interpretation by external applications.</text:p>
      <text:p text:style-name="Text_20_body"><text:span text:style-name="T90">Although not a part of the current SKS specification, an extension </text:span><text:span text:style-name="T3">could</text:span><text:span text:style-name="T90"> be created for consumption by the SKS only, like downloaded </text:span><text:span text:style-name="CrossRef"><text:reference-ref text:reference-format="text" text:ref-name="javacard">JavaCard</text:reference-ref></text:span><text:span text:style-name="T90"> code. <text:s/>In that case the associated extension </text:span><text:span text:style-name="T101">Type</text:span> URI <text:span text:style-name="T38">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1">Qualifier</text:span> strings <text:span text:style-name="T39">must not</text:span> exceed 128 bytes.</text:p>
      <text:p text:style-name="Text_20_body">When extensions are featured through <text:span text:style-name="CrossRef"><text:span text:style-name="T81"><text:reference-ref text:reference-format="text" text:ref-name="keygen2">KeyGen2</text:reference-ref></text:span></text:span> they <text:span text:style-name="T39">must</text:span> be read and applied to SKS by calling <text:span text:style-name="T95">addExtension</text:span> in the order specified in the table above.</text:p>
      <text:p text:style-name="P41"/>
      <text:p text:style-name="P55">Continued on the next page...</text:p>
      <text:p text:style-name="P114"><text:span text:style-name="T52">Using </text:span><text:span text:style-name="CrossRef"><text:reference-ref text:reference-format="text" text:ref-name="keygen2">KeyGen2</text:reference-ref></text:span><text:span text:style-name="T52"> an optional </text:span><text:reference-mark-start text:name="propertybag"/><text:span text:style-name="T101">PropertyBags</text:span><text:reference-mark-end text:name="propertybag"/> array holds typed collections of name-value pairs which are referred to as <text:span text:style-name="T95">Properties</text:span>. <text:s/>The following BNF-like definitions outline the syntax:</text:p>
      <text:p text:style-name="Standard"/>
      <text:p text:style-name="P37"><text:tab/>Optional Property Bags</text:p>
      <text:p text:style-name="P157"><text:tab/><text:tab/><text:span text:style-name="T95">"PropertyBags"</text:span><text:span text:style-name="T177"> </text:span><text:span text:style-name="T95">:</text:span><text:span text:style-name="T177"> </text:span><text:span text:style-name="T95">[</text:span><text:span text:style-name="T176"> Typed Properties</text:span><text:span text:style-name="T182">1-n</text:span><text:span text:style-name="T176"> </text:span><text:span text:style-name="T95">]</text:span></text:p>
      <text:p text:style-name="P38"><text:tab/> Typed Properties</text:p>
      <text:p text:style-name="P160"><text:span text:style-name="T181"><text:tab/><text:tab/></text:span><text:span text:style-name="T95">{"Type"</text:span><text:span text:style-name="T179"> </text:span><text:span text:style-name="T95">:</text:span><text:span text:style-name="T179"> </text:span><text:span text:style-name="T95">"</text:span><text:span text:style-name="T178">URI</text:span><text:span text:style-name="T95">",</text:span><text:span text:style-name="T179"> </text:span><text:span text:style-name="T95">"Properties"</text:span><text:span text:style-name="T179"> </text:span><text:span text:style-name="T95">:</text:span><text:span text:style-name="T177"> </text:span><text:span text:style-name="T95">[</text:span><text:span text:style-name="T178"> Name-Value Pair</text:span><text:span text:style-name="T182">1-n</text:span><text:span text:style-name="T178"> </text:span><text:span text:style-name="T95">],</text:span><text:span text:style-name="T179"> </text:span><text:span text:style-name="T95">"MAC"</text:span><text:span text:style-name="T179"> </text:span><text:span text:style-name="T95">:</text:span><text:span text:style-name="T177"> </text:span><text:span text:style-name="T105">"</text:span><text:span text:style-name="T178">MAC</text:span><text:span text:style-name="T105">"</text:span><text:span text:style-name="T95">}</text:span></text:p>
      <text:p text:style-name="P38"><text:tab/>Name-Value Pair</text:p>
      <text:p text:style-name="P157"><text:tab/><text:tab/><text:span text:style-name="T104">{"Name"</text:span><text:span text:style-name="T83"> </text:span><text:span text:style-name="T104">:</text:span><text:span text:style-name="T83"> </text:span><text:span text:style-name="T104">"</text:span><text:span text:style-name="T178">Name</text:span><text:span text:style-name="T104">",</text:span><text:span text:style-name="T83"> </text:span><text:span text:style-name="T104">"Value"</text:span><text:span text:style-name="T83"> </text:span><text:span text:style-name="T104">:</text:span><text:span text:style-name="T83"> </text:span><text:span text:style-name="T104">"</text:span><text:span text:style-name="T178">Value</text:span><text:span text:style-name="T104">",</text:span><text:span text:style-name="T83"> </text:span><text:span text:style-name="T104">"Writable"</text:span><text:span text:style-name="T180"> </text:span><text:span text:style-name="T104">:</text:span><text:span text:style-name="T81"> </text:span><text:span text:style-name="T104">true</text:span><text:span text:style-name="T180"> | </text:span><text:span text:style-name="T104">false}</text:span></text:p>
      <text:p text:style-name="Text_20_body">Notes:</text:p>
      <text:p text:style-name="Text_20_body">A <text:span text:style-name="T104">Name</text:span> <text:span text:style-name="T39">must not</text:span> exceed 255 bytes.</text:p>
      <text:p text:style-name="Text_20_body">If <text:span text:style-name="T104">Writable</text:span> is absent <text:span text:style-name="T104">false</text:span> is assumed.</text:p>
      <text:p text:style-name="P127"><text:span text:style-name="T52">A </text:span><text:span text:style-name="T101">Properties</text:span><text:span text:style-name="T52"> name-value collection </text:span><text:span text:style-name="T57">must</text:span><text:span text:style-name="T52"> be converted to a </text:span><text:span text:style-name="T45">binary blob</text:span><text:span text:style-name="T52"> before storage in SKS and MACing according to the following:<text:line-break/></text:span></text:p>
      <text:list xml:id="list28570150" text:style-name="L3">
        <text:list-item>
          <text:p text:style-name="P183">Each name-value pair is translated into a composite object consisting of the following attributes and transformed representation:</text:p>
        </text:list-item>
      </text:list>
      <text:p text:style-name="P73"/>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91">byte⁮[</text:span><text:span text:style-name="T80"> </text:span><text:span text:style-name="T91">]</text:span></text:p>
          </table:table-cell>
          <table:table-cell table:style-name="Table79.A2" office:value-type="string">
            <text:p text:style-name="P10">bool</text:p>
          </table:table-cell>
          <table:table-cell table:style-name="Table79.C2" office:value-type="string">
            <text:p text:style-name="P3"><text:span text:style-name="T91">byte⁮[</text:span><text:span text:style-name="T80"> </text:span><text:span text:style-name="T91">] </text:span></text:p>
          </table:table-cell>
        </table:table-row>
      </table:table>
      <text:list xml:id="list28585759" text:continue-numbering="true" text:style-name="L3">
        <text:list-header>
          <text:p text:style-name="P184"><text:span text:style-name="T52"><text:line-break/></text:span><text:span text:style-name="CrossRef"><text:span text:style-name="T7">See </text:span></text:span><text:span text:style-name="CrossRef"><text:reference-ref text:reference-format="text" text:ref-name="datatypes">Data Types</text:reference-ref></text:span><text:span text:style-name="CrossRef"><text:line-break/></text:span></text:p>
        </text:list-header>
        <text:list-item>
          <text:p text:style-name="P162">The resulting objects are <text:span text:style-name="T2">concatenated</text:span> in the order they occur in the collection.</text:p>
        </text:list-item>
      </text:list>
      <text:p text:style-name="P121">Note that there are no delimiters added between attributes or objects. <text:s/>The assembled blob holds the actual <text:span text:style-name="CrossRef"><text:reference-ref text:reference-format="text" text:ref-name="extensiondata">ExtensionData</text:reference-ref></text:span>.</text:p>
      <text:p text:style-name="P121">Enforcement of name uniqueness <text:span text:style-name="T38">may</text:span> be delegated to the middleware layer. <text:s/>Also see <text:span text:style-name="CrossRef"><text:reference-ref text:reference-format="text" text:ref-name="set.property">setProperty</text:reference-ref></text:span>.</text:p>
      <text:p text:style-name="P52"/>
      <text:p text:style-name="P122"/>
      <text:p text:style-name="P42"/>
      <text:p text:style-name="P42"/>
      <text:p text:style-name="P55">Continued on the next page...</text:p>
      <text:p text:style-name="P83"/>
      <text:p text:style-name="P90"/>
      <text:p text:style-name="P114">The following <text:span text:style-name="CrossRef"><text:span text:style-name="T81"><text:reference-ref text:reference-format="text" text:ref-name="keygen2">KeyGen2</text:reference-ref></text:span></text:span><text:span text:style-name="T46"> sample shows the </text:span><text:span text:style-name="T98">Properties</text:span><text:span text:style-name="T46"> and </text:span><text:span text:style-name="T98">Logotypes</text:span><text:span text:style-name="T46"> objects added to a symmetric key for usage by a </text:span><text:span text:style-name="CrossRef"><text:span text:style-name="T81"><text:reference-ref text:reference-format="text" text:ref-name="hotp">HOTP</text:reference-ref></text:span></text:span><text:span text:style-name="T46"> (RFC 4226) application:<text:line-break/></text:span></text:p>
      <table:table table:name="Table54" table:style-name="Table54">
        <table:table-column table:style-name="Table54.A"/>
        <table:table-row>
          <table:table-cell table:style-name="Table54.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2a7f9f7u8bTUUFaTJVLo29TxtUpG</text:span><text:span text:style-name="T121">",</text:span><text:span text:style-name="T154"><text:line-break/></text:span><text:span text:style-name="T119">    </text:span><text:span text:style-name="T121">"</text:span><text:span text:style-name="T137">ClientSessionID</text:span><text:span text:style-name="T121">": "</text:span><text:span text:style-name="T143">1SJaeriZ6sdL_PT3a8qcZ66d2gyW0QpU</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YDCCAkigAwIBAgIGAUGCp_w4MA0GCS . . BR0UoFDeHc4NH8ZmJgd_drnyw"</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UX1urB8mPPeO5rFwVGL5Sm0zO2zeXnZJtumCSOn7KjU"</text:span><text:span text:style-name="T121">,</text:span><text:span text:style-name="T154"><text:line-break/></text:span><text:span text:style-name="T119">             </text:span><text:span text:style-name="T121">"</text:span><text:span text:style-name="T137">ImportKey</text:span><text:span text:style-name="T121">": </text:span><text:span text:style-name="T119"><text:line-break/>                 </text:span><text:span text:style-name="T121">{</text:span><text:span text:style-name="T119"><text:line-break/>                     </text:span><text:span text:style-name="T121">"</text:span><text:span text:style-name="T137">SymmetricKey</text:span><text:span text:style-name="T121">": "</text:span><text:span text:style-name="T143">Kx6TU7TwRF65a4ufQdz48fmrABt7ZByc6uK6mkoj6HeY9fdU0axZDf06MqHH</text:span><text:span text:style-name="T121">",</text:span><text:span text:style-name="T119"><text:line-break/>                     </text:span><text:span text:style-name="T121">"</text:span><text:span text:style-name="T137">MAC</text:span><text:span text:style-name="T121">": "</text:span><text:span text:style-name="T143">63icILm4SP393yHTNpYW4sqxy7TPXe96uffH_NzvTvs"</text:span><text:span text:style-name="T119"><text:line-break/>                 </text:span><text:span text:style-name="T121">},</text:span><text:span text:style-name="T119"> </text:span></text:p>
            <text:p text:style-name="P75"><text:span text:style-name="T125">             </text:span><text:span text:style-name="T124">"</text:span><text:span text:style-name="T139">PropertyBags</text:span><text:span text:style-name="T124">": </text:span><text:span text:style-name="T125"><text:line-break/>                 </text:span><text:span text:style-name="T124">[{</text:span><text:span text:style-name="T125"><text:line-break/>                      </text:span><text:span text:style-name="T124">"</text:span><text:span text:style-name="T139">Type</text:span><text:span text:style-name="T124">": "</text:span><text:span text:style-name="T144">urn:ietf:rfc:4226</text:span><text:span text:style-name="T124">",</text:span><text:span text:style-name="T125"><text:line-break/>                      </text:span><text:span text:style-name="T124">"</text:span><text:span text:style-name="T139">Properties</text:span><text:span text:style-name="T124">": </text:span><text:span text:style-name="T125"><text:line-break/>                          </text:span><text:span text:style-name="T124">[{</text:span><text:span text:style-name="T125"><text:line-break/>                               </text:span><text:span text:style-name="T124">"</text:span><text:span text:style-name="T139">Name</text:span><text:span text:style-name="T124">": "</text:span><text:span text:style-name="T147">Counter</text:span><text:span text:style-name="T124">",</text:span><text:span text:style-name="T125"><text:line-break/>                               </text:span><text:span text:style-name="T124">"</text:span><text:span text:style-name="T139">Value</text:span><text:span text:style-name="T124">": "</text:span><text:span text:style-name="T147">0</text:span><text:span text:style-name="T124">",</text:span><text:span text:style-name="T125"><text:line-break/>                               </text:span><text:span text:style-name="T124">"</text:span><text:span text:style-name="T139">Writable</text:span><text:span text:style-name="T124">": </text:span><text:span text:style-name="T152">true</text:span><text:span text:style-name="T125"><text:line-break/>                           </text:span><text:span text:style-name="T124">},</text:span><text:span text:style-name="T125"><text:line-break/>                           </text:span><text:span text:style-name="T124">{</text:span><text:span text:style-name="T125"><text:line-break/>                               </text:span><text:span text:style-name="T124">"</text:span><text:span text:style-name="T139">Name</text:span><text:span text:style-name="T124">": "</text:span><text:span text:style-name="T147">Digits</text:span><text:span text:style-name="T124">",</text:span><text:span text:style-name="T125"><text:line-break/>                               </text:span><text:span text:style-name="T124">"</text:span><text:span text:style-name="T139">Value</text:span><text:span text:style-name="T124">": "</text:span><text:span text:style-name="T147">8</text:span><text:span text:style-name="T124">"</text:span><text:span text:style-name="T125"><text:line-break/>                           </text:span><text:span text:style-name="T124">}],</text:span><text:span text:style-name="T125"><text:line-break/>                      </text:span><text:span text:style-name="T124">"</text:span><text:span text:style-name="T139">MAC</text:span><text:span text:style-name="T124">": "</text:span><text:span text:style-name="T147">C0bNbjOePsFdYRcvIc3LKISskYKPwW2Ce4qI3egOqhE"</text:span><text:span text:style-name="T125"><text:line-break/>                  </text:span><text:span text:style-name="T124">}],</text:span><text:span text:style-name="T125"> </text:span></text:p>
            <text:p text:style-name="P80"><text:span text:style-name="T119">             </text:span><text:span text:style-name="T121">"</text:span><text:span text:style-name="T137">Logotype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Type</text:span><text:span text:style-name="T121">": "</text:span><text:span text:style-name="T143">http://xmlns.webpki.org/keygen2/logotype#application</text:span><text:span text:style-name="T121">",</text:span><text:span text:style-name="T154"><text:line-break/></text:span><text:span text:style-name="T119">                      </text:span><text:span text:style-name="T121">"</text:span><text:span text:style-name="T137">MimeType</text:span><text:span text:style-name="T121">": "</text:span><text:span text:style-name="T143">image/png</text:span><text:span text:style-name="T121">",</text:span><text:span text:style-name="T154"><text:line-break/></text:span><text:span text:style-name="T119">                      </text:span><text:span text:style-name="T121">"</text:span><text:span text:style-name="T137">ExtensionData</text:span><text:span text:style-name="T121">": "</text:span><text:span text:style-name="T143">P3k0jz0ZiIZf9U5Ag1I . . . Mq1mW1XUF_KrhPxs8Aoe3Irrx</text:span><text:span text:style-name="T143">"</text:span><text:span text:style-name="T121">,</text:span><text:span text:style-name="T154"><text:line-break/></text:span><text:span text:style-name="T119">                      </text:span><text:span text:style-name="T121">"</text:span><text:span text:style-name="T137">MAC</text:span><text:span text:style-name="T121">": "</text:span><text:span text:style-name="T143">Ir70oKOdGBYa9iISp2QC14V5YznFmfne2o0-5DWHmSo"</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OX4VP9NrelBDs4YvF6aBuPUJdUtkqm6G1DMnwKKNZJU"</text:span><text:span text:style-name="T121">,</text:span><text:span text:style-name="T154"><text:line-break/></text:span><text:span text:style-name="T119">    </text:span><text:span text:style-name="T121">"</text:span><text:span text:style-name="T137">MAC</text:span><text:span text:style-name="T121">": "</text:span><text:span text:style-name="T143">5aS0-MmYweTUAu1dZxYyPZifrZyP9062ELv--IabH5Q"</text:span><text:span text:style-name="T154"><text:line-break/></text:span><text:span text:style-name="T121">}</text:span><text:span text:style-name="T154"> </text:span></text:p>
          </table:table-cell>
        </table:table-row>
      </table:table>
      <text:p text:style-name="Text_20_body"/>
      <text:p text:style-name="Standard"><text:span text:style-name="T155">For </text:span><text:span text:style-name="CrossRef"><text:span text:style-name="T81"><text:reference-ref text:reference-format="text" text:ref-name="hotp">HOTP</text:reference-ref></text:span></text:span><text:span text:style-name="T155"> the corresponding </text:span><text:span text:style-name="CrossRef"><text:span text:style-name="T81"><text:reference-ref text:reference-format="text" text:ref-name="keyinitreq-sym">KeyCreationRequest</text:reference-ref></text:span></text:span><text:span text:style-name="T155"> operation would preferably include an endorsement algorithm definition as well</text:span>.</text:p>
      <text:p text:style-name="P52"/>
      <text:p text:style-name="P41"/>
      <text:p text:style-name="P42"/>
      <text:p text:style-name="P42"/>
      <text:p text:style-name="P55">Continued on the next page...</text:p>
      <text:p text:style-name="P89"/>
      <text:p text:style-name="P90"/>
      <text:p text:style-name="P114"><text:span text:style-name="T52">Below is a </text:span><text:span text:style-name="CrossRef"><text:reference-ref text:reference-format="text" text:ref-name="keygen2">KeyGen2</text:reference-ref></text:span><text:span text:style-name="T52"> sample showing an </text:span><text:span text:style-name="T101">Extension</text:span><text:span text:style-name="T52"> object holding a </text:span><text:span text:style-name="CrossRef"><text:reference-ref text:reference-format="text" text:ref-name="base64">Base64URL</text:reference-ref></text:span><text:span text:style-name="T52"> encoded </text:span><text:span text:style-name="CrossRef"><text:reference-ref text:reference-format="text" text:ref-name="info.cards">Information Card</text:reference-ref></text:span><text:span text:style-name="T52">:<text:line-break/></text:span></text:p>
      <table:table table:name="Table52" table:style-name="Table52">
        <table:table-column table:style-name="Table52.A"/>
        <table:table-row>
          <table:table-cell table:style-name="Table52.A1" office:value-type="string">
            <text:p text:style-name="Standard"><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quest</text:span><text:span text:style-name="T124">",</text:span><text:span text:style-name="T155"><text:line-break/></text:span><text:span text:style-name="T125">    </text:span><text:span text:style-name="T124">"</text:span><text:span text:style-name="T139">ServerSessionID</text:span><text:span text:style-name="T124">": "</text:span><text:span text:style-name="T147">14182a7f517qhCEyqav1suQZTmKPLF1V</text:span><text:span text:style-name="T124">",</text:span><text:span text:style-name="T155"><text:line-break/></text:span><text:span text:style-name="T125">    </text:span><text:span text:style-name="T124">"</text:span><text:span text:style-name="T139">ClientSessionID</text:span><text:span text:style-name="T124">": "</text:span><text:span text:style-name="T147">oWPA9nCj1_uWy0Ax41tsIoVDA_L4cAE0</text:span><text:span text:style-name="T124">",</text:span><text:span text:style-name="T155"><text:line-break/></text:span><text:span text:style-name="T125">    </text:span><text:span text:style-name="T124">"</text:span><text:span text:style-name="T139">SubmitURL</text:span><text:span text:style-name="T124">": "</text:span><text:span text:style-name="T147">https://issuer.example.com/finalize</text:span><text:span text:style-name="T124">",</text:span><text:span text:style-name="T155"><text:line-break/></text:span><text:span text:style-name="T125">    </text:span><text:span text:style-name="T124">"</text:span><text:span text:style-name="T139">IssuedCredential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ID</text:span><text:span text:style-name="T124">": "</text:span><text:span text:style-name="T147">Key.1</text:span><text:span text:style-name="T124">",</text:span><text:span text:style-name="T155"><text:line-break/></text:span><text:span text:style-name="T125">             </text:span><text:span text:style-name="T124">"</text:span><text:span text:style-name="T139">X509CertificatePath</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47">MIICnjCCAYagAwIBAgIGAUGCp_VGMA0 . . . w4q16pugWr7CFW4fu3bP4KI"</text:span><text:span text:style-name="T155"><text:line-break/></text:span><text:span text:style-name="T125">                 </text:span><text:span text:style-name="T124">],</text:span><text:span text:style-name="T155"><text:line-break/></text:span><text:span text:style-name="T125">             </text:span><text:span text:style-name="T124">"</text:span><text:span text:style-name="T139">MAC</text:span><text:span text:style-name="T124">": "</text:span><text:span text:style-name="T147">pr_dgwUNZXBe2v1DKz7m5WUlTihosyR2sG_9MKuWuFs"</text:span><text:span text:style-name="T124">,</text:span><text:span text:style-name="T155"><text:line-break/></text:span><text:span text:style-name="T125">             </text:span><text:span text:style-name="T124">"</text:span><text:span text:style-name="T139">Extension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Type</text:span><text:span text:style-name="T124">": "</text:span><text:span text:style-name="T147">http://schemas.xmlsoap.org/ws/2005/05/identity</text:span><text:span text:style-name="T124">",</text:span><text:span text:style-name="T155"><text:line-break/></text:span><text:span text:style-name="T125">                      </text:span><text:span text:style-name="T124">"</text:span><text:span text:style-name="T139">ExtensionData</text:span><text:span text:style-name="T124">": "</text:span><text:span text:style-name="T147">IiBlbmHVy85cZS . . . B4bWxuczd3dy53My5vc</text:span><text:span text:style-name="T124">",</text:span><text:span text:style-name="T155"><text:line-break/></text:span><text:span text:style-name="T125">                      </text:span><text:span text:style-name="T124">"</text:span><text:span text:style-name="T139">MAC</text:span><text:span text:style-name="T124">": "</text:span><text:span text:style-name="T147">dl3_3anZBaPQcW4ZofhTlgO9WRpEF9HbBcmbFwbMYAE"</text:span><text:span text:style-name="T155"><text:line-break/></text:span><text:span text:style-name="T125">                  </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Challenge</text:span><text:span text:style-name="T124">": "</text:span><text:span text:style-name="T147">0_DxfSgk4uuA3HRBl87zr0RiWQQLLIXeNc-0-ox1VpY"</text:span><text:span text:style-name="T124">,</text:span><text:span text:style-name="T155"><text:line-break/></text:span><text:span text:style-name="T125">    </text:span><text:span text:style-name="T124">"</text:span><text:span text:style-name="T139">MAC</text:span><text:span text:style-name="T124">": "</text:span><text:span text:style-name="T147">yltV0QfOg-ZjDEz3YvvEjWlbg0t1vjLFYQXGUVMwXjY"</text:span><text:span text:style-name="T155"><text:line-break/></text:span><text:span text:style-name="T124">}</text:span><text:span text:style-name="T155"> </text:span></text:p>
          </table:table-cell>
        </table:table-row>
      </table:table>
      <text:p text:style-name="Text_20_body"/>
      <text:p text:style-name="Text_20_body"><text:span text:style-name="T46">For details on how to map keys and sessions, see </text:span><text:span text:style-name="CrossRef"><text:span text:style-name="T81"><text:reference-ref text:reference-format="text" text:ref-name="setCertificatePath">setCertificatePath</text:reference-ref></text:span></text:span><text:span text:style-name="T46">.</text:span></text:p>
      <text:p text:style-name="Text_20_body"><text:span text:style-name="T46">In the Information Card sample the primary authentication key (for authenticating to the IDP), would preferable be the PKI key associated by the issued credential. <text:s/>That is, the issuance of a managed Information Card and its primary key </text:span><text:span text:style-name="T45">can be fully synchronized</text:span><text:span text:style-name="T46"> making both usage and middleware design straightforward.</text:span></text:p>
      <text:p text:style-name="P52"/>
      <text:h text:style-name="P190"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77">⁮[</text:span><text:span text:style-name="T79"> </text:span><text:span text:style-name="T77">]</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77">⁮[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DeleteKey</text:span><text:span text:style-name="T90"> deletes a key created in an earlier provisioning session.</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T93">Authorization</text:span></text:p>
      <text:p text:style-name="Text_20_body"><text:span text:style-name="T90"><text:line-break/>A conforming SKS </text:span><text:span text:style-name="T41">must</text:span><text:span text:style-name="T90"> abort the provisioning session if </text:span><text:span text:style-name="T93">postDeleteKey</text:span><text:span text:style-name="T90"> is mixed with other post provisioning operations referring to the same </text:span><text:span text:style-name="T101">TargetKeyHandle</text:span><text:span text:style-name="T90">.</text:span></text:p>
      <text:p text:style-name="Text_20_body"><text:span text:style-name="T90">This method is </text:span><text:span text:style-name="T3">independent</text:span><text:span text:style-name="T87"> of </text:span><text:span text:style-name="CrossRef"><text:reference-ref text:reference-format="text" text:ref-name="delete.protection">Delete Protection</text:reference-ref></text:span><text:span text:style-name="T90"> settings.</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P114">The following request shows how <text:span text:style-name="T93">postDeleteKey</text:span> operations are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80"><text:span text:style-name="T129">{</text:span><text:span text:style-name="T158"><text:line-break/></text:span><text:span text:style-name="T128">    </text:span><text:span text:style-name="T129">"</text:span><text:span text:style-name="T135">@context</text:span><text:span text:style-name="T129">": "</text:span><text:span text:style-name="T145">http://xmlns.webpki.org/keygen2/1.0</text:span><text:span text:style-name="T129">",</text:span><text:span text:style-name="T158"><text:line-break/></text:span><text:span text:style-name="T128">    </text:span><text:span text:style-name="T129">"</text:span><text:span text:style-name="T135">@qualifier</text:span><text:span text:style-name="T129">": "</text:span><text:span text:style-name="T145">ProvisioningFinalizationRequest</text:span><text:span text:style-name="T129">",</text:span><text:span text:style-name="T158"><text:line-break/></text:span><text:span text:style-name="T128">    </text:span><text:span text:style-name="T129">"</text:span><text:span text:style-name="T141">ServerSessionID</text:span><text:span text:style-name="T129">": "</text:span><text:span text:style-name="T145">14186f4ce39zKRaGUE0trW6DrhGgZ58L</text:span><text:span text:style-name="T129">",</text:span><text:span text:style-name="T158"><text:line-break/></text:span><text:span text:style-name="T128">    </text:span><text:span text:style-name="T129">"</text:span><text:span text:style-name="T141">ClientSessionID</text:span><text:span text:style-name="T129">": "</text:span><text:span text:style-name="T145">cXV1TPgFdmTnvFRXhDX6_6a7FAD9Z8fJ</text:span><text:span text:style-name="T129">",</text:span><text:span text:style-name="T158"><text:line-break/></text:span><text:span text:style-name="T128">    </text:span><text:span text:style-name="T129">"</text:span><text:span text:style-name="T141">SubmitURL</text:span><text:span text:style-name="T129">": "</text:span><text:a xlink:type="simple" xlink:href="http://issuer.example.com/finalize"><text:span text:style-name="T145">https://issuer.example.com/finalize</text:span></text:a><text:span text:style-name="T129">",</text:span></text:p>
            <text:p text:style-name="P156"><text:s text:c="12"/>Other Message Payload</text:p>
            <text:p text:style-name="P86"><text:span text:style-name="T118">    </text:span><text:span text:style-name="T120">"</text:span><text:span text:style-name="T136">DeleteKeys</text:span><text:span text:style-name="T120">": </text:span><text:line-break/><text:span text:style-name="T118">        </text:span><text:span text:style-name="T120">[{</text:span><text:line-break/><text:span text:style-name="T118">             </text:span><text:span text:style-name="T120">"</text:span><text:span text:style-name="T136">FingerPrint</text:span><text:span text:style-name="T120">": "</text:span><text:span text:style-name="T142">M_7NT9lYHtcClty2eBqZiddvsoxmQzZ0kzmVcg6lIPs"</text:span><text:span text:style-name="T120">,</text:span><text:line-break/><text:span text:style-name="T118">             </text:span><text:span text:style-name="T120">"</text:span><text:span text:style-name="T136">ServerSessionID</text:span><text:span text:style-name="T120">": "</text:span><text:span text:style-name="T142">14186f4cbd8JwNfYUivrkFyrU5asnmkg</text:span><text:span text:style-name="T120">",</text:span><text:line-break/><text:span text:style-name="T118">             </text:span><text:span text:style-name="T120">"</text:span><text:span text:style-name="T136">ClientSessionID</text:span><text:span text:style-name="T120">": "</text:span><text:span text:style-name="T142">u1tVxuCw-ux2TyZlkkq1Rdq732GbpZiV</text:span><text:span text:style-name="T120">",</text:span><text:line-break/><text:span text:style-name="T118">             </text:span><text:span text:style-name="T120">"</text:span><text:span text:style-name="T136">Authorization</text:span><text:span text:style-name="T120">": "</text:span><text:span text:style-name="T142">LsWkDWhwcmSXVkuoqeNj0mQ-Vdpb . . . bch7Lr5J22rdtciAFRLHGxZxUK6gZhqw"</text:span><text:span text:style-name="T120">,</text:span><text:line-break/><text:span text:style-name="T118">             </text:span><text:span text:style-name="T120">"</text:span><text:span text:style-name="T136">MAC</text:span><text:span text:style-name="T120">": "</text:span><text:span text:style-name="T142">pZb5fXDp0hYVOKVXqzW0oP6g11i6Ckw54Wzz0NRVkJo"</text:span><text:line-break/><text:span text:style-name="T118">         </text:span><text:span text:style-name="T120">}],</text:span><text:line-break/><text:span text:style-name="T118">    </text:span><text:span text:style-name="T120">"</text:span><text:span text:style-name="T136">Challenge</text:span><text:span text:style-name="T120">": "</text:span><text:span text:style-name="T142">d8AsJSmNPTGf2iV9HikI6nVIY8Cqkt-AyCHCTAGOqts"</text:span><text:span text:style-name="T120">,</text:span><text:line-break/><text:span text:style-name="T118">    </text:span><text:span text:style-name="T120">"</text:span><text:span text:style-name="T136">MAC</text:span><text:span text:style-name="T120">": "</text:span><text:span text:style-name="T142">xG5Q9tDNc1V_nO7lQZAkQQaAKDL1wdoyP1uoSRBiwp0"</text:span><text:line-break/><text:span text:style-name="T120">}</text:span> </text:p>
          </table:table-cell>
        </table:table-row>
      </table:table>
      <text:p text:style-name="Text_20_body"/>
      <text:p text:style-name="Text_20_body"><text:span text:style-name="T46">Before invoking </text:span><text:span text:style-name="T98">postDeleteKey</text:span><text:span text:style-name="T46"> the provisioning middleware needs to perform a number of steps:</text:span></text:p>
      <text:list xml:id="list28578419" text:style-name="L4">
        <text:list-item>
          <text:p text:style-name="P171"><text:span text:style-name="T46">Find the the </text:span><text:span text:style-name="T45">old</text:span><text:span text:style-name="T46"> provisioning session associated with the </text:span><text:span text:style-name="T98">ClientSessionID</text:span><text:span text:style-name="T46"> and </text:span><text:span text:style-name="T98">ServerSessionID</text:span><text:span text:style-name="T46"> attributes of each </text:span><text:span text:style-name="T98">DeleteKeys</text:span><text:span text:style-name="T46"> element by calling </text:span><text:span text:style-name="CrossRef"><text:span text:style-name="T81"><text:reference-ref text:reference-format="text" text:ref-name="enum.prov.sess">enumerateProvisioningSessions</text:reference-ref></text:span></text:span><text:span text:style-name="T46">.</text:span></text:p>
        </text:list-item>
        <text:list-item>
          <text:p text:style-name="P171"><text:span text:style-name="T46">Find possible keys by calling </text:span><text:span text:style-name="CrossRef"><text:span text:style-name="T81"><text:reference-ref text:reference-format="text" text:ref-name="enum.keys">enumerateKeys</text:reference-ref></text:span></text:span><text:span text:style-name="T46"> and ignoring all but those belonging to the provisioning session found in step #1.</text:span></text:p>
        </text:list-item>
        <text:list-item>
          <text:p text:style-name="P171"><text:span text:style-name="T46">For the set of keys found in step #2 call </text:span><text:span text:style-name="CrossRef"><text:span text:style-name="T81"><text:reference-ref text:reference-format="text" text:ref-name="get.key.attr">getKeyAttributes</text:reference-ref></text:span></text:span><text:span text:style-name="T46"> while looking for a key having an </text:span><text:span text:style-name="CrossRef"><text:span text:style-name="T81"><text:reference-ref text:reference-format="text" text:ref-name="eecert">End-Entity Certificate</text:reference-ref></text:span></text:span><text:span text:style-name="T46"> matching the </text:span><text:span text:style-name="CrossRef"><text:span text:style-name="T81"><text:reference-ref text:reference-format="text" text:ref-name="SHA256">SHA256</text:reference-ref></text:span></text:span><text:span text:style-name="T46"> </text:span><text:span text:style-name="T98">FingerPrint</text:span><text:span text:style-name="T46">.</text:span></text:p>
        </text:list-item>
        <text:list-item>
          <text:p text:style-name="P171"><text:span text:style-name="T46">If step #3 is successful </text:span><text:span text:style-name="T98">TargetKeyHandle</text:span><text:span text:style-name="T46"> is recovered and </text:span><text:span text:style-name="T98">postDeleteKey</text:span><text:span text:style-name="T46"> can be invoked.</text:span></text:p>
        </text:list-item>
      </text:list>
      <text:p text:style-name="Text_20_body"><text:span text:style-name="T46">If any of these steps fail the provisioning session </text:span><text:span text:style-name="T49">must</text:span><text:span text:style-name="T46"> be aborted. <text:s/>Also see </text:span><text:span text:style-name="CrossRef"><text:span text:style-name="T81"><text:reference-ref text:reference-format="text" text:ref-name="poi.ops">Remote Key Lookup</text:reference-ref></text:span></text:span><text:span text:style-name="T46">.</text:span></text:p>
      <text:h text:style-name="P190"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77">⁮[</text:span><text:span text:style-name="T79"> </text:span><text:span text:style-name="T77">]</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77">⁮[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UnlockKey</text:span><text:span text:style-name="T90"> works like </text:span><text:span text:style-name="CrossRef"><text:reference-ref text:reference-format="text" text:ref-name="unlockey">unlockKey</text:reference-ref></text:span><text:span text:style-name="T90"> except that authorization is derived from a </text:span><text:span text:style-name="CrossRef"><text:span text:style-name="T81"><text:reference-ref text:reference-format="text" text:ref-name="targ.key.ref">Target Key Reference</text:reference-ref></text:span></text:span><text:span text:style-name="T90"> instead of a PUK.</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T101">Authorization</text:span></text:p>
      <text:p text:style-name="Text_20_body"><text:span text:style-name="T90"><text:line-break/></text:span><text:span text:style-name="T3">If</text:span><text:span text:style-name="T90"> the target key is associated with a PUK object the PUK error count </text:span><text:span text:style-name="T39">must</text:span><text:span text:style-name="T90"> be cleared as well.</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Standard"/>
      <text:p text:style-name="Standard">The following request shows how <text:span text:style-name="T93">postUnlockKey</text:span> operations are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80"><text:span text:style-name="T121">{<text:line-break/>    "</text:span><text:span text:style-name="T132">@context</text:span><text:span text:style-name="T121">": "</text:span><text:span text:style-name="T143">http://xmlns.webpki.org/keygen2/1.0</text:span><text:span text:style-name="T121">",<text:line-break/>    "</text:span><text:span text:style-name="T132">@qualifier</text:span><text:span text:style-name="T121">": "</text:span><text:span text:style-name="T143">ProvisioningFinalizationRequest</text:span><text:span text:style-name="T121">",<text:line-break/>    "</text:span><text:span text:style-name="T137">ServerSessionID</text:span><text:span text:style-name="T121">": "</text:span><text:span text:style-name="T143">14186f4d4ccdaW-Z_IHEFw3xVLJ6kpKV</text:span><text:span text:style-name="T121">",<text:line-break/>    "</text:span><text:span text:style-name="T137">ClientSessionID</text:span><text:span text:style-name="T121">": "</text:span><text:span text:style-name="T143">qP5ioSdpeGxnJFmo6rE9G9pAUUfnc1cO</text:span><text:span text:style-name="T121">",<text:line-break/>    "</text:span><text:span text:style-name="T137">SubmitURL</text:span><text:span text:style-name="T121">": "</text:span><text:a xlink:type="simple" xlink:href="http://issuer.example.com/finalize"><text:span text:style-name="T143">https://issuer.example.com/finalize</text:span></text:a><text:span text:style-name="T121">",</text:span></text:p>
            <text:p text:style-name="P155"><text:span text:style-name="T130"><text:s text:c="10"/></text:span><text:span text:style-name="T131"><text:s text:c="2"/>Other Message Payload</text:span></text:p>
            <text:p text:style-name="P80"><text:span text:style-name="T121">    "</text:span><text:span text:style-name="T137">UnlockKeys</text:span><text:span text:style-name="T121">": <text:line-break/>        [{<text:line-break/>             "</text:span><text:span text:style-name="T137">FingerPrint</text:span><text:span text:style-name="T121">": "</text:span><text:span text:style-name="T143">E0zdqsaxi7GOyBQxdaMeOZKKp4Gv90TLfgNwt7Z9Btw"</text:span><text:span text:style-name="T121">,<text:line-break/>             "</text:span><text:span text:style-name="T137">ServerSessionID</text:span><text:span text:style-name="T121">": "</text:span><text:span text:style-name="T143">14186f4d44aEEI_KtcKAnyLQpnVt3dVa</text:span><text:span text:style-name="T121">",<text:line-break/>             "</text:span><text:span text:style-name="T137">ClientSessionID</text:span><text:span text:style-name="T121">": "</text:span><text:span text:style-name="T143">KHdZHnyod54nd9TMixTWDnOtfUVpZW1A</text:span><text:span text:style-name="T121">",<text:line-break/>             "</text:span><text:span text:style-name="T137">Authorization</text:span><text:span text:style-name="T121">": "</text:span><text:span text:style-name="T143">f4xmvzt30boYtKpNA4nP . . . rslfnrEen5PJrq0DQPiZNa1Fo8Y6A"</text:span><text:span text:style-name="T121">,<text:line-break/>             "</text:span><text:span text:style-name="T137">MAC</text:span><text:span text:style-name="T121">": "</text:span><text:span text:style-name="T143">nCTL88llkkr2a_gHtiUP3yBuDQZ7HB15T5yzixmzBYA"</text:span><text:span text:style-name="T121"><text:line-break/>         }],<text:line-break/>    "</text:span><text:span text:style-name="T137">Challenge</text:span><text:span text:style-name="T121">": "</text:span><text:span text:style-name="T143">-EZE7S11okxMhgCNxpZBQ2WCmRPdDMNdjoYnkYmR5M0"</text:span><text:span text:style-name="T121">,<text:line-break/>    "</text:span><text:span text:style-name="T137">MAC</text:span><text:span text:style-name="T121">": "</text:span><text:span text:style-name="T143">AUy8CWIoq32dioIOhHYGpZNRxWJoN_kZ6G_G7QZSmW4"</text:span><text:span text:style-name="T121"><text:line-break/>}</text:span></text:p>
          </table:table-cell>
        </table:table-row>
      </table:table>
      <text:p text:style-name="Text_20_body"/>
      <text:p text:style-name="P50"><text:span text:style-name="T46">Before invoking </text:span><text:span text:style-name="T98">postUnlockKey</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h text:style-name="P190"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77">⁮[</text:span><text:span text:style-name="T79"> </text:span><text:span text:style-name="T77">]</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77">⁮[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UpdateKey</text:span><text:span text:style-name="T90"> updates (replaces) a key created in an earlier provisioning session.</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CrossRef"><text:span text:style-name="T81"><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81"><text:line-break/>The new key </text:span><text:span text:style-name="T84">must</text:span><text:span text:style-name="T81"> be </text:span><text:span text:style-name="T2">fully provisioned</text:span><text:span text:style-name="T81"> (fitted with a certificate and optional attributes), </text:span><text:span text:style-name="T2">before</text:span><text:span text:style-name="T81"> this method is called. <text:s/>However, the new key </text:span><text:span text:style-name="T84">must not</text:span><text:span text:style-name="T81"> be PIN‑protected since it supposed to </text:span><text:span text:style-name="T2">inherit</text:span><text:span text:style-name="T81"> the old key's PIN protection scheme (if there is one). <text:s/>Inheritance does not mean “copying” but </text:span><text:span text:style-name="T2">linking</text:span><text:span text:style-name="T81"> the new key to an existing PIN object. <text:s/>See </text:span><text:span text:style-name="CrossRef"><text:span text:style-name="T81"><text:reference-ref text:reference-format="text" text:ref-name="key.protectionobjects">PIN and PUK Objects</text:reference-ref></text:span></text:span><text:span text:style-name="T81">.</text:span></text:p>
      <text:p text:style-name="P41"><text:span text:style-name="T81">The target key and and the new key </text:span><text:span text:style-name="T83">must</text:span><text:span text:style-name="T81"> have identical </text:span><text:span text:style-name="CrossRef"><text:span text:style-name="T81"><text:reference-ref text:reference-format="text" text:ref-name="keyusage">Application Usage</text:reference-ref></text:span></text:span><text:span text:style-name="T81">.</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90">The </text:span><text:span text:style-name="T101">KeyHandle</text:span><text:span text:style-name="T90"> of the updated key </text:span><text:span text:style-name="T41">must</text:span><text:span text:style-name="T90"> after a successful update be set equal to </text:span><text:span text:style-name="T101">TargetKeyHandle</text:span><text:span text:style-name="T90">.</text:span></text:p>
      <text:p text:style-name="Text_20_body"><text:span text:style-name="T90">A conforming SKS </text:span><text:span text:style-name="T41">must</text:span><text:span text:style-name="T90"> allow a (single) </text:span><text:span text:style-name="T93">postUpdateKey</text:span><text:span text:style-name="T90"> combined with an arbitrary number of </text:span><text:span text:style-name="CrossRef"><text:reference-ref text:reference-format="text" text:ref-name="pp_clonekeyprot">postCloneKeyProtection</text:reference-ref></text:span><text:span text:style-name="T90"> calls referring to the same </text:span><text:span text:style-name="T101">TargetKeyHandle</text:span><text:span text:style-name="T90">.</text:span></text:p>
      <text:p text:style-name="P50"><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Standard"/>
      <text:p text:style-name="P114">The following request shows how <text:span text:style-name="T93">postUpdateKey</text:span> is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6f4c622d2ixzQBPpRoUe9PR7jC3D</text:span><text:span text:style-name="T121">",</text:span><text:span text:style-name="T154"><text:line-break/></text:span><text:span text:style-name="T119">    </text:span><text:span text:style-name="T121">"</text:span><text:span text:style-name="T137">ClientSessionID</text:span><text:span text:style-name="T121">": "</text:span><text:span text:style-name="T143">YME9J37aH1Xo7tQifFpa9nkiyyMcGESQ</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YTCCAkmgAwIBAgIGAUGG9McmMA0GCSq . . . Iz9C0sc5Ak1jNYzvd8GpS4X6C6J3Uys"</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J_RnFJtv7SJp5ZPudqVW6wQnqGmKZ66bWBJqCoESgKk"</text:span><text:span text:style-name="T121">,</text:span><text:span text:style-name="T154"><text:line-break/></text:span><text:span text:style-name="T119">             </text:span><text:span text:style-name="T121">"</text:span><text:span text:style-name="T137">Update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FingerPrint</text:span><text:span text:style-name="T121">": "</text:span><text:span text:style-name="T143">PqCoZBJfCvRgikF1oqHa_MOJ_ZTXrlMFn6RvXCgGwps"</text:span><text:span text:style-name="T121">,</text:span><text:span text:style-name="T154"><text:line-break/></text:span><text:span text:style-name="T119">                     </text:span><text:span text:style-name="T121">"</text:span><text:span text:style-name="T137">ServerSessionID</text:span><text:span text:style-name="T121">": "</text:span><text:span text:style-name="T143">14186f4c405V9Z4dm6knbREoEA8EhQV8</text:span><text:span text:style-name="T121">",</text:span><text:span text:style-name="T154"><text:line-break/></text:span><text:span text:style-name="T119">                     </text:span><text:span text:style-name="T121">"</text:span><text:span text:style-name="T137">ClientSessionID</text:span><text:span text:style-name="T121">": "</text:span><text:span text:style-name="T143">ALHIRvpj39AuDCag1qXj8TQOWc9i3Bor</text:span><text:span text:style-name="T121">",</text:span><text:span text:style-name="T154"><text:line-break/></text:span><text:span text:style-name="T119">                     </text:span><text:span text:style-name="T121">"</text:span><text:span text:style-name="T137">Authorization</text:span><text:span text:style-name="T121">": "</text:span><text:span text:style-name="T143">dqJAh-ScttwndPN2Tu3Xy7m4zqmC . . . 0Qe92GoDHr0pes4prWn2rKUrsgw"</text:span><text:span text:style-name="T121">,</text:span><text:span text:style-name="T154"><text:line-break/></text:span><text:span text:style-name="T119">                     </text:span><text:span text:style-name="T121">"</text:span><text:span text:style-name="T137">MAC</text:span><text:span text:style-name="T121">": "</text:span><text:span text:style-name="T143">EZ0L4kaemzFtHSvSlFatYIC9rU4oXVKowQVTuRBMwNA"</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nv1TZ1Z-BZfCjgmLzCZB-y1qSiAM8Ch0P93kPLTpHNQ"</text:span><text:span text:style-name="T121">,</text:span><text:span text:style-name="T154"><text:line-break/></text:span><text:span text:style-name="T119">    </text:span><text:span text:style-name="T121">"</text:span><text:span text:style-name="T137">MAC</text:span><text:span text:style-name="T121">": "</text:span><text:span text:style-name="T143">Y_luaPsb9JncrLKYmeEPKSqwADIuXEAy9Yf6oZnDJQU"</text:span><text:span text:style-name="T154"><text:line-break/></text:span><text:span text:style-name="T121">}</text:span><text:span text:style-name="T154"> </text:span></text:p>
          </table:table-cell>
        </table:table-row>
      </table:table>
      <text:p text:style-name="Text_20_body"/>
      <text:p text:style-name="P50"><text:span text:style-name="T46">Before invoking </text:span><text:span text:style-name="T98">postUpdateKey</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p text:style-name="P50"><text:span text:style-name="T98">KeyHandle</text:span><text:span text:style-name="T46"> is the handle associated with the issued credential embedding the </text:span><text:span text:style-name="T98">UpdateKey</text:span><text:span text:style-name="T46"> operation.</text:span></text:p>
      <text:h text:style-name="P190"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77">⁮[</text:span><text:span text:style-name="T79"> </text:span><text:span text:style-name="T77">]</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77">⁮[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CloneKeyProtection</text:span><text:span text:style-name="T90"> clones the </text:span><text:span text:style-name="T3">protection scheme</text:span><text:span text:style-name="T90"> of a key created in an earlier provisioning session and applies it to a newly created key.</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CrossRef"><text:span text:style-name="T81"><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81"><text:line-break/>The new key </text:span><text:span text:style-name="T84">must</text:span><text:span text:style-name="T81"> be </text:span><text:span text:style-name="T2">fully provisioned</text:span><text:span text:style-name="T81"> (fitted with a certificate and optional attributes), </text:span><text:span text:style-name="T2">before</text:span><text:span text:style-name="T81"> this method is called. <text:s/>However, the new key </text:span><text:span text:style-name="T84">must not</text:span><text:span text:style-name="T81"> be PIN‑protected since it supposed to </text:span><text:span text:style-name="T2">inherit</text:span><text:span text:style-name="T81"> the old key's PIN protection scheme (if there is one). <text:s/>Inheritance does not mean “copying” but </text:span><text:span text:style-name="T2">linking</text:span><text:span text:style-name="T81"> the new key to an existing PIN object. <text:s/>See </text:span><text:span text:style-name="CrossRef"><text:span text:style-name="T81"><text:reference-ref text:reference-format="text" text:ref-name="key.protectionobjects">PIN and PUK Objects</text:reference-ref></text:span></text:span><text:span text:style-name="T81">.</text:span></text:p>
      <text:p text:style-name="Text_20_body"><text:span text:style-name="T87">An inherited </text:span><text:span text:style-name="T90">custom PIN protection scheme </text:span><text:span text:style-name="T39">must</text:span><text:span text:style-name="T90"> have its grouping attribute set to </text:span><text:span text:style-name="T93">shared</text:span><text:span text:style-name="T90"> (see </text:span><text:span text:style-name="CrossRef"><text:reference-ref text:reference-format="text" text:ref-name="pingrouping">PIN Grouping</text:reference-ref></text:span><text:span text:style-name="T90">).</text:span></text:p>
      <text:p text:style-name="Text_20_body"><text:span text:style-name="T90">A conforming SKS </text:span><text:span text:style-name="T41">must</text:span><text:span text:style-name="T90"> allow multiple </text:span><text:span text:style-name="T93">postCloneKeyProtection</text:span><text:span text:style-name="T90"> calls referring to the same </text:span><text:span text:style-name="T101">TargetKeyHandle</text:span><text:span text:style-name="T90">.</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Standard"/>
      <text:p text:style-name="Standard"/>
      <text:p text:style-name="P114">The following request shows how <text:span text:style-name="T93">postCloneKeyProtection</text:span> is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6f4c20a3Iy83wJZoJMA3x_hZ2gKo</text:span><text:span text:style-name="T121">",</text:span><text:span text:style-name="T154"><text:line-break/></text:span><text:span text:style-name="T119">    </text:span><text:span text:style-name="T121">"</text:span><text:span text:style-name="T137">ClientSessionID</text:span><text:span text:style-name="T121">": "</text:span><text:span text:style-name="T143">j3CcN3e8Ul5XKN1exKqcF19dBi8eGD78</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ajCCAlKgAwIBAgIGAUGG9MPKM . . . KUtYzmixtncrPb6NveG0x9yrothzHd9k"</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zwGCYuuKoiLR5n_OyufcS1Z9sABX4W4dl2dRmyBd8gE"</text:span><text:span text:style-name="T121">,</text:span><text:span text:style-name="T154"><text:line-break/></text:span><text:span text:style-name="T119">             </text:span><text:span text:style-name="T121">"</text:span><text:span text:style-name="T137">CloneKeyProtection</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FingerPrint</text:span><text:span text:style-name="T121">": "</text:span><text:span text:style-name="T143">cnEQwI7hGtfqNgtXeCqG_dSN1KOkW1amRx2t6RcPQY0"</text:span><text:span text:style-name="T121">,</text:span><text:span text:style-name="T154"><text:line-break/></text:span><text:span text:style-name="T119">                     </text:span><text:span text:style-name="T121">"</text:span><text:span text:style-name="T137">ServerSessionID</text:span><text:span text:style-name="T121">": "</text:span><text:span text:style-name="T143">14186f4bfeeibYVPx01l0VbbqspZ0NAY</text:span><text:span text:style-name="T121">",</text:span><text:span text:style-name="T154"><text:line-break/></text:span><text:span text:style-name="T119">                     </text:span><text:span text:style-name="T121">"</text:span><text:span text:style-name="T137">ClientSessionID</text:span><text:span text:style-name="T121">": "</text:span><text:span text:style-name="T143">uENhOyeLZjhXo9CT5dqdTC0H4LtEEDqm</text:span><text:span text:style-name="T121">",</text:span><text:span text:style-name="T154"><text:line-break/></text:span><text:span text:style-name="T119">                     </text:span><text:span text:style-name="T121">"</text:span><text:span text:style-name="T137">Authorization</text:span><text:span text:style-name="T121">": "</text:span><text:span text:style-name="T143">MEYCIQC5BTwVz8VbrwPo7ujLx . . . HJzsDemjamO6r9yyR15Cw241w</text:span><text:span text:style-name="T121">",</text:span><text:span text:style-name="T154"><text:line-break/></text:span><text:span text:style-name="T119">                     </text:span><text:span text:style-name="T121">"</text:span><text:span text:style-name="T137">MAC</text:span><text:span text:style-name="T121">": "</text:span><text:span text:style-name="T143">yViSzGjcqnVpAvkLzkxs5QwoccX-3lVr3_2lbdWJjOg"</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o3iWxmuLyGNGhMHxEP22At0R5QhvRm2bGK4kzc_btJQ"</text:span><text:span text:style-name="T121">,</text:span><text:span text:style-name="T154"><text:line-break/></text:span><text:span text:style-name="T119">    </text:span><text:span text:style-name="T121">"</text:span><text:span text:style-name="T137">MAC</text:span><text:span text:style-name="T121">": "</text:span><text:span text:style-name="T143">KGcta9GWH_gCnZzcz_dUwqxt8YVBq2_lwUJEX/dDTxk"</text:span><text:span text:style-name="T154"><text:line-break/></text:span><text:span text:style-name="T121">}</text:span><text:span text:style-name="T154"> </text:span></text:p>
          </table:table-cell>
        </table:table-row>
      </table:table>
      <text:p text:style-name="Text_20_body"/>
      <text:p text:style-name="P50"><text:span text:style-name="T46">Before invoking </text:span><text:span text:style-name="T98">postCloneKeyProtection</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p text:style-name="P50"><text:span text:style-name="T98">KeyHandle</text:span><text:span text:style-name="T46"> is the handle associated with the issued credential embedding the </text:span><text:span text:style-name="T98">CloneKeyProtection</text:span><text:span text:style-name="T46"> operation.</text:span></text:p>
      <text:h text:style-name="P190"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68">The following element </text:span><text:span text:style-name="T67">must not</text:span><text:span text:style-name="T68"> be present if the returned </text:span>KeyHandle<text:span text:style-name="T62">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04">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98">KeyHandle</text:span><text:span text:style-name="T52"> </text:span><text:span text:style-name="T56">must</text:span><text:span text:style-name="T52"> initially be set to 0 to start an enumeration round.</text:span></text:p>
      <text:p text:style-name="P50"><text:span text:style-name="T52">Succeeding calls </text:span><text:span text:style-name="T56">must</text:span><text:span text:style-name="T52"> use the output </text:span><text:span text:style-name="T98">KeyHandle</text:span><text:span text:style-name="T52"> as input to the next call.</text:span></text:p>
      <text:p text:style-name="P74"><text:span text:style-name="T52">When </text:span><text:span text:style-name="T98">enumerateKeys</text:span><text:span text:style-name="T46"> returns with a </text:span><text:span text:style-name="T98">KeyHandle</text:span><text:span text:style-name="T46"> = 0 there are no more key objects to read.</text:span></text:p>
      <text:h text:style-name="P190"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93">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6">PathLength</text:p>
          </table:table-cell>
          <table:table-cell table:style-name="Table37.A2" office:value-type="string">
            <text:p text:style-name="P3">short</text:p>
          </table:table-cell>
          <table:table-cell table:style-name="Table37.C2" table:number-rows-spanned="2" table:number-columns-spanned="2" office:value-type="string">
            <text:p text:style-name="P85">‎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77">⁮[</text:span><text:span text:style-name="T79"> </text:span><text:span text:style-name="T77">]</text:span></text:p>
          </table:table-cell>
          <table:covered-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56">‎</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short</text:p>
          </table:table-cell>
          <table:covered-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43">Number of</text:span> <text:span text:style-name="T101">Type</text:span> URIs <text:span text:style-name="T43"><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66">Extension </text:span><text:span text:style-name="T99">Type</text:span><text:span text:style-name="T166"> URI.</text:span> <text:s/><text:span text:style-name="T2">Repeated</text:span> object</text:p>
          </table:table-cell>
          <table:covered-table-cell/>
        </table:table-row>
      </table:table>
      <text:p text:style-name="P50"/>
      <text:p text:style-name="P50"><text:span text:style-name="T104">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43">Also see </text:span><text:span text:style-name="CrossRef"><text:reference-ref text:reference-format="text" text:ref-name="getkeyprotectiondata">getKeyProtectionInfo</text:reference-ref></text:span>.</text:p>
      <text:h text:style-name="P190"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Standard"><text:span text:style-name="T43">See </text:span><text:span text:style-name="CrossRef"><text:span text:style-name="T43"><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43">Copy of </text:span><text:span text:style-name="T101">Format</text:span> defined by <text:span text:style-name="CrossRef"><text:span text:style-name="T43"><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43">Copy of </text:span><text:span text:style-name="T101">RetryLimit</text:span> defined by <text:span text:style-name="CrossRef"><text:span text:style-name="T43"><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43">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43">Current PIN error count for keys protected by</text:span> a local PIN policy object [1]</text:p>
            <text:p text:style-name="Standard"><text:span text:style-name="T43">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43">Exact copies of the corresponding </text:span><text:span text:style-name="CrossRef"><text:span text:style-name="T43"><text:reference-ref text:reference-format="text" text:ref-name="createKeyPair">createKeyEntry</text:reference-ref></text:span></text:span><text:span text:style-name="T43">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43">Tells if there exists a </text:span><text:span text:style-name="T44">copy</text:span><text:span text:style-name="T43"> of the key. <text:s/>See </text:span><text:span text:style-name="CrossRef"><text:span text:style-name="T43"><text:reference-ref text:reference-format="text" text:ref-name="key.bck.2">KeyBackup</text:reference-ref></text:span></text:span> table on the next page</text:p>
          </table:table-cell>
        </table:table-row>
      </table:table>
      <text:p text:style-name="P50"/>
      <text:p text:style-name="P50"><text:span text:style-name="T104">getKeyProtectionInfo</text:span> returns information about the protection scheme for a key including possible biometric options. <text:s/>In addition, the call retrieves the current protection status for the key.</text:p>
      <text:p text:style-name="P50">Note 1: Fields <text:span text:style-name="T39">must</text:span> be set to zero if they do not apply to the key in question.</text:p>
      <text:p text:style-name="Text_20_body"/>
      <text:p text:style-name="Text_20_body"/>
      <text:p text:style-name="Text_20_body"/>
      <text:p text:style-name="Text_20_body"/>
      <text:p text:style-name="P64">Continued on the next page...</text:p>
      <text:p text:style-name="P88"/>
      <text:p text:style-name="P114"><text:span text:style-name="T46">The following table illustrates how the </text:span><text:reference-mark-start text:name="prot.status"/><text:span text:style-name="T98">ProtectionStatus</text:span><text:reference-mark-end text:name="prot.status"/><text:span text:style-name="T46">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101">PIN_PROTECTED</text:p>
          </table:table-cell>
          <table:table-cell table:style-name="Table57.A2" office:value-type="string">
            <text:p text:style-name="P104">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101">PUK_PROTECTED</text:p>
          </table:table-cell>
          <table:table-cell table:style-name="Table57.A2" office:value-type="string">
            <text:p text:style-name="P104">0x02</text:p>
          </table:table-cell>
          <table:table-cell table:style-name="Table57.C2" office:value-type="string">
            <text:p text:style-name="Standard">The key is protected by a local PUK policy object. <text:s/>This bit <text:span text:style-name="T83">must</text:span> be <text:span text:style-name="T2">combined</text:span> with bit <text:span text:style-name="T93">PIN_PROTECTED</text:span></text:p>
          </table:table-cell>
        </table:table-row>
        <table:table-row table:style-name="Table57.2">
          <table:table-cell table:style-name="Table57.A2" office:value-type="string">
            <text:p text:style-name="P101">PIN_BLOCKED</text:p>
          </table:table-cell>
          <table:table-cell table:style-name="Table57.A2" office:value-type="string">
            <text:p text:style-name="P104">0x04</text:p>
          </table:table-cell>
          <table:table-cell table:style-name="Table57.C2" office:value-type="string">
            <text:p text:style-name="Standard">The key has locked-up due to PIN errors.<text:span text:style-name="T90"> <text:s/>This bit </text:span><text:span text:style-name="T83">must</text:span><text:span text:style-name="T38"> </text:span>be <text:span text:style-name="T2">combined</text:span> with bit <text:span text:style-name="T93">PIN_PROTECTED</text:span></text:p>
          </table:table-cell>
        </table:table-row>
        <table:table-row table:style-name="Table57.2">
          <table:table-cell table:style-name="Table57.A2" office:value-type="string">
            <text:p text:style-name="P101">PUK_BLOCKED</text:p>
          </table:table-cell>
          <table:table-cell table:style-name="Table57.A2" office:value-type="string">
            <text:p text:style-name="P104">0x08</text:p>
          </table:table-cell>
          <table:table-cell table:style-name="Table57.C2" office:value-type="string">
            <text:p text:style-name="Standard">The key has locked-up due to PUK errors.<text:span text:style-name="T90"> <text:s/>This bit </text:span><text:span text:style-name="T83">must</text:span><text:span text:style-name="T38"> </text:span>be <text:span text:style-name="T2">combined</text:span> with bit <text:span text:style-name="T93">PUK_PROTECTED</text:span></text:p>
          </table:table-cell>
        </table:table-row>
        <table:table-row table:style-name="Table57.2">
          <table:table-cell table:style-name="Table57.A2" office:value-type="string">
            <text:p text:style-name="P101">DEVICE_PIN</text:p>
          </table:table-cell>
          <table:table-cell table:style-name="Table57.A2" office:value-type="string">
            <text:p text:style-name="P104">0x10</text:p>
          </table:table-cell>
          <table:table-cell table:style-name="Table57.C2" office:value-type="string">
            <text:p text:style-name="Standard">The key is protected by a device PIN. <text:s/>Information about device PINs is out of scope for the SKS API.<text:span text:style-name="T90"> <text:s/>This bit </text:span><text:span text:style-name="T83">must </text:span>be the only active bit if applicable</text:p>
          </table:table-cell>
        </table:table-row>
      </table:table>
      <text:p text:style-name="Text_20_body"/>
      <text:p text:style-name="P53">If all bits are zero the key is not PIN protected.</text:p>
      <text:p text:style-name="Standard"><text:span text:style-name="T46"><text:line-break/>The following table illustrates how the </text:span><text:reference-mark-start text:name="key.bck.2"/><text:span text:style-name="T98">KeyBackup</text:span><text:reference-mark-end text:name="key.bck.2"/><text:span text:style-name="T46">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3">IMPORTED</text:p>
          </table:table-cell>
          <table:table-cell table:style-name="Table112.A2" office:value-type="string">
            <text:p text:style-name="P104">0x01</text:p>
          </table:table-cell>
          <table:table-cell table:style-name="Table112.C2" office:value-type="string">
            <text:p text:style-name="Table_20_Contents"><text:span text:style-name="T43">The IMPORTED bit </text:span><text:span text:style-name="T39">must</text:span> be set if the key has been supplied through <text:span text:style-name="CrossRef"><text:span text:style-name="T43"><text:reference-ref text:reference-format="text" text:ref-name="restorePrivateKey">importPrivateKey</text:reference-ref></text:span></text:span> or <text:span text:style-name="CrossRef"><text:span text:style-name="T43"><text:reference-ref text:reference-format="text" text:ref-name="setpiggybacked">importSymmetricKey</text:reference-ref></text:span></text:span></text:p>
          </table:table-cell>
        </table:table-row>
        <table:table-row table:style-name="Table112.3">
          <table:table-cell table:style-name="Table112.A2" office:value-type="string">
            <text:p text:style-name="P103">EXPORTED</text:p>
          </table:table-cell>
          <table:table-cell table:style-name="Table112.A2" office:value-type="string">
            <text:p text:style-name="P104">0x02</text:p>
          </table:table-cell>
          <table:table-cell table:style-name="Table112.C2" office:value-type="string">
            <text:p text:style-name="Table_20_Contents"><text:span text:style-name="T43">The EXPORTED bit </text:span><text:span text:style-name="T39">must</text:span> be set if the key has been subject to an <text:span text:style-name="CrossRef"><text:span text:style-name="T43"><text:reference-ref text:reference-format="text" text:ref-name="exportkey">exportKey</text:reference-ref></text:span></text:span> operation</text:p>
          </table:table-cell>
        </table:table-row>
      </table:table>
      <text:p text:style-name="Text_20_body"/>
      <text:p text:style-name="P53"/>
      <text:h text:style-name="P190"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66">Type URI.</text:span><text:span text:style-name="T165">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5"><text:span text:style-name="T90">Exact copies of the corresponding </text:span><text:span text:style-name="CrossRef"><text:reference-ref text:reference-format="text" text:ref-name="addextensiondata">addExtension</text:reference-ref></text:span><text:span text:style-name="T90">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50"/>
      <text:p text:style-name="P50"><text:span text:style-name="T104">getExtension</text:span> returns a typed extension object associated with a key.</text:p>
      <text:p text:style-name="P50">Note that encrypted extensions are decrypted during provisioning.</text:p>
      <text:p text:style-name="P50">If the extension is intended to be consumed by the SKS, <text:span text:style-name="T101">ExtensionData</text:span> <text:span text:style-name="T39">must</text:span> be returned as a zero-length array.</text:p>
      <text:h text:style-name="P190"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89">Type URI which </text:span><text:span text:style-name="T82">must</text:span> identify a <text:span text:style-name="T101">Properties</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12">string</text:p>
          </table:table-cell>
          <table:table-cell table:style-name="Table94.C2" office:value-type="string">
            <text:p text:style-name="P27">Property name. <text:s/>String of 1-255 <text:span text:style-name="T2">characters</text:span></text:p>
          </table:table-cell>
        </table:table-row>
        <table:table-row table:style-name="Table94.2">
          <table:table-cell table:style-name="Table94.A2" office:value-type="string">
            <text:p text:style-name="P16">Value</text:p>
          </table:table-cell>
          <table:table-cell table:style-name="Table94.A2" office:value-type="string">
            <text:p text:style-name="P3">string</text:p>
          </table:table-cell>
          <table:table-cell table:style-name="Table94.C2" office:value-type="string">
            <text:p text:style-name="P27">Property value. <text:s/>Note <text:span text:style-name="CrossRef"><text:reference-ref text:reference-format="text" text:ref-name="extensiondata">ExtensionData</text:reference-ref></text:span><text:span text:style-name="CrossRef"><text:span text:style-name="T7">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Property</text:span> sets a named property value in a <text:span text:style-name="T101">Properties</text:span> collection linked to a key.</text:p>
      <text:p text:style-name="Text_20_body">If the named property does not exist or is not <text:span text:style-name="T2">writable</text:span>, an error <text:span text:style-name="T38">must</text:span> be returned.</text:p>
      <text:h text:style-name="P190"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77">⁮[</text:span><text:span text:style-name="T79"> </text:span><text:span text:style-name="T77">]</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93">Authorization</text:span> data to the key <text:span text:style-name="T82">must</text:span> return <text:span text:style-name="CrossRef"><text:reference-ref text:reference-format="text" text:ref-name="auth.error">ERROR_AUTHORIZATION</text:reference-ref></text:span> status.</text:p>
      <text:p text:style-name="P50"><text:span text:style-name="T90">A conforming SKS </text:span><text:span text:style-name="T41">may</text:span><text:span text:style-name="T90"> introduce physical presence methods like GPIO-based buttons, </text:span><text:span text:style-name="T3">circumventing</text:span><text:span text:style-name="T90"> </text:span><text:span text:style-name="CrossRef"><text:reference-ref text:reference-format="text" text:ref-name="delete.protection">Delete Protection</text:reference-ref></text:span><text:span text:style-name="T90"> settings.</text:span></text:p>
      <text:p text:style-name="P50"><text:span text:style-name="T90">Regarding delete of PIN and PUK policy objects, see </text:span><text:span text:style-name="CrossRef"><text:reference-ref text:reference-format="text" text:ref-name="key.protectionobjects">PIN and PUK Objects</text:reference-ref></text:span><text:span text:style-name="T90">.</text:span></text:p>
      <text:h text:style-name="P190"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77">⁮[</text:span><text:span text:style-name="T79"> </text:span><text:span text:style-name="T77">]</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77">⁮[</text:span><text:span text:style-name="T79"> </text:span><text:span text:style-name="T77">]</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04">exportKey</text:span> exports a private or symmetric key from the <text:span text:style-name="CrossRef"><text:reference-ref text:reference-format="text" text:ref-name="cred.db">Credential Database</text:reference-ref></text:span>.</text:p>
      <text:p text:style-name="P50">Invalid <text:span text:style-name="T93">Authorization</text:span> data to the key <text:span text:style-name="T82">must</text:span> return <text:span text:style-name="CrossRef"><text:reference-ref text:reference-format="text" text:ref-name="auth.error">ERROR_AUTHORIZATION</text:reference-ref></text:span> status.</text:p>
      <text:p text:style-name="Text_20_body">Private (asymmetric) keys <text:span text:style-name="T39">must</text:span> be exported in <text:span text:style-name="CrossRef"><text:reference-ref text:reference-format="text" text:ref-name="pkcs8">PKCS #8</text:reference-ref></text:span> format.</text:p>
      <text:p text:style-name="Text_20_body">If a <text:span text:style-name="T22">non-exportable</text:span> key is referred to, <text:span text:style-name="T104">exportKey</text:span><text:span text:style-name="T62"> </text:span><text:span text:style-name="T63">must</text:span><text:span text:style-name="T62"> return </text:span><text:span text:style-name="CrossRef"><text:span text:style-name="T81"><text:reference-ref text:reference-format="text" text:ref-name="err.not.allowed">ERROR_NOT_ALLOWED</text:reference-ref></text:span></text:span><text:span text:style-name="T62"> status.</text:span></text:p>
      <text:p text:style-name="Text_20_body"><text:span text:style-name="T46">Note that the </text:span><text:span text:style-name="CrossRef"><text:span text:style-name="T81"><text:reference-ref text:reference-format="text" text:ref-name="priv.key.bck">KeyBackup</text:reference-ref></text:span></text:span><text:span text:style-name="T104">.EXPORTED</text:span><text:span text:style-name="T62"> flag of the key </text:span><text:span text:style-name="T65">must</text:span><text:span text:style-name="T62"> be set after execution of </text:span><text:span text:style-name="T104">exportKey</text:span><text:span text:style-name="T62">.</text:span></text:p>
      <text:h text:style-name="P190"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77">⁮[</text:span><text:span text:style-name="T79"> </text:span><text:span text:style-name="T77">]</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unlockKey</text:span> re-enables a key that has been locked due to erroneous PIN entries.</text:p>
      <text:p text:style-name="P50">Note that this method only applies to keys that are protected by local PIN and PUK policy objects.</text:p>
      <text:p text:style-name="P50"><text:span text:style-name="T62">Invalid </text:span><text:span text:style-name="T104">Authorization</text:span><text:span text:style-name="T62"> data (PUK)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unlockKey</text:span><text:span text:style-name="T62"> succeeds all keys sharing the PIN object will be unlocked. <text:s/>See </text:span><text:span text:style-name="CrossRef"><text:span text:style-name="T81"><text:reference-ref text:reference-format="text" text:ref-name="pingrouping">PIN Grouping</text:reference-ref></text:span></text:span><text:span text:style-name="T62">.</text:span></text:p>
      <text:h text:style-name="P190"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77">⁮[</text:span><text:span text:style-name="T79"> </text:span><text:span text:style-name="T77">]</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77">⁮[</text:span><text:span text:style-name="T79"> </text:span><text:span text:style-name="T77">]</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changePIN</text:span> modifies a PIN for a key.</text:p>
      <text:p text:style-name="Text_20_body"><text:span text:style-name="T62">Note that the key </text:span><text:span text:style-name="T65">must</text:span><text:span text:style-name="T62"> be protected by a local PIN policy object having the </text:span><text:span text:style-name="CrossRef"><text:span text:style-name="T81"><text:reference-ref text:reference-format="text" text:ref-name="pin.user.mod">UserModifiable</text:reference-ref></text:span></text:span><text:span text:style-name="T62"> attribute set.</text:span></text:p>
      <text:p text:style-name="P50"><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changePIN</text:span><text:span text:style-name="T62"> succeeds all keys sharing the PIN object will be updated. <text:s/>See </text:span><text:span text:style-name="CrossRef"><text:span text:style-name="T81"><text:reference-ref text:reference-format="text" text:ref-name="pingrouping">PIN Grouping</text:reference-ref></text:span></text:span><text:span text:style-name="T62">.</text:span></text:p>
      <text:h text:style-name="P190"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77">⁮[</text:span><text:span text:style-name="T79"> </text:span><text:span text:style-name="T77">]</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77">⁮[</text:span><text:span text:style-name="T79"> </text:span><text:span text:style-name="T77">]</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setPIN</text:span> sets a PIN for a key <text:span text:style-name="T2">regardless of PIN block status</text:span> since it uses a PUK as authorization.</text:p>
      <text:p text:style-name="Text_20_body"><text:span text:style-name="T62">Note that the key </text:span><text:span text:style-name="T65">must</text:span><text:span text:style-name="T62"> be protected by local PUK and PIN policy objects where the latter have the </text:span><text:span text:style-name="CrossRef"><text:span text:style-name="T81"><text:reference-ref text:reference-format="text" text:ref-name="pin.user.mod">UserModifiable</text:reference-ref></text:span></text:span><text:span text:style-name="T62"> attribute set.</text:span></text:p>
      <text:p text:style-name="P50"><text:span text:style-name="T62">I</text:span>nvalid <text:span text:style-name="T93">Authorization</text:span> data (PUK)<text:span text:style-name="T62">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setPIN</text:span><text:span text:style-name="T62"> succeeds all keys sharing the PIN object will be updated and </text:span><text:span text:style-name="T68">unlocked</text:span><text:span text:style-name="T62">. <text:s/>See </text:span><text:span text:style-name="CrossRef"><text:span text:style-name="T81"><text:reference-ref text:reference-format="text" text:ref-name="pingrouping">PIN Grouping</text:reference-ref></text:span></text:span><text:span text:style-name="T62">.</text:span></text:p>
      <text:h text:style-name="P190" text:outline-level="3"><text:bookmark text:name="__RefHeading__685210_1828343271"/><text:reference-mark-start text:name="upd.frm"/><text:span text:style-name="T62">updateFirmware</text:span><text:reference-mark-end text:name="upd.frm"/><text:span text:style-name="T62">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6">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6">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6">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93">updateFirmware</text:span> is an <text:span text:style-name="T2">optional</text:span> method that performs a firmware update operation. <text:s/>The method is only available if the <text:span text:style-name="CrossRef"><text:span text:style-name="T81"><text:reference-ref text:reference-format="text" text:ref-name="upd.url">UpdateURL</text:reference-ref></text:span></text:span><text:span text:style-name="T62"> is non-zero. <text:s text:c="2"/>To perform an update, the SKS management system issues an HTTP GET operation to the service pointed out by </text:span><text:span text:style-name="CrossRef"><text:span text:style-name="T81"><text:reference-ref text:reference-format="text" text:ref-name="upd.url">UpdateURL</text:reference-ref></text:span></text:span><text:span text:style-name="T62">.</text:span> <text:s/>If the service returns a content of zero length, the SKS device is assumed to be up‑to‑date, else <text:span text:style-name="T104">updateFirmware</text:span> should be called with the content in <text:span text:style-name="T104">Chunk</text:span>. <text:s/>The return value from the call is either a new URL to be used analogous to <text:span text:style-name="CrossRef"><text:span text:style-name="T81"><text:reference-ref text:reference-format="text" text:ref-name="upd.url">UpdateURL</text:reference-ref></text:span></text:span>, or a zero-length string indicating that the update is ready.</text:p>
      <text:p text:style-name="Standard">A conforming update service <text:span text:style-name="T39">must</text:span> use the MIME-type <text:span text:style-name="T104">application/</text:span><text:span text:style-name="Emphasis"><text:span text:style-name="T104">octet</text:span></text:span><text:span text:style-name="T104">-</text:span><text:span text:style-name="Emphasis"><text:span text:style-name="T104">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104">updateFirmware</text:span> method <text:span text:style-name="T39">must</text:span> be implemented in such a way that the SKS container cannot be made inoperable due to network errors or aborted update operations. <text:s/>In addition,<text:line-break/>the SKS container <text:span text:style-name="T39">must</text:span> be able to <text:span text:style-name="T2">securely</text:span> <text:span text:style-name="T2">authenticate</text:span> the update service's <text:span text:style-name="T104">Chunk</text:span> data</text:p>
          </table:table-cell>
        </table:table-row>
      </table:table>
      <text:p text:style-name="Text_20_body"/>
      <text:p text:style-name="P62"/>
      <text:h text:style-name="P190"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52">Signature algorithm</text:span><text:span text:style-name="T54"> URI</text:span>. <text:s/>See <text:span text:style-name="CrossRef"><text:reference-ref text:reference-format="text" text:ref-name="asym.algos">Asymmetric Key Signatures</text:reference-ref></text:span><text:span text:style-name="CrossRef"> </text:span><text:span text:style-name="T55">‎</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77">⁮[</text:span><text:span text:style-name="T79"> </text:span><text:span text:style-name="T77">]</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93">signHashedData</text:span> performs an asymmetric key signature operation on the input <text:span text:style-name="T93">Data</text:span> object.</text:p>
      <text:p text:style-name="Text_20_body"><text:span text:style-name="T93">Data</text:span> <text:span text:style-name="T38">must</text:span> be hashed <text:span text:style-name="T2">as required by the signature algorithm</text:span>.</text:p>
      <text:p text:style-name="Text_20_body">The <text:span text:style-name="T93">Parameters</text:span> object <text:span text:style-name="T38">must</text:span> be of zero length for algorithms not needing additional input.</text:p>
      <text:p text:style-name="Text_20_body"><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Text_20_body"><text:span text:style-name="T46">The length of </text:span><text:span text:style-name="T98">Data</text:span><text:span text:style-name="T46"> </text:span><text:span text:style-name="T49">must</text:span><text:span text:style-name="T46"> match the hash algorithm. <text:s/>Note that signature algorithms that do not define a specific hash algorithm impose no tests on </text:span><text:span text:style-name="T98">Data</text:span><text:span text:style-name="T46"> length. <text:s/>The </text:span><text:a xlink:type="simple" xlink:href="http://xmlns.webpki.org/keygen2/1.0#algorithm.rsa.none"><text:span text:style-name="T159">http://xmlns.webpki.org/sks/algorithm#rsa.pkcs1.none</text:span></text:a><text:span text:style-name="T156"> signature </text:span><text:span text:style-name="T46">algorithm </text:span><text:span text:style-name="T49">must</text:span><text:span text:style-name="T46"> format the signature packet according to </text:span><text:span text:style-name="CrossRef"><text:span text:style-name="T81"><text:reference-ref text:reference-format="text" text:ref-name="pkcs1">PKCS #1</text:reference-ref></text:span></text:span><text:span text:style-name="T46"> but without hash algorithm identifiers:</text:span></text:p>
      <text:p text:style-name="Text_20_body"><text:tab/>EMSA = <text:span text:style-name="T105">0x00</text:span> || <text:span text:style-name="T105">0x01</text:span> || <text:span text:style-name="T105">PS</text:span> || <text:span text:style-name="T105">0x00</text:span> || <text:span text:style-name="T98">Data</text:span></text:p>
      <text:h text:style-name="P190"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52">Encryption algorithm</text:span><text:span text:style-name="T54"> URI</text:span>. <text:s/>See <text:span text:style-name="CrossRef"><text:reference-ref text:reference-format="text" text:ref-name="asymm.key.enc">Asymmetric Key Encryption</text:reference-ref></text:span><text:span text:style-name="CrossRef"> </text:span><text:span text:style-name="T55">‎</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77">⁮[</text:span><text:span text:style-name="T79"> </text:span><text:span text:style-name="T77">]</text:span></text:p>
          </table:table-cell>
          <table:table-cell table:style-name="Table89.C2" office:value-type="string">
            <text:p text:style-name="P2">Decrypted data</text:p>
          </table:table-cell>
        </table:table-row>
      </table:table>
      <text:p text:style-name="Text_20_body"/>
      <text:p text:style-name="Text_20_body"><text:span text:style-name="T93">asymmetricKeyDecrypt</text:span> performs an asymmetric key decryption operation on the input <text:span text:style-name="T93">Data</text:span> object.</text:p>
      <text:p text:style-name="Text_20_body"><text:span text:style-name="T93">Data</text:span> <text:span text:style-name="T38">must</text:span> be padded <text:span text:style-name="T2">as required by the encryption algorithm</text:span> like <text:span text:style-name="CrossRef"><text:span text:style-name="T81"><text:reference-ref text:reference-format="text" text:ref-name="pkcs1">PKCS #1</text:reference-ref></text:span></text:span> for <text:span text:style-name="T23">http://xmlns.webpki.org/sks/algorithm#rsa.pkcs1_5</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h text:style-name="Heading_20_3" text:outline-level="3"/>
      <text:h text:style-name="P190"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52">Key agreement algorithm</text:span><text:span text:style-name="T54"> URI</text:span>. <text:s/>See <text:span text:style-name="CrossRef"><text:reference-ref text:reference-format="text" text:ref-name="key_agreement">Diffie-Hellman Key Agreement</text:reference-ref></text:span><text:span text:style-name="CrossRef"> </text:span><text:span text:style-name="T55">‎</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Result</text:p>
          </table:table-cell>
          <table:table-cell table:style-name="Table106.A2" office:value-type="string">
            <text:p text:style-name="P3">byte<text:span text:style-name="T77">⁮[</text:span><text:span text:style-name="T79"> </text:span><text:span text:style-name="T77">]</text:span></text:p>
          </table:table-cell>
          <table:table-cell table:style-name="Table106.C2" office:value-type="string">
            <text:p text:style-name="P2">Shared secret</text:p>
          </table:table-cell>
        </table:table-row>
      </table:table>
      <text:p text:style-name="Text_20_body"/>
      <text:p text:style-name="Text_20_body"><text:span text:style-name="T93">keyAgreement</text:span> performs an asymmetric key agreement operation resulting in a shared secret.</text:p>
      <text:p text:style-name="Text_20_body"><text:span text:style-name="T104">PublicKey</text:span><text:span text:style-name="T81"> </text:span><text:span text:style-name="T84">must</text:span><text:span text:style-name="T81"> be an EC public key</text:span><text:span text:style-name="T47"> in </text:span><text:span text:style-name="CrossRef"><text:span text:style-name="T81"><text:reference-ref text:reference-format="text" text:ref-name="X.509">X.509</text:reference-ref></text:span></text:span><text:span text:style-name="T47"> DER format using the same curve as </text:span><text:span text:style-name="T98">KeyHandle</text:span><text:span text:style-name="T81">. <text:s text:c="2"/></text:span><text:span text:style-name="T104">PublicKey</text:span><text:span text:style-name="T47"> </text:span><text:span text:style-name="T50">must</text:span><text:span text:style-name="T47"> match the elliptic curve capabilities given by </text:span><text:span text:style-name="CrossRef"><text:span text:style-name="T81"><text:reference-ref text:reference-format="text" text:ref-name="getDeviceData">getDeviceInfo</text:reference-ref></text:span></text:span><text:span text:style-name="T81">.</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91"/>
      <text:h text:style-name="P190"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52">HMAC algorithm</text:span><text:span text:style-name="T54"> URI</text:span>. <text:s/>See <text:span text:style-name="CrossRef"><text:reference-ref text:reference-format="text" text:ref-name="hmac.operations">HMAC Operations</text:reference-ref></text:span><text:span text:style-name="CrossRef"> </text:span><text:span text:style-name="T55">‎</text:span></text:p>
          </table:table-cell>
        </table:table-row>
        <table:table-row table:style-name="Table90.2">
          <table:table-cell table:style-name="Table90.A2" office:value-type="string">
            <text:p text:style-name="P16">Parameters</text:p>
          </table:table-cell>
          <table:table-cell table:style-name="Table90.A2" office:value-type="string">
            <text:p text:style-name="P3">byte<text:span text:style-name="T77">⁮[</text:span><text:span text:style-name="T79"> </text:span><text:span text:style-name="T77">]</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77">⁮[</text:span><text:span text:style-name="T79"> </text:span><text:span text:style-name="T77">]</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77">⁮[</text:span><text:span text:style-name="T79"> </text:span><text:span text:style-name="T77">]</text:span></text:p>
          </table:table-cell>
          <table:table-cell table:style-name="Table91.C2" office:value-type="string">
            <text:p text:style-name="P2">HMACed data</text:p>
          </table:table-cell>
        </table:table-row>
      </table:table>
      <text:p text:style-name="Text_20_body"/>
      <text:p text:style-name="Text_20_body"><text:span text:style-name="T93">performHMAC</text:span> performs a symmetric key HMAC operation on the input <text:span text:style-name="T93">Data</text:span> object.</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h text:style-name="P190"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52">Encryption algorithm</text:span><text:span text:style-name="T54"> URI</text:span>. <text:s/>See <text:span text:style-name="CrossRef"><text:reference-ref text:reference-format="text" text:ref-name="sym.key.enc">Symmetric Key Encryption</text:reference-ref></text:span><text:span text:style-name="CrossRef"> </text:span><text:span text:style-name="T55">‎</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Parameters</text:p>
          </table:table-cell>
          <table:table-cell table:style-name="Table92.A2" office:value-type="string">
            <text:p text:style-name="P3">byte<text:span text:style-name="T77">⁮[</text:span><text:span text:style-name="T79"> </text:span><text:span text:style-name="T77">]</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77">⁮[</text:span><text:span text:style-name="T79"> </text:span><text:span text:style-name="T77">]</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93">symmetricKeyEncrypt</text:span> performs a symmetric key encryption or decryption operation on the input <text:span text:style-name="T93">Data</text:span> object.</text:p>
      <text:p text:style-name="Text_20_body">Note that if an IV (Initialization Vector) is required by the encryption algorithm it <text:span text:style-name="T38">must</text:span> be supplied in <text:span text:style-name="T101">Parameters</text:span> unless it is supposed to supplied as a part of <text:span text:style-name="T28">Data</text:span> like for <text:span text:style-name="CrossRef"><text:span text:style-name="T81"><text:reference-ref text:reference-format="text" text:ref-name="xml.encrypt">XML Encryption</text:reference-ref></text:span></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Standard">.</text:p>
      <text:p text:style-name="P61"/>
      <text:list xml:id="list28568553" text:style-name="Numbering_20_4">
        <text:list-item>
          <text:h text:style-name="P188"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43">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7</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8">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8">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91" svg:x1="0.3902in" svg:y1="0.0705in" svg:x2="0.3902in" svg:y2="1.2921in"><text:p/></draw:line></text:p>
          </table:table-cell>
          <table:table-cell table:style-name="Table115.D1" office:value-type="string">
            <text:p text:style-name="P140"><text:span text:style-name="CrossRef"><text:reference-ref text:reference-format="text" text:ref-name="createPUKPolicy">createPUKPolicy</text:reference-ref></text:span> (, <text:span text:style-name="T2">“PUK.1”</text:span><text:span text:style-name="T70">, ...)</text:span></text:p>
          </table:table-cell>
          <table:table-cell table:style-name="Table115.C2" table:number-rows-spanned="4" office:value-type="string">
            <text:p text:style-name="Table_20_Contents"><draw:g text:anchor-type="paragraph" draw:z-index="10" draw:style-name="gr6"><draw:path draw:style-name="gr7" draw:text-style-name="P191" svg:width="0.3067in" svg:height="0.1713in" draw:transform="skewX (0.0720820981073523) rotate (-1.2184143508182) translate (0.116499316200295in 0.502993904768502in)" svg:viewBox="0 0 780 436" svg:d="m0 1447319c245-308 723-136 780 279"><text:p/></draw:path><draw:path draw:style-name="gr7" draw:text-style-name="P191" svg:width="0.3091in" svg:height="0.1717in" draw:transform="skewX (0.068067840827766) rotate (-1.22085781177099) translate (0.124805294661767in 0.139011726360736in)" svg:viewBox="0 0 786 437" svg:d="m0 1436866c247-309 729-137 786 279"><text:p/></draw:path><draw:path draw:style-name="gr7" draw:text-style-name="P191" svg:width="0.5736in" svg:height="0.3949in" draw:transform="skewX (0.138230076757925) rotate (-1.18036617312473) translate (0.256204827017266in 0.527845900803125in)" svg:viewBox="0 0 1458 1004" svg:d="m0 1597913c441-561 1350 22 1458 781"><text:p/></draw:path></draw:g></text:p>
          </table:table-cell>
          <table:covered-table-cell/>
          <table:table-cell table:style-name="Table115.E2" table:number-rows-spanned="2" office:value-type="string">
            <text:p text:style-name="P30"><draw:line text:anchor-type="paragraph" draw:z-index="9" draw:style-name="gr5" draw:text-style-name="P191" svg:x1="0.3862in" svg:y1="0.0555in" svg:x2="0.3862in" svg:y2="0.5626in"><text:p/></draw:line></text:p>
          </table:table-cell>
          <table:table-cell table:style-name="Table115.F2" office:value-type="string">
            <text:p text:style-name="P144">Attested public key <text:span text:style-name="T2">“Key.1”</text:span></text:p>
          </table:table-cell>
        </table:table-row>
        <table:table-row table:style-name="Table115.2">
          <table:covered-table-cell/>
          <table:table-cell table:style-name="Table115.D1" office:value-type="string">
            <text:p text:style-name="P141"><text:span text:style-name="CrossRef"><text:reference-ref text:reference-format="text" text:ref-name="createPINPolicy">createPINPolicy</text:reference-ref></text:span><text:span text:style-name="T70"> (, </text:span><text:span text:style-name="T68">“PIN.1”</text:span><text:span text:style-name="T70">, ...)</text:span></text:p>
          </table:table-cell>
          <table:covered-table-cell/>
          <table:covered-table-cell/>
          <table:covered-table-cell/>
          <table:table-cell table:style-name="Table115.A2" office:value-type="string">
            <text:p text:style-name="P146">Attested public key <text:span text:style-name="T2">“Key.2”</text:span></text:p>
          </table:table-cell>
        </table:table-row>
        <table:table-row table:style-name="Table115.4">
          <table:covered-table-cell/>
          <table:table-cell table:style-name="Table115.D1" office:value-type="string">
            <text:p text:style-name="P142"><text:span text:style-name="CrossRef"><text:reference-ref text:reference-format="text" text:ref-name="createKeyPair">createKeyEntry</text:reference-ref></text:span> (<text:span text:style-name="T70">, </text:span><text:span text:style-name="T68">“Key.1”</text:span><text:span text:style-name="T70">,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5"/>
          </table:table-cell>
        </table:table-row>
        <table:table-row table:style-name="Table115.2">
          <table:covered-table-cell/>
          <table:table-cell table:style-name="Table115.B5" office:value-type="string">
            <text:p text:style-name="P143"><text:span text:style-name="CrossRef"><text:reference-ref text:reference-format="text" text:ref-name="createKeyPair">createKeyEntry</text:reference-ref></text:span> (<text:span text:style-name="T70">, </text:span><text:span text:style-name="T68">“Key.2”</text:span><text:span text:style-name="T70">, …)</text:span></text:p>
          </table:table-cell>
          <table:covered-table-cell/>
          <table:covered-table-cell/>
          <table:covered-table-cell/>
          <table:covered-table-cell/>
        </table:table-row>
      </table:table>
      <text:p text:style-name="Standard"/>
      <text:p text:style-name="Standard"/>
      <text:p text:style-name="P53">Another provisioning activity orchestrated by the proxy is requesting (and validating according to the issuer's policy), user-defined PINs, because SKS depends on that all initial PIN values are set during key entry creation.</text:p>
      <text:list xml:id="list28579338" text:continue-numbering="true" text:style-name="Numbering_20_4">
        <text:list-item>
          <text:h text:style-name="P188"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7"><text:span text:style-name="T93">ProvisioningHandle</text:span><text:span text:style-name="T70">, ...</text:span> = <text:span text:style-name="CrossRef"><text:reference-ref text:reference-format="text" text:ref-name="createProvisioningSession">createProvisioningSession</text:reference-ref></text:span> (…)</text:p>
      <text:p text:style-name="P118"><text:span text:style-name="T93">PUKPolicyHandle</text:span> = <text:span text:style-name="CrossRef"><text:reference-ref text:reference-format="text" text:ref-name="createPUKPolicy">createPUKPolicy</text:reference-ref></text:span> (<text:span text:style-name="T93">ProvisioningHandle</text:span><text:span text:style-name="T70">, ...)</text:span></text:p>
      <text:p text:style-name="P118"><text:span text:style-name="T93">PINPolicyHandle</text:span><text:span text:style-name="T70"> = </text:span><text:span text:style-name="CrossRef"><text:reference-ref text:reference-format="text" text:ref-name="createPINPolicy">createPINPolicy</text:reference-ref></text:span><text:span text:style-name="T70"> (</text:span><text:span text:style-name="T93">ProvisioningHandle</text:span><text:span text:style-name="T70">, … , </text:span><text:span text:style-name="T93">PUKPolicyHandle</text:span><text:span text:style-name="T70">, ...)</text:span></text:p>
      <text:p text:style-name="P118"><text:span text:style-name="T93">KeyHandle</text:span><text:span text:style-name="T70">, ...</text:span> = <text:span text:style-name="CrossRef"><text:reference-ref text:reference-format="text" text:ref-name="createKeyPair">createKeyEntry</text:reference-ref></text:span> (<text:span text:style-name="T93">ProvisioningHandle</text:span><text:span text:style-name="T70">, … , </text:span><text:span text:style-name="T93">PINPolicyHandle</text:span><text:span text:style-name="T70">, …)</text:span></text:p>
      <text:p text:style-name="P119">External certification of the generated public key happens here...</text:p>
      <text:p text:style-name="P117"><text:span text:style-name="CrossRef"><text:reference-ref text:reference-format="text" text:ref-name="setCertificatePath">setCertificatePath</text:reference-ref></text:span><text:span text:style-name="T70"> (</text:span><text:span text:style-name="T93">KeyHandle</text:span><text:span text:style-name="T70">, ...)</text:span></text:p>
      <text:p text:style-name="P118"><text:span text:style-name="CrossRef"><text:reference-ref text:reference-format="text" text:ref-name="closeProvisioningSession">closeProvisioningSession</text:reference-ref></text:span><text:span text:style-name="T70"> (</text:span><text:span text:style-name="T93">ProvisioningHandle</text:span><text:span text:style-name="T70">, ...)</text:span></text:p>
      <text:p text:style-name="Text_20_body"><text:span text:style-name="T70"><text:line-break/>Note that </text:span><text:span text:style-name="T93">Handle</text:span><text:span text:style-name="T70"> variables are only used by local middleware, while (not shown) variables like </text:span><text:span text:style-name="T93">SessionKey</text:span><text:span text:style-name="T70">, </text:span><text:span text:style-name="T93">MAC</text:span><text:span text:style-name="T70">, </text:span><text:span text:style-name="T93">ID</text:span><text:span text:style-name="T70">, etc. are primarily used in the communication between an issuer and the SKS.</text:span></text:p>
      <text:p text:style-name="P58">If keys are to be created entirely locally, this requires local software emulation of an issuer.</text:p>
      <text:p text:style-name="P58"/>
      <text:list xml:id="list28601220"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8">To further guide implementers, an open source SKS reference implementation in java<text:span text:style-name="T42">®</text:span> is available including a JUnit suite.</text:p>
      <text:p text:style-name="Text_20_body"><text:span text:style-name="T70">URL: </text:span><text:a xlink:type="simple" xlink:href="http://code.google.com/p/openkeystore">http://code.google.com/p/openkeystore</text:a></text:p>
      <text:p text:style-name="Text_20_body"/>
      <text:list xml:id="list28590460" text:continue-numbering="true" text:style-name="Numbering_20_4">
        <text:list-item>
          <text:h text:style-name="P188"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message below:<text:line-break/></text:p>
      <table:table table:name="Table45" table:style-name="Table45">
        <table:table-column table:style-name="Table45.A"/>
        <table:table-row>
          <table:table-cell table:style-name="Table45.A1" office:value-type="string">
            <text:p text:style-name="P85"><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CredentialDiscoveryRequest</text:span><text:span text:style-name="T121">",</text:span><text:span text:style-name="T154"><text:line-break/></text:span><text:span text:style-name="T128">    </text:span><text:span text:style-name="T129">"</text:span><text:span text:style-name="T141">ServerSessionID</text:span><text:span text:style-name="T129">": "</text:span><text:span text:style-name="T145">14184c1f09eqCkPtjqY54Ehalc2_EjFN</text:span><text:span text:style-name="T129">",</text:span><text:span text:style-name="T158"><text:line-break/></text:span><text:span text:style-name="T128">    </text:span><text:span text:style-name="T129">"</text:span><text:span text:style-name="T141">ClientSessionID</text:span><text:span text:style-name="T129">": "</text:span><text:span text:style-name="T145">Qn7o4xCRp1sewDrpqMJjEDieZHp2hego</text:span><text:span text:style-name="T129">",</text:span><text:span text:style-name="T158"><text:line-break/></text:span><text:span text:style-name="T119">    </text:span><text:span text:style-name="T121">"</text:span><text:span text:style-name="T137">SubmitURL</text:span><text:span text:style-name="T121">": "</text:span><text:span text:style-name="T143">https://issuer.example.com/credisc</text:span><text:span text:style-name="T121">",</text:span><text:span text:style-name="T154"><text:line-break/></text:span><text:span text:style-name="T119">    </text:span><text:span text:style-name="T121">"</text:span><text:span text:style-name="T137">LookupSpecifier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Lookup.1</text:span><text:span text:style-name="T121">",</text:span><text:span text:style-name="T154"><text:line-break/></text:span><text:span text:style-name="T119">             </text:span><text:span text:style-name="T121">"</text:span><text:span text:style-name="T137">Nonce</text:span><text:span text:style-name="T121">": "</text:span><text:span text:style-name="T143">eG3XgquTRh6ASFpcUpEe0gc1qnlL_I2CoPx8xqJTvQ0"</text:span><text:span text:style-name="T121">,</text:span><text:span text:style-name="T154"><text:line-break/></text:span><text:span text:style-name="T119">             </text:span><text:span text:style-name="T121">"</text:span><text:span text:style-name="T137">SearchFilter</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mailRegEx</text:span><text:span text:style-name="T121">": "</text:span><text:span text:style-name="T143">\\Qjohn.doe@example.com\\E</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Signature</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Algorithm</text:span><text:span text:style-name="T121">": "</text:span><text:span text:style-name="T143">http://www.w3.org/2001/04/xmldsig-more#ecdsa-sha256</text:span><text:span text:style-name="T121">",</text:span><text:span text:style-name="T154"><text:line-break/></text:span><text:span text:style-name="T119">                     </text:span><text:span text:style-name="T121">"</text:span><text:span text:style-name="T137">KeyInfo</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Public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C</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54"><text:line-break/></text:span><text:span text:style-name="T119">                                             </text:span><text:span text:style-name="T121">"</text:span><text:span text:style-name="T137">X</text:span><text:span text:style-name="T121">": "</text:span><text:span text:style-name="T143">lNxNvAUEE8t7DSQBft93LVSXxKCiVjhbWWfyg023FCk"</text:span><text:span text:style-name="T121">,</text:span><text:span text:style-name="T154"><text:line-break/></text:span><text:span text:style-name="T119">                                             </text:span><text:span text:style-name="T121">"</text:span><text:span text:style-name="T137">Y</text:span><text:span text:style-name="T121">": "</text:span><text:span text:style-name="T143">LmTlQxXB3LgZrNLmhOfMaCnDizczC_RfQ6Kx8iNwfFA"</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SignatureValue</text:span><text:span text:style-name="T121">": "</text:span><text:span text:style-name="T143">MEUCIHWCPcDI6kea9DMy . . . Av7Px3bfwvagWcQY4kVrdeT38clzhiKnpiIuigY"</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21">}</text:span><text:span text:style-name="T154"> </text:span></text:p>
          </table:table-cell>
        </table:table-row>
      </table:table>
      <text:p text:style-name="Text_20_body"/>
      <text:p text:style-name="Standard">The example works as follows:<text:line-break/></text:p>
      <text:list xml:id="list28569782" text:style-name="L5">
        <text:list-item>
          <text:p text:style-name="P163">Verify that the <text:span text:style-name="T104">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63">Verify that the freshness <text:span text:style-name="T93">Nonce</text:span> matches <text:span text:style-name="CrossRef"><text:reference-ref text:reference-format="text" text:ref-name="SHA256">SHA256</text:reference-ref></text:span> (<text:span text:style-name="T93">ClientSessionID</text:span> || <text:span text:style-name="T93">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3">Enumerate all sessions having a <text:span text:style-name="CrossRef"><text:reference-ref text:reference-format="text" text:ref-name="key.mgr.key">KeyManagementKey</text:reference-ref></text:span> matching the public key of the <text:span text:style-name="T104">Signature</text:span>. <text:s/>This <text:span text:style-name="T70">serv</text:span>es as an <text:span text:style-name="T2">Issuer Filter.</text:span> <text:s/>See <text:span text:style-name="CrossRef"><text:reference-ref text:reference-format="text" text:ref-name="enum.prov.sess">enumerateProvisioningSessions</text:reference-ref></text:span>.</text:p>
        </text:list-item>
        <text:list-item>
          <text:p text:style-name="P163">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3">Collect the keys from step #4 that also feature the e-mail addresss <text:span text:style-name="T164">"</text:span><text:span text:style-name="T20">john.doe@example.com</text:span><text:span text:style-name="T12">"</text:span> in the<text:line-break/><text:span text:style-name="CrossRef"><text:reference-ref text:reference-format="text" text:ref-name="eecert">End-Entity Certificate</text:reference-ref></text:span>.</text:p>
        </text:list-item>
      </text:list>
      <text:p text:style-name="Standard"><text:line-break/></text:p>
      <text:p text:style-name="P88">Continued on the next page...</text:p>
      <text:p text:style-name="P110">The result is sent back to the issuer in the form of a list of <text:span text:style-name="CrossRef"><text:reference-ref text:reference-format="text" text:ref-name="eecert">End-Entity Certificate</text:reference-ref></text:span> paths and session IDs:</text:p>
      <text:p text:style-name="Text_20_body"/>
      <table:table table:name="Table82" table:style-name="Table82">
        <table:table-column table:style-name="Table82.A"/>
        <table:table-row>
          <table:table-cell table:style-name="Table82.A1" office:value-type="string">
            <text:p text:style-name="P85"><text:span text:style-name="T129">{</text:span><text:span text:style-name="T158"><text:line-break/></text:span><text:span text:style-name="T128">    </text:span><text:span text:style-name="T129">"</text:span><text:span text:style-name="T135">@context</text:span><text:span text:style-name="T129">": "</text:span><text:span text:style-name="T145">http://xmlns.webpki.org/keygen2/1.0</text:span><text:span text:style-name="T129">",</text:span><text:span text:style-name="T158"><text:line-break/></text:span><text:span text:style-name="T128">    </text:span><text:span text:style-name="T129">"</text:span><text:span text:style-name="T135">@qualifier</text:span><text:span text:style-name="T129">": "</text:span><text:span text:style-name="T145">CredentialDiscoveryResponse</text:span><text:span text:style-name="T129">",</text:span><text:span text:style-name="T158"><text:line-break/></text:span><text:span text:style-name="T128">    </text:span><text:span text:style-name="T129">"</text:span><text:span text:style-name="T141">ServerSessionID</text:span><text:span text:style-name="T129">": "</text:span><text:span text:style-name="T145">14184c1f09eqCkPtjqY54Ehalc2_EjFN</text:span><text:span text:style-name="T129">",</text:span><text:span text:style-name="T158"><text:line-break/></text:span><text:span text:style-name="T128">    </text:span><text:span text:style-name="T129">"</text:span><text:span text:style-name="T141">ClientSessionID</text:span><text:span text:style-name="T129">": "</text:span><text:span text:style-name="T145">Qn7o4xCRp1sewDrpqMJjEDieZHp2hego</text:span><text:span text:style-name="T129">",</text:span><text:span text:style-name="T158"><text:line-break/></text:span><text:span text:style-name="T128">    </text:span><text:span text:style-name="T129">"</text:span><text:span text:style-name="T141">LookupResults</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1">ID</text:span><text:span text:style-name="T129">": "</text:span><text:span text:style-name="T145">Lookup.1</text:span><text:span text:style-name="T129">",</text:span><text:span text:style-name="T158"><text:line-break/></text:span><text:span text:style-name="T128">             </text:span><text:span text:style-name="T129">"</text:span><text:span text:style-name="T141">MatchingCredentials</text:span><text:span text:style-name="T129">": </text:span><text:span text:style-name="T158"><text:line-break/></text:span><text:span text:style-name="T128">                 </text:span><text:span text:style-name="T129">[{</text:span><text:span text:style-name="T158"><text:line-break/></text:span><text:span text:style-name="T119">                      </text:span><text:span text:style-name="T121">"</text:span><text:span text:style-name="T137">ServerSessionID</text:span><text:span text:style-name="T121">": "</text:span><text:span text:style-name="T143">14184c1f0438OwdjLnmGgIx2c8245rDH</text:span><text:span text:style-name="T121">",</text:span><text:span text:style-name="T154"><text:line-break/></text:span><text:span text:style-name="T128">                      </text:span><text:span text:style-name="T129">"</text:span><text:span text:style-name="T141">ClientSessionID</text:span><text:span text:style-name="T129">": "</text:span><text:span text:style-name="T145">wmdVVHWjI666GvHnwmIALFRJQ-GC3Scr</text:span><text:span text:style-name="T129">",</text:span><text:span text:style-name="T158"><text:line-break/></text:span><text:span text:style-name="T128">                      </text:span><text:span text:style-name="T129">"</text:span><text:span text:style-name="T141">X509CertificatePath</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5">MIICljCCAX6gAwIBAgIGAUGEwfB4MA0GCSq . . . rGnyW8pnGcQ1U2clYD6vWN28GEup</text:span><text:span text:style-name="T129">"</text:span><text:span text:style-name="T158"><text:line-break/></text:span><text:span text:style-name="T128">                          </text:span><text:span text:style-name="T129">],</text:span><text:span text:style-name="T158"><text:line-break/></text:span><text:span text:style-name="T128">                      </text:span><text:span text:style-name="T129">"</text:span><text:span text:style-name="T141">Locked</text:span><text:span text:style-name="T129">": </text:span><text:span text:style-name="T151">true</text:span><text:span text:style-name="T158"><text:line-break/></text:span><text:span text:style-name="T128">                  </text:span><text:span text:style-name="T129">}]</text:span><text:span text:style-name="T158"><text:line-break/></text:span><text:span text:style-name="T128">         </text:span><text:span text:style-name="T129">}]</text:span><text:span text:style-name="T158"><text:line-break/></text:span><text:span text:style-name="T129">}</text:span><text:span text:style-name="T154"> </text:span></text:p>
          </table:table-cell>
        </table:table-row>
      </table:table>
      <text:p text:style-name="Text_20_body"/>
      <text:p text:style-name="Text_20_body">Notes:</text:p>
      <text:p text:style-name="Text_20_body">Remote key lookups are performed at the <text:span text:style-name="T2">middleware level</text:span> since they are passive, JSON-centric, and do not access private or secret keys.</text:p>
      <text:p text:style-name="Text_20_body">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p text:style-name="Text_20_body">If a matching credential is locked (presumably due to user authorization failures), this information will also be available as shown in sample.</text:p>
      <text:list xml:id="list28581855" text:continue-list="list28590460" text:style-name="Numbering_20_4">
        <text:list-item>
          <text:h text:style-name="P188"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81"><text:reference-ref text:reference-format="text" text:ref-name="pep">Privacy Enabled Provisioning</text:reference-ref></text:span></text:span> mode.</text:p>
      <text:p text:style-name="P58">This document does not cover the <text:span text:style-name="T2">physical</text:span> security of the key-store since SKS does not differ from other schemes in this respect.</text:p>
      <text:p text:style-name="P58">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8">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8">As earlier noted, the randomness of the <text:span text:style-name="CrossRef"><text:reference-ref text:reference-format="text" text:ref-name="sess.key">SessionKey</text:reference-ref></text:span> is crucial for all provisioning operations.</text:p>
      <text:p text:style-name="P58">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38">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8">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8"><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8"><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8"><text:span text:style-name="T81">One might suspect that the </text:span><text:span text:style-name="CrossRef"><text:span text:style-name="T81"><text:reference-ref text:reference-format="text" text:ref-name="DSDP">VSD</text:reference-ref></text:span></text:span><text:span text:style-name="T81"> scheme by relying on a static, </text:span><text:span text:style-name="T2">potentially issuance-wide</text:span><text:span text:style-name="T81"> </text:span><text:span text:style-name="CrossRef"><text:span text:style-name="T81"><text:reference-ref text:reference-format="text" text:ref-name="key.mgr.key">KeyManagementKey</text:reference-ref></text:span></text:span><text:span text:style-name="T81">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81"> and the </text:span><text:span text:style-name="CrossRef"><text:span text:style-name="T81"><text:reference-ref text:reference-format="text" text:ref-name="devcert">Device Certificate</text:reference-ref></text:span></text:span><text:span text:style-name="T81"> renders it useless in another session or device. <text:s/>It is also worth noting that the post provisioning operations </text:span><text:span text:style-name="T4">by design</text:span><text:span text:style-name="T81">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28604817"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61"></text:span></text:p>
      <text:p text:style-name="P51">Note: it is possible that there are pieces that already are patented by <text:span text:style-name="T2">other parties</text:span> but the author is currently unaware of any IPR encumbrances.</text:p>
      <text:p text:style-name="Standard"><text:span text:style-name="T52">Some of the core concepts have been submitted to </text:span><text:a xlink:type="simple" xlink:href="http://defensivepublications.org/">http://defensivepublications.org</text:a> and subsequently been published in IP.COM's <text:span text:style-name="T2">prior art database</text:span>.</text:p>
      <text:list xml:id="list28577013" text:continue-numbering="true" text:style-name="Numbering_20_4">
        <text:list-item>
          <text:h text:style-name="P189"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RFC3447"/>RFC 3447<text:reference-mark-end text:name="RFC3447"/></text:p>
          </table:table-cell>
          <table:table-cell table:style-name="Table9.A4" office:value-type="string">
            <text:p text:style-name="Text_20_body">TBD</text:p>
          </table:table-cell>
        </table:table-row>
        <table:table-row table:style-name="Table9.4">
          <table:table-cell table:style-name="Table9.A4" office:value-type="string">
            <text:p text:style-name="P71"><text:reference-mark-start text:name="rfc5639"/>RFC 5639<text:reference-mark-end text:name="rfc5639"/></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4<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URL<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20"><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URI"/>URI<text:reference-mark-end text:name="URI"/></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JCS"/>JCS<text:reference-mark-end text:name="JCS"/></text:p>
          </table:table-cell>
          <table:table-cell table:style-name="Table9.A4" office:value-type="string">
            <text:p text:style-name="Text_20_body">JSON Cleartext Signature</text:p>
          </table:table-cell>
        </table:table-row>
      </table:table>
      <text:p text:style-name="Text_20_body"/>
      <text:list xml:id="list28587155" text:continue-numbering="true" text:style-name="Numbering_20_4">
        <text:list-item>
          <text:h text:style-name="P188"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28585160" text:style-name="L6">
        <text:list-item>
          <text:p text:style-name="P172"><text:span text:style-name="T2">CT-KIP by RSA Security</text:span>: KeyGen2 format and basic operation</text:p>
        </text:list-item>
        <text:list-item>
          <text:p text:style-name="P172"><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2"><text:span text:style-name="T2">SCP80 by GlobalPlatform</text:span>: Secure messaging including “rolling MACs”</text:p>
        </text:list-item>
        <text:list-item>
          <text:p text:style-name="P172"><text:span text:style-name="T2">CertEnroll by Microsoft</text:span>: Processes</text:p>
        </text:list-item>
      </text:list>
      <text:p text:style-name="P130">There is also a bunch of individuals that have been instrumental for the creation of SKS. <text:s/>I need to check who would accept to be mentioned :-)</text:p>
      <text:p text:style-name="P130">KeyGen2 is an “homage” to Netscape Communications Corp. who created the first on-line provisioning system called KeyGen.</text:p>
      <text:p text:style-name="Text_20_body"/>
      <text:list xml:id="list28577485" text:continue-list="list28587155"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net@gmail.com</text:a></text:p>
      <text:p text:style-name="Text_20_body"/>
      <text:p text:style-name="P69"><text:bookmark text:name="__RefHeading__15363_972012461"/>To Do List<text:bookmark-end text:name="__RefHeading__15363_972012461"/></text:p>
      <text:p text:style-name="Text_20_body">Although it would be nice to say “it is 100% ready” there are still a few things missing:</text:p>
      <text:list xml:id="list28571823" text:style-name="L7">
        <text:list-item>
          <text:p text:style-name="P173">Investigating “physical presence” GPIO options</text:p>
        </text:list-item>
        <text:list-item>
          <text:p text:style-name="P173">Language proofing</text:p>
        </text:list-item>
        <text:list-item>
          <text:p text:style-name="P173">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97, WebPKI.org, 2013-12-22<text:tab/>Page <text:page-number text:select-page="current">82</text:page-number> of <text:page-count>8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466</meta:editing-cycles>
    <meta:editing-duration>PT63H41M17S</meta:editing-duration>
    <dc:title>Secure Key Store - API and Architecture</dc:title>
    <dc:date>2013-12-23T08:44:43.61</dc:date>
    <dc:creator>Anders Rundgren</dc:creator>
    <meta:document-statistic meta:table-count="121" meta:image-count="0" meta:object-count="6" meta:page-count="82" meta:paragraph-count="2248" meta:word-count="15983" meta:character-count="122660"/>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2"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_20__28_var_29_" draw:display-name="Fine Dashed (var)" draw:style="rect" draw:dots1="7"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319cm" svg:height="0.64cm" svg:x="9.03cm" svg:y="6.985cm">
          <draw:text-box>
            <text:p><text:span text:style-name="T3">KeyGen2 – High-level JSON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JSON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